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32.92mm" svg:y="0.47mm">
            <draw:object draw:notify-on-update-of-ranges="Sheet1.D1:Sheet1.D1 Sheet1.D2:Sheet1.D401 Sheet1.H1:Sheet1.H1 Sheet1.H2:Sheet1.H4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34.98mm" svg:y="95.64mm">
            <draw:object draw:notify-on-update-of-ranges="Sheet1.B1:Sheet1.B1 Sheet1.B2:Sheet1.B401 Sheet1.F1:Sheet1.F1 Sheet1.F2:Sheet1.F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9-s126456688c5482205.ukp</text:p>
          </table:table-cell>
          <table:table-cell office:value-type="float" office:value="1.09695" calcext:value-type="float">
            <text:p>1.09695</text:p>
          </table:table-cell>
          <table:table-cell office:value-type="float" office:value="1.35" calcext:value-type="float">
            <text:p>1.35</text:p>
          </table:table-cell>
          <table:table-cell office:value-type="float" office:value="96904" calcext:value-type="float">
            <text:p>96904</text:p>
          </table:table-cell>
          <table:table-cell office:value-type="float" office:value="5482205" calcext:value-type="float">
            <text:p>5482205</text:p>
          </table:table-cell>
          <table:table-cell office:value-type="float" office:value="726.33993" calcext:value-type="float">
            <text:p>726.33993</text:p>
          </table:table-cell>
          <table:table-cell office:value-type="float" office:value="725.99" calcext:value-type="float">
            <text:p>725.99</text:p>
          </table:table-cell>
          <table:table-cell office:value-type="float" office:value="50712" calcext:value-type="float">
            <text:p>50712</text:p>
          </table:table-cell>
          <table:table-cell office:value-type="float" office:value="5482205" calcext:value-type="float">
            <text:p>5482205</text:p>
          </table:table-cell>
          <table:table-cell table:formula="of:=[.E2]-[.I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1-s843367405c7453273.ukp</text:p>
          </table:table-cell>
          <table:table-cell office:value-type="float" office:value="1.17969" calcext:value-type="float">
            <text:p>1.17969</text:p>
          </table:table-cell>
          <table:table-cell office:value-type="float" office:value="1.48" calcext:value-type="float">
            <text:p>1.48</text:p>
          </table:table-cell>
          <table:table-cell office:value-type="float" office:value="127512" calcext:value-type="float">
            <text:p>127512</text:p>
          </table:table-cell>
          <table:table-cell office:value-type="float" office:value="7453273" calcext:value-type="float">
            <text:p>7453273</text:p>
          </table:table-cell>
          <table:table-cell office:value-type="float" office:value="631.74994" calcext:value-type="float">
            <text:p>631.74994</text:p>
          </table:table-cell>
          <table:table-cell office:value-type="float" office:value="631.4" calcext:value-type="float">
            <text:p>631.4</text:p>
          </table:table-cell>
          <table:table-cell office:value-type="float" office:value="53280" calcext:value-type="float">
            <text:p>53280</text:p>
          </table:table-cell>
          <table:table-cell office:value-type="float" office:value="7453273" calcext:value-type="float">
            <text:p>7453273</text:p>
          </table:table-cell>
          <table:table-cell table:formula="of:=[.E3]-[.I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6-s227708629c6134021.ukp</text:p>
          </table:table-cell>
          <table:table-cell office:value-type="float" office:value="1.27823" calcext:value-type="float">
            <text:p>1.27823</text:p>
          </table:table-cell>
          <table:table-cell office:value-type="float" office:value="1.58" calcext:value-type="float">
            <text:p>1.58</text:p>
          </table:table-cell>
          <table:table-cell office:value-type="float" office:value="107684" calcext:value-type="float">
            <text:p>107684</text:p>
          </table:table-cell>
          <table:table-cell office:value-type="float" office:value="6134021" calcext:value-type="float">
            <text:p>6134021</text:p>
          </table:table-cell>
          <table:table-cell office:value-type="float" office:value="512.43662" calcext:value-type="float">
            <text:p>512.43662</text:p>
          </table:table-cell>
          <table:table-cell office:value-type="float" office:value="512.13" calcext:value-type="float">
            <text:p>512.13</text:p>
          </table:table-cell>
          <table:table-cell office:value-type="float" office:value="49128" calcext:value-type="float">
            <text:p>49128</text:p>
          </table:table-cell>
          <table:table-cell office:value-type="float" office:value="6134021" calcext:value-type="float">
            <text:p>6134021</text:p>
          </table:table-cell>
          <table:table-cell table:formula="of:=[.E4]-[.I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0-s827183242c9460010.ukp</text:p>
          </table:table-cell>
          <table:table-cell office:value-type="float" office:value="0.336272" calcext:value-type="float">
            <text:p>0.336272</text:p>
          </table:table-cell>
          <table:table-cell office:value-type="float" office:value="0.47" calcext:value-type="float">
            <text:p>0.47</text:p>
          </table:table-cell>
          <table:table-cell office:value-type="float" office:value="158184" calcext:value-type="float">
            <text:p>158184</text:p>
          </table:table-cell>
          <table:table-cell office:value-type="float" office:value="9460010" calcext:value-type="float">
            <text:p>9460010</text:p>
          </table:table-cell>
          <table:table-cell office:value-type="float" office:value="127.79999" calcext:value-type="float">
            <text:p>127.79999</text:p>
          </table:table-cell>
          <table:table-cell office:value-type="float" office:value="127.73" calcext:value-type="float">
            <text:p>127.73</text:p>
          </table:table-cell>
          <table:table-cell office:value-type="float" office:value="31564" calcext:value-type="float">
            <text:p>31564</text:p>
          </table:table-cell>
          <table:table-cell office:value-type="float" office:value="9460010" calcext:value-type="float">
            <text:p>9460010</text:p>
          </table:table-cell>
          <table:table-cell table:formula="of:=[.E5]-[.I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2-s528806317c9676334.ukp</text:p>
          </table:table-cell>
          <table:table-cell office:value-type="float" office:value="0.289527" calcext:value-type="float">
            <text:p>0.289527</text:p>
          </table:table-cell>
          <table:table-cell office:value-type="float" office:value="0.53" calcext:value-type="float">
            <text:p>0.53</text:p>
          </table:table-cell>
          <table:table-cell office:value-type="float" office:value="170548" calcext:value-type="float">
            <text:p>170548</text:p>
          </table:table-cell>
          <table:table-cell office:value-type="float" office:value="9676334" calcext:value-type="float">
            <text:p>9676334</text:p>
          </table:table-cell>
          <table:table-cell office:value-type="float" office:value="118.55332" calcext:value-type="float">
            <text:p>118.55332</text:p>
          </table:table-cell>
          <table:table-cell office:value-type="float" office:value="118.53" calcext:value-type="float">
            <text:p>118.53</text:p>
          </table:table-cell>
          <table:table-cell office:value-type="float" office:value="38616" calcext:value-type="float">
            <text:p>38616</text:p>
          </table:table-cell>
          <table:table-cell office:value-type="float" office:value="9676334" calcext:value-type="float">
            <text:p>9676334</text:p>
          </table:table-cell>
          <table:table-cell table:formula="of:=[.E6]-[.I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5-s110877071c9041585.ukp</text:p>
          </table:table-cell>
          <table:table-cell office:value-type="float" office:value="0.320977" calcext:value-type="float">
            <text:p>0.320977</text:p>
          </table:table-cell>
          <table:table-cell office:value-type="float" office:value="0.56" calcext:value-type="float">
            <text:p>0.56</text:p>
          </table:table-cell>
          <table:table-cell office:value-type="float" office:value="159948" calcext:value-type="float">
            <text:p>159948</text:p>
          </table:table-cell>
          <table:table-cell office:value-type="float" office:value="9041585" calcext:value-type="float">
            <text:p>9041585</text:p>
          </table:table-cell>
          <table:table-cell office:value-type="float" office:value="80.04999" calcext:value-type="float">
            <text:p>80.04999</text:p>
          </table:table-cell>
          <table:table-cell office:value-type="float" office:value="80.06" calcext:value-type="float">
            <text:p>80.06</text:p>
          </table:table-cell>
          <table:table-cell office:value-type="float" office:value="38432" calcext:value-type="float">
            <text:p>38432</text:p>
          </table:table-cell>
          <table:table-cell office:value-type="float" office:value="9041585" calcext:value-type="float">
            <text:p>9041585</text:p>
          </table:table-cell>
          <table:table-cell table:formula="of:=[.E7]-[.I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1-s843367405c9114174.ukp</text:p>
          </table:table-cell>
          <table:table-cell office:value-type="float" office:value="0.332325" calcext:value-type="float">
            <text:p>0.332325</text:p>
          </table:table-cell>
          <table:table-cell office:value-type="float" office:value="0.45" calcext:value-type="float">
            <text:p>0.45</text:p>
          </table:table-cell>
          <table:table-cell office:value-type="float" office:value="152784" calcext:value-type="float">
            <text:p>152784</text:p>
          </table:table-cell>
          <table:table-cell office:value-type="float" office:value="9114174" calcext:value-type="float">
            <text:p>9114174</text:p>
          </table:table-cell>
          <table:table-cell office:value-type="float" office:value="64.23333" calcext:value-type="float">
            <text:p>64.23333</text:p>
          </table:table-cell>
          <table:table-cell office:value-type="float" office:value="64.21" calcext:value-type="float">
            <text:p>64.21</text:p>
          </table:table-cell>
          <table:table-cell office:value-type="float" office:value="28180" calcext:value-type="float">
            <text:p>28180</text:p>
          </table:table-cell>
          <table:table-cell office:value-type="float" office:value="9114174" calcext:value-type="float">
            <text:p>9114174</text:p>
          </table:table-cell>
          <table:table-cell table:formula="of:=[.E8]-[.I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7-s177710744c7610484.ukp</text:p>
          </table:table-cell>
          <table:table-cell office:value-type="float" office:value="0.339392" calcext:value-type="float">
            <text:p>0.339392</text:p>
          </table:table-cell>
          <table:table-cell office:value-type="float" office:value="0.53" calcext:value-type="float">
            <text:p>0.53</text:p>
          </table:table-cell>
          <table:table-cell office:value-type="float" office:value="129420" calcext:value-type="float">
            <text:p>129420</text:p>
          </table:table-cell>
          <table:table-cell office:value-type="float" office:value="7610484" calcext:value-type="float">
            <text:p>7610484</text:p>
          </table:table-cell>
          <table:table-cell office:value-type="float" office:value="62.42999" calcext:value-type="float">
            <text:p>62.42999</text:p>
          </table:table-cell>
          <table:table-cell office:value-type="float" office:value="62.4" calcext:value-type="float">
            <text:p>62.4</text:p>
          </table:table-cell>
          <table:table-cell office:value-type="float" office:value="27316" calcext:value-type="float">
            <text:p>27316</text:p>
          </table:table-cell>
          <table:table-cell office:value-type="float" office:value="7610484" calcext:value-type="float">
            <text:p>7610484</text:p>
          </table:table-cell>
          <table:table-cell table:formula="of:=[.E9]-[.I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0-s827183242c7023986.ukp</text:p>
          </table:table-cell>
          <table:table-cell office:value-type="float" office:value="0.282239" calcext:value-type="float">
            <text:p>0.282239</text:p>
          </table:table-cell>
          <table:table-cell office:value-type="float" office:value="0.56" calcext:value-type="float">
            <text:p>0.56</text:p>
          </table:table-cell>
          <table:table-cell office:value-type="float" office:value="128624" calcext:value-type="float">
            <text:p>128624</text:p>
          </table:table-cell>
          <table:table-cell office:value-type="float" office:value="7023986" calcext:value-type="float">
            <text:p>7023986</text:p>
          </table:table-cell>
          <table:table-cell office:value-type="float" office:value="43.63333" calcext:value-type="float">
            <text:p>43.63333</text:p>
          </table:table-cell>
          <table:table-cell office:value-type="float" office:value="43.65" calcext:value-type="float">
            <text:p>43.65</text:p>
          </table:table-cell>
          <table:table-cell office:value-type="float" office:value="37004" calcext:value-type="float">
            <text:p>37004</text:p>
          </table:table-cell>
          <table:table-cell office:value-type="float" office:value="7023986" calcext:value-type="float">
            <text:p>7023986</text:p>
          </table:table-cell>
          <table:table-cell table:formula="of:=[.E10]-[.I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7-s177710744c5775002.ukp</text:p>
          </table:table-cell>
          <table:table-cell office:value-type="float" office:value="0.107671" calcext:value-type="float">
            <text:p>0.107671</text:p>
          </table:table-cell>
          <table:table-cell office:value-type="float" office:value="0.26" calcext:value-type="float">
            <text:p>0.26</text:p>
          </table:table-cell>
          <table:table-cell office:value-type="float" office:value="108628" calcext:value-type="float">
            <text:p>108628</text:p>
          </table:table-cell>
          <table:table-cell office:value-type="float" office:value="5775002" calcext:value-type="float">
            <text:p>5775002</text:p>
          </table:table-cell>
          <table:table-cell office:value-type="float" office:value="18.27666" calcext:value-type="float">
            <text:p>18.27666</text:p>
          </table:table-cell>
          <table:table-cell office:value-type="float" office:value="18.29" calcext:value-type="float">
            <text:p>18.29</text:p>
          </table:table-cell>
          <table:table-cell office:value-type="float" office:value="25508" calcext:value-type="float">
            <text:p>25508</text:p>
          </table:table-cell>
          <table:table-cell office:value-type="float" office:value="5775002" calcext:value-type="float">
            <text:p>5775002</text:p>
          </table:table-cell>
          <table:table-cell table:formula="of:=[.E11]-[.I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9-s126456688c7779740.ukp</text:p>
          </table:table-cell>
          <table:table-cell office:value-type="float" office:value="0.118154" calcext:value-type="float">
            <text:p>0.118154</text:p>
          </table:table-cell>
          <table:table-cell office:value-type="float" office:value="0.25" calcext:value-type="float">
            <text:p>0.25</text:p>
          </table:table-cell>
          <table:table-cell office:value-type="float" office:value="139956" calcext:value-type="float">
            <text:p>139956</text:p>
          </table:table-cell>
          <table:table-cell office:value-type="float" office:value="7779740" calcext:value-type="float">
            <text:p>7779740</text:p>
          </table:table-cell>
          <table:table-cell office:value-type="float" office:value="17.24333" calcext:value-type="float">
            <text:p>17.24333</text:p>
          </table:table-cell>
          <table:table-cell office:value-type="float" office:value="17.25" calcext:value-type="float">
            <text:p>17.25</text:p>
          </table:table-cell>
          <table:table-cell office:value-type="float" office:value="26960" calcext:value-type="float">
            <text:p>26960</text:p>
          </table:table-cell>
          <table:table-cell office:value-type="float" office:value="7779740" calcext:value-type="float">
            <text:p>7779740</text:p>
          </table:table-cell>
          <table:table-cell table:formula="of:=[.E12]-[.I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6-s227708629c5589947.ukp</text:p>
          </table:table-cell>
          <table:table-cell office:value-type="float" office:value="0.079355" calcext:value-type="float">
            <text:p>0.079355</text:p>
          </table:table-cell>
          <table:table-cell office:value-type="float" office:value="0.13" calcext:value-type="float">
            <text:p>0.13</text:p>
          </table:table-cell>
          <table:table-cell office:value-type="float" office:value="97044" calcext:value-type="float">
            <text:p>97044</text:p>
          </table:table-cell>
          <table:table-cell office:value-type="float" office:value="5589947" calcext:value-type="float">
            <text:p>5589947</text:p>
          </table:table-cell>
          <table:table-cell office:value-type="float" office:value="14.93666" calcext:value-type="float">
            <text:p>14.93666</text:p>
          </table:table-cell>
          <table:table-cell office:value-type="float" office:value="14.94" calcext:value-type="float">
            <text:p>14.94</text:p>
          </table:table-cell>
          <table:table-cell office:value-type="float" office:value="19288" calcext:value-type="float">
            <text:p>19288</text:p>
          </table:table-cell>
          <table:table-cell office:value-type="float" office:value="5589947" calcext:value-type="float">
            <text:p>5589947</text:p>
          </table:table-cell>
          <table:table-cell table:formula="of:=[.E13]-[.I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2-s528806317c9883612.ukp</text:p>
          </table:table-cell>
          <table:table-cell office:value-type="float" office:value="0.087004" calcext:value-type="float">
            <text:p>0.087004</text:p>
          </table:table-cell>
          <table:table-cell office:value-type="float" office:value="0.13" calcext:value-type="float">
            <text:p>0.13</text:p>
          </table:table-cell>
          <table:table-cell office:value-type="float" office:value="164392" calcext:value-type="float">
            <text:p>164392</text:p>
          </table:table-cell>
          <table:table-cell office:value-type="float" office:value="9883612" calcext:value-type="float">
            <text:p>9883612</text:p>
          </table:table-cell>
          <table:table-cell office:value-type="float" office:value="14.53667" calcext:value-type="float">
            <text:p>14.53667</text:p>
          </table:table-cell>
          <table:table-cell office:value-type="float" office:value="14.55" calcext:value-type="float">
            <text:p>14.55</text:p>
          </table:table-cell>
          <table:table-cell office:value-type="float" office:value="19300" calcext:value-type="float">
            <text:p>19300</text:p>
          </table:table-cell>
          <table:table-cell office:value-type="float" office:value="9883612" calcext:value-type="float">
            <text:p>9883612</text:p>
          </table:table-cell>
          <table:table-cell table:formula="of:=[.E14]-[.I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5-s110877071c8754198.ukp</text:p>
          </table:table-cell>
          <table:table-cell office:value-type="float" office:value="0.102446" calcext:value-type="float">
            <text:p>0.102446</text:p>
          </table:table-cell>
          <table:table-cell office:value-type="float" office:value="0.23" calcext:value-type="float">
            <text:p>0.23</text:p>
          </table:table-cell>
          <table:table-cell office:value-type="float" office:value="155392" calcext:value-type="float">
            <text:p>155392</text:p>
          </table:table-cell>
          <table:table-cell office:value-type="float" office:value="8754198" calcext:value-type="float">
            <text:p>8754198</text:p>
          </table:table-cell>
          <table:table-cell office:value-type="float" office:value="13.59" calcext:value-type="float">
            <text:p>13.59</text:p>
          </table:table-cell>
          <table:table-cell office:value-type="float" office:value="13.62" calcext:value-type="float">
            <text:p>13.62</text:p>
          </table:table-cell>
          <table:table-cell office:value-type="float" office:value="24668" calcext:value-type="float">
            <text:p>24668</text:p>
          </table:table-cell>
          <table:table-cell office:value-type="float" office:value="8754198" calcext:value-type="float">
            <text:p>8754198</text:p>
          </table:table-cell>
          <table:table-cell table:formula="of:=[.E15]-[.I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4-s721215008c8974925.ukp</text:p>
          </table:table-cell>
          <table:table-cell office:value-type="float" office:value="0.0846137" calcext:value-type="float">
            <text:p>0.0846137</text:p>
          </table:table-cell>
          <table:table-cell office:value-type="float" office:value="0.15" calcext:value-type="float">
            <text:p>0.15</text:p>
          </table:table-cell>
          <table:table-cell office:value-type="float" office:value="150212" calcext:value-type="float">
            <text:p>150212</text:p>
          </table:table-cell>
          <table:table-cell office:value-type="float" office:value="8974925" calcext:value-type="float">
            <text:p>8974925</text:p>
          </table:table-cell>
          <table:table-cell table:number-columns-repeated="2" office:value-type="float" office:value="12.95" calcext:value-type="float">
            <text:p>12.95</text:p>
          </table:table-cell>
          <table:table-cell office:value-type="float" office:value="19496" calcext:value-type="float">
            <text:p>19496</text:p>
          </table:table-cell>
          <table:table-cell office:value-type="float" office:value="8974925" calcext:value-type="float">
            <text:p>8974925</text:p>
          </table:table-cell>
          <table:table-cell table:formula="of:=[.E16]-[.I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0-s827183242c7127247.ukp</text:p>
          </table:table-cell>
          <table:table-cell office:value-type="float" office:value="0.0803822" calcext:value-type="float">
            <text:p>0.0803822</text:p>
          </table:table-cell>
          <table:table-cell office:value-type="float" office:value="0.14" calcext:value-type="float">
            <text:p>0.14</text:p>
          </table:table-cell>
          <table:table-cell office:value-type="float" office:value="121240" calcext:value-type="float">
            <text:p>121240</text:p>
          </table:table-cell>
          <table:table-cell office:value-type="float" office:value="7127247" calcext:value-type="float">
            <text:p>7127247</text:p>
          </table:table-cell>
          <table:table-cell office:value-type="float" office:value="6.96333" calcext:value-type="float">
            <text:p>6.96333</text:p>
          </table:table-cell>
          <table:table-cell office:value-type="float" office:value="6.96" calcext:value-type="float">
            <text:p>6.96</text:p>
          </table:table-cell>
          <table:table-cell office:value-type="float" office:value="15980" calcext:value-type="float">
            <text:p>15980</text:p>
          </table:table-cell>
          <table:table-cell office:value-type="float" office:value="7127247" calcext:value-type="float">
            <text:p>7127247</text:p>
          </table:table-cell>
          <table:table-cell table:formula="of:=[.E17]-[.I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5-s110877071c6724224.ukp</text:p>
          </table:table-cell>
          <table:table-cell office:value-type="float" office:value="0.0809491" calcext:value-type="float">
            <text:p>0.0809491</text:p>
          </table:table-cell>
          <table:table-cell office:value-type="float" office:value="0.13" calcext:value-type="float">
            <text:p>0.13</text:p>
          </table:table-cell>
          <table:table-cell office:value-type="float" office:value="115040" calcext:value-type="float">
            <text:p>115040</text:p>
          </table:table-cell>
          <table:table-cell office:value-type="float" office:value="6724224" calcext:value-type="float">
            <text:p>6724224</text:p>
          </table:table-cell>
          <table:table-cell office:value-type="float" office:value="6.7" calcext:value-type="float">
            <text:p>6.7</text:p>
          </table:table-cell>
          <table:table-cell office:value-type="float" office:value="6.69" calcext:value-type="float">
            <text:p>6.69</text:p>
          </table:table-cell>
          <table:table-cell office:value-type="float" office:value="16100" calcext:value-type="float">
            <text:p>16100</text:p>
          </table:table-cell>
          <table:table-cell office:value-type="float" office:value="6724224" calcext:value-type="float">
            <text:p>6724224</text:p>
          </table:table-cell>
          <table:table-cell table:formula="of:=[.E18]-[.I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3-s780179313c8698706.ukp</text:p>
          </table:table-cell>
          <table:table-cell office:value-type="float" office:value="0.0438487" calcext:value-type="float">
            <text:p>0.0438487</text:p>
          </table:table-cell>
          <table:table-cell office:value-type="float" office:value="0.15" calcext:value-type="float">
            <text:p>0.15</text:p>
          </table:table-cell>
          <table:table-cell office:value-type="float" office:value="145616" calcext:value-type="float">
            <text:p>145616</text:p>
          </table:table-cell>
          <table:table-cell office:value-type="float" office:value="8698706" calcext:value-type="float">
            <text:p>8698706</text:p>
          </table:table-cell>
          <table:table-cell office:value-type="float" office:value="5.98667" calcext:value-type="float">
            <text:p>5.98667</text:p>
          </table:table-cell>
          <table:table-cell office:value-type="float" office:value="5.98" calcext:value-type="float">
            <text:p>5.98</text:p>
          </table:table-cell>
          <table:table-cell office:value-type="float" office:value="16604" calcext:value-type="float">
            <text:p>16604</text:p>
          </table:table-cell>
          <table:table-cell office:value-type="float" office:value="8698706" calcext:value-type="float">
            <text:p>8698706</text:p>
          </table:table-cell>
          <table:table-cell table:formula="of:=[.E19]-[.I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1-s843367405c9396463.ukp</text:p>
          </table:table-cell>
          <table:table-cell office:value-type="float" office:value="0.0454503" calcext:value-type="float">
            <text:p>0.0454503</text:p>
          </table:table-cell>
          <table:table-cell office:value-type="float" office:value="0.15" calcext:value-type="float">
            <text:p>0.15</text:p>
          </table:table-cell>
          <table:table-cell office:value-type="float" office:value="156684" calcext:value-type="float">
            <text:p>156684</text:p>
          </table:table-cell>
          <table:table-cell office:value-type="float" office:value="9396463" calcext:value-type="float">
            <text:p>9396463</text:p>
          </table:table-cell>
          <table:table-cell table:number-columns-repeated="2" office:value-type="float" office:value="5.84" calcext:value-type="float">
            <text:p>5.84</text:p>
          </table:table-cell>
          <table:table-cell office:value-type="float" office:value="16880" calcext:value-type="float">
            <text:p>16880</text:p>
          </table:table-cell>
          <table:table-cell office:value-type="float" office:value="9396463" calcext:value-type="float">
            <text:p>9396463</text:p>
          </table:table-cell>
          <table:table-cell table:formula="of:=[.E20]-[.I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4-s721215008c9260285.ukp</text:p>
          </table:table-cell>
          <table:table-cell office:value-type="float" office:value="0.0874331" calcext:value-type="float">
            <text:p>0.0874331</text:p>
          </table:table-cell>
          <table:table-cell office:value-type="float" office:value="0.2" calcext:value-type="float">
            <text:p>0.2</text:p>
          </table:table-cell>
          <table:table-cell office:value-type="float" office:value="155976" calcext:value-type="float">
            <text:p>155976</text:p>
          </table:table-cell>
          <table:table-cell office:value-type="float" office:value="9260285" calcext:value-type="float">
            <text:p>9260285</text:p>
          </table:table-cell>
          <table:table-cell office:value-type="float" office:value="5.70333" calcext:value-type="float">
            <text:p>5.70333</text:p>
          </table:table-cell>
          <table:table-cell office:value-type="float" office:value="5.71" calcext:value-type="float">
            <text:p>5.71</text:p>
          </table:table-cell>
          <table:table-cell office:value-type="float" office:value="22380" calcext:value-type="float">
            <text:p>22380</text:p>
          </table:table-cell>
          <table:table-cell office:value-type="float" office:value="9260285" calcext:value-type="float">
            <text:p>9260285</text:p>
          </table:table-cell>
          <table:table-cell table:formula="of:=[.E21]-[.I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0-s827183242c6386298.ukp</text:p>
          </table:table-cell>
          <table:table-cell office:value-type="float" office:value="0.0388404" calcext:value-type="float">
            <text:p>0.0388404</text:p>
          </table:table-cell>
          <table:table-cell office:value-type="float" office:value="0.24" calcext:value-type="float">
            <text:p>0.24</text:p>
          </table:table-cell>
          <table:table-cell office:value-type="float" office:value="109708" calcext:value-type="float">
            <text:p>109708</text:p>
          </table:table-cell>
          <table:table-cell office:value-type="float" office:value="6386298" calcext:value-type="float">
            <text:p>6386298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5.22" calcext:value-type="float">
            <text:p>5.22</text:p>
          </table:table-cell>
          <table:table-cell office:value-type="float" office:value="15488" calcext:value-type="float">
            <text:p>15488</text:p>
          </table:table-cell>
          <table:table-cell office:value-type="float" office:value="6386298" calcext:value-type="float">
            <text:p>6386298</text:p>
          </table:table-cell>
          <table:table-cell table:formula="of:=[.E22]-[.I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7-s177710744c5691642.ukp</text:p>
          </table:table-cell>
          <table:table-cell office:value-type="float" office:value="0.0370364" calcext:value-type="float">
            <text:p>0.0370364</text:p>
          </table:table-cell>
          <table:table-cell office:value-type="float" office:value="0.08" calcext:value-type="float">
            <text:p>0.08</text:p>
          </table:table-cell>
          <table:table-cell office:value-type="float" office:value="106644" calcext:value-type="float">
            <text:p>106644</text:p>
          </table:table-cell>
          <table:table-cell office:value-type="float" office:value="5691642" calcext:value-type="float">
            <text:p>5691642</text:p>
          </table:table-cell>
          <table:table-cell office:value-type="float" office:value="5.17333" calcext:value-type="float">
            <text:p>5.17333</text:p>
          </table:table-cell>
          <table:table-cell office:value-type="float" office:value="5.18" calcext:value-type="float">
            <text:p>5.18</text:p>
          </table:table-cell>
          <table:table-cell office:value-type="float" office:value="17460" calcext:value-type="float">
            <text:p>17460</text:p>
          </table:table-cell>
          <table:table-cell office:value-type="float" office:value="5691642" calcext:value-type="float">
            <text:p>5691642</text:p>
          </table:table-cell>
          <table:table-cell table:formula="of:=[.E23]-[.I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1-s843367405c8281874.ukp</text:p>
          </table:table-cell>
          <table:table-cell office:value-type="float" office:value="0.054005" calcext:value-type="float">
            <text:p>0.054005</text:p>
          </table:table-cell>
          <table:table-cell office:value-type="float" office:value="0.12" calcext:value-type="float">
            <text:p>0.12</text:p>
          </table:table-cell>
          <table:table-cell office:value-type="float" office:value="147132" calcext:value-type="float">
            <text:p>147132</text:p>
          </table:table-cell>
          <table:table-cell office:value-type="float" office:value="8281874" calcext:value-type="float">
            <text:p>8281874</text:p>
          </table:table-cell>
          <table:table-cell table:number-columns-repeated="2" office:value-type="float" office:value="4.83" calcext:value-type="float">
            <text:p>4.83</text:p>
          </table:table-cell>
          <table:table-cell office:value-type="float" office:value="15884" calcext:value-type="float">
            <text:p>15884</text:p>
          </table:table-cell>
          <table:table-cell office:value-type="float" office:value="8281874" calcext:value-type="float">
            <text:p>8281874</text:p>
          </table:table-cell>
          <table:table-cell table:formula="of:=[.E24]-[.I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8-s991580855c8563122.ukp</text:p>
          </table:table-cell>
          <table:table-cell office:value-type="float" office:value="0.0529846" calcext:value-type="float">
            <text:p>0.0529846</text:p>
          </table:table-cell>
          <table:table-cell office:value-type="float" office:value="0.1" calcext:value-type="float">
            <text:p>0.1</text:p>
          </table:table-cell>
          <table:table-cell office:value-type="float" office:value="151428" calcext:value-type="float">
            <text:p>151428</text:p>
          </table:table-cell>
          <table:table-cell office:value-type="float" office:value="8563122" calcext:value-type="float">
            <text:p>8563122</text:p>
          </table:table-cell>
          <table:table-cell office:value-type="float" office:value="4.31667" calcext:value-type="float">
            <text:p>4.31667</text:p>
          </table:table-cell>
          <table:table-cell office:value-type="float" office:value="4.32" calcext:value-type="float">
            <text:p>4.32</text:p>
          </table:table-cell>
          <table:table-cell office:value-type="float" office:value="15996" calcext:value-type="float">
            <text:p>15996</text:p>
          </table:table-cell>
          <table:table-cell office:value-type="float" office:value="8563122" calcext:value-type="float">
            <text:p>8563122</text:p>
          </table:table-cell>
          <table:table-cell table:formula="of:=[.E25]-[.I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6-s227708629c8635351.ukp</text:p>
          </table:table-cell>
          <table:table-cell office:value-type="float" office:value="0.044977" calcext:value-type="float">
            <text:p>0.044977</text:p>
          </table:table-cell>
          <table:table-cell office:value-type="float" office:value="0.16" calcext:value-type="float">
            <text:p>0.16</text:p>
          </table:table-cell>
          <table:table-cell office:value-type="float" office:value="153904" calcext:value-type="float">
            <text:p>153904</text:p>
          </table:table-cell>
          <table:table-cell office:value-type="float" office:value="8635351" calcext:value-type="float">
            <text:p>8635351</text:p>
          </table:table-cell>
          <table:table-cell office:value-type="float" office:value="3.38667" calcext:value-type="float">
            <text:p>3.38667</text:p>
          </table:table-cell>
          <table:table-cell office:value-type="float" office:value="3.4" calcext:value-type="float">
            <text:p>3.4</text:p>
          </table:table-cell>
          <table:table-cell office:value-type="float" office:value="21212" calcext:value-type="float">
            <text:p>21212</text:p>
          </table:table-cell>
          <table:table-cell office:value-type="float" office:value="8635351" calcext:value-type="float">
            <text:p>8635351</text:p>
          </table:table-cell>
          <table:table-cell table:formula="of:=[.E26]-[.I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6-s227708629c5564950.ukp</text:p>
          </table:table-cell>
          <table:table-cell office:value-type="float" office:value="0.0367806" calcext:value-type="float">
            <text:p>0.0367806</text:p>
          </table:table-cell>
          <table:table-cell office:value-type="float" office:value="0.17" calcext:value-type="float">
            <text:p>0.17</text:p>
          </table:table-cell>
          <table:table-cell office:value-type="float" office:value="104520" calcext:value-type="float">
            <text:p>104520</text:p>
          </table:table-cell>
          <table:table-cell office:value-type="float" office:value="5564950" calcext:value-type="float">
            <text:p>5564950</text:p>
          </table:table-cell>
          <table:table-cell office:value-type="float" office:value="3.27667" calcext:value-type="float">
            <text:p>3.27667</text:p>
          </table:table-cell>
          <table:table-cell office:value-type="float" office:value="3.28" calcext:value-type="float">
            <text:p>3.28</text:p>
          </table:table-cell>
          <table:table-cell office:value-type="float" office:value="15452" calcext:value-type="float">
            <text:p>15452</text:p>
          </table:table-cell>
          <table:table-cell office:value-type="float" office:value="5564950" calcext:value-type="float">
            <text:p>5564950</text:p>
          </table:table-cell>
          <table:table-cell table:formula="of:=[.E27]-[.I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4-s721215008c9947444.ukp</text:p>
          </table:table-cell>
          <table:table-cell office:value-type="float" office:value="0.0574614" calcext:value-type="float">
            <text:p>0.0574614</text:p>
          </table:table-cell>
          <table:table-cell office:value-type="float" office:value="0.12" calcext:value-type="float">
            <text:p>0.12</text:p>
          </table:table-cell>
          <table:table-cell office:value-type="float" office:value="173264" calcext:value-type="float">
            <text:p>173264</text:p>
          </table:table-cell>
          <table:table-cell office:value-type="float" office:value="9947444" calcext:value-type="float">
            <text:p>9947444</text:p>
          </table:table-cell>
          <table:table-cell office:value-type="float" office:value="3.19667" calcext:value-type="float">
            <text:p>3.19667</text:p>
          </table:table-cell>
          <table:table-cell office:value-type="float" office:value="3.21" calcext:value-type="float">
            <text:p>3.21</text:p>
          </table:table-cell>
          <table:table-cell office:value-type="float" office:value="14520" calcext:value-type="float">
            <text:p>14520</text:p>
          </table:table-cell>
          <table:table-cell office:value-type="float" office:value="9947444" calcext:value-type="float">
            <text:p>9947444</text:p>
          </table:table-cell>
          <table:table-cell table:formula="of:=[.E28]-[.I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2-s528806317c5753656.ukp</text:p>
          </table:table-cell>
          <table:table-cell office:value-type="float" office:value="0.0391886" calcext:value-type="float">
            <text:p>0.0391886</text:p>
          </table:table-cell>
          <table:table-cell office:value-type="float" office:value="0.08" calcext:value-type="float">
            <text:p>0.08</text:p>
          </table:table-cell>
          <table:table-cell office:value-type="float" office:value="107692" calcext:value-type="float">
            <text:p>107692</text:p>
          </table:table-cell>
          <table:table-cell office:value-type="float" office:value="5753656" calcext:value-type="float">
            <text:p>5753656</text:p>
          </table:table-cell>
          <table:table-cell office:value-type="float" office:value="2.86" calcext:value-type="float">
            <text:p>2.86</text:p>
          </table:table-cell>
          <table:table-cell office:value-type="float" office:value="2.86" calcext:value-type="float">
            <text:p>2.86</text:p>
          </table:table-cell>
          <table:table-cell office:value-type="float" office:value="14628" calcext:value-type="float">
            <text:p>14628</text:p>
          </table:table-cell>
          <table:table-cell office:value-type="float" office:value="5753656" calcext:value-type="float">
            <text:p>5753656</text:p>
          </table:table-cell>
          <table:table-cell table:formula="of:=[.E29]-[.I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8-s991580855c6901358.ukp</text:p>
          </table:table-cell>
          <table:table-cell office:value-type="float" office:value="0.0832199" calcext:value-type="float">
            <text:p>0.0832199</text:p>
          </table:table-cell>
          <table:table-cell office:value-type="float" office:value="0.13" calcext:value-type="float">
            <text:p>0.13</text:p>
          </table:table-cell>
          <table:table-cell office:value-type="float" office:value="117864" calcext:value-type="float">
            <text:p>117864</text:p>
          </table:table-cell>
          <table:table-cell office:value-type="float" office:value="6901358" calcext:value-type="float">
            <text:p>6901358</text:p>
          </table:table-cell>
          <table:table-cell office:value-type="float" office:value="2.82333" calcext:value-type="float">
            <text:p>2.82333</text:p>
          </table:table-cell>
          <table:table-cell office:value-type="float" office:value="2.83" calcext:value-type="float">
            <text:p>2.83</text:p>
          </table:table-cell>
          <table:table-cell office:value-type="float" office:value="14300" calcext:value-type="float">
            <text:p>14300</text:p>
          </table:table-cell>
          <table:table-cell office:value-type="float" office:value="6901358" calcext:value-type="float">
            <text:p>6901358</text:p>
          </table:table-cell>
          <table:table-cell table:formula="of:=[.E30]-[.I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7-s177710744c9999614.ukp</text:p>
          </table:table-cell>
          <table:table-cell office:value-type="float" office:value="0.0544212" calcext:value-type="float">
            <text:p>0.0544212</text:p>
          </table:table-cell>
          <table:table-cell office:value-type="float" office:value="0.08" calcext:value-type="float">
            <text:p>0.08</text:p>
          </table:table-cell>
          <table:table-cell office:value-type="float" office:value="173840" calcext:value-type="float">
            <text:p>173840</text:p>
          </table:table-cell>
          <table:table-cell office:value-type="float" office:value="9999614" calcext:value-type="float">
            <text:p>9999614</text:p>
          </table:table-cell>
          <table:table-cell table:number-columns-repeated="2" office:value-type="float" office:value="2.57" calcext:value-type="float">
            <text:p>2.57</text:p>
          </table:table-cell>
          <table:table-cell office:value-type="float" office:value="13596" calcext:value-type="float">
            <text:p>13596</text:p>
          </table:table-cell>
          <table:table-cell office:value-type="float" office:value="9999614" calcext:value-type="float">
            <text:p>9999614</text:p>
          </table:table-cell>
          <table:table-cell table:formula="of:=[.E31]-[.I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0-s827183242c8590109.ukp</text:p>
          </table:table-cell>
          <table:table-cell office:value-type="float" office:value="0.0445012" calcext:value-type="float">
            <text:p>0.0445012</text:p>
          </table:table-cell>
          <table:table-cell office:value-type="float" office:value="0.09" calcext:value-type="float">
            <text:p>0.09</text:p>
          </table:table-cell>
          <table:table-cell office:value-type="float" office:value="151840" calcext:value-type="float">
            <text:p>151840</text:p>
          </table:table-cell>
          <table:table-cell office:value-type="float" office:value="8590109" calcext:value-type="float">
            <text:p>8590109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13172" calcext:value-type="float">
            <text:p>13172</text:p>
          </table:table-cell>
          <table:table-cell office:value-type="float" office:value="8590109" calcext:value-type="float">
            <text:p>8590109</text:p>
          </table:table-cell>
          <table:table-cell table:formula="of:=[.E32]-[.I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3-s780179313c9830532.ukp</text:p>
          </table:table-cell>
          <table:table-cell office:value-type="float" office:value="0.052122" calcext:value-type="float">
            <text:p>0.052122</text:p>
          </table:table-cell>
          <table:table-cell office:value-type="float" office:value="0.11" calcext:value-type="float">
            <text:p>0.11</text:p>
          </table:table-cell>
          <table:table-cell office:value-type="float" office:value="171480" calcext:value-type="float">
            <text:p>171480</text:p>
          </table:table-cell>
          <table:table-cell office:value-type="float" office:value="9830532" calcext:value-type="float">
            <text:p>9830532</text:p>
          </table:table-cell>
          <table:table-cell office:value-type="float" office:value="1.89333" calcext:value-type="float">
            <text:p>1.89333</text:p>
          </table:table-cell>
          <table:table-cell office:value-type="float" office:value="1.9" calcext:value-type="float">
            <text:p>1.9</text:p>
          </table:table-cell>
          <table:table-cell office:value-type="float" office:value="12356" calcext:value-type="float">
            <text:p>12356</text:p>
          </table:table-cell>
          <table:table-cell office:value-type="float" office:value="9830532" calcext:value-type="float">
            <text:p>9830532</text:p>
          </table:table-cell>
          <table:table-cell table:formula="of:=[.E33]-[.I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5-s110877071c7223736.ukp</text:p>
          </table:table-cell>
          <table:table-cell office:value-type="float" office:value="0.0517548" calcext:value-type="float">
            <text:p>0.0517548</text:p>
          </table:table-cell>
          <table:table-cell office:value-type="float" office:value="0.11" calcext:value-type="float">
            <text:p>0.11</text:p>
          </table:table-cell>
          <table:table-cell office:value-type="float" office:value="130564" calcext:value-type="float">
            <text:p>130564</text:p>
          </table:table-cell>
          <table:table-cell office:value-type="float" office:value="7223736" calcext:value-type="float">
            <text:p>7223736</text:p>
          </table:table-cell>
          <table:table-cell office:value-type="float" office:value="1.72667" calcext:value-type="float">
            <text:p>1.72667</text:p>
          </table:table-cell>
          <table:table-cell office:value-type="float" office:value="1.73" calcext:value-type="float">
            <text:p>1.73</text:p>
          </table:table-cell>
          <table:table-cell office:value-type="float" office:value="12360" calcext:value-type="float">
            <text:p>12360</text:p>
          </table:table-cell>
          <table:table-cell office:value-type="float" office:value="7223736" calcext:value-type="float">
            <text:p>7223736</text:p>
          </table:table-cell>
          <table:table-cell table:formula="of:=[.E34]-[.I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5-s110877071c6459412.ukp</text:p>
          </table:table-cell>
          <table:table-cell office:value-type="float" office:value="0.0449993" calcext:value-type="float">
            <text:p>0.0449993</text:p>
          </table:table-cell>
          <table:table-cell office:value-type="float" office:value="0.07" calcext:value-type="float">
            <text:p>0.07</text:p>
          </table:table-cell>
          <table:table-cell office:value-type="float" office:value="118416" calcext:value-type="float">
            <text:p>118416</text:p>
          </table:table-cell>
          <table:table-cell office:value-type="float" office:value="6459412" calcext:value-type="float">
            <text:p>6459412</text:p>
          </table:table-cell>
          <table:table-cell office:value-type="float" office:value="1.50333" calcext:value-type="float">
            <text:p>1.50333</text:p>
          </table:table-cell>
          <table:table-cell office:value-type="float" office:value="1.51" calcext:value-type="float">
            <text:p>1.51</text:p>
          </table:table-cell>
          <table:table-cell office:value-type="float" office:value="11264" calcext:value-type="float">
            <text:p>11264</text:p>
          </table:table-cell>
          <table:table-cell office:value-type="float" office:value="6459412" calcext:value-type="float">
            <text:p>6459412</text:p>
          </table:table-cell>
          <table:table-cell table:formula="of:=[.E35]-[.I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3-s780179313c6203981.ukp</text:p>
          </table:table-cell>
          <table:table-cell office:value-type="float" office:value="0.026669" calcext:value-type="float">
            <text:p>0.026669</text:p>
          </table:table-cell>
          <table:table-cell office:value-type="float" office:value="0.07" calcext:value-type="float">
            <text:p>0.07</text:p>
          </table:table-cell>
          <table:table-cell office:value-type="float" office:value="115444" calcext:value-type="float">
            <text:p>115444</text:p>
          </table:table-cell>
          <table:table-cell office:value-type="float" office:value="6203981" calcext:value-type="float">
            <text:p>6203981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8" calcext:value-type="float">
            <text:p>1.28</text:p>
          </table:table-cell>
          <table:table-cell office:value-type="float" office:value="13380" calcext:value-type="float">
            <text:p>13380</text:p>
          </table:table-cell>
          <table:table-cell office:value-type="float" office:value="6203981" calcext:value-type="float">
            <text:p>6203981</text:p>
          </table:table-cell>
          <table:table-cell table:formula="of:=[.E36]-[.I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5-s110877071c6496143.ukp</text:p>
          </table:table-cell>
          <table:table-cell office:value-type="float" office:value="0.0241252" calcext:value-type="float">
            <text:p>0.0241252</text:p>
          </table:table-cell>
          <table:table-cell office:value-type="float" office:value="0.05" calcext:value-type="float">
            <text:p>0.05</text:p>
          </table:table-cell>
          <table:table-cell office:value-type="float" office:value="112020" calcext:value-type="float">
            <text:p>112020</text:p>
          </table:table-cell>
          <table:table-cell office:value-type="float" office:value="6496143" calcext:value-type="float">
            <text:p>6496143</text:p>
          </table:table-cell>
          <table:table-cell office:value-type="float" office:value="1.20667" calcext:value-type="float">
            <text:p>1.20667</text:p>
          </table:table-cell>
          <table:table-cell office:value-type="float" office:value="1.21" calcext:value-type="float">
            <text:p>1.21</text:p>
          </table:table-cell>
          <table:table-cell office:value-type="float" office:value="11336" calcext:value-type="float">
            <text:p>11336</text:p>
          </table:table-cell>
          <table:table-cell office:value-type="float" office:value="6496143" calcext:value-type="float">
            <text:p>6496143</text:p>
          </table:table-cell>
          <table:table-cell table:formula="of:=[.E37]-[.I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1-s843367405c6636621.ukp</text:p>
          </table:table-cell>
          <table:table-cell office:value-type="float" office:value="0.024281" calcext:value-type="float">
            <text:p>0.024281</text:p>
          </table:table-cell>
          <table:table-cell office:value-type="float" office:value="0.05" calcext:value-type="float">
            <text:p>0.05</text:p>
          </table:table-cell>
          <table:table-cell office:value-type="float" office:value="114256" calcext:value-type="float">
            <text:p>114256</text:p>
          </table:table-cell>
          <table:table-cell office:value-type="float" office:value="6636621" calcext:value-type="float">
            <text:p>6636621</text:p>
          </table:table-cell>
          <table:table-cell office:value-type="float" office:value="0.99333" calcext:value-type="float">
            <text:p>0.99333</text:p>
          </table:table-cell>
          <table:table-cell office:value-type="float" office:value="1" calcext:value-type="float">
            <text:p>1</text:p>
          </table:table-cell>
          <table:table-cell office:value-type="float" office:value="10288" calcext:value-type="float">
            <text:p>10288</text:p>
          </table:table-cell>
          <table:table-cell office:value-type="float" office:value="6636621" calcext:value-type="float">
            <text:p>6636621</text:p>
          </table:table-cell>
          <table:table-cell table:formula="of:=[.E38]-[.I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1-s843367405c6203902.ukp</text:p>
          </table:table-cell>
          <table:table-cell office:value-type="float" office:value="0.0383221" calcext:value-type="float">
            <text:p>0.0383221</text:p>
          </table:table-cell>
          <table:table-cell office:value-type="float" office:value="0.17" calcext:value-type="float">
            <text:p>0.17</text:p>
          </table:table-cell>
          <table:table-cell office:value-type="float" office:value="115872" calcext:value-type="float">
            <text:p>115872</text:p>
          </table:table-cell>
          <table:table-cell office:value-type="float" office:value="6203902" calcext:value-type="float">
            <text:p>620390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8200" calcext:value-type="float">
            <text:p>18200</text:p>
          </table:table-cell>
          <table:table-cell office:value-type="float" office:value="6203902" calcext:value-type="float">
            <text:p>6203902</text:p>
          </table:table-cell>
          <table:table-cell table:formula="of:=[.E39]-[.I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0-s827183242c6721457.ukp</text:p>
          </table:table-cell>
          <table:table-cell office:value-type="float" office:value="0.0286212" calcext:value-type="float">
            <text:p>0.0286212</text:p>
          </table:table-cell>
          <table:table-cell office:value-type="float" office:value="0.06" calcext:value-type="float">
            <text:p>0.06</text:p>
          </table:table-cell>
          <table:table-cell office:value-type="float" office:value="123536" calcext:value-type="float">
            <text:p>123536</text:p>
          </table:table-cell>
          <table:table-cell office:value-type="float" office:value="6721457" calcext:value-type="float">
            <text:p>6721457</text:p>
          </table:table-cell>
          <table:table-cell office:value-type="float" office:value="0.89" calcext:value-type="float">
            <text:p>0.89</text:p>
          </table:table-cell>
          <table:table-cell office:value-type="float" office:value="0.89" calcext:value-type="float">
            <text:p>0.89</text:p>
          </table:table-cell>
          <table:table-cell office:value-type="float" office:value="10452" calcext:value-type="float">
            <text:p>10452</text:p>
          </table:table-cell>
          <table:table-cell office:value-type="float" office:value="6721457" calcext:value-type="float">
            <text:p>6721457</text:p>
          </table:table-cell>
          <table:table-cell table:formula="of:=[.E40]-[.I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2-s528806317c9789819.ukp</text:p>
          </table:table-cell>
          <table:table-cell office:value-type="float" office:value="0.0323418" calcext:value-type="float">
            <text:p>0.0323418</text:p>
          </table:table-cell>
          <table:table-cell office:value-type="float" office:value="0.07" calcext:value-type="float">
            <text:p>0.07</text:p>
          </table:table-cell>
          <table:table-cell office:value-type="float" office:value="163600" calcext:value-type="float">
            <text:p>163600</text:p>
          </table:table-cell>
          <table:table-cell office:value-type="float" office:value="9789819" calcext:value-type="float">
            <text:p>9789819</text:p>
          </table:table-cell>
          <table:table-cell office:value-type="float" office:value="0.86" calcext:value-type="float">
            <text:p>0.86</text:p>
          </table:table-cell>
          <table:table-cell office:value-type="float" office:value="0.86" calcext:value-type="float">
            <text:p>0.86</text:p>
          </table:table-cell>
          <table:table-cell office:value-type="float" office:value="10388" calcext:value-type="float">
            <text:p>10388</text:p>
          </table:table-cell>
          <table:table-cell office:value-type="float" office:value="9789819" calcext:value-type="float">
            <text:p>9789819</text:p>
          </table:table-cell>
          <table:table-cell table:formula="of:=[.E41]-[.I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9-s126456688c9703050.ukp</text:p>
          </table:table-cell>
          <table:table-cell office:value-type="float" office:value="0.0462778" calcext:value-type="float">
            <text:p>0.0462778</text:p>
          </table:table-cell>
          <table:table-cell office:value-type="float" office:value="0.16" calcext:value-type="float">
            <text:p>0.16</text:p>
          </table:table-cell>
          <table:table-cell office:value-type="float" office:value="170676" calcext:value-type="float">
            <text:p>170676</text:p>
          </table:table-cell>
          <table:table-cell office:value-type="float" office:value="9703050" calcext:value-type="float">
            <text:p>9703050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17680" calcext:value-type="float">
            <text:p>17680</text:p>
          </table:table-cell>
          <table:table-cell office:value-type="float" office:value="9703050" calcext:value-type="float">
            <text:p>9703050</text:p>
          </table:table-cell>
          <table:table-cell table:formula="of:=[.E42]-[.I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5-s110877071c5607406.ukp</text:p>
          </table:table-cell>
          <table:table-cell office:value-type="float" office:value="0.0380966" calcext:value-type="float">
            <text:p>0.0380966</text:p>
          </table:table-cell>
          <table:table-cell office:value-type="float" office:value="0.06" calcext:value-type="float">
            <text:p>0.06</text:p>
          </table:table-cell>
          <table:table-cell office:value-type="float" office:value="97228" calcext:value-type="float">
            <text:p>97228</text:p>
          </table:table-cell>
          <table:table-cell office:value-type="float" office:value="5607406" calcext:value-type="float">
            <text:p>5607406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9876" calcext:value-type="float">
            <text:p>9876</text:p>
          </table:table-cell>
          <table:table-cell office:value-type="float" office:value="5607406" calcext:value-type="float">
            <text:p>5607406</text:p>
          </table:table-cell>
          <table:table-cell table:formula="of:=[.E43]-[.I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7-s177710744c8534173.ukp</text:p>
          </table:table-cell>
          <table:table-cell office:value-type="float" office:value="0.0320713" calcext:value-type="float">
            <text:p>0.0320713</text:p>
          </table:table-cell>
          <table:table-cell office:value-type="float" office:value="0.08" calcext:value-type="float">
            <text:p>0.08</text:p>
          </table:table-cell>
          <table:table-cell office:value-type="float" office:value="151844" calcext:value-type="float">
            <text:p>151844</text:p>
          </table:table-cell>
          <table:table-cell office:value-type="float" office:value="8534173" calcext:value-type="float">
            <text:p>8534173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0.73" calcext:value-type="float">
            <text:p>0.73</text:p>
          </table:table-cell>
          <table:table-cell office:value-type="float" office:value="12372" calcext:value-type="float">
            <text:p>12372</text:p>
          </table:table-cell>
          <table:table-cell office:value-type="float" office:value="8534173" calcext:value-type="float">
            <text:p>8534173</text:p>
          </table:table-cell>
          <table:table-cell table:formula="of:=[.E44]-[.I44]" office:value-type="float" office:value="0" calcext:value-type="float">
            <text:p>0</text:p>
          </table:table-cell>
          <table:table-cell/>
          <table:table-cell office:value-type="string" calcext:value-type="string">
            <text:p>FALAR NO ARTIGO DA DIFICULDADE DE MEDIÇÃO POIS O TEMPO ERA MUITO PEQUENO</text:p>
          </table:table-cell>
        </table:table-row>
        <table:table-row table:style-name="ro1">
          <table:table-cell office:value-type="string" calcext:value-type="string">
            <text:p>ss2_wmin50000wmax1000000n50000-3-s780179313c8602993.ukp</text:p>
          </table:table-cell>
          <table:table-cell office:value-type="float" office:value="0.0448367" calcext:value-type="float">
            <text:p>0.0448367</text:p>
          </table:table-cell>
          <table:table-cell office:value-type="float" office:value="0.16" calcext:value-type="float">
            <text:p>0.16</text:p>
          </table:table-cell>
          <table:table-cell office:value-type="float" office:value="153308" calcext:value-type="float">
            <text:p>153308</text:p>
          </table:table-cell>
          <table:table-cell office:value-type="float" office:value="8602993" calcext:value-type="float">
            <text:p>8602993</text:p>
          </table:table-cell>
          <table:table-cell office:value-type="float" office:value="0.71667" calcext:value-type="float">
            <text:p>0.71667</text:p>
          </table:table-cell>
          <table:table-cell office:value-type="float" office:value="0.72" calcext:value-type="float">
            <text:p>0.72</text:p>
          </table:table-cell>
          <table:table-cell office:value-type="float" office:value="17356" calcext:value-type="float">
            <text:p>17356</text:p>
          </table:table-cell>
          <table:table-cell office:value-type="float" office:value="8602993" calcext:value-type="float">
            <text:p>8602993</text:p>
          </table:table-cell>
          <table:table-cell table:formula="of:=[.E45]-[.I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4-s721215008c7136910.ukp</text:p>
          </table:table-cell>
          <table:table-cell office:value-type="float" office:value="0.0393773" calcext:value-type="float">
            <text:p>0.0393773</text:p>
          </table:table-cell>
          <table:table-cell office:value-type="float" office:value="0.06" calcext:value-type="float">
            <text:p>0.06</text:p>
          </table:table-cell>
          <table:table-cell office:value-type="float" office:value="129008" calcext:value-type="float">
            <text:p>129008</text:p>
          </table:table-cell>
          <table:table-cell office:value-type="float" office:value="7136910" calcext:value-type="float">
            <text:p>713691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9196" calcext:value-type="float">
            <text:p>9196</text:p>
          </table:table-cell>
          <table:table-cell office:value-type="float" office:value="7136910" calcext:value-type="float">
            <text:p>7136910</text:p>
          </table:table-cell>
          <table:table-cell table:formula="of:=[.E46]-[.I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1-s843367405c9276533.ukp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08" calcext:value-type="float">
            <text:p>0.08</text:p>
          </table:table-cell>
          <table:table-cell office:value-type="float" office:value="163532" calcext:value-type="float">
            <text:p>163532</text:p>
          </table:table-cell>
          <table:table-cell office:value-type="float" office:value="9276533" calcext:value-type="float">
            <text:p>927653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1488" calcext:value-type="float">
            <text:p>11488</text:p>
          </table:table-cell>
          <table:table-cell office:value-type="float" office:value="9276533" calcext:value-type="float">
            <text:p>9276533</text:p>
          </table:table-cell>
          <table:table-cell table:formula="of:=[.E47]-[.I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5-s110877071c5054794.ukp</text:p>
          </table:table-cell>
          <table:table-cell office:value-type="float" office:value="0.0274287" calcext:value-type="float">
            <text:p>0.0274287</text:p>
          </table:table-cell>
          <table:table-cell office:value-type="float" office:value="0.07" calcext:value-type="float">
            <text:p>0.07</text:p>
          </table:table-cell>
          <table:table-cell office:value-type="float" office:value="89852" calcext:value-type="float">
            <text:p>89852</text:p>
          </table:table-cell>
          <table:table-cell office:value-type="float" office:value="5054794" calcext:value-type="float">
            <text:p>505479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1424" calcext:value-type="float">
            <text:p>11424</text:p>
          </table:table-cell>
          <table:table-cell office:value-type="float" office:value="5054794" calcext:value-type="float">
            <text:p>5054794</text:p>
          </table:table-cell>
          <table:table-cell table:formula="of:=[.E48]-[.I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6-s227708629c9447477.ukp</text:p>
          </table:table-cell>
          <table:table-cell office:value-type="float" office:value="0.0320548" calcext:value-type="float">
            <text:p>0.0320548</text:p>
          </table:table-cell>
          <table:table-cell office:value-type="float" office:value="0.05" calcext:value-type="float">
            <text:p>0.05</text:p>
          </table:table-cell>
          <table:table-cell office:value-type="float" office:value="165780" calcext:value-type="float">
            <text:p>165780</text:p>
          </table:table-cell>
          <table:table-cell office:value-type="float" office:value="9447477" calcext:value-type="float">
            <text:p>9447477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7" calcext:value-type="float">
            <text:p>0.47</text:p>
          </table:table-cell>
          <table:table-cell office:value-type="float" office:value="9180" calcext:value-type="float">
            <text:p>9180</text:p>
          </table:table-cell>
          <table:table-cell office:value-type="float" office:value="9447477" calcext:value-type="float">
            <text:p>9447477</text:p>
          </table:table-cell>
          <table:table-cell table:formula="of:=[.E49]-[.I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8-s991580855c5050915.ukp</text:p>
          </table:table-cell>
          <table:table-cell office:value-type="float" office:value="0.0232812" calcext:value-type="float">
            <text:p>0.0232812</text:p>
          </table:table-cell>
          <table:table-cell office:value-type="float" office:value="0.05" calcext:value-type="float">
            <text:p>0.05</text:p>
          </table:table-cell>
          <table:table-cell office:value-type="float" office:value="97332" calcext:value-type="float">
            <text:p>97332</text:p>
          </table:table-cell>
          <table:table-cell office:value-type="float" office:value="5050915" calcext:value-type="float">
            <text:p>5050915</text:p>
          </table:table-cell>
          <table:table-cell office:value-type="float" office:value="0.41667" calcext:value-type="float">
            <text:p>0.41667</text:p>
          </table:table-cell>
          <table:table-cell office:value-type="float" office:value="0.42" calcext:value-type="float">
            <text:p>0.42</text:p>
          </table:table-cell>
          <table:table-cell office:value-type="float" office:value="9744" calcext:value-type="float">
            <text:p>9744</text:p>
          </table:table-cell>
          <table:table-cell office:value-type="float" office:value="5050915" calcext:value-type="float">
            <text:p>5050915</text:p>
          </table:table-cell>
          <table:table-cell table:formula="of:=[.E50]-[.I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3-s780179313c8629250.ukp</text:p>
          </table:table-cell>
          <table:table-cell office:value-type="float" office:value="0.0415581" calcext:value-type="float">
            <text:p>0.0415581</text:p>
          </table:table-cell>
          <table:table-cell office:value-type="float" office:value="0.06" calcext:value-type="float">
            <text:p>0.06</text:p>
          </table:table-cell>
          <table:table-cell office:value-type="float" office:value="152208" calcext:value-type="float">
            <text:p>152208</text:p>
          </table:table-cell>
          <table:table-cell office:value-type="float" office:value="8629250" calcext:value-type="float">
            <text:p>8629250</text:p>
          </table:table-cell>
          <table:table-cell office:value-type="float" office:value="0.40667" calcext:value-type="float">
            <text:p>0.40667</text:p>
          </table:table-cell>
          <table:table-cell office:value-type="float" office:value="0.4" calcext:value-type="float">
            <text:p>0.4</text:p>
          </table:table-cell>
          <table:table-cell office:value-type="float" office:value="9284" calcext:value-type="float">
            <text:p>9284</text:p>
          </table:table-cell>
          <table:table-cell office:value-type="float" office:value="8629250" calcext:value-type="float">
            <text:p>8629250</text:p>
          </table:table-cell>
          <table:table-cell table:formula="of:=[.E51]-[.I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3-s780179313c7306233.ukp</text:p>
          </table:table-cell>
          <table:table-cell office:value-type="float" office:value="0.0275433" calcext:value-type="float">
            <text:p>0.0275433</text:p>
          </table:table-cell>
          <table:table-cell office:value-type="float" office:value="0.06" calcext:value-type="float">
            <text:p>0.06</text:p>
          </table:table-cell>
          <table:table-cell office:value-type="float" office:value="132320" calcext:value-type="float">
            <text:p>132320</text:p>
          </table:table-cell>
          <table:table-cell office:value-type="float" office:value="7306233" calcext:value-type="float">
            <text:p>7306233</text:p>
          </table:table-cell>
          <table:table-cell office:value-type="float" office:value="0.38667" calcext:value-type="float">
            <text:p>0.38667</text:p>
          </table:table-cell>
          <table:table-cell office:value-type="float" office:value="0.39" calcext:value-type="float">
            <text:p>0.39</text:p>
          </table:table-cell>
          <table:table-cell office:value-type="float" office:value="9328" calcext:value-type="float">
            <text:p>9328</text:p>
          </table:table-cell>
          <table:table-cell office:value-type="float" office:value="7306233" calcext:value-type="float">
            <text:p>7306233</text:p>
          </table:table-cell>
          <table:table-cell table:formula="of:=[.E52]-[.I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1-s843367405c9823590.ukp</text:p>
          </table:table-cell>
          <table:table-cell office:value-type="float" office:value="0.0463603" calcext:value-type="float">
            <text:p>0.0463603</text:p>
          </table:table-cell>
          <table:table-cell office:value-type="float" office:value="0.08" calcext:value-type="float">
            <text:p>0.08</text:p>
          </table:table-cell>
          <table:table-cell office:value-type="float" office:value="171020" calcext:value-type="float">
            <text:p>171020</text:p>
          </table:table-cell>
          <table:table-cell office:value-type="float" office:value="9823590" calcext:value-type="float">
            <text:p>9823590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6" calcext:value-type="float">
            <text:p>0.36</text:p>
          </table:table-cell>
          <table:table-cell office:value-type="float" office:value="9248" calcext:value-type="float">
            <text:p>9248</text:p>
          </table:table-cell>
          <table:table-cell office:value-type="float" office:value="9823590" calcext:value-type="float">
            <text:p>9823590</text:p>
          </table:table-cell>
          <table:table-cell table:formula="of:=[.E53]-[.I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3-s780179313c6463990.ukp</text:p>
          </table:table-cell>
          <table:table-cell office:value-type="float" office:value="0.0239385" calcext:value-type="float">
            <text:p>0.0239385</text:p>
          </table:table-cell>
          <table:table-cell office:value-type="float" office:value="0.06" calcext:value-type="float">
            <text:p>0.06</text:p>
          </table:table-cell>
          <table:table-cell office:value-type="float" office:value="111356" calcext:value-type="float">
            <text:p>111356</text:p>
          </table:table-cell>
          <table:table-cell office:value-type="float" office:value="6463990" calcext:value-type="float">
            <text:p>6463990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5" calcext:value-type="float">
            <text:p>0.35</text:p>
          </table:table-cell>
          <table:table-cell office:value-type="float" office:value="9220" calcext:value-type="float">
            <text:p>9220</text:p>
          </table:table-cell>
          <table:table-cell office:value-type="float" office:value="6463990" calcext:value-type="float">
            <text:p>6463990</text:p>
          </table:table-cell>
          <table:table-cell table:formula="of:=[.E54]-[.I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6-s227708629c9014326.ukp</text:p>
          </table:table-cell>
          <table:table-cell office:value-type="float" office:value="0.0318858" calcext:value-type="float">
            <text:p>0.0318858</text:p>
          </table:table-cell>
          <table:table-cell office:value-type="float" office:value="0.08" calcext:value-type="float">
            <text:p>0.08</text:p>
          </table:table-cell>
          <table:table-cell office:value-type="float" office:value="159556" calcext:value-type="float">
            <text:p>159556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2" calcext:value-type="float">
            <text:p>0.32</text:p>
          </table:table-cell>
          <table:table-cell office:value-type="float" office:value="10688" calcext:value-type="float">
            <text:p>10688</text:p>
          </table:table-cell>
          <table:table-cell office:value-type="float" office:value="9014326" calcext:value-type="float">
            <text:p>9014326</text:p>
          </table:table-cell>
          <table:table-cell table:formula="of:=[.E55]-[.I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9-s126456688c8117372.ukp</text:p>
          </table:table-cell>
          <table:table-cell office:value-type="float" office:value="0.0509987" calcext:value-type="float">
            <text:p>0.0509987</text:p>
          </table:table-cell>
          <table:table-cell office:value-type="float" office:value="0.08" calcext:value-type="float">
            <text:p>0.08</text:p>
          </table:table-cell>
          <table:table-cell office:value-type="float" office:value="144328" calcext:value-type="float">
            <text:p>144328</text:p>
          </table:table-cell>
          <table:table-cell office:value-type="float" office:value="8117372" calcext:value-type="float">
            <text:p>8117372</text:p>
          </table:table-cell>
          <table:table-cell office:value-type="float" office:value="0.23667" calcext:value-type="float">
            <text:p>0.23667</text:p>
          </table:table-cell>
          <table:table-cell office:value-type="float" office:value="0.24" calcext:value-type="float">
            <text:p>0.24</text:p>
          </table:table-cell>
          <table:table-cell office:value-type="float" office:value="9220" calcext:value-type="float">
            <text:p>9220</text:p>
          </table:table-cell>
          <table:table-cell office:value-type="float" office:value="8117372" calcext:value-type="float">
            <text:p>8117372</text:p>
          </table:table-cell>
          <table:table-cell table:formula="of:=[.E56]-[.I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3-s780179313c7805226.ukp</text:p>
          </table:table-cell>
          <table:table-cell office:value-type="float" office:value="0.367473" calcext:value-type="float">
            <text:p>0.367473</text:p>
          </table:table-cell>
          <table:table-cell office:value-type="float" office:value="0.68" calcext:value-type="float">
            <text:p>0.68</text:p>
          </table:table-cell>
          <table:table-cell office:value-type="float" office:value="141160" calcext:value-type="float">
            <text:p>141160</text:p>
          </table:table-cell>
          <table:table-cell office:value-type="float" office:value="7805226" calcext:value-type="float">
            <text:p>7805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21076" calcext:value-type="float">
            <text:p>21076</text:p>
          </table:table-cell>
          <table:table-cell office:value-type="float" office:value="7805226" calcext:value-type="float">
            <text:p>7805226</text:p>
          </table:table-cell>
          <table:table-cell table:formula="of:=[.E57]-[.I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9-s126456688c5484996.ukp</text:p>
          </table:table-cell>
          <table:table-cell office:value-type="float" office:value="0.327058" calcext:value-type="float">
            <text:p>0.327058</text:p>
          </table:table-cell>
          <table:table-cell office:value-type="float" office:value="0.59" calcext:value-type="float">
            <text:p>0.59</text:p>
          </table:table-cell>
          <table:table-cell office:value-type="float" office:value="104612" calcext:value-type="float">
            <text:p>104612</text:p>
          </table:table-cell>
          <table:table-cell office:value-type="float" office:value="5484996" calcext:value-type="float">
            <text:p>5484996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4" calcext:value-type="float">
            <text:p>0.14</text:p>
          </table:table-cell>
          <table:table-cell office:value-type="float" office:value="20832" calcext:value-type="float">
            <text:p>20832</text:p>
          </table:table-cell>
          <table:table-cell office:value-type="float" office:value="5484996" calcext:value-type="float">
            <text:p>5484996</text:p>
          </table:table-cell>
          <table:table-cell table:formula="of:=[.E58]-[.I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7-s177710744c9575550.ukp</text:p>
          </table:table-cell>
          <table:table-cell office:value-type="float" office:value="0.30793" calcext:value-type="float">
            <text:p>0.30793</text:p>
          </table:table-cell>
          <table:table-cell office:value-type="float" office:value="0.55" calcext:value-type="float">
            <text:p>0.55</text:p>
          </table:table-cell>
          <table:table-cell office:value-type="float" office:value="169016" calcext:value-type="float">
            <text:p>169016</text:p>
          </table:table-cell>
          <table:table-cell office:value-type="float" office:value="9575550" calcext:value-type="float">
            <text:p>957555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21212" calcext:value-type="float">
            <text:p>21212</text:p>
          </table:table-cell>
          <table:table-cell office:value-type="float" office:value="9575550" calcext:value-type="float">
            <text:p>9575550</text:p>
          </table:table-cell>
          <table:table-cell table:formula="of:=[.E59]-[.I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0-s827183242c6445610.ukp</text:p>
          </table:table-cell>
          <table:table-cell office:value-type="float" office:value="1.41636" calcext:value-type="float">
            <text:p>1.41636</text:p>
          </table:table-cell>
          <table:table-cell office:value-type="float" office:value="1.73" calcext:value-type="float">
            <text:p>1.73</text:p>
          </table:table-cell>
          <table:table-cell office:value-type="float" office:value="112324" calcext:value-type="float">
            <text:p>112324</text:p>
          </table:table-cell>
          <table:table-cell office:value-type="float" office:value="6445610" calcext:value-type="float">
            <text:p>644561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6445610" calcext:value-type="float">
            <text:p>6445610</text:p>
          </table:table-cell>
          <table:table-cell table:formula="of:=[.E60]-[.I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3-s780179313c5957947.ukp</text:p>
          </table:table-cell>
          <table:table-cell office:value-type="float" office:value="1.34986" calcext:value-type="float">
            <text:p>1.34986</text:p>
          </table:table-cell>
          <table:table-cell office:value-type="float" office:value="1.66" calcext:value-type="float">
            <text:p>1.66</text:p>
          </table:table-cell>
          <table:table-cell office:value-type="float" office:value="104780" calcext:value-type="float">
            <text:p>104780</text:p>
          </table:table-cell>
          <table:table-cell office:value-type="float" office:value="5957947" calcext:value-type="float">
            <text:p>595794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5957947" calcext:value-type="float">
            <text:p>5957947</text:p>
          </table:table-cell>
          <table:table-cell table:formula="of:=[.E61]-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4-s721215008c5392939.ukp</text:p>
          </table:table-cell>
          <table:table-cell office:value-type="float" office:value="1.39008" calcext:value-type="float">
            <text:p>1.39008</text:p>
          </table:table-cell>
          <table:table-cell office:value-type="float" office:value="1.7" calcext:value-type="float">
            <text:p>1.7</text:p>
          </table:table-cell>
          <table:table-cell office:value-type="float" office:value="95928" calcext:value-type="float">
            <text:p>95928</text:p>
          </table:table-cell>
          <table:table-cell office:value-type="float" office:value="5392939" calcext:value-type="float">
            <text:p>5392939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6" calcext:value-type="float">
            <text:p>20536</text:p>
          </table:table-cell>
          <table:table-cell office:value-type="float" office:value="5392939" calcext:value-type="float">
            <text:p>5392939</text:p>
          </table:table-cell>
          <table:table-cell table:formula="of:=[.E62]-[.I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5-s110877071c6028911.ukp</text:p>
          </table:table-cell>
          <table:table-cell office:value-type="float" office:value="1.25032" calcext:value-type="float">
            <text:p>1.25032</text:p>
          </table:table-cell>
          <table:table-cell office:value-type="float" office:value="1.55" calcext:value-type="float">
            <text:p>1.55</text:p>
          </table:table-cell>
          <table:table-cell office:value-type="float" office:value="105348" calcext:value-type="float">
            <text:p>105348</text:p>
          </table:table-cell>
          <table:table-cell office:value-type="float" office:value="6028911" calcext:value-type="float">
            <text:p>6028911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2" calcext:value-type="float">
            <text:p>20532</text:p>
          </table:table-cell>
          <table:table-cell office:value-type="float" office:value="6028911" calcext:value-type="float">
            <text:p>6028911</text:p>
          </table:table-cell>
          <table:table-cell table:formula="of:=[.E63]-[.I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1-s843367405c5761519.ukp</text:p>
          </table:table-cell>
          <table:table-cell office:value-type="float" office:value="0.289815" calcext:value-type="float">
            <text:p>0.289815</text:p>
          </table:table-cell>
          <table:table-cell office:value-type="float" office:value="0.54" calcext:value-type="float">
            <text:p>0.54</text:p>
          </table:table-cell>
          <table:table-cell office:value-type="float" office:value="108900" calcext:value-type="float">
            <text:p>108900</text:p>
          </table:table-cell>
          <table:table-cell office:value-type="float" office:value="5761519" calcext:value-type="float">
            <text:p>576151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36" calcext:value-type="float">
            <text:p>20436</text:p>
          </table:table-cell>
          <table:table-cell office:value-type="float" office:value="5761519" calcext:value-type="float">
            <text:p>5761519</text:p>
          </table:table-cell>
          <table:table-cell table:formula="of:=[.E64]-[.I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2-s528806317c5026805.ukp</text:p>
          </table:table-cell>
          <table:table-cell office:value-type="float" office:value="1.40773" calcext:value-type="float">
            <text:p>1.40773</text:p>
          </table:table-cell>
          <table:table-cell office:value-type="float" office:value="1.72" calcext:value-type="float">
            <text:p>1.72</text:p>
          </table:table-cell>
          <table:table-cell office:value-type="float" office:value="89868" calcext:value-type="float">
            <text:p>89868</text:p>
          </table:table-cell>
          <table:table-cell office:value-type="float" office:value="5026805" calcext:value-type="float">
            <text:p>5026805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9" calcext:value-type="float">
            <text:p>0.09</text:p>
          </table:table-cell>
          <table:table-cell office:value-type="float" office:value="20460" calcext:value-type="float">
            <text:p>20460</text:p>
          </table:table-cell>
          <table:table-cell office:value-type="float" office:value="5026805" calcext:value-type="float">
            <text:p>5026805</text:p>
          </table:table-cell>
          <table:table-cell table:formula="of:=[.E65]-[.I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0-s827183242c9151889.ukp</text:p>
          </table:table-cell>
          <table:table-cell office:value-type="float" office:value="0.0858973" calcext:value-type="float">
            <text:p>0.0858973</text:p>
          </table:table-cell>
          <table:table-cell office:value-type="float" office:value="0.33" calcext:value-type="float">
            <text:p>0.33</text:p>
          </table:table-cell>
          <table:table-cell office:value-type="float" office:value="162564" calcext:value-type="float">
            <text:p>162564</text:p>
          </table:table-cell>
          <table:table-cell office:value-type="float" office:value="9151889" calcext:value-type="float">
            <text:p>915188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52" calcext:value-type="float">
            <text:p>20452</text:p>
          </table:table-cell>
          <table:table-cell office:value-type="float" office:value="9151889" calcext:value-type="float">
            <text:p>9151889</text:p>
          </table:table-cell>
          <table:table-cell table:formula="of:=[.E66]-[.I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6-s227708629c5293440.ukp</text:p>
          </table:table-cell>
          <table:table-cell office:value-type="float" office:value="0.0806074" calcext:value-type="float">
            <text:p>0.0806074</text:p>
          </table:table-cell>
          <table:table-cell office:value-type="float" office:value="0.33" calcext:value-type="float">
            <text:p>0.33</text:p>
          </table:table-cell>
          <table:table-cell office:value-type="float" office:value="102348" calcext:value-type="float">
            <text:p>102348</text:p>
          </table:table-cell>
          <table:table-cell office:value-type="float" office:value="5293440" calcext:value-type="float">
            <text:p>5293440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552" calcext:value-type="float">
            <text:p>20552</text:p>
          </table:table-cell>
          <table:table-cell office:value-type="float" office:value="5293440" calcext:value-type="float">
            <text:p>5293440</text:p>
          </table:table-cell>
          <table:table-cell table:formula="of:=[.E67]-[.I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0-s827183242c8631812.ukp</text:p>
          </table:table-cell>
          <table:table-cell office:value-type="float" office:value="0.121758" calcext:value-type="float">
            <text:p>0.121758</text:p>
          </table:table-cell>
          <table:table-cell office:value-type="float" office:value="0.24" calcext:value-type="float">
            <text:p>0.24</text:p>
          </table:table-cell>
          <table:table-cell office:value-type="float" office:value="153072" calcext:value-type="float">
            <text:p>153072</text:p>
          </table:table-cell>
          <table:table-cell office:value-type="float" office:value="8631812" calcext:value-type="float">
            <text:p>8631812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12744" calcext:value-type="float">
            <text:p>12744</text:p>
          </table:table-cell>
          <table:table-cell office:value-type="float" office:value="8631812" calcext:value-type="float">
            <text:p>8631812</text:p>
          </table:table-cell>
          <table:table-cell table:formula="of:=[.E68]-[.I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4-s721215008c6687096.ukp</text:p>
          </table:table-cell>
          <table:table-cell office:value-type="float" office:value="0.0840652" calcext:value-type="float">
            <text:p>0.0840652</text:p>
          </table:table-cell>
          <table:table-cell office:value-type="float" office:value="0.33" calcext:value-type="float">
            <text:p>0.33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87096" calcext:value-type="float">
            <text:p>668709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6687096" calcext:value-type="float">
            <text:p>6687096</text:p>
          </table:table-cell>
          <table:table-cell table:formula="of:=[.E69]-[.I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5-s110877071c6689288.ukp</text:p>
          </table:table-cell>
          <table:table-cell office:value-type="float" office:value="0.0822977" calcext:value-type="float">
            <text:p>0.0822977</text:p>
          </table:table-cell>
          <table:table-cell office:value-type="float" office:value="0.33" calcext:value-type="float">
            <text:p>0.33</text:p>
          </table:table-cell>
          <table:table-cell office:value-type="float" office:value="124984" calcext:value-type="float">
            <text:p>124984</text:p>
          </table:table-cell>
          <table:table-cell office:value-type="float" office:value="6689288" calcext:value-type="float">
            <text:p>668928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464" calcext:value-type="float">
            <text:p>20464</text:p>
          </table:table-cell>
          <table:table-cell office:value-type="float" office:value="6689288" calcext:value-type="float">
            <text:p>6689288</text:p>
          </table:table-cell>
          <table:table-cell table:formula="of:=[.E70]-[.I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2-s528806317c7006308.ukp</text:p>
          </table:table-cell>
          <table:table-cell office:value-type="float" office:value="0.229416" calcext:value-type="float">
            <text:p>0.229416</text:p>
          </table:table-cell>
          <table:table-cell office:value-type="float" office:value="0.48" calcext:value-type="float">
            <text:p>0.48</text:p>
          </table:table-cell>
          <table:table-cell office:value-type="float" office:value="121272" calcext:value-type="float">
            <text:p>121272</text:p>
          </table:table-cell>
          <table:table-cell office:value-type="float" office:value="7006308" calcext:value-type="float">
            <text:p>700630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1692" calcext:value-type="float">
            <text:p>21692</text:p>
          </table:table-cell>
          <table:table-cell office:value-type="float" office:value="7006308" calcext:value-type="float">
            <text:p>7006308</text:p>
          </table:table-cell>
          <table:table-cell table:formula="of:=[.E71]-[.I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8-s991580855c5019366.ukp</text:p>
          </table:table-cell>
          <table:table-cell office:value-type="float" office:value="0.230559" calcext:value-type="float">
            <text:p>0.230559</text:p>
          </table:table-cell>
          <table:table-cell office:value-type="float" office:value="0.48" calcext:value-type="float">
            <text:p>0.48</text:p>
          </table:table-cell>
          <table:table-cell office:value-type="float" office:value="90860" calcext:value-type="float">
            <text:p>90860</text:p>
          </table:table-cell>
          <table:table-cell office:value-type="float" office:value="5019366" calcext:value-type="float">
            <text:p>501936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544" calcext:value-type="float">
            <text:p>20544</text:p>
          </table:table-cell>
          <table:table-cell office:value-type="float" office:value="5019366" calcext:value-type="float">
            <text:p>5019366</text:p>
          </table:table-cell>
          <table:table-cell table:formula="of:=[.E72]-[.I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4-s721215008c5743225.ukp</text:p>
          </table:table-cell>
          <table:table-cell office:value-type="float" office:value="0.348723" calcext:value-type="float">
            <text:p>0.348723</text:p>
          </table:table-cell>
          <table:table-cell office:value-type="float" office:value="0.66" calcext:value-type="float">
            <text:p>0.66</text:p>
          </table:table-cell>
          <table:table-cell office:value-type="float" office:value="108868" calcext:value-type="float">
            <text:p>108868</text:p>
          </table:table-cell>
          <table:table-cell office:value-type="float" office:value="5743225" calcext:value-type="float">
            <text:p>57432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0484" calcext:value-type="float">
            <text:p>20484</text:p>
          </table:table-cell>
          <table:table-cell office:value-type="float" office:value="5743225" calcext:value-type="float">
            <text:p>5743225</text:p>
          </table:table-cell>
          <table:table-cell table:formula="of:=[.E73]-[.I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8-s991580855c7632172.ukp</text:p>
          </table:table-cell>
          <table:table-cell office:value-type="float" office:value="0.113974" calcext:value-type="float">
            <text:p>0.113974</text:p>
          </table:table-cell>
          <table:table-cell office:value-type="float" office:value="0.25" calcext:value-type="float">
            <text:p>0.25</text:p>
          </table:table-cell>
          <table:table-cell office:value-type="float" office:value="137568" calcext:value-type="float">
            <text:p>137568</text:p>
          </table:table-cell>
          <table:table-cell office:value-type="float" office:value="7632172" calcext:value-type="float">
            <text:p>7632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728" calcext:value-type="float">
            <text:p>12728</text:p>
          </table:table-cell>
          <table:table-cell office:value-type="float" office:value="7632172" calcext:value-type="float">
            <text:p>7632172</text:p>
          </table:table-cell>
          <table:table-cell table:formula="of:=[.E74]-[.I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8-s991580855c6717334.ukp</text:p>
          </table:table-cell>
          <table:table-cell office:value-type="float" office:value="1.10476" calcext:value-type="float">
            <text:p>1.10476</text:p>
          </table:table-cell>
          <table:table-cell office:value-type="float" office:value="1.36" calcext:value-type="float">
            <text:p>1.36</text:p>
          </table:table-cell>
          <table:table-cell office:value-type="float" office:value="116104" calcext:value-type="float">
            <text:p>116104</text:p>
          </table:table-cell>
          <table:table-cell office:value-type="float" office:value="6717334" calcext:value-type="float">
            <text:p>671733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1780" calcext:value-type="float">
            <text:p>21780</text:p>
          </table:table-cell>
          <table:table-cell office:value-type="float" office:value="6717334" calcext:value-type="float">
            <text:p>6717334</text:p>
          </table:table-cell>
          <table:table-cell table:formula="of:=[.E75]-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9-s126456688c5817019.ukp</text:p>
          </table:table-cell>
          <table:table-cell office:value-type="float" office:value="0.334538" calcext:value-type="float">
            <text:p>0.334538</text:p>
          </table:table-cell>
          <table:table-cell office:value-type="float" office:value="0.45" calcext:value-type="float">
            <text:p>0.45</text:p>
          </table:table-cell>
          <table:table-cell office:value-type="float" office:value="101316" calcext:value-type="float">
            <text:p>101316</text:p>
          </table:table-cell>
          <table:table-cell office:value-type="float" office:value="5817019" calcext:value-type="float">
            <text:p>5817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600" calcext:value-type="float">
            <text:p>12600</text:p>
          </table:table-cell>
          <table:table-cell office:value-type="float" office:value="5817019" calcext:value-type="float">
            <text:p>5817019</text:p>
          </table:table-cell>
          <table:table-cell table:formula="of:=[.E76]-[.I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2-s528806317c8085387.ukp</text:p>
          </table:table-cell>
          <table:table-cell office:value-type="float" office:value="0.0838728" calcext:value-type="float">
            <text:p>0.0838728</text:p>
          </table:table-cell>
          <table:table-cell office:value-type="float" office:value="0.33" calcext:value-type="float">
            <text:p>0.33</text:p>
          </table:table-cell>
          <table:table-cell office:value-type="float" office:value="146116" calcext:value-type="float">
            <text:p>146116</text:p>
          </table:table-cell>
          <table:table-cell office:value-type="float" office:value="8085387" calcext:value-type="float">
            <text:p>808538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1768" calcext:value-type="float">
            <text:p>21768</text:p>
          </table:table-cell>
          <table:table-cell office:value-type="float" office:value="8085387" calcext:value-type="float">
            <text:p>8085387</text:p>
          </table:table-cell>
          <table:table-cell table:formula="of:=[.E77]-[.I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3-s780179313c6000935.ukp</text:p>
          </table:table-cell>
          <table:table-cell office:value-type="float" office:value="0.0823023" calcext:value-type="float">
            <text:p>0.0823023</text:p>
          </table:table-cell>
          <table:table-cell office:value-type="float" office:value="0.33" calcext:value-type="float">
            <text:p>0.33</text:p>
          </table:table-cell>
          <table:table-cell office:value-type="float" office:value="113556" calcext:value-type="float">
            <text:p>113556</text:p>
          </table:table-cell>
          <table:table-cell office:value-type="float" office:value="6000935" calcext:value-type="float">
            <text:p>6000935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000935" calcext:value-type="float">
            <text:p>6000935</text:p>
          </table:table-cell>
          <table:table-cell table:formula="of:=[.E78]-[.I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0-s827183242c8206021.ukp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48" calcext:value-type="float">
            <text:p>0.48</text:p>
          </table:table-cell>
          <table:table-cell office:value-type="float" office:value="140016" calcext:value-type="float">
            <text:p>140016</text:p>
          </table:table-cell>
          <table:table-cell office:value-type="float" office:value="8206021" calcext:value-type="float">
            <text:p>820602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8206021" calcext:value-type="float">
            <text:p>8206021</text:p>
          </table:table-cell>
          <table:table-cell table:formula="of:=[.E79]-[.I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3-s780179313c7299273.ukp</text:p>
          </table:table-cell>
          <table:table-cell office:value-type="float" office:value="0.231993" calcext:value-type="float">
            <text:p>0.231993</text:p>
          </table:table-cell>
          <table:table-cell office:value-type="float" office:value="0.48" calcext:value-type="float">
            <text:p>0.48</text:p>
          </table:table-cell>
          <table:table-cell office:value-type="float" office:value="126440" calcext:value-type="float">
            <text:p>126440</text:p>
          </table:table-cell>
          <table:table-cell office:value-type="float" office:value="7299273" calcext:value-type="float">
            <text:p>729927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299273" calcext:value-type="float">
            <text:p>7299273</text:p>
          </table:table-cell>
          <table:table-cell table:formula="of:=[.E80]-[.I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7-s177710744c8735124.ukp</text:p>
          </table:table-cell>
          <table:table-cell office:value-type="float" office:value="0.232802" calcext:value-type="float">
            <text:p>0.232802</text:p>
          </table:table-cell>
          <table:table-cell office:value-type="float" office:value="0.48" calcext:value-type="float">
            <text:p>0.48</text:p>
          </table:table-cell>
          <table:table-cell office:value-type="float" office:value="148256" calcext:value-type="float">
            <text:p>148256</text:p>
          </table:table-cell>
          <table:table-cell office:value-type="float" office:value="8735124" calcext:value-type="float">
            <text:p>8735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735124" calcext:value-type="float">
            <text:p>8735124</text:p>
          </table:table-cell>
          <table:table-cell table:formula="of:=[.E81]-[.I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8-s991580855c5891284.ukp</text:p>
          </table:table-cell>
          <table:table-cell office:value-type="float" office:value="0.287257" calcext:value-type="float">
            <text:p>0.287257</text:p>
          </table:table-cell>
          <table:table-cell office:value-type="float" office:value="0.54" calcext:value-type="float">
            <text:p>0.54</text:p>
          </table:table-cell>
          <table:table-cell office:value-type="float" office:value="111140" calcext:value-type="float">
            <text:p>111140</text:p>
          </table:table-cell>
          <table:table-cell office:value-type="float" office:value="5891284" calcext:value-type="float">
            <text:p>589128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5891284" calcext:value-type="float">
            <text:p>5891284</text:p>
          </table:table-cell>
          <table:table-cell table:formula="of:=[.E82]-[.I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1-s843367405c6537152.ukp</text:p>
          </table:table-cell>
          <table:table-cell office:value-type="float" office:value="0.103254" calcext:value-type="float">
            <text:p>0.103254</text:p>
          </table:table-cell>
          <table:table-cell office:value-type="float" office:value="0.22" calcext:value-type="float">
            <text:p>0.22</text:p>
          </table:table-cell>
          <table:table-cell office:value-type="float" office:value="120412" calcext:value-type="float">
            <text:p>120412</text:p>
          </table:table-cell>
          <table:table-cell office:value-type="float" office:value="6537152" calcext:value-type="float">
            <text:p>6537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40" calcext:value-type="float">
            <text:p>12640</text:p>
          </table:table-cell>
          <table:table-cell office:value-type="float" office:value="6537152" calcext:value-type="float">
            <text:p>6537152</text:p>
          </table:table-cell>
          <table:table-cell table:formula="of:=[.E83]-[.I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4-s721215008c8591530.ukp</text:p>
          </table:table-cell>
          <table:table-cell office:value-type="float" office:value="0.0318327" calcext:value-type="float">
            <text:p>0.0318327</text:p>
          </table:table-cell>
          <table:table-cell office:value-type="float" office:value="0.27" calcext:value-type="float">
            <text:p>0.27</text:p>
          </table:table-cell>
          <table:table-cell office:value-type="float" office:value="154596" calcext:value-type="float">
            <text:p>154596</text:p>
          </table:table-cell>
          <table:table-cell office:value-type="float" office:value="8591530" calcext:value-type="float">
            <text:p>859153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8591530" calcext:value-type="float">
            <text:p>8591530</text:p>
          </table:table-cell>
          <table:table-cell table:formula="of:=[.E84]-[.I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8-s991580855c6376994.ukp</text:p>
          </table:table-cell>
          <table:table-cell office:value-type="float" office:value="0.027144" calcext:value-type="float">
            <text:p>0.027144</text:p>
          </table:table-cell>
          <table:table-cell office:value-type="float" office:value="0.28" calcext:value-type="float">
            <text:p>0.28</text:p>
          </table:table-cell>
          <table:table-cell office:value-type="float" office:value="120724" calcext:value-type="float">
            <text:p>120724</text:p>
          </table:table-cell>
          <table:table-cell office:value-type="float" office:value="6376994" calcext:value-type="float">
            <text:p>637699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376994" calcext:value-type="float">
            <text:p>6376994</text:p>
          </table:table-cell>
          <table:table-cell table:formula="of:=[.E85]-[.I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9-s126456688c5106568.ukp</text:p>
          </table:table-cell>
          <table:table-cell office:value-type="float" office:value="0.0245953" calcext:value-type="float">
            <text:p>0.0245953</text:p>
          </table:table-cell>
          <table:table-cell office:value-type="float" office:value="0.28" calcext:value-type="float">
            <text:p>0.28</text:p>
          </table:table-cell>
          <table:table-cell office:value-type="float" office:value="100040" calcext:value-type="float">
            <text:p>100040</text:p>
          </table:table-cell>
          <table:table-cell office:value-type="float" office:value="5106568" calcext:value-type="float">
            <text:p>510656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106568" calcext:value-type="float">
            <text:p>5106568</text:p>
          </table:table-cell>
          <table:table-cell table:formula="of:=[.E86]-[.I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6-s227708629c6359014.ukp</text:p>
          </table:table-cell>
          <table:table-cell office:value-type="float" office:value="0.0226604" calcext:value-type="float">
            <text:p>0.0226604</text:p>
          </table:table-cell>
          <table:table-cell office:value-type="float" office:value="0.14" calcext:value-type="float">
            <text:p>0.14</text:p>
          </table:table-cell>
          <table:table-cell office:value-type="float" office:value="118724" calcext:value-type="float">
            <text:p>118724</text:p>
          </table:table-cell>
          <table:table-cell office:value-type="float" office:value="6359014" calcext:value-type="float">
            <text:p>635901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04" calcext:value-type="float">
            <text:p>12604</text:p>
          </table:table-cell>
          <table:table-cell office:value-type="float" office:value="6359014" calcext:value-type="float">
            <text:p>6359014</text:p>
          </table:table-cell>
          <table:table-cell table:formula="of:=[.E87]-[.I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1-s843367405c8300531.ukp</text:p>
          </table:table-cell>
          <table:table-cell office:value-type="float" office:value="0.0289892" calcext:value-type="float">
            <text:p>0.0289892</text:p>
          </table:table-cell>
          <table:table-cell office:value-type="float" office:value="0.27" calcext:value-type="float">
            <text:p>0.27</text:p>
          </table:table-cell>
          <table:table-cell office:value-type="float" office:value="142180" calcext:value-type="float">
            <text:p>142180</text:p>
          </table:table-cell>
          <table:table-cell office:value-type="float" office:value="8300531" calcext:value-type="float">
            <text:p>830053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8300531" calcext:value-type="float">
            <text:p>8300531</text:p>
          </table:table-cell>
          <table:table-cell table:formula="of:=[.E88]-[.I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5-s110877071c7324523.ukp</text:p>
          </table:table-cell>
          <table:table-cell office:value-type="float" office:value="0.0290052" calcext:value-type="float">
            <text:p>0.0290052</text:p>
          </table:table-cell>
          <table:table-cell office:value-type="float" office:value="0.26" calcext:value-type="float">
            <text:p>0.26</text:p>
          </table:table-cell>
          <table:table-cell office:value-type="float" office:value="127308" calcext:value-type="float">
            <text:p>127308</text:p>
          </table:table-cell>
          <table:table-cell office:value-type="float" office:value="7324523" calcext:value-type="float">
            <text:p>7324523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324523" calcext:value-type="float">
            <text:p>7324523</text:p>
          </table:table-cell>
          <table:table-cell table:formula="of:=[.E89]-[.I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6-s227708629c9001498.ukp</text:p>
          </table:table-cell>
          <table:table-cell office:value-type="float" office:value="0.0315272" calcext:value-type="float">
            <text:p>0.0315272</text:p>
          </table:table-cell>
          <table:table-cell office:value-type="float" office:value="0.27" calcext:value-type="float">
            <text:p>0.27</text:p>
          </table:table-cell>
          <table:table-cell office:value-type="float" office:value="153192" calcext:value-type="float">
            <text:p>153192</text:p>
          </table:table-cell>
          <table:table-cell office:value-type="float" office:value="9001498" calcext:value-type="float">
            <text:p>900149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0" calcext:value-type="float">
            <text:p>20460</text:p>
          </table:table-cell>
          <table:table-cell office:value-type="float" office:value="9001498" calcext:value-type="float">
            <text:p>9001498</text:p>
          </table:table-cell>
          <table:table-cell table:formula="of:=[.E90]-[.I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7-s177710744c6881787.ukp</text:p>
          </table:table-cell>
          <table:table-cell office:value-type="float" office:value="0.027862" calcext:value-type="float">
            <text:p>0.027862</text:p>
          </table:table-cell>
          <table:table-cell office:value-type="float" office:value="0.26" calcext:value-type="float">
            <text:p>0.26</text:p>
          </table:table-cell>
          <table:table-cell office:value-type="float" office:value="119908" calcext:value-type="float">
            <text:p>119908</text:p>
          </table:table-cell>
          <table:table-cell office:value-type="float" office:value="6881787" calcext:value-type="float">
            <text:p>688178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96" calcext:value-type="float">
            <text:p>20496</text:p>
          </table:table-cell>
          <table:table-cell office:value-type="float" office:value="6881787" calcext:value-type="float">
            <text:p>6881787</text:p>
          </table:table-cell>
          <table:table-cell table:formula="of:=[.E91]-[.I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8-s991580855c7924401.ukp</text:p>
          </table:table-cell>
          <table:table-cell office:value-type="float" office:value="0.0293685" calcext:value-type="float">
            <text:p>0.0293685</text:p>
          </table:table-cell>
          <table:table-cell office:value-type="float" office:value="0.27" calcext:value-type="float">
            <text:p>0.27</text:p>
          </table:table-cell>
          <table:table-cell office:value-type="float" office:value="136324" calcext:value-type="float">
            <text:p>136324</text:p>
          </table:table-cell>
          <table:table-cell office:value-type="float" office:value="7924401" calcext:value-type="float">
            <text:p>792440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924401" calcext:value-type="float">
            <text:p>7924401</text:p>
          </table:table-cell>
          <table:table-cell table:formula="of:=[.E92]-[.I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9-s126456688c7780875.ukp</text:p>
          </table:table-cell>
          <table:table-cell office:value-type="float" office:value="0.0294517" calcext:value-type="float">
            <text:p>0.0294517</text:p>
          </table:table-cell>
          <table:table-cell office:value-type="float" office:value="0.27" calcext:value-type="float">
            <text:p>0.27</text:p>
          </table:table-cell>
          <table:table-cell office:value-type="float" office:value="134764" calcext:value-type="float">
            <text:p>134764</text:p>
          </table:table-cell>
          <table:table-cell office:value-type="float" office:value="7780875" calcext:value-type="float">
            <text:p>77808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7780875" calcext:value-type="float">
            <text:p>7780875</text:p>
          </table:table-cell>
          <table:table-cell table:formula="of:=[.E93]-[.I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0-s827183242c7949644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7" calcext:value-type="float">
            <text:p>0.27</text:p>
          </table:table-cell>
          <table:table-cell office:value-type="float" office:value="145580" calcext:value-type="float">
            <text:p>145580</text:p>
          </table:table-cell>
          <table:table-cell office:value-type="float" office:value="7949644" calcext:value-type="float">
            <text:p>794964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7949644" calcext:value-type="float">
            <text:p>7949644</text:p>
          </table:table-cell>
          <table:table-cell table:formula="of:=[.E94]-[.I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1-s843367405c7260154.ukp</text:p>
          </table:table-cell>
          <table:table-cell office:value-type="float" office:value="0.0269046" calcext:value-type="float">
            <text:p>0.0269046</text:p>
          </table:table-cell>
          <table:table-cell office:value-type="float" office:value="0.26" calcext:value-type="float">
            <text:p>0.26</text:p>
          </table:table-cell>
          <table:table-cell office:value-type="float" office:value="134712" calcext:value-type="float">
            <text:p>134712</text:p>
          </table:table-cell>
          <table:table-cell office:value-type="float" office:value="7260154" calcext:value-type="float">
            <text:p>726015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1796" calcext:value-type="float">
            <text:p>21796</text:p>
          </table:table-cell>
          <table:table-cell office:value-type="float" office:value="7260154" calcext:value-type="float">
            <text:p>7260154</text:p>
          </table:table-cell>
          <table:table-cell table:formula="of:=[.E95]-[.I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3-s780179313c9635417.ukp</text:p>
          </table:table-cell>
          <table:table-cell office:value-type="float" office:value="0.0307307" calcext:value-type="float">
            <text:p>0.0307307</text:p>
          </table:table-cell>
          <table:table-cell office:value-type="float" office:value="0.27" calcext:value-type="float">
            <text:p>0.27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35417" calcext:value-type="float">
            <text:p>963541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9635417" calcext:value-type="float">
            <text:p>9635417</text:p>
          </table:table-cell>
          <table:table-cell table:formula="of:=[.E96]-[.I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5-s110877071c8628574.ukp</text:p>
          </table:table-cell>
          <table:table-cell office:value-type="float" office:value="0.0291644" calcext:value-type="float">
            <text:p>0.0291644</text:p>
          </table:table-cell>
          <table:table-cell office:value-type="float" office:value="0.27" calcext:value-type="float">
            <text:p>0.27</text:p>
          </table:table-cell>
          <table:table-cell office:value-type="float" office:value="155516" calcext:value-type="float">
            <text:p>155516</text:p>
          </table:table-cell>
          <table:table-cell office:value-type="float" office:value="8628574" calcext:value-type="float">
            <text:p>862857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8628574" calcext:value-type="float">
            <text:p>8628574</text:p>
          </table:table-cell>
          <table:table-cell table:formula="of:=[.E97]-[.I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7-s177710744c6639938.ukp</text:p>
          </table:table-cell>
          <table:table-cell office:value-type="float" office:value="0.0253129" calcext:value-type="float">
            <text:p>0.0253129</text:p>
          </table:table-cell>
          <table:table-cell office:value-type="float" office:value="0.27" calcext:value-type="float">
            <text:p>0.27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39938" calcext:value-type="float">
            <text:p>663993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6639938" calcext:value-type="float">
            <text:p>6639938</text:p>
          </table:table-cell>
          <table:table-cell table:formula="of:=[.E98]-[.I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2-s528806317c7250302.ukp</text:p>
          </table:table-cell>
          <table:table-cell office:value-type="float" office:value="0.0244365" calcext:value-type="float">
            <text:p>0.0244365</text:p>
          </table:table-cell>
          <table:table-cell office:value-type="float" office:value="0.26" calcext:value-type="float">
            <text:p>0.26</text:p>
          </table:table-cell>
          <table:table-cell office:value-type="float" office:value="126016" calcext:value-type="float">
            <text:p>126016</text:p>
          </table:table-cell>
          <table:table-cell office:value-type="float" office:value="7250302" calcext:value-type="float">
            <text:p>725030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7250302" calcext:value-type="float">
            <text:p>7250302</text:p>
          </table:table-cell>
          <table:table-cell table:formula="of:=[.E99]-[.I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4-s721215008c8171746.ukp</text:p>
          </table:table-cell>
          <table:table-cell office:value-type="float" office:value="0.0233681" calcext:value-type="float">
            <text:p>0.0233681</text:p>
          </table:table-cell>
          <table:table-cell office:value-type="float" office:value="0.25" calcext:value-type="float">
            <text:p>0.25</text:p>
          </table:table-cell>
          <table:table-cell office:value-type="float" office:value="140320" calcext:value-type="float">
            <text:p>140320</text:p>
          </table:table-cell>
          <table:table-cell office:value-type="float" office:value="8171746" calcext:value-type="float">
            <text:p>817174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08" calcext:value-type="float">
            <text:p>20508</text:p>
          </table:table-cell>
          <table:table-cell office:value-type="float" office:value="8171746" calcext:value-type="float">
            <text:p>8171746</text:p>
          </table:table-cell>
          <table:table-cell table:formula="of:=[.E100]-[.I1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9-s126456688c9200490.ukp</text:p>
          </table:table-cell>
          <table:table-cell office:value-type="float" office:value="0.087483" calcext:value-type="float">
            <text:p>0.087483</text:p>
          </table:table-cell>
          <table:table-cell office:value-type="float" office:value="0.34" calcext:value-type="float">
            <text:p>0.34</text:p>
          </table:table-cell>
          <table:table-cell office:value-type="float" office:value="163676" calcext:value-type="float">
            <text:p>163676</text:p>
          </table:table-cell>
          <table:table-cell office:value-type="float" office:value="9200490" calcext:value-type="float">
            <text:p>920049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80" calcext:value-type="float">
            <text:p>21880</text:p>
          </table:table-cell>
          <table:table-cell office:value-type="float" office:value="9200490" calcext:value-type="float">
            <text:p>9200490</text:p>
          </table:table-cell>
          <table:table-cell table:formula="of:=[.E101]-[.I1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4-s721215008c7749816.ukp</text:p>
          </table:table-cell>
          <table:table-cell office:value-type="float" office:value="0.230829" calcext:value-type="float">
            <text:p>0.230829</text:p>
          </table:table-cell>
          <table:table-cell office:value-type="float" office:value="0.47" calcext:value-type="float">
            <text:p>0.47</text:p>
          </table:table-cell>
          <table:table-cell office:value-type="float" office:value="133476" calcext:value-type="float">
            <text:p>133476</text:p>
          </table:table-cell>
          <table:table-cell office:value-type="float" office:value="7749816" calcext:value-type="float">
            <text:p>774981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7749816" calcext:value-type="float">
            <text:p>7749816</text:p>
          </table:table-cell>
          <table:table-cell table:formula="of:=[.E102]-[.I1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5-s110877071c9264056.ukp</text:p>
          </table:table-cell>
          <table:table-cell office:value-type="float" office:value="0.236262" calcext:value-type="float">
            <text:p>0.236262</text:p>
          </table:table-cell>
          <table:table-cell office:value-type="float" office:value="0.49" calcext:value-type="float">
            <text:p>0.49</text:p>
          </table:table-cell>
          <table:table-cell office:value-type="float" office:value="156932" calcext:value-type="float">
            <text:p>156932</text:p>
          </table:table-cell>
          <table:table-cell office:value-type="float" office:value="9264056" calcext:value-type="float">
            <text:p>926405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12" calcext:value-type="float">
            <text:p>20412</text:p>
          </table:table-cell>
          <table:table-cell office:value-type="float" office:value="9264056" calcext:value-type="float">
            <text:p>9264056</text:p>
          </table:table-cell>
          <table:table-cell table:formula="of:=[.E103]-[.I1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9-s126456688c6144577.ukp</text:p>
          </table:table-cell>
          <table:table-cell office:value-type="float" office:value="0.226273" calcext:value-type="float">
            <text:p>0.226273</text:p>
          </table:table-cell>
          <table:table-cell office:value-type="float" office:value="0.48" calcext:value-type="float">
            <text:p>0.48</text:p>
          </table:table-cell>
          <table:table-cell office:value-type="float" office:value="108228" calcext:value-type="float">
            <text:p>108228</text:p>
          </table:table-cell>
          <table:table-cell office:value-type="float" office:value="6144577" calcext:value-type="float">
            <text:p>614457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6144577" calcext:value-type="float">
            <text:p>6144577</text:p>
          </table:table-cell>
          <table:table-cell table:formula="of:=[.E104]-[.I1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5-s110877071c8730975.ukp</text:p>
          </table:table-cell>
          <table:table-cell office:value-type="float" office:value="0.0861673" calcext:value-type="float">
            <text:p>0.0861673</text:p>
          </table:table-cell>
          <table:table-cell office:value-type="float" office:value="0.21" calcext:value-type="float">
            <text:p>0.21</text:p>
          </table:table-cell>
          <table:table-cell office:value-type="float" office:value="147564" calcext:value-type="float">
            <text:p>147564</text:p>
          </table:table-cell>
          <table:table-cell office:value-type="float" office:value="8730975" calcext:value-type="float">
            <text:p>87309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84" calcext:value-type="float">
            <text:p>12784</text:p>
          </table:table-cell>
          <table:table-cell office:value-type="float" office:value="8730975" calcext:value-type="float">
            <text:p>8730975</text:p>
          </table:table-cell>
          <table:table-cell table:formula="of:=[.E105]-[.I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4-s721215008c7051771.ukp</text:p>
          </table:table-cell>
          <table:table-cell office:value-type="float" office:value="0.0266484" calcext:value-type="float">
            <text:p>0.0266484</text:p>
          </table:table-cell>
          <table:table-cell office:value-type="float" office:value="0.27" calcext:value-type="float">
            <text:p>0.27</text:p>
          </table:table-cell>
          <table:table-cell office:value-type="float" office:value="130712" calcext:value-type="float">
            <text:p>130712</text:p>
          </table:table-cell>
          <table:table-cell office:value-type="float" office:value="7051771" calcext:value-type="float">
            <text:p>705177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12" calcext:value-type="float">
            <text:p>20412</text:p>
          </table:table-cell>
          <table:table-cell office:value-type="float" office:value="7051771" calcext:value-type="float">
            <text:p>7051771</text:p>
          </table:table-cell>
          <table:table-cell table:formula="of:=[.E106]-[.I1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6-s227708629c7372757.ukp</text:p>
          </table:table-cell>
          <table:table-cell office:value-type="float" office:value="0.0298389" calcext:value-type="float">
            <text:p>0.0298389</text:p>
          </table:table-cell>
          <table:table-cell office:value-type="float" office:value="0.27" calcext:value-type="float">
            <text:p>0.27</text:p>
          </table:table-cell>
          <table:table-cell office:value-type="float" office:value="136352" calcext:value-type="float">
            <text:p>136352</text:p>
          </table:table-cell>
          <table:table-cell office:value-type="float" office:value="7372757" calcext:value-type="float">
            <text:p>737275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7372757" calcext:value-type="float">
            <text:p>7372757</text:p>
          </table:table-cell>
          <table:table-cell table:formula="of:=[.E107]-[.I1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0-s827183242c6193291.ukp</text:p>
          </table:table-cell>
          <table:table-cell office:value-type="float" office:value="0.0221069" calcext:value-type="float">
            <text:p>0.0221069</text:p>
          </table:table-cell>
          <table:table-cell office:value-type="float" office:value="0.26" calcext:value-type="float">
            <text:p>0.26</text:p>
          </table:table-cell>
          <table:table-cell office:value-type="float" office:value="109448" calcext:value-type="float">
            <text:p>109448</text:p>
          </table:table-cell>
          <table:table-cell office:value-type="float" office:value="6193291" calcext:value-type="float">
            <text:p>619329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92" calcext:value-type="float">
            <text:p>20392</text:p>
          </table:table-cell>
          <table:table-cell office:value-type="float" office:value="6193291" calcext:value-type="float">
            <text:p>6193291</text:p>
          </table:table-cell>
          <table:table-cell table:formula="of:=[.E108]-[.I1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1-s843367405c7218555.ukp</text:p>
          </table:table-cell>
          <table:table-cell office:value-type="float" office:value="0.0239336" calcext:value-type="float">
            <text:p>0.0239336</text:p>
          </table:table-cell>
          <table:table-cell office:value-type="float" office:value="0.26" calcext:value-type="float">
            <text:p>0.26</text:p>
          </table:table-cell>
          <table:table-cell office:value-type="float" office:value="125484" calcext:value-type="float">
            <text:p>125484</text:p>
          </table:table-cell>
          <table:table-cell office:value-type="float" office:value="7218555" calcext:value-type="float">
            <text:p>721855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00" calcext:value-type="float">
            <text:p>21800</text:p>
          </table:table-cell>
          <table:table-cell office:value-type="float" office:value="7218555" calcext:value-type="float">
            <text:p>7218555</text:p>
          </table:table-cell>
          <table:table-cell table:formula="of:=[.E109]-[.I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3-s780179313c6947160.ukp</text:p>
          </table:table-cell>
          <table:table-cell office:value-type="float" office:value="0.0233022" calcext:value-type="float">
            <text:p>0.0233022</text:p>
          </table:table-cell>
          <table:table-cell office:value-type="float" office:value="0.26" calcext:value-type="float">
            <text:p>0.26</text:p>
          </table:table-cell>
          <table:table-cell office:value-type="float" office:value="121032" calcext:value-type="float">
            <text:p>121032</text:p>
          </table:table-cell>
          <table:table-cell office:value-type="float" office:value="6947160" calcext:value-type="float">
            <text:p>694716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48" calcext:value-type="float">
            <text:p>20548</text:p>
          </table:table-cell>
          <table:table-cell office:value-type="float" office:value="6947160" calcext:value-type="float">
            <text:p>6947160</text:p>
          </table:table-cell>
          <table:table-cell table:formula="of:=[.E110]-[.I1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7-s177710744c8178471.ukp</text:p>
          </table:table-cell>
          <table:table-cell office:value-type="float" office:value="1.17368" calcext:value-type="float">
            <text:p>1.17368</text:p>
          </table:table-cell>
          <table:table-cell office:value-type="float" office:value="1.43" calcext:value-type="float">
            <text:p>1.43</text:p>
          </table:table-cell>
          <table:table-cell office:value-type="float" office:value="139444" calcext:value-type="float">
            <text:p>139444</text:p>
          </table:table-cell>
          <table:table-cell office:value-type="float" office:value="8178471" calcext:value-type="float">
            <text:p>817847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1920" calcext:value-type="float">
            <text:p>21920</text:p>
          </table:table-cell>
          <table:table-cell office:value-type="float" office:value="8178471" calcext:value-type="float">
            <text:p>8178471</text:p>
          </table:table-cell>
          <table:table-cell table:formula="of:=[.E111]-[.I1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6-s227708629c5383536.ukp</text:p>
          </table:table-cell>
          <table:table-cell office:value-type="float" office:value="0.332263" calcext:value-type="float">
            <text:p>0.332263</text:p>
          </table:table-cell>
          <table:table-cell office:value-type="float" office:value="0.46" calcext:value-type="float">
            <text:p>0.46</text:p>
          </table:table-cell>
          <table:table-cell office:value-type="float" office:value="94656" calcext:value-type="float">
            <text:p>94656</text:p>
          </table:table-cell>
          <table:table-cell office:value-type="float" office:value="5383536" calcext:value-type="float">
            <text:p>538353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568" calcext:value-type="float">
            <text:p>12568</text:p>
          </table:table-cell>
          <table:table-cell office:value-type="float" office:value="5383536" calcext:value-type="float">
            <text:p>5383536</text:p>
          </table:table-cell>
          <table:table-cell table:formula="of:=[.E112]-[.I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2-s528806317c6827352.ukp</text:p>
          </table:table-cell>
          <table:table-cell office:value-type="float" office:value="0.0281367" calcext:value-type="float">
            <text:p>0.0281367</text:p>
          </table:table-cell>
          <table:table-cell office:value-type="float" office:value="0.27" calcext:value-type="float">
            <text:p>0.27</text:p>
          </table:table-cell>
          <table:table-cell office:value-type="float" office:value="127116" calcext:value-type="float">
            <text:p>127116</text:p>
          </table:table-cell>
          <table:table-cell office:value-type="float" office:value="6827352" calcext:value-type="float">
            <text:p>682735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827352" calcext:value-type="float">
            <text:p>6827352</text:p>
          </table:table-cell>
          <table:table-cell table:formula="of:=[.E113]-[.I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3-s780179313c7411770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8" calcext:value-type="float">
            <text:p>0.28</text:p>
          </table:table-cell>
          <table:table-cell office:value-type="float" office:value="136020" calcext:value-type="float">
            <text:p>136020</text:p>
          </table:table-cell>
          <table:table-cell office:value-type="float" office:value="7411770" calcext:value-type="float">
            <text:p>741177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411770" calcext:value-type="float">
            <text:p>7411770</text:p>
          </table:table-cell>
          <table:table-cell table:formula="of:=[.E114]-[.I1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7-s177710744c5169265.ukp</text:p>
          </table:table-cell>
          <table:table-cell office:value-type="float" office:value="0.0244633" calcext:value-type="float">
            <text:p>0.0244633</text:p>
          </table:table-cell>
          <table:table-cell office:value-type="float" office:value="0.27" calcext:value-type="float">
            <text:p>0.27</text:p>
          </table:table-cell>
          <table:table-cell office:value-type="float" office:value="101708" calcext:value-type="float">
            <text:p>101708</text:p>
          </table:table-cell>
          <table:table-cell office:value-type="float" office:value="5169265" calcext:value-type="float">
            <text:p>516926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169265" calcext:value-type="float">
            <text:p>5169265</text:p>
          </table:table-cell>
          <table:table-cell table:formula="of:=[.E115]-[.I1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0-s827183242c8628995.ukp</text:p>
          </table:table-cell>
          <table:table-cell office:value-type="float" office:value="0.0301199" calcext:value-type="float">
            <text:p>0.0301199</text:p>
          </table:table-cell>
          <table:table-cell office:value-type="float" office:value="0.27" calcext:value-type="float">
            <text:p>0.27</text:p>
          </table:table-cell>
          <table:table-cell office:value-type="float" office:value="147624" calcext:value-type="float">
            <text:p>147624</text:p>
          </table:table-cell>
          <table:table-cell office:value-type="float" office:value="8628995" calcext:value-type="float">
            <text:p>86289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28" calcext:value-type="float">
            <text:p>20428</text:p>
          </table:table-cell>
          <table:table-cell office:value-type="float" office:value="8628995" calcext:value-type="float">
            <text:p>8628995</text:p>
          </table:table-cell>
          <table:table-cell table:formula="of:=[.E116]-[.I1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2-s528806317c8449003.ukp</text:p>
          </table:table-cell>
          <table:table-cell office:value-type="float" office:value="0.0328028" calcext:value-type="float">
            <text:p>0.0328028</text:p>
          </table:table-cell>
          <table:table-cell office:value-type="float" office:value="0.27" calcext:value-type="float">
            <text:p>0.27</text:p>
          </table:table-cell>
          <table:table-cell office:value-type="float" office:value="144968" calcext:value-type="float">
            <text:p>144968</text:p>
          </table:table-cell>
          <table:table-cell office:value-type="float" office:value="8449003" calcext:value-type="float">
            <text:p>844900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8449003" calcext:value-type="float">
            <text:p>8449003</text:p>
          </table:table-cell>
          <table:table-cell table:formula="of:=[.E117]-[.I1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2-s528806317c9857431.ukp</text:p>
          </table:table-cell>
          <table:table-cell office:value-type="float" office:value="0.0331018" calcext:value-type="float">
            <text:p>0.0331018</text:p>
          </table:table-cell>
          <table:table-cell office:value-type="float" office:value="0.27" calcext:value-type="float">
            <text:p>0.27</text:p>
          </table:table-cell>
          <table:table-cell office:value-type="float" office:value="174728" calcext:value-type="float">
            <text:p>174728</text:p>
          </table:table-cell>
          <table:table-cell office:value-type="float" office:value="9857431" calcext:value-type="float">
            <text:p>985743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9857431" calcext:value-type="float">
            <text:p>9857431</text:p>
          </table:table-cell>
          <table:table-cell table:formula="of:=[.E118]-[.I1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4-s721215008c7855415.ukp</text:p>
          </table:table-cell>
          <table:table-cell office:value-type="float" office:value="0.027018" calcext:value-type="float">
            <text:p>0.027018</text:p>
          </table:table-cell>
          <table:table-cell office:value-type="float" office:value="0.27" calcext:value-type="float">
            <text:p>0.27</text:p>
          </table:table-cell>
          <table:table-cell office:value-type="float" office:value="143136" calcext:value-type="float">
            <text:p>143136</text:p>
          </table:table-cell>
          <table:table-cell office:value-type="float" office:value="7855415" calcext:value-type="float">
            <text:p>785541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855415" calcext:value-type="float">
            <text:p>7855415</text:p>
          </table:table-cell>
          <table:table-cell table:formula="of:=[.E119]-[.I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6-s227708629c5714441.ukp</text:p>
          </table:table-cell>
          <table:table-cell office:value-type="float" office:value="0.0241099" calcext:value-type="float">
            <text:p>0.0241099</text:p>
          </table:table-cell>
          <table:table-cell office:value-type="float" office:value="0.26" calcext:value-type="float">
            <text:p>0.26</text:p>
          </table:table-cell>
          <table:table-cell office:value-type="float" office:value="110224" calcext:value-type="float">
            <text:p>110224</text:p>
          </table:table-cell>
          <table:table-cell office:value-type="float" office:value="5714441" calcext:value-type="float">
            <text:p>571444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714441" calcext:value-type="float">
            <text:p>5714441</text:p>
          </table:table-cell>
          <table:table-cell table:formula="of:=[.E120]-[.I1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8-s991580855c9927975.ukp</text:p>
          </table:table-cell>
          <table:table-cell office:value-type="float" office:value="0.0313908" calcext:value-type="float">
            <text:p>0.0313908</text:p>
          </table:table-cell>
          <table:table-cell office:value-type="float" office:value="0.27" calcext:value-type="float">
            <text:p>0.27</text:p>
          </table:table-cell>
          <table:table-cell office:value-type="float" office:value="175668" calcext:value-type="float">
            <text:p>175668</text:p>
          </table:table-cell>
          <table:table-cell office:value-type="float" office:value="9927975" calcext:value-type="float">
            <text:p>992797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9927975" calcext:value-type="float">
            <text:p>9927975</text:p>
          </table:table-cell>
          <table:table-cell table:formula="of:=[.E121]-[.I1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9-s126456688c6021657.ukp</text:p>
          </table:table-cell>
          <table:table-cell office:value-type="float" office:value="0.0242245" calcext:value-type="float">
            <text:p>0.0242245</text:p>
          </table:table-cell>
          <table:table-cell office:value-type="float" office:value="0.27" calcext:value-type="float">
            <text:p>0.27</text:p>
          </table:table-cell>
          <table:table-cell office:value-type="float" office:value="114588" calcext:value-type="float">
            <text:p>114588</text:p>
          </table:table-cell>
          <table:table-cell office:value-type="float" office:value="6021657" calcext:value-type="float">
            <text:p>602165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52" calcext:value-type="float">
            <text:p>20452</text:p>
          </table:table-cell>
          <table:table-cell office:value-type="float" office:value="6021657" calcext:value-type="float">
            <text:p>6021657</text:p>
          </table:table-cell>
          <table:table-cell table:formula="of:=[.E122]-[.I1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0-s827183242c7620920.ukp</text:p>
          </table:table-cell>
          <table:table-cell office:value-type="float" office:value="0.0236655" calcext:value-type="float">
            <text:p>0.0236655</text:p>
          </table:table-cell>
          <table:table-cell office:value-type="float" office:value="0.26" calcext:value-type="float">
            <text:p>0.26</text:p>
          </table:table-cell>
          <table:table-cell office:value-type="float" office:value="131644" calcext:value-type="float">
            <text:p>131644</text:p>
          </table:table-cell>
          <table:table-cell office:value-type="float" office:value="7620920" calcext:value-type="float">
            <text:p>762092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620920" calcext:value-type="float">
            <text:p>7620920</text:p>
          </table:table-cell>
          <table:table-cell table:formula="of:=[.E123]-[.I1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1-s843367405c7348982.ukp</text:p>
          </table:table-cell>
          <table:table-cell office:value-type="float" office:value="0.0230937" calcext:value-type="float">
            <text:p>0.0230937</text:p>
          </table:table-cell>
          <table:table-cell office:value-type="float" office:value="0.25" calcext:value-type="float">
            <text:p>0.25</text:p>
          </table:table-cell>
          <table:table-cell office:value-type="float" office:value="128104" calcext:value-type="float">
            <text:p>128104</text:p>
          </table:table-cell>
          <table:table-cell office:value-type="float" office:value="7348982" calcext:value-type="float">
            <text:p>734898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48982" calcext:value-type="float">
            <text:p>7348982</text:p>
          </table:table-cell>
          <table:table-cell table:formula="of:=[.E124]-[.I1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5-s110877071c8303727.ukp</text:p>
          </table:table-cell>
          <table:table-cell office:value-type="float" office:value="0.0241294" calcext:value-type="float">
            <text:p>0.0241294</text:p>
          </table:table-cell>
          <table:table-cell office:value-type="float" office:value="0.25" calcext:value-type="float">
            <text:p>0.25</text:p>
          </table:table-cell>
          <table:table-cell office:value-type="float" office:value="143252" calcext:value-type="float">
            <text:p>143252</text:p>
          </table:table-cell>
          <table:table-cell office:value-type="float" office:value="8303727" calcext:value-type="float">
            <text:p>830372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8" calcext:value-type="float">
            <text:p>20548</text:p>
          </table:table-cell>
          <table:table-cell office:value-type="float" office:value="8303727" calcext:value-type="float">
            <text:p>8303727</text:p>
          </table:table-cell>
          <table:table-cell table:formula="of:=[.E125]-[.I1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6-s227708629c6737676.ukp</text:p>
          </table:table-cell>
          <table:table-cell office:value-type="float" office:value="0.0210165" calcext:value-type="float">
            <text:p>0.0210165</text:p>
          </table:table-cell>
          <table:table-cell office:value-type="float" office:value="0.25" calcext:value-type="float">
            <text:p>0.25</text:p>
          </table:table-cell>
          <table:table-cell office:value-type="float" office:value="117960" calcext:value-type="float">
            <text:p>117960</text:p>
          </table:table-cell>
          <table:table-cell office:value-type="float" office:value="6737676" calcext:value-type="float">
            <text:p>673767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04" calcext:value-type="float">
            <text:p>20504</text:p>
          </table:table-cell>
          <table:table-cell office:value-type="float" office:value="6737676" calcext:value-type="float">
            <text:p>6737676</text:p>
          </table:table-cell>
          <table:table-cell table:formula="of:=[.E126]-[.I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8-s991580855c8976007.ukp</text:p>
          </table:table-cell>
          <table:table-cell office:value-type="float" office:value="0.025822" calcext:value-type="float">
            <text:p>0.025822</text:p>
          </table:table-cell>
          <table:table-cell office:value-type="float" office:value="0.26" calcext:value-type="float">
            <text:p>0.26</text:p>
          </table:table-cell>
          <table:table-cell office:value-type="float" office:value="153040" calcext:value-type="float">
            <text:p>153040</text:p>
          </table:table-cell>
          <table:table-cell office:value-type="float" office:value="8976007" calcext:value-type="float">
            <text:p>897600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60" calcext:value-type="float">
            <text:p>20560</text:p>
          </table:table-cell>
          <table:table-cell office:value-type="float" office:value="8976007" calcext:value-type="float">
            <text:p>8976007</text:p>
          </table:table-cell>
          <table:table-cell table:formula="of:=[.E127]-[.I1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9-s126456688c5075685.ukp</text:p>
          </table:table-cell>
          <table:table-cell office:value-type="float" office:value="0.0179492" calcext:value-type="float">
            <text:p>0.0179492</text:p>
          </table:table-cell>
          <table:table-cell office:value-type="float" office:value="0.26" calcext:value-type="float">
            <text:p>0.26</text:p>
          </table:table-cell>
          <table:table-cell office:value-type="float" office:value="92136" calcext:value-type="float">
            <text:p>92136</text:p>
          </table:table-cell>
          <table:table-cell office:value-type="float" office:value="5075685" calcext:value-type="float">
            <text:p>507568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0" calcext:value-type="float">
            <text:p>20540</text:p>
          </table:table-cell>
          <table:table-cell office:value-type="float" office:value="5075685" calcext:value-type="float">
            <text:p>5075685</text:p>
          </table:table-cell>
          <table:table-cell table:formula="of:=[.E128]-[.I1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1-s843367405c8035184.ukp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34" calcext:value-type="float">
            <text:p>0.34</text:p>
          </table:table-cell>
          <table:table-cell office:value-type="float" office:value="145888" calcext:value-type="float">
            <text:p>145888</text:p>
          </table:table-cell>
          <table:table-cell office:value-type="float" office:value="8035184" calcext:value-type="float">
            <text:p>803518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035184" calcext:value-type="float">
            <text:p>8035184</text:p>
          </table:table-cell>
          <table:table-cell table:formula="of:=[.E129]-[.I1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7-s177710744c9140478.ukp</text:p>
          </table:table-cell>
          <table:table-cell office:value-type="float" office:value="0.089589" calcext:value-type="float">
            <text:p>0.089589</text:p>
          </table:table-cell>
          <table:table-cell office:value-type="float" office:value="0.35" calcext:value-type="float">
            <text:p>0.35</text:p>
          </table:table-cell>
          <table:table-cell office:value-type="float" office:value="162500" calcext:value-type="float">
            <text:p>162500</text:p>
          </table:table-cell>
          <table:table-cell office:value-type="float" office:value="9140478" calcext:value-type="float">
            <text:p>9140478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96" calcext:value-type="float">
            <text:p>20496</text:p>
          </table:table-cell>
          <table:table-cell office:value-type="float" office:value="9140478" calcext:value-type="float">
            <text:p>9140478</text:p>
          </table:table-cell>
          <table:table-cell table:formula="of:=[.E130]-[.I1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8-s991580855c7221334.ukp</text:p>
          </table:table-cell>
          <table:table-cell office:value-type="float" office:value="0.0859361" calcext:value-type="float">
            <text:p>0.0859361</text:p>
          </table:table-cell>
          <table:table-cell office:value-type="float" office:value="0.33" calcext:value-type="float">
            <text:p>0.33</text:p>
          </table:table-cell>
          <table:table-cell office:value-type="float" office:value="132456" calcext:value-type="float">
            <text:p>132456</text:p>
          </table:table-cell>
          <table:table-cell office:value-type="float" office:value="7221334" calcext:value-type="float">
            <text:p>722133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7221334" calcext:value-type="float">
            <text:p>7221334</text:p>
          </table:table-cell>
          <table:table-cell table:formula="of:=[.E131]-[.I1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1-s843367405c6552822.ukp</text:p>
          </table:table-cell>
          <table:table-cell office:value-type="float" office:value="0.229688" calcext:value-type="float">
            <text:p>0.229688</text:p>
          </table:table-cell>
          <table:table-cell office:value-type="float" office:value="0.47" calcext:value-type="float">
            <text:p>0.47</text:p>
          </table:table-cell>
          <table:table-cell office:value-type="float" office:value="114352" calcext:value-type="float">
            <text:p>114352</text:p>
          </table:table-cell>
          <table:table-cell office:value-type="float" office:value="6552822" calcext:value-type="float">
            <text:p>655282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552822" calcext:value-type="float">
            <text:p>6552822</text:p>
          </table:table-cell>
          <table:table-cell table:formula="of:=[.E132]-[.I1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6-s227708629c8731096.ukp</text:p>
          </table:table-cell>
          <table:table-cell office:value-type="float" office:value="0.231446" calcext:value-type="float">
            <text:p>0.231446</text:p>
          </table:table-cell>
          <table:table-cell office:value-type="float" office:value="0.47" calcext:value-type="float">
            <text:p>0.47</text:p>
          </table:table-cell>
          <table:table-cell office:value-type="float" office:value="148832" calcext:value-type="float">
            <text:p>148832</text:p>
          </table:table-cell>
          <table:table-cell office:value-type="float" office:value="8731096" calcext:value-type="float">
            <text:p>873109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8" calcext:value-type="float">
            <text:p>20388</text:p>
          </table:table-cell>
          <table:table-cell office:value-type="float" office:value="8731096" calcext:value-type="float">
            <text:p>8731096</text:p>
          </table:table-cell>
          <table:table-cell table:formula="of:=[.E133]-[.I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0-s827183242c8821306.ukp</text:p>
          </table:table-cell>
          <table:table-cell office:value-type="float" office:value="0.0309808" calcext:value-type="float">
            <text:p>0.0309808</text:p>
          </table:table-cell>
          <table:table-cell office:value-type="float" office:value="0.28" calcext:value-type="float">
            <text:p>0.28</text:p>
          </table:table-cell>
          <table:table-cell office:value-type="float" office:value="158944" calcext:value-type="float">
            <text:p>158944</text:p>
          </table:table-cell>
          <table:table-cell office:value-type="float" office:value="8821306" calcext:value-type="float">
            <text:p>882130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8821306" calcext:value-type="float">
            <text:p>8821306</text:p>
          </table:table-cell>
          <table:table-cell table:formula="of:=[.E134]-[.I1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1-s843367405c7933442.ukp</text:p>
          </table:table-cell>
          <table:table-cell office:value-type="float" office:value="0.0286678" calcext:value-type="float">
            <text:p>0.0286678</text:p>
          </table:table-cell>
          <table:table-cell office:value-type="float" office:value="0.27" calcext:value-type="float">
            <text:p>0.27</text:p>
          </table:table-cell>
          <table:table-cell office:value-type="float" office:value="144836" calcext:value-type="float">
            <text:p>144836</text:p>
          </table:table-cell>
          <table:table-cell office:value-type="float" office:value="7933442" calcext:value-type="float">
            <text:p>793344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933442" calcext:value-type="float">
            <text:p>7933442</text:p>
          </table:table-cell>
          <table:table-cell table:formula="of:=[.E135]-[.I1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2-s528806317c8104695.ukp</text:p>
          </table:table-cell>
          <table:table-cell office:value-type="float" office:value="0.0293368" calcext:value-type="float">
            <text:p>0.0293368</text:p>
          </table:table-cell>
          <table:table-cell office:value-type="float" office:value="0.27" calcext:value-type="float">
            <text:p>0.27</text:p>
          </table:table-cell>
          <table:table-cell office:value-type="float" office:value="147160" calcext:value-type="float">
            <text:p>147160</text:p>
          </table:table-cell>
          <table:table-cell office:value-type="float" office:value="8104695" calcext:value-type="float">
            <text:p>81046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8104695" calcext:value-type="float">
            <text:p>8104695</text:p>
          </table:table-cell>
          <table:table-cell table:formula="of:=[.E136]-[.I1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7-s177710744c5667253.ukp</text:p>
          </table:table-cell>
          <table:table-cell office:value-type="float" office:value="0.0238038" calcext:value-type="float">
            <text:p>0.0238038</text:p>
          </table:table-cell>
          <table:table-cell office:value-type="float" office:value="0.27" calcext:value-type="float">
            <text:p>0.27</text:p>
          </table:table-cell>
          <table:table-cell office:value-type="float" office:value="108896" calcext:value-type="float">
            <text:p>108896</text:p>
          </table:table-cell>
          <table:table-cell office:value-type="float" office:value="5667253" calcext:value-type="float">
            <text:p>566725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667253" calcext:value-type="float">
            <text:p>5667253</text:p>
          </table:table-cell>
          <table:table-cell table:formula="of:=[.E137]-[.I1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5-s110877071c8707973.ukp</text:p>
          </table:table-cell>
          <table:table-cell office:value-type="float" office:value="0.0276109" calcext:value-type="float">
            <text:p>0.0276109</text:p>
          </table:table-cell>
          <table:table-cell office:value-type="float" office:value="0.27" calcext:value-type="float">
            <text:p>0.27</text:p>
          </table:table-cell>
          <table:table-cell office:value-type="float" office:value="149316" calcext:value-type="float">
            <text:p>149316</text:p>
          </table:table-cell>
          <table:table-cell office:value-type="float" office:value="8707973" calcext:value-type="float">
            <text:p>870797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8707973" calcext:value-type="float">
            <text:p>8707973</text:p>
          </table:table-cell>
          <table:table-cell table:formula="of:=[.E138]-[.I1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6-s227708629c8504831.ukp</text:p>
          </table:table-cell>
          <table:table-cell office:value-type="float" office:value="0.325094" calcext:value-type="float">
            <text:p>0.325094</text:p>
          </table:table-cell>
          <table:table-cell office:value-type="float" office:value="0.61" calcext:value-type="float">
            <text:p>0.61</text:p>
          </table:table-cell>
          <table:table-cell office:value-type="float" office:value="151936" calcext:value-type="float">
            <text:p>151936</text:p>
          </table:table-cell>
          <table:table-cell office:value-type="float" office:value="8504831" calcext:value-type="float">
            <text:p>850483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56" calcext:value-type="float">
            <text:p>20456</text:p>
          </table:table-cell>
          <table:table-cell office:value-type="float" office:value="8504831" calcext:value-type="float">
            <text:p>8504831</text:p>
          </table:table-cell>
          <table:table-cell table:formula="of:=[.E139]-[.I1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0-s827183242c9661788.ukp</text:p>
          </table:table-cell>
          <table:table-cell office:value-type="float" office:value="0.0330284" calcext:value-type="float">
            <text:p>0.0330284</text:p>
          </table:table-cell>
          <table:table-cell office:value-type="float" office:value="0.28" calcext:value-type="float">
            <text:p>0.28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61788" calcext:value-type="float">
            <text:p>966178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9661788" calcext:value-type="float">
            <text:p>9661788</text:p>
          </table:table-cell>
          <table:table-cell table:formula="of:=[.E140]-[.I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1-s843367405c9941261.ukp</text:p>
          </table:table-cell>
          <table:table-cell office:value-type="float" office:value="0.0332766" calcext:value-type="float">
            <text:p>0.0332766</text:p>
          </table:table-cell>
          <table:table-cell office:value-type="float" office:value="0.28" calcext:value-type="float">
            <text:p>0.28</text:p>
          </table:table-cell>
          <table:table-cell office:value-type="float" office:value="175600" calcext:value-type="float">
            <text:p>175600</text:p>
          </table:table-cell>
          <table:table-cell office:value-type="float" office:value="9941261" calcext:value-type="float">
            <text:p>994126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9941261" calcext:value-type="float">
            <text:p>9941261</text:p>
          </table:table-cell>
          <table:table-cell table:formula="of:=[.E141]-[.I1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3-s780179313c7579982.ukp</text:p>
          </table:table-cell>
          <table:table-cell office:value-type="float" office:value="0.0295372" calcext:value-type="float">
            <text:p>0.0295372</text:p>
          </table:table-cell>
          <table:table-cell office:value-type="float" office:value="0.27" calcext:value-type="float">
            <text:p>0.27</text:p>
          </table:table-cell>
          <table:table-cell office:value-type="float" office:value="130964" calcext:value-type="float">
            <text:p>130964</text:p>
          </table:table-cell>
          <table:table-cell office:value-type="float" office:value="7579982" calcext:value-type="float">
            <text:p>757998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579982" calcext:value-type="float">
            <text:p>7579982</text:p>
          </table:table-cell>
          <table:table-cell table:formula="of:=[.E142]-[.I1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4-s721215008c5527496.ukp</text:p>
          </table:table-cell>
          <table:table-cell office:value-type="float" office:value="0.0255871" calcext:value-type="float">
            <text:p>0.0255871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27496" calcext:value-type="float">
            <text:p>552749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527496" calcext:value-type="float">
            <text:p>5527496</text:p>
          </table:table-cell>
          <table:table-cell table:formula="of:=[.E143]-[.I1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8-s991580855c5508152.ukp</text:p>
          </table:table-cell>
          <table:table-cell office:value-type="float" office:value="0.0158871" calcext:value-type="float">
            <text:p>0.0158871</text:p>
          </table:table-cell>
          <table:table-cell office:value-type="float" office:value="0.04" calcext:value-type="float">
            <text:p>0.04</text:p>
          </table:table-cell>
          <table:table-cell office:value-type="float" office:value="97040" calcext:value-type="float">
            <text:p>97040</text:p>
          </table:table-cell>
          <table:table-cell office:value-type="float" office:value="5508152" calcext:value-type="float">
            <text:p>550815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688" calcext:value-type="float">
            <text:p>7688</text:p>
          </table:table-cell>
          <table:table-cell office:value-type="float" office:value="5508152" calcext:value-type="float">
            <text:p>5508152</text:p>
          </table:table-cell>
          <table:table-cell table:formula="of:=[.E144]-[.I1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3-s780179313c7571075.ukp</text:p>
          </table:table-cell>
          <table:table-cell office:value-type="float" office:value="0.0230265" calcext:value-type="float">
            <text:p>0.0230265</text:p>
          </table:table-cell>
          <table:table-cell office:value-type="float" office:value="0.26" calcext:value-type="float">
            <text:p>0.26</text:p>
          </table:table-cell>
          <table:table-cell office:value-type="float" office:value="131688" calcext:value-type="float">
            <text:p>131688</text:p>
          </table:table-cell>
          <table:table-cell office:value-type="float" office:value="7571075" calcext:value-type="float">
            <text:p>757107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32" calcext:value-type="float">
            <text:p>20432</text:p>
          </table:table-cell>
          <table:table-cell office:value-type="float" office:value="7571075" calcext:value-type="float">
            <text:p>7571075</text:p>
          </table:table-cell>
          <table:table-cell table:formula="of:=[.E145]-[.I1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7-s177710744c7068824.ukp</text:p>
          </table:table-cell>
          <table:table-cell office:value-type="float" office:value="0.0217392" calcext:value-type="float">
            <text:p>0.0217392</text:p>
          </table:table-cell>
          <table:table-cell office:value-type="float" office:value="0.26" calcext:value-type="float">
            <text:p>0.26</text:p>
          </table:table-cell>
          <table:table-cell office:value-type="float" office:value="122936" calcext:value-type="float">
            <text:p>122936</text:p>
          </table:table-cell>
          <table:table-cell office:value-type="float" office:value="7068824" calcext:value-type="float">
            <text:p>7068824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7068824" calcext:value-type="float">
            <text:p>7068824</text:p>
          </table:table-cell>
          <table:table-cell table:formula="of:=[.E146]-[.I1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3-s780179313c8935296.ukp</text:p>
          </table:table-cell>
          <table:table-cell office:value-type="float" office:value="0.0312579" calcext:value-type="float">
            <text:p>0.0312579</text:p>
          </table:table-cell>
          <table:table-cell office:value-type="float" office:value="0.28" calcext:value-type="float">
            <text:p>0.28</text:p>
          </table:table-cell>
          <table:table-cell office:value-type="float" office:value="160040" calcext:value-type="float">
            <text:p>160040</text:p>
          </table:table-cell>
          <table:table-cell office:value-type="float" office:value="8935296" calcext:value-type="float">
            <text:p>893529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388" calcext:value-type="float">
            <text:p>20388</text:p>
          </table:table-cell>
          <table:table-cell office:value-type="float" office:value="8935296" calcext:value-type="float">
            <text:p>8935296</text:p>
          </table:table-cell>
          <table:table-cell table:formula="of:=[.E147]-[.I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8-s991580855c6782529.ukp</text:p>
          </table:table-cell>
          <table:table-cell office:value-type="float" office:value="0.0267639" calcext:value-type="float">
            <text:p>0.0267639</text:p>
          </table:table-cell>
          <table:table-cell office:value-type="float" office:value="0.26" calcext:value-type="float">
            <text:p>0.26</text:p>
          </table:table-cell>
          <table:table-cell office:value-type="float" office:value="126768" calcext:value-type="float">
            <text:p>126768</text:p>
          </table:table-cell>
          <table:table-cell office:value-type="float" office:value="6782529" calcext:value-type="float">
            <text:p>678252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552" calcext:value-type="float">
            <text:p>20552</text:p>
          </table:table-cell>
          <table:table-cell office:value-type="float" office:value="6782529" calcext:value-type="float">
            <text:p>6782529</text:p>
          </table:table-cell>
          <table:table-cell table:formula="of:=[.E148]-[.I1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9-s126456688c5577842.ukp</text:p>
          </table:table-cell>
          <table:table-cell office:value-type="float" office:value="0.0238062" calcext:value-type="float">
            <text:p>0.0238062</text:p>
          </table:table-cell>
          <table:table-cell office:value-type="float" office:value="0.26" calcext:value-type="float">
            <text:p>0.26</text:p>
          </table:table-cell>
          <table:table-cell office:value-type="float" office:value="108168" calcext:value-type="float">
            <text:p>108168</text:p>
          </table:table-cell>
          <table:table-cell office:value-type="float" office:value="5577842" calcext:value-type="float">
            <text:p>557784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76" calcext:value-type="float">
            <text:p>21876</text:p>
          </table:table-cell>
          <table:table-cell office:value-type="float" office:value="5577842" calcext:value-type="float">
            <text:p>5577842</text:p>
          </table:table-cell>
          <table:table-cell table:formula="of:=[.E149]-[.I1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2-s528806317c5548039.ukp</text:p>
          </table:table-cell>
          <table:table-cell office:value-type="float" office:value="0.0203657" calcext:value-type="float">
            <text:p>0.0203657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48039" calcext:value-type="float">
            <text:p>5548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84" calcext:value-type="float">
            <text:p>20484</text:p>
          </table:table-cell>
          <table:table-cell office:value-type="float" office:value="5548039" calcext:value-type="float">
            <text:p>5548039</text:p>
          </table:table-cell>
          <table:table-cell table:formula="of:=[.E150]-[.I1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4-s721215008c8428519.ukp</text:p>
          </table:table-cell>
          <table:table-cell office:value-type="float" office:value="0.0268771" calcext:value-type="float">
            <text:p>0.0268771</text:p>
          </table:table-cell>
          <table:table-cell office:value-type="float" office:value="0.29" calcext:value-type="float">
            <text:p>0.29</text:p>
          </table:table-cell>
          <table:table-cell office:value-type="float" office:value="144288" calcext:value-type="float">
            <text:p>144288</text:p>
          </table:table-cell>
          <table:table-cell office:value-type="float" office:value="8428519" calcext:value-type="float">
            <text:p>842851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48" calcext:value-type="float">
            <text:p>20448</text:p>
          </table:table-cell>
          <table:table-cell office:value-type="float" office:value="8428519" calcext:value-type="float">
            <text:p>8428519</text:p>
          </table:table-cell>
          <table:table-cell table:formula="of:=[.E151]-[.I1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7-s177710744c6272106.ukp</text:p>
          </table:table-cell>
          <table:table-cell office:value-type="float" office:value="0.0223716" calcext:value-type="float">
            <text:p>0.0223716</text:p>
          </table:table-cell>
          <table:table-cell office:value-type="float" office:value="0.27" calcext:value-type="float">
            <text:p>0.27</text:p>
          </table:table-cell>
          <table:table-cell office:value-type="float" office:value="110524" calcext:value-type="float">
            <text:p>110524</text:p>
          </table:table-cell>
          <table:table-cell office:value-type="float" office:value="6272106" calcext:value-type="float">
            <text:p>62721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0" calcext:value-type="float">
            <text:p>20440</text:p>
          </table:table-cell>
          <table:table-cell office:value-type="float" office:value="6272106" calcext:value-type="float">
            <text:p>6272106</text:p>
          </table:table-cell>
          <table:table-cell table:formula="of:=[.E152]-[.I1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8-s991580855c8490598.ukp</text:p>
          </table:table-cell>
          <table:table-cell office:value-type="float" office:value="0.0266729" calcext:value-type="float">
            <text:p>0.0266729</text:p>
          </table:table-cell>
          <table:table-cell office:value-type="float" office:value="0.27" calcext:value-type="float">
            <text:p>0.27</text:p>
          </table:table-cell>
          <table:table-cell office:value-type="float" office:value="145756" calcext:value-type="float">
            <text:p>145756</text:p>
          </table:table-cell>
          <table:table-cell office:value-type="float" office:value="8490598" calcext:value-type="float">
            <text:p>849059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00" calcext:value-type="float">
            <text:p>21800</text:p>
          </table:table-cell>
          <table:table-cell office:value-type="float" office:value="8490598" calcext:value-type="float">
            <text:p>8490598</text:p>
          </table:table-cell>
          <table:table-cell table:formula="of:=[.E153]-[.I1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5-s110877071c7877976.ukp</text:p>
          </table:table-cell>
          <table:table-cell office:value-type="float" office:value="0.0292838" calcext:value-type="float">
            <text:p>0.0292838</text:p>
          </table:table-cell>
          <table:table-cell office:value-type="float" office:value="0.28" calcext:value-type="float">
            <text:p>0.28</text:p>
          </table:table-cell>
          <table:table-cell office:value-type="float" office:value="143348" calcext:value-type="float">
            <text:p>143348</text:p>
          </table:table-cell>
          <table:table-cell office:value-type="float" office:value="7877976" calcext:value-type="float">
            <text:p>7877976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52" calcext:value-type="float">
            <text:p>20452</text:p>
          </table:table-cell>
          <table:table-cell office:value-type="float" office:value="7877976" calcext:value-type="float">
            <text:p>7877976</text:p>
          </table:table-cell>
          <table:table-cell table:formula="of:=[.E154]-[.I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6-s227708629c9541389.ukp</text:p>
          </table:table-cell>
          <table:table-cell office:value-type="float" office:value="0.0326254" calcext:value-type="float">
            <text:p>0.0326254</text:p>
          </table:table-cell>
          <table:table-cell office:value-type="float" office:value="0.28" calcext:value-type="float">
            <text:p>0.28</text:p>
          </table:table-cell>
          <table:table-cell office:value-type="float" office:value="169556" calcext:value-type="float">
            <text:p>169556</text:p>
          </table:table-cell>
          <table:table-cell office:value-type="float" office:value="9541389" calcext:value-type="float">
            <text:p>9541389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9541389" calcext:value-type="float">
            <text:p>9541389</text:p>
          </table:table-cell>
          <table:table-cell table:formula="of:=[.E155]-[.I1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5-s110877071c9317578.ukp</text:p>
          </table:table-cell>
          <table:table-cell office:value-type="float" office:value="0.031047" calcext:value-type="float">
            <text:p>0.031047</text:p>
          </table:table-cell>
          <table:table-cell office:value-type="float" office:value="0.27" calcext:value-type="float">
            <text:p>0.27</text:p>
          </table:table-cell>
          <table:table-cell office:value-type="float" office:value="166512" calcext:value-type="float">
            <text:p>166512</text:p>
          </table:table-cell>
          <table:table-cell office:value-type="float" office:value="9317578" calcext:value-type="float">
            <text:p>931757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9317578" calcext:value-type="float">
            <text:p>9317578</text:p>
          </table:table-cell>
          <table:table-cell table:formula="of:=[.E156]-[.I1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6-s227708629c7385954.ukp</text:p>
          </table:table-cell>
          <table:table-cell office:value-type="float" office:value="0.0243395" calcext:value-type="float">
            <text:p>0.0243395</text:p>
          </table:table-cell>
          <table:table-cell office:value-type="float" office:value="0.27" calcext:value-type="float">
            <text:p>0.27</text:p>
          </table:table-cell>
          <table:table-cell office:value-type="float" office:value="128016" calcext:value-type="float">
            <text:p>128016</text:p>
          </table:table-cell>
          <table:table-cell office:value-type="float" office:value="7385954" calcext:value-type="float">
            <text:p>738595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85954" calcext:value-type="float">
            <text:p>7385954</text:p>
          </table:table-cell>
          <table:table-cell table:formula="of:=[.E157]-[.I1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9-s126456688c5843362.ukp</text:p>
          </table:table-cell>
          <table:table-cell office:value-type="float" office:value="0.0220127" calcext:value-type="float">
            <text:p>0.0220127</text:p>
          </table:table-cell>
          <table:table-cell office:value-type="float" office:value="0.26" calcext:value-type="float">
            <text:p>0.26</text:p>
          </table:table-cell>
          <table:table-cell office:value-type="float" office:value="104620" calcext:value-type="float">
            <text:p>104620</text:p>
          </table:table-cell>
          <table:table-cell office:value-type="float" office:value="5843362" calcext:value-type="float">
            <text:p>584336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843362" calcext:value-type="float">
            <text:p>5843362</text:p>
          </table:table-cell>
          <table:table-cell table:formula="of:=[.E158]-[.I1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4-s721215008c9739684.ukp</text:p>
          </table:table-cell>
          <table:table-cell office:value-type="float" office:value="0.111826" calcext:value-type="float">
            <text:p>0.111826</text:p>
          </table:table-cell>
          <table:table-cell office:value-type="float" office:value="0.23" calcext:value-type="float">
            <text:p>0.23</text:p>
          </table:table-cell>
          <table:table-cell office:value-type="float" office:value="170536" calcext:value-type="float">
            <text:p>170536</text:p>
          </table:table-cell>
          <table:table-cell office:value-type="float" office:value="9739684" calcext:value-type="float">
            <text:p>973968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60" calcext:value-type="float">
            <text:p>11960</text:p>
          </table:table-cell>
          <table:table-cell office:value-type="float" office:value="9739684" calcext:value-type="float">
            <text:p>9739684</text:p>
          </table:table-cell>
          <table:table-cell table:formula="of:=[.E159]-[.I1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2-s528806317c5171078.ukp</text:p>
          </table:table-cell>
          <table:table-cell office:value-type="float" office:value="0.331052" calcext:value-type="float">
            <text:p>0.331052</text:p>
          </table:table-cell>
          <table:table-cell office:value-type="float" office:value="0.5" calcext:value-type="float">
            <text:p>0.5</text:p>
          </table:table-cell>
          <table:table-cell office:value-type="float" office:value="91420" calcext:value-type="float">
            <text:p>91420</text:p>
          </table:table-cell>
          <table:table-cell office:value-type="float" office:value="5171078" calcext:value-type="float">
            <text:p>517107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28" calcext:value-type="float">
            <text:p>11928</text:p>
          </table:table-cell>
          <table:table-cell office:value-type="float" office:value="5171078" calcext:value-type="float">
            <text:p>5171078</text:p>
          </table:table-cell>
          <table:table-cell table:formula="of:=[.E160]-[.I1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8-s991580855c9363674.ukp</text:p>
          </table:table-cell>
          <table:table-cell office:value-type="float" office:value="0.0886243" calcext:value-type="float">
            <text:p>0.0886243</text:p>
          </table:table-cell>
          <table:table-cell office:value-type="float" office:value="0.21" calcext:value-type="float">
            <text:p>0.21</text:p>
          </table:table-cell>
          <table:table-cell office:value-type="float" office:value="157728" calcext:value-type="float">
            <text:p>157728</text:p>
          </table:table-cell>
          <table:table-cell office:value-type="float" office:value="9363674" calcext:value-type="float">
            <text:p>936367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76" calcext:value-type="float">
            <text:p>11976</text:p>
          </table:table-cell>
          <table:table-cell office:value-type="float" office:value="9363674" calcext:value-type="float">
            <text:p>9363674</text:p>
          </table:table-cell>
          <table:table-cell table:formula="of:=[.E161]-[.I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0-s827183242c5977860.ukp</text:p>
          </table:table-cell>
          <table:table-cell office:value-type="float" office:value="0.0486124" calcext:value-type="float">
            <text:p>0.0486124</text:p>
          </table:table-cell>
          <table:table-cell office:value-type="float" office:value="0.11" calcext:value-type="float">
            <text:p>0.11</text:p>
          </table:table-cell>
          <table:table-cell office:value-type="float" office:value="111300" calcext:value-type="float">
            <text:p>111300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200" calcext:value-type="float">
            <text:p>8200</text:p>
          </table:table-cell>
          <table:table-cell office:value-type="float" office:value="5977860" calcext:value-type="float">
            <text:p>5977860</text:p>
          </table:table-cell>
          <table:table-cell table:formula="of:=[.E162]-[.I1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2-s528806317c6020154.ukp</text:p>
          </table:table-cell>
          <table:table-cell office:value-type="float" office:value="0.110102" calcext:value-type="float">
            <text:p>0.110102</text:p>
          </table:table-cell>
          <table:table-cell office:value-type="float" office:value="0.22" calcext:value-type="float">
            <text:p>0.22</text:p>
          </table:table-cell>
          <table:table-cell office:value-type="float" office:value="112248" calcext:value-type="float">
            <text:p>112248</text:p>
          </table:table-cell>
          <table:table-cell office:value-type="float" office:value="6020154" calcext:value-type="float">
            <text:p>602015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24" calcext:value-type="float">
            <text:p>12024</text:p>
          </table:table-cell>
          <table:table-cell office:value-type="float" office:value="6020154" calcext:value-type="float">
            <text:p>6020154</text:p>
          </table:table-cell>
          <table:table-cell table:formula="of:=[.E163]-[.I1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3-s780179313c7801078.ukp</text:p>
          </table:table-cell>
          <table:table-cell office:value-type="float" office:value="0.0982394" calcext:value-type="float">
            <text:p>0.0982394</text:p>
          </table:table-cell>
          <table:table-cell office:value-type="float" office:value="0.22" calcext:value-type="float">
            <text:p>0.22</text:p>
          </table:table-cell>
          <table:table-cell office:value-type="float" office:value="140168" calcext:value-type="float">
            <text:p>140168</text:p>
          </table:table-cell>
          <table:table-cell office:value-type="float" office:value="7801078" calcext:value-type="float">
            <text:p>7801078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1900" calcext:value-type="float">
            <text:p>11900</text:p>
          </table:table-cell>
          <table:table-cell office:value-type="float" office:value="7801078" calcext:value-type="float">
            <text:p>7801078</text:p>
          </table:table-cell>
          <table:table-cell table:formula="of:=[.E164]-[.I1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3-s780179313c8865909.ukp</text:p>
          </table:table-cell>
          <table:table-cell office:value-type="float" office:value="0.331799" calcext:value-type="float">
            <text:p>0.331799</text:p>
          </table:table-cell>
          <table:table-cell office:value-type="float" office:value="0.45" calcext:value-type="float">
            <text:p>0.45</text:p>
          </table:table-cell>
          <table:table-cell office:value-type="float" office:value="148764" calcext:value-type="float">
            <text:p>148764</text:p>
          </table:table-cell>
          <table:table-cell office:value-type="float" office:value="8865909" calcext:value-type="float">
            <text:p>886590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48" calcext:value-type="float">
            <text:p>12048</text:p>
          </table:table-cell>
          <table:table-cell office:value-type="float" office:value="8865909" calcext:value-type="float">
            <text:p>8865909</text:p>
          </table:table-cell>
          <table:table-cell table:formula="of:=[.E165]-[.I1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5-s110877071c6291545.ukp</text:p>
          </table:table-cell>
          <table:table-cell office:value-type="float" office:value="0.341391" calcext:value-type="float">
            <text:p>0.341391</text:p>
          </table:table-cell>
          <table:table-cell office:value-type="float" office:value="0.46" calcext:value-type="float">
            <text:p>0.46</text:p>
          </table:table-cell>
          <table:table-cell office:value-type="float" office:value="108904" calcext:value-type="float">
            <text:p>108904</text:p>
          </table:table-cell>
          <table:table-cell office:value-type="float" office:value="6291545" calcext:value-type="float">
            <text:p>629154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6291545" calcext:value-type="float">
            <text:p>6291545</text:p>
          </table:table-cell>
          <table:table-cell table:formula="of:=[.E166]-[.I1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8-s991580855c6988739.ukp</text:p>
          </table:table-cell>
          <table:table-cell office:value-type="float" office:value="0.335418" calcext:value-type="float">
            <text:p>0.335418</text:p>
          </table:table-cell>
          <table:table-cell office:value-type="float" office:value="0.45" calcext:value-type="float">
            <text:p>0.45</text:p>
          </table:table-cell>
          <table:table-cell office:value-type="float" office:value="119516" calcext:value-type="float">
            <text:p>119516</text:p>
          </table:table-cell>
          <table:table-cell office:value-type="float" office:value="6988739" calcext:value-type="float">
            <text:p>698873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988739" calcext:value-type="float">
            <text:p>6988739</text:p>
          </table:table-cell>
          <table:table-cell table:formula="of:=[.E167]-[.I1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0-s827183242c9635014.ukp</text:p>
          </table:table-cell>
          <table:table-cell office:value-type="float" office:value="0.0460517" calcext:value-type="float">
            <text:p>0.0460517</text:p>
          </table:table-cell>
          <table:table-cell office:value-type="float" office:value="0.16" calcext:value-type="float">
            <text:p>0.16</text:p>
          </table:table-cell>
          <table:table-cell office:value-type="float" office:value="169296" calcext:value-type="float">
            <text:p>169296</text:p>
          </table:table-cell>
          <table:table-cell office:value-type="float" office:value="9635014" calcext:value-type="float">
            <text:p>963501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0" calcext:value-type="float">
            <text:p>11960</text:p>
          </table:table-cell>
          <table:table-cell office:value-type="float" office:value="9635014" calcext:value-type="float">
            <text:p>9635014</text:p>
          </table:table-cell>
          <table:table-cell table:formula="of:=[.E168]-[.I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4-s721215008c5098265.ukp</text:p>
          </table:table-cell>
          <table:table-cell office:value-type="float" office:value="0.0375532" calcext:value-type="float">
            <text:p>0.0375532</text:p>
          </table:table-cell>
          <table:table-cell office:value-type="float" office:value="0.15" calcext:value-type="float">
            <text:p>0.15</text:p>
          </table:table-cell>
          <table:table-cell office:value-type="float" office:value="98672" calcext:value-type="float">
            <text:p>98672</text:p>
          </table:table-cell>
          <table:table-cell office:value-type="float" office:value="5098265" calcext:value-type="float">
            <text:p>509826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5098265" calcext:value-type="float">
            <text:p>5098265</text:p>
          </table:table-cell>
          <table:table-cell table:formula="of:=[.E169]-[.I1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5-s110877071c8048833.ukp</text:p>
          </table:table-cell>
          <table:table-cell office:value-type="float" office:value="0.0423931" calcext:value-type="float">
            <text:p>0.0423931</text:p>
          </table:table-cell>
          <table:table-cell office:value-type="float" office:value="0.17" calcext:value-type="float">
            <text:p>0.17</text:p>
          </table:table-cell>
          <table:table-cell office:value-type="float" office:value="144648" calcext:value-type="float">
            <text:p>144648</text:p>
          </table:table-cell>
          <table:table-cell office:value-type="float" office:value="8048833" calcext:value-type="float">
            <text:p>8048833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048833" calcext:value-type="float">
            <text:p>8048833</text:p>
          </table:table-cell>
          <table:table-cell table:formula="of:=[.E170]-[.I1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1-s843367405c8352496.ukp</text:p>
          </table:table-cell>
          <table:table-cell office:value-type="float" office:value="0.0341226" calcext:value-type="float">
            <text:p>0.0341226</text:p>
          </table:table-cell>
          <table:table-cell office:value-type="float" office:value="0.09" calcext:value-type="float">
            <text:p>0.09</text:p>
          </table:table-cell>
          <table:table-cell office:value-type="float" office:value="141400" calcext:value-type="float">
            <text:p>141400</text:p>
          </table:table-cell>
          <table:table-cell office:value-type="float" office:value="8352496" calcext:value-type="float">
            <text:p>8352496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508" calcext:value-type="float">
            <text:p>8508</text:p>
          </table:table-cell>
          <table:table-cell office:value-type="float" office:value="8352496" calcext:value-type="float">
            <text:p>8352496</text:p>
          </table:table-cell>
          <table:table-cell table:formula="of:=[.E171]-[.I1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3-s780179313c9601161.ukp</text:p>
          </table:table-cell>
          <table:table-cell office:value-type="float" office:value="0.0878358" calcext:value-type="float">
            <text:p>0.0878358</text:p>
          </table:table-cell>
          <table:table-cell office:value-type="float" office:value="0.2" calcext:value-type="float">
            <text:p>0.2</text:p>
          </table:table-cell>
          <table:table-cell office:value-type="float" office:value="161260" calcext:value-type="float">
            <text:p>161260</text:p>
          </table:table-cell>
          <table:table-cell office:value-type="float" office:value="9601161" calcext:value-type="float">
            <text:p>9601161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9601161" calcext:value-type="float">
            <text:p>9601161</text:p>
          </table:table-cell>
          <table:table-cell table:formula="of:=[.E172]-[.I1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9-s126456688c9319115.ukp</text:p>
          </table:table-cell>
          <table:table-cell office:value-type="float" office:value="0.0563175" calcext:value-type="float">
            <text:p>0.0563175</text:p>
          </table:table-cell>
          <table:table-cell office:value-type="float" office:value="0.13" calcext:value-type="float">
            <text:p>0.13</text:p>
          </table:table-cell>
          <table:table-cell office:value-type="float" office:value="163288" calcext:value-type="float">
            <text:p>163288</text:p>
          </table:table-cell>
          <table:table-cell office:value-type="float" office:value="9319115" calcext:value-type="float">
            <text:p>93191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8464" calcext:value-type="float">
            <text:p>8464</text:p>
          </table:table-cell>
          <table:table-cell office:value-type="float" office:value="9319115" calcext:value-type="float">
            <text:p>9319115</text:p>
          </table:table-cell>
          <table:table-cell table:formula="of:=[.E173]-[.I1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6-s227708629c6095921.ukp</text:p>
          </table:table-cell>
          <table:table-cell office:value-type="float" office:value="0.0934289" calcext:value-type="float">
            <text:p>0.0934289</text:p>
          </table:table-cell>
          <table:table-cell office:value-type="float" office:value="0.23" calcext:value-type="float">
            <text:p>0.23</text:p>
          </table:table-cell>
          <table:table-cell office:value-type="float" office:value="113748" calcext:value-type="float">
            <text:p>113748</text:p>
          </table:table-cell>
          <table:table-cell office:value-type="float" office:value="6095921" calcext:value-type="float">
            <text:p>609592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095921" calcext:value-type="float">
            <text:p>6095921</text:p>
          </table:table-cell>
          <table:table-cell table:formula="of:=[.E174]-[.I1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1-s843367405c6535045.ukp</text:p>
          </table:table-cell>
          <table:table-cell office:value-type="float" office:value="0.0788254" calcext:value-type="float">
            <text:p>0.0788254</text:p>
          </table:table-cell>
          <table:table-cell office:value-type="float" office:value="0.12" calcext:value-type="float">
            <text:p>0.12</text:p>
          </table:table-cell>
          <table:table-cell office:value-type="float" office:value="112036" calcext:value-type="float">
            <text:p>112036</text:p>
          </table:table-cell>
          <table:table-cell office:value-type="float" office:value="6535045" calcext:value-type="float">
            <text:p>653504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664" calcext:value-type="float">
            <text:p>8664</text:p>
          </table:table-cell>
          <table:table-cell office:value-type="float" office:value="6535045" calcext:value-type="float">
            <text:p>6535045</text:p>
          </table:table-cell>
          <table:table-cell table:formula="of:=[.E175]-[.I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9-s126456688c9711964.ukp</text:p>
          </table:table-cell>
          <table:table-cell office:value-type="float" office:value="0.0844858" calcext:value-type="float">
            <text:p>0.0844858</text:p>
          </table:table-cell>
          <table:table-cell office:value-type="float" office:value="0.13" calcext:value-type="float">
            <text:p>0.13</text:p>
          </table:table-cell>
          <table:table-cell office:value-type="float" office:value="161660" calcext:value-type="float">
            <text:p>161660</text:p>
          </table:table-cell>
          <table:table-cell office:value-type="float" office:value="9711964" calcext:value-type="float">
            <text:p>971196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9288" calcext:value-type="float">
            <text:p>9288</text:p>
          </table:table-cell>
          <table:table-cell office:value-type="float" office:value="9711964" calcext:value-type="float">
            <text:p>9711964</text:p>
          </table:table-cell>
          <table:table-cell table:formula="of:=[.E176]-[.I1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0-s827183242c6373385.ukp</text:p>
          </table:table-cell>
          <table:table-cell office:value-type="float" office:value="0.0233201" calcext:value-type="float">
            <text:p>0.0233201</text:p>
          </table:table-cell>
          <table:table-cell office:value-type="float" office:value="0.14" calcext:value-type="float">
            <text:p>0.14</text:p>
          </table:table-cell>
          <table:table-cell office:value-type="float" office:value="119092" calcext:value-type="float">
            <text:p>119092</text:p>
          </table:table-cell>
          <table:table-cell office:value-type="float" office:value="6373385" calcext:value-type="float">
            <text:p>63733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4" calcext:value-type="float">
            <text:p>11984</text:p>
          </table:table-cell>
          <table:table-cell office:value-type="float" office:value="6373385" calcext:value-type="float">
            <text:p>6373385</text:p>
          </table:table-cell>
          <table:table-cell table:formula="of:=[.E177]-[.I1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3-s780179313c8835643.ukp</text:p>
          </table:table-cell>
          <table:table-cell office:value-type="float" office:value="0.0281029" calcext:value-type="float">
            <text:p>0.0281029</text:p>
          </table:table-cell>
          <table:table-cell office:value-type="float" office:value="0.14" calcext:value-type="float">
            <text:p>0.14</text:p>
          </table:table-cell>
          <table:table-cell office:value-type="float" office:value="157756" calcext:value-type="float">
            <text:p>157756</text:p>
          </table:table-cell>
          <table:table-cell office:value-type="float" office:value="8835643" calcext:value-type="float">
            <text:p>88356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16" calcext:value-type="float">
            <text:p>12016</text:p>
          </table:table-cell>
          <table:table-cell office:value-type="float" office:value="8835643" calcext:value-type="float">
            <text:p>8835643</text:p>
          </table:table-cell>
          <table:table-cell table:formula="of:=[.E178]-[.I1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8-s991580855c5741932.ukp</text:p>
          </table:table-cell>
          <table:table-cell office:value-type="float" office:value="0.0219558" calcext:value-type="float">
            <text:p>0.0219558</text:p>
          </table:table-cell>
          <table:table-cell office:value-type="float" office:value="0.14" calcext:value-type="float">
            <text:p>0.14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41932" calcext:value-type="float">
            <text:p>574193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741932" calcext:value-type="float">
            <text:p>5741932</text:p>
          </table:table-cell>
          <table:table-cell table:formula="of:=[.E179]-[.I1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9-s126456688c6303775.ukp</text:p>
          </table:table-cell>
          <table:table-cell office:value-type="float" office:value="0.0236739" calcext:value-type="float">
            <text:p>0.0236739</text:p>
          </table:table-cell>
          <table:table-cell office:value-type="float" office:value="0.14" calcext:value-type="float">
            <text:p>0.14</text:p>
          </table:table-cell>
          <table:table-cell office:value-type="float" office:value="118184" calcext:value-type="float">
            <text:p>118184</text:p>
          </table:table-cell>
          <table:table-cell office:value-type="float" office:value="6303775" calcext:value-type="float">
            <text:p>630377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303775" calcext:value-type="float">
            <text:p>6303775</text:p>
          </table:table-cell>
          <table:table-cell table:formula="of:=[.E180]-[.I1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0-s827183242c6712851.ukp</text:p>
          </table:table-cell>
          <table:table-cell office:value-type="float" office:value="0.0226768" calcext:value-type="float">
            <text:p>0.0226768</text:p>
          </table:table-cell>
          <table:table-cell office:value-type="float" office:value="0.14" calcext:value-type="float">
            <text:p>0.14</text:p>
          </table:table-cell>
          <table:table-cell office:value-type="float" office:value="116520" calcext:value-type="float">
            <text:p>116520</text:p>
          </table:table-cell>
          <table:table-cell office:value-type="float" office:value="6712851" calcext:value-type="float">
            <text:p>671285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712851" calcext:value-type="float">
            <text:p>6712851</text:p>
          </table:table-cell>
          <table:table-cell table:formula="of:=[.E181]-[.I1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1-s843367405c8291694.ukp</text:p>
          </table:table-cell>
          <table:table-cell office:value-type="float" office:value="0.0252574" calcext:value-type="float">
            <text:p>0.0252574</text:p>
          </table:table-cell>
          <table:table-cell office:value-type="float" office:value="0.14" calcext:value-type="float">
            <text:p>0.14</text:p>
          </table:table-cell>
          <table:table-cell office:value-type="float" office:value="141352" calcext:value-type="float">
            <text:p>141352</text:p>
          </table:table-cell>
          <table:table-cell office:value-type="float" office:value="8291694" calcext:value-type="float">
            <text:p>829169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291694" calcext:value-type="float">
            <text:p>8291694</text:p>
          </table:table-cell>
          <table:table-cell table:formula="of:=[.E182]-[.I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3-s780179313c8190313.ukp</text:p>
          </table:table-cell>
          <table:table-cell office:value-type="float" office:value="0.0235932" calcext:value-type="float">
            <text:p>0.0235932</text:p>
          </table:table-cell>
          <table:table-cell office:value-type="float" office:value="0.14" calcext:value-type="float">
            <text:p>0.14</text:p>
          </table:table-cell>
          <table:table-cell office:value-type="float" office:value="140060" calcext:value-type="float">
            <text:p>140060</text:p>
          </table:table-cell>
          <table:table-cell office:value-type="float" office:value="8190313" calcext:value-type="float">
            <text:p>819031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8190313" calcext:value-type="float">
            <text:p>8190313</text:p>
          </table:table-cell>
          <table:table-cell table:formula="of:=[.E183]-[.I1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4-s721215008c7445609.ukp</text:p>
          </table:table-cell>
          <table:table-cell office:value-type="float" office:value="0.0241684" calcext:value-type="float">
            <text:p>0.0241684</text:p>
          </table:table-cell>
          <table:table-cell office:value-type="float" office:value="0.14" calcext:value-type="float">
            <text:p>0.14</text:p>
          </table:table-cell>
          <table:table-cell office:value-type="float" office:value="128292" calcext:value-type="float">
            <text:p>128292</text:p>
          </table:table-cell>
          <table:table-cell office:value-type="float" office:value="7445609" calcext:value-type="float">
            <text:p>744560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8" calcext:value-type="float">
            <text:p>11988</text:p>
          </table:table-cell>
          <table:table-cell office:value-type="float" office:value="7445609" calcext:value-type="float">
            <text:p>7445609</text:p>
          </table:table-cell>
          <table:table-cell table:formula="of:=[.E184]-[.I1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5-s110877071c5459305.ukp</text:p>
          </table:table-cell>
          <table:table-cell office:value-type="float" office:value="0.0182127" calcext:value-type="float">
            <text:p>0.0182127</text:p>
          </table:table-cell>
          <table:table-cell office:value-type="float" office:value="0.13" calcext:value-type="float">
            <text:p>0.13</text:p>
          </table:table-cell>
          <table:table-cell office:value-type="float" office:value="97216" calcext:value-type="float">
            <text:p>97216</text:p>
          </table:table-cell>
          <table:table-cell office:value-type="float" office:value="5459305" calcext:value-type="float">
            <text:p>545930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459305" calcext:value-type="float">
            <text:p>5459305</text:p>
          </table:table-cell>
          <table:table-cell table:formula="of:=[.E185]-[.I1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9-s126456688c7790082.ukp</text:p>
          </table:table-cell>
          <table:table-cell office:value-type="float" office:value="0.0225944" calcext:value-type="float">
            <text:p>0.0225944</text:p>
          </table:table-cell>
          <table:table-cell office:value-type="float" office:value="0.14" calcext:value-type="float">
            <text:p>0.14</text:p>
          </table:table-cell>
          <table:table-cell office:value-type="float" office:value="133400" calcext:value-type="float">
            <text:p>133400</text:p>
          </table:table-cell>
          <table:table-cell office:value-type="float" office:value="7790082" calcext:value-type="float">
            <text:p>779008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7790082" calcext:value-type="float">
            <text:p>7790082</text:p>
          </table:table-cell>
          <table:table-cell table:formula="of:=[.E186]-[.I1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3-s780179313c9711715.ukp</text:p>
          </table:table-cell>
          <table:table-cell office:value-type="float" office:value="0.0297263" calcext:value-type="float">
            <text:p>0.0297263</text:p>
          </table:table-cell>
          <table:table-cell office:value-type="float" office:value="0.15" calcext:value-type="float">
            <text:p>0.15</text:p>
          </table:table-cell>
          <table:table-cell office:value-type="float" office:value="171588" calcext:value-type="float">
            <text:p>171588</text:p>
          </table:table-cell>
          <table:table-cell office:value-type="float" office:value="9711715" calcext:value-type="float">
            <text:p>97117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9711715" calcext:value-type="float">
            <text:p>9711715</text:p>
          </table:table-cell>
          <table:table-cell table:formula="of:=[.E187]-[.I1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4-s721215008c8547122.ukp</text:p>
          </table:table-cell>
          <table:table-cell office:value-type="float" office:value="0.0273602" calcext:value-type="float">
            <text:p>0.0273602</text:p>
          </table:table-cell>
          <table:table-cell office:value-type="float" office:value="0.15" calcext:value-type="float">
            <text:p>0.15</text:p>
          </table:table-cell>
          <table:table-cell office:value-type="float" office:value="153376" calcext:value-type="float">
            <text:p>153376</text:p>
          </table:table-cell>
          <table:table-cell office:value-type="float" office:value="8547122" calcext:value-type="float">
            <text:p>854712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547122" calcext:value-type="float">
            <text:p>8547122</text:p>
          </table:table-cell>
          <table:table-cell table:formula="of:=[.E188]-[.I1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7-s177710744c9919602.ukp</text:p>
          </table:table-cell>
          <table:table-cell office:value-type="float" office:value="0.0299956" calcext:value-type="float">
            <text:p>0.0299956</text:p>
          </table:table-cell>
          <table:table-cell office:value-type="float" office:value="0.16" calcext:value-type="float">
            <text:p>0.16</text:p>
          </table:table-cell>
          <table:table-cell office:value-type="float" office:value="174496" calcext:value-type="float">
            <text:p>174496</text:p>
          </table:table-cell>
          <table:table-cell office:value-type="float" office:value="9919602" calcext:value-type="float">
            <text:p>99196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9919602" calcext:value-type="float">
            <text:p>9919602</text:p>
          </table:table-cell>
          <table:table-cell table:formula="of:=[.E189]-[.I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0-s827183242c7587102.ukp</text:p>
          </table:table-cell>
          <table:table-cell office:value-type="float" office:value="0.0289007" calcext:value-type="float">
            <text:p>0.0289007</text:p>
          </table:table-cell>
          <table:table-cell office:value-type="float" office:value="0.08" calcext:value-type="float">
            <text:p>0.08</text:p>
          </table:table-cell>
          <table:table-cell office:value-type="float" office:value="137048" calcext:value-type="float">
            <text:p>137048</text:p>
          </table:table-cell>
          <table:table-cell office:value-type="float" office:value="7587102" calcext:value-type="float">
            <text:p>75871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704" calcext:value-type="float">
            <text:p>8704</text:p>
          </table:table-cell>
          <table:table-cell office:value-type="float" office:value="7587102" calcext:value-type="float">
            <text:p>7587102</text:p>
          </table:table-cell>
          <table:table-cell table:formula="of:=[.E190]-[.I1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2-s528806317c5257943.ukp</text:p>
          </table:table-cell>
          <table:table-cell office:value-type="float" office:value="0.0245616" calcext:value-type="float">
            <text:p>0.0245616</text:p>
          </table:table-cell>
          <table:table-cell office:value-type="float" office:value="0.07" calcext:value-type="float">
            <text:p>0.07</text:p>
          </table:table-cell>
          <table:table-cell office:value-type="float" office:value="100552" calcext:value-type="float">
            <text:p>100552</text:p>
          </table:table-cell>
          <table:table-cell office:value-type="float" office:value="5257943" calcext:value-type="float">
            <text:p>52579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844" calcext:value-type="float">
            <text:p>8844</text:p>
          </table:table-cell>
          <table:table-cell office:value-type="float" office:value="5257943" calcext:value-type="float">
            <text:p>5257943</text:p>
          </table:table-cell>
          <table:table-cell table:formula="of:=[.E191]-[.I1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2-s528806317c6107266.ukp</text:p>
          </table:table-cell>
          <table:table-cell office:value-type="float" office:value="0.0388787" calcext:value-type="float">
            <text:p>0.0388787</text:p>
          </table:table-cell>
          <table:table-cell office:value-type="float" office:value="0.18" calcext:value-type="float">
            <text:p>0.18</text:p>
          </table:table-cell>
          <table:table-cell office:value-type="float" office:value="114212" calcext:value-type="float">
            <text:p>114212</text:p>
          </table:table-cell>
          <table:table-cell office:value-type="float" office:value="6107266" calcext:value-type="float">
            <text:p>610726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107266" calcext:value-type="float">
            <text:p>6107266</text:p>
          </table:table-cell>
          <table:table-cell table:formula="of:=[.E192]-[.I1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7-s177710744c8533799.ukp</text:p>
          </table:table-cell>
          <table:table-cell office:value-type="float" office:value="0.0436814" calcext:value-type="float">
            <text:p>0.0436814</text:p>
          </table:table-cell>
          <table:table-cell office:value-type="float" office:value="0.16" calcext:value-type="float">
            <text:p>0.16</text:p>
          </table:table-cell>
          <table:table-cell office:value-type="float" office:value="152436" calcext:value-type="float">
            <text:p>152436</text:p>
          </table:table-cell>
          <table:table-cell office:value-type="float" office:value="8533799" calcext:value-type="float">
            <text:p>853379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533799" calcext:value-type="float">
            <text:p>8533799</text:p>
          </table:table-cell>
          <table:table-cell table:formula="of:=[.E193]-[.I1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8-s991580855c6886377.ukp</text:p>
          </table:table-cell>
          <table:table-cell office:value-type="float" office:value="0.0422082" calcext:value-type="float">
            <text:p>0.0422082</text:p>
          </table:table-cell>
          <table:table-cell office:value-type="float" office:value="0.16" calcext:value-type="float">
            <text:p>0.16</text:p>
          </table:table-cell>
          <table:table-cell office:value-type="float" office:value="126580" calcext:value-type="float">
            <text:p>126580</text:p>
          </table:table-cell>
          <table:table-cell office:value-type="float" office:value="6886377" calcext:value-type="float">
            <text:p>688637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6886377" calcext:value-type="float">
            <text:p>6886377</text:p>
          </table:table-cell>
          <table:table-cell table:formula="of:=[.E194]-[.I1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3-s780179313c9646607.ukp</text:p>
          </table:table-cell>
          <table:table-cell office:value-type="float" office:value="0.0361228" calcext:value-type="float">
            <text:p>0.0361228</text:p>
          </table:table-cell>
          <table:table-cell office:value-type="float" office:value="0.08" calcext:value-type="float">
            <text:p>0.08</text:p>
          </table:table-cell>
          <table:table-cell office:value-type="float" office:value="161560" calcext:value-type="float">
            <text:p>161560</text:p>
          </table:table-cell>
          <table:table-cell office:value-type="float" office:value="9646607" calcext:value-type="float">
            <text:p>964660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556" calcext:value-type="float">
            <text:p>8556</text:p>
          </table:table-cell>
          <table:table-cell office:value-type="float" office:value="9646607" calcext:value-type="float">
            <text:p>9646607</text:p>
          </table:table-cell>
          <table:table-cell table:formula="of:=[.E195]-[.I1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8-s991580855c6449790.ukp</text:p>
          </table:table-cell>
          <table:table-cell office:value-type="float" office:value="0.0310968" calcext:value-type="float">
            <text:p>0.0310968</text:p>
          </table:table-cell>
          <table:table-cell office:value-type="float" office:value="0.08" calcext:value-type="float">
            <text:p>0.08</text:p>
          </table:table-cell>
          <table:table-cell office:value-type="float" office:value="111556" calcext:value-type="float">
            <text:p>111556</text:p>
          </table:table-cell>
          <table:table-cell office:value-type="float" office:value="6449790" calcext:value-type="float">
            <text:p>64497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924" calcext:value-type="float">
            <text:p>8924</text:p>
          </table:table-cell>
          <table:table-cell office:value-type="float" office:value="6449790" calcext:value-type="float">
            <text:p>6449790</text:p>
          </table:table-cell>
          <table:table-cell table:formula="of:=[.E196]-[.I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0-s827183242c8208267.ukp</text:p>
          </table:table-cell>
          <table:table-cell office:value-type="float" office:value="0.0846925" calcext:value-type="float">
            <text:p>0.0846925</text:p>
          </table:table-cell>
          <table:table-cell office:value-type="float" office:value="0.2" calcext:value-type="float">
            <text:p>0.2</text:p>
          </table:table-cell>
          <table:table-cell office:value-type="float" office:value="139580" calcext:value-type="float">
            <text:p>139580</text:p>
          </table:table-cell>
          <table:table-cell office:value-type="float" office:value="8208267" calcext:value-type="float">
            <text:p>820826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8208267" calcext:value-type="float">
            <text:p>8208267</text:p>
          </table:table-cell>
          <table:table-cell table:formula="of:=[.E197]-[.I1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1-s843367405c8017460.ukp</text:p>
          </table:table-cell>
          <table:table-cell office:value-type="float" office:value="0.0860049" calcext:value-type="float">
            <text:p>0.0860049</text:p>
          </table:table-cell>
          <table:table-cell office:value-type="float" office:value="0.2" calcext:value-type="float">
            <text:p>0.2</text:p>
          </table:table-cell>
          <table:table-cell office:value-type="float" office:value="136452" calcext:value-type="float">
            <text:p>136452</text:p>
          </table:table-cell>
          <table:table-cell office:value-type="float" office:value="8017460" calcext:value-type="float">
            <text:p>801746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8017460" calcext:value-type="float">
            <text:p>8017460</text:p>
          </table:table-cell>
          <table:table-cell table:formula="of:=[.E198]-[.I1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7-s177710744c8212590.ukp</text:p>
          </table:table-cell>
          <table:table-cell office:value-type="float" office:value="0.084202" calcext:value-type="float">
            <text:p>0.084202</text:p>
          </table:table-cell>
          <table:table-cell office:value-type="float" office:value="0.22" calcext:value-type="float">
            <text:p>0.22</text:p>
          </table:table-cell>
          <table:table-cell office:value-type="float" office:value="139624" calcext:value-type="float">
            <text:p>139624</text:p>
          </table:table-cell>
          <table:table-cell office:value-type="float" office:value="8212590" calcext:value-type="float">
            <text:p>82125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8212590" calcext:value-type="float">
            <text:p>8212590</text:p>
          </table:table-cell>
          <table:table-cell table:formula="of:=[.E199]-[.I1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0-s827183242c8321795.ukp</text:p>
          </table:table-cell>
          <table:table-cell office:value-type="float" office:value="0.0277291" calcext:value-type="float">
            <text:p>0.0277291</text:p>
          </table:table-cell>
          <table:table-cell office:value-type="float" office:value="0.16" calcext:value-type="float">
            <text:p>0.16</text:p>
          </table:table-cell>
          <table:table-cell office:value-type="float" office:value="149600" calcext:value-type="float">
            <text:p>149600</text:p>
          </table:table-cell>
          <table:table-cell office:value-type="float" office:value="8321795" calcext:value-type="float">
            <text:p>832179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8321795" calcext:value-type="float">
            <text:p>8321795</text:p>
          </table:table-cell>
          <table:table-cell table:formula="of:=[.E200]-[.I2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3-s780179313c8811971.ukp</text:p>
          </table:table-cell>
          <table:table-cell office:value-type="float" office:value="0.0278826" calcext:value-type="float">
            <text:p>0.0278826</text:p>
          </table:table-cell>
          <table:table-cell office:value-type="float" office:value="0.14" calcext:value-type="float">
            <text:p>0.14</text:p>
          </table:table-cell>
          <table:table-cell office:value-type="float" office:value="157248" calcext:value-type="float">
            <text:p>157248</text:p>
          </table:table-cell>
          <table:table-cell office:value-type="float" office:value="8811971" calcext:value-type="float">
            <text:p>881197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811971" calcext:value-type="float">
            <text:p>8811971</text:p>
          </table:table-cell>
          <table:table-cell table:formula="of:=[.E201]-[.I2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5-s110877071c5823883.ukp</text:p>
          </table:table-cell>
          <table:table-cell office:value-type="float" office:value="0.02235" calcext:value-type="float">
            <text:p>0.02235</text:p>
          </table:table-cell>
          <table:table-cell office:value-type="float" office:value="0.14" calcext:value-type="float">
            <text:p>0.14</text:p>
          </table:table-cell>
          <table:table-cell office:value-type="float" office:value="111008" calcext:value-type="float">
            <text:p>111008</text:p>
          </table:table-cell>
          <table:table-cell office:value-type="float" office:value="5823883" calcext:value-type="float">
            <text:p>582388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823883" calcext:value-type="float">
            <text:p>5823883</text:p>
          </table:table-cell>
          <table:table-cell table:formula="of:=[.E202]-[.I2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6-s227708629c5764098.ukp</text:p>
          </table:table-cell>
          <table:table-cell office:value-type="float" office:value="0.0224524" calcext:value-type="float">
            <text:p>0.0224524</text:p>
          </table:table-cell>
          <table:table-cell office:value-type="float" office:value="0.15" calcext:value-type="float">
            <text:p>0.15</text:p>
          </table:table-cell>
          <table:table-cell office:value-type="float" office:value="109972" calcext:value-type="float">
            <text:p>109972</text:p>
          </table:table-cell>
          <table:table-cell office:value-type="float" office:value="5764098" calcext:value-type="float">
            <text:p>576409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5764098" calcext:value-type="float">
            <text:p>5764098</text:p>
          </table:table-cell>
          <table:table-cell table:formula="of:=[.E203]-[.I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7-s177710744c8913879.ukp</text:p>
          </table:table-cell>
          <table:table-cell office:value-type="float" office:value="0.0296174" calcext:value-type="float">
            <text:p>0.0296174</text:p>
          </table:table-cell>
          <table:table-cell office:value-type="float" office:value="0.15" calcext:value-type="float">
            <text:p>0.15</text:p>
          </table:table-cell>
          <table:table-cell office:value-type="float" office:value="159260" calcext:value-type="float">
            <text:p>159260</text:p>
          </table:table-cell>
          <table:table-cell office:value-type="float" office:value="8913879" calcext:value-type="float">
            <text:p>891387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913879" calcext:value-type="float">
            <text:p>8913879</text:p>
          </table:table-cell>
          <table:table-cell table:formula="of:=[.E204]-[.I2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0-s827183242c8053326.ukp</text:p>
          </table:table-cell>
          <table:table-cell office:value-type="float" office:value="0.0230913" calcext:value-type="float">
            <text:p>0.0230913</text:p>
          </table:table-cell>
          <table:table-cell office:value-type="float" office:value="0.14" calcext:value-type="float">
            <text:p>0.14</text:p>
          </table:table-cell>
          <table:table-cell office:value-type="float" office:value="137784" calcext:value-type="float">
            <text:p>137784</text:p>
          </table:table-cell>
          <table:table-cell office:value-type="float" office:value="8053326" calcext:value-type="float">
            <text:p>805332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053326" calcext:value-type="float">
            <text:p>8053326</text:p>
          </table:table-cell>
          <table:table-cell table:formula="of:=[.E205]-[.I2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1-s843367405c5119452.ukp</text:p>
          </table:table-cell>
          <table:table-cell office:value-type="float" office:value="0.017302" calcext:value-type="float">
            <text:p>0.017302</text:p>
          </table:table-cell>
          <table:table-cell office:value-type="float" office:value="0.14" calcext:value-type="float">
            <text:p>0.14</text:p>
          </table:table-cell>
          <table:table-cell office:value-type="float" office:value="92064" calcext:value-type="float">
            <text:p>92064</text:p>
          </table:table-cell>
          <table:table-cell office:value-type="float" office:value="5119452" calcext:value-type="float">
            <text:p>511945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119452" calcext:value-type="float">
            <text:p>5119452</text:p>
          </table:table-cell>
          <table:table-cell table:formula="of:=[.E206]-[.I2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2-s528806317c5804085.ukp</text:p>
          </table:table-cell>
          <table:table-cell office:value-type="float" office:value="0.0183249" calcext:value-type="float">
            <text:p>0.0183249</text:p>
          </table:table-cell>
          <table:table-cell office:value-type="float" office:value="0.14" calcext:value-type="float">
            <text:p>0.14</text:p>
          </table:table-cell>
          <table:table-cell office:value-type="float" office:value="102500" calcext:value-type="float">
            <text:p>102500</text:p>
          </table:table-cell>
          <table:table-cell office:value-type="float" office:value="5804085" calcext:value-type="float">
            <text:p>58040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896" calcext:value-type="float">
            <text:p>11896</text:p>
          </table:table-cell>
          <table:table-cell office:value-type="float" office:value="5804085" calcext:value-type="float">
            <text:p>5804085</text:p>
          </table:table-cell>
          <table:table-cell table:formula="of:=[.E207]-[.I2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3-s780179313c6913914.ukp</text:p>
          </table:table-cell>
          <table:table-cell office:value-type="float" office:value="0.0189161" calcext:value-type="float">
            <text:p>0.0189161</text:p>
          </table:table-cell>
          <table:table-cell office:value-type="float" office:value="0.14" calcext:value-type="float">
            <text:p>0.14</text:p>
          </table:table-cell>
          <table:table-cell office:value-type="float" office:value="119964" calcext:value-type="float">
            <text:p>119964</text:p>
          </table:table-cell>
          <table:table-cell office:value-type="float" office:value="6913914" calcext:value-type="float">
            <text:p>691391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6913914" calcext:value-type="float">
            <text:p>6913914</text:p>
          </table:table-cell>
          <table:table-cell table:formula="of:=[.E208]-[.I2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5-s110877071c6806088.ukp</text:p>
          </table:table-cell>
          <table:table-cell office:value-type="float" office:value="0.0186125" calcext:value-type="float">
            <text:p>0.0186125</text:p>
          </table:table-cell>
          <table:table-cell office:value-type="float" office:value="0.15" calcext:value-type="float">
            <text:p>0.15</text:p>
          </table:table-cell>
          <table:table-cell office:value-type="float" office:value="118488" calcext:value-type="float">
            <text:p>118488</text:p>
          </table:table-cell>
          <table:table-cell office:value-type="float" office:value="6806088" calcext:value-type="float">
            <text:p>680608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6806088" calcext:value-type="float">
            <text:p>6806088</text:p>
          </table:table-cell>
          <table:table-cell table:formula="of:=[.E209]-[.I2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6-s227708629c9241273.ukp</text:p>
          </table:table-cell>
          <table:table-cell office:value-type="float" office:value="0.0232683" calcext:value-type="float">
            <text:p>0.0232683</text:p>
          </table:table-cell>
          <table:table-cell office:value-type="float" office:value="0.14" calcext:value-type="float">
            <text:p>0.14</text:p>
          </table:table-cell>
          <table:table-cell office:value-type="float" office:value="156268" calcext:value-type="float">
            <text:p>156268</text:p>
          </table:table-cell>
          <table:table-cell office:value-type="float" office:value="9241273" calcext:value-type="float">
            <text:p>924127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9241273" calcext:value-type="float">
            <text:p>9241273</text:p>
          </table:table-cell>
          <table:table-cell table:formula="of:=[.E210]-[.I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6-s227708629c9211375.ukp</text:p>
          </table:table-cell>
          <table:table-cell office:value-type="float" office:value="0.0546507" calcext:value-type="float">
            <text:p>0.0546507</text:p>
          </table:table-cell>
          <table:table-cell office:value-type="float" office:value="0.08" calcext:value-type="float">
            <text:p>0.08</text:p>
          </table:table-cell>
          <table:table-cell office:value-type="float" office:value="161556" calcext:value-type="float">
            <text:p>161556</text:p>
          </table:table-cell>
          <table:table-cell office:value-type="float" office:value="9211375" calcext:value-type="float">
            <text:p>921137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9211375" calcext:value-type="float">
            <text:p>9211375</text:p>
          </table:table-cell>
          <table:table-cell table:formula="of:=[.E211]-[.I2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8-s991580855c8487765.ukp</text:p>
          </table:table-cell>
          <table:table-cell office:value-type="float" office:value="0.0507871" calcext:value-type="float">
            <text:p>0.0507871</text:p>
          </table:table-cell>
          <table:table-cell office:value-type="float" office:value="0.1" calcext:value-type="float">
            <text:p>0.1</text:p>
          </table:table-cell>
          <table:table-cell office:value-type="float" office:value="150208" calcext:value-type="float">
            <text:p>150208</text:p>
          </table:table-cell>
          <table:table-cell office:value-type="float" office:value="8487765" calcext:value-type="float">
            <text:p>84877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64" calcext:value-type="float">
            <text:p>8264</text:p>
          </table:table-cell>
          <table:table-cell office:value-type="float" office:value="8487765" calcext:value-type="float">
            <text:p>8487765</text:p>
          </table:table-cell>
          <table:table-cell table:formula="of:=[.E212]-[.I2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7-s177710744c6507449.ukp</text:p>
          </table:table-cell>
          <table:table-cell office:value-type="float" office:value="0.0826934" calcext:value-type="float">
            <text:p>0.0826934</text:p>
          </table:table-cell>
          <table:table-cell office:value-type="float" office:value="0.13" calcext:value-type="float">
            <text:p>0.13</text:p>
          </table:table-cell>
          <table:table-cell office:value-type="float" office:value="111536" calcext:value-type="float">
            <text:p>111536</text:p>
          </table:table-cell>
          <table:table-cell office:value-type="float" office:value="6507449" calcext:value-type="float">
            <text:p>650744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6507449" calcext:value-type="float">
            <text:p>6507449</text:p>
          </table:table-cell>
          <table:table-cell table:formula="of:=[.E213]-[.I2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8-s991580855c5663171.ukp</text:p>
          </table:table-cell>
          <table:table-cell office:value-type="float" office:value="0.020199" calcext:value-type="float">
            <text:p>0.020199</text:p>
          </table:table-cell>
          <table:table-cell office:value-type="float" office:value="0.07" calcext:value-type="float">
            <text:p>0.07</text:p>
          </table:table-cell>
          <table:table-cell office:value-type="float" office:value="107544" calcext:value-type="float">
            <text:p>107544</text:p>
          </table:table-cell>
          <table:table-cell office:value-type="float" office:value="5663171" calcext:value-type="float">
            <text:p>5663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5663171" calcext:value-type="float">
            <text:p>5663171</text:p>
          </table:table-cell>
          <table:table-cell table:formula="of:=[.E214]-[.I2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1-s843367405c6690241.ukp</text:p>
          </table:table-cell>
          <table:table-cell office:value-type="float" office:value="0.0237111" calcext:value-type="float">
            <text:p>0.0237111</text:p>
          </table:table-cell>
          <table:table-cell office:value-type="float" office:value="0.14" calcext:value-type="float">
            <text:p>0.14</text:p>
          </table:table-cell>
          <table:table-cell office:value-type="float" office:value="124132" calcext:value-type="float">
            <text:p>124132</text:p>
          </table:table-cell>
          <table:table-cell office:value-type="float" office:value="6690241" calcext:value-type="float">
            <text:p>669024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690241" calcext:value-type="float">
            <text:p>6690241</text:p>
          </table:table-cell>
          <table:table-cell table:formula="of:=[.E215]-[.I2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2-s528806317c6274012.ukp</text:p>
          </table:table-cell>
          <table:table-cell office:value-type="float" office:value="0.0229377" calcext:value-type="float">
            <text:p>0.0229377</text:p>
          </table:table-cell>
          <table:table-cell office:value-type="float" office:value="0.14" calcext:value-type="float">
            <text:p>0.14</text:p>
          </table:table-cell>
          <table:table-cell office:value-type="float" office:value="117840" calcext:value-type="float">
            <text:p>117840</text:p>
          </table:table-cell>
          <table:table-cell office:value-type="float" office:value="6274012" calcext:value-type="float">
            <text:p>6274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6274012" calcext:value-type="float">
            <text:p>6274012</text:p>
          </table:table-cell>
          <table:table-cell table:formula="of:=[.E216]-[.I2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4-s721215008c5488950.ukp</text:p>
          </table:table-cell>
          <table:table-cell office:value-type="float" office:value="0.021381" calcext:value-type="float">
            <text:p>0.021381</text:p>
          </table:table-cell>
          <table:table-cell office:value-type="float" office:value="0.14" calcext:value-type="float">
            <text:p>0.14</text:p>
          </table:table-cell>
          <table:table-cell office:value-type="float" office:value="105208" calcext:value-type="float">
            <text:p>105208</text:p>
          </table:table-cell>
          <table:table-cell office:value-type="float" office:value="5488950" calcext:value-type="float">
            <text:p>54889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488950" calcext:value-type="float">
            <text:p>5488950</text:p>
          </table:table-cell>
          <table:table-cell table:formula="of:=[.E217]-[.I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5-s110877071c7632255.ukp</text:p>
          </table:table-cell>
          <table:table-cell office:value-type="float" office:value="0.0255342" calcext:value-type="float">
            <text:p>0.0255342</text:p>
          </table:table-cell>
          <table:table-cell office:value-type="float" office:value="0.14" calcext:value-type="float">
            <text:p>0.14</text:p>
          </table:table-cell>
          <table:table-cell office:value-type="float" office:value="138760" calcext:value-type="float">
            <text:p>138760</text:p>
          </table:table-cell>
          <table:table-cell office:value-type="float" office:value="7632255" calcext:value-type="float">
            <text:p>76322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632255" calcext:value-type="float">
            <text:p>7632255</text:p>
          </table:table-cell>
          <table:table-cell table:formula="of:=[.E218]-[.I2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2-s528806317c8398362.ukp</text:p>
          </table:table-cell>
          <table:table-cell office:value-type="float" office:value="0.0241163" calcext:value-type="float">
            <text:p>0.0241163</text:p>
          </table:table-cell>
          <table:table-cell office:value-type="float" office:value="0.15" calcext:value-type="float">
            <text:p>0.15</text:p>
          </table:table-cell>
          <table:table-cell office:value-type="float" office:value="142976" calcext:value-type="float">
            <text:p>142976</text:p>
          </table:table-cell>
          <table:table-cell office:value-type="float" office:value="8398362" calcext:value-type="float">
            <text:p>839836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8398362" calcext:value-type="float">
            <text:p>8398362</text:p>
          </table:table-cell>
          <table:table-cell table:formula="of:=[.E219]-[.I2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6-s227708629c8467548.ukp</text:p>
          </table:table-cell>
          <table:table-cell office:value-type="float" office:value="0.0244912" calcext:value-type="float">
            <text:p>0.0244912</text:p>
          </table:table-cell>
          <table:table-cell office:value-type="float" office:value="0.14" calcext:value-type="float">
            <text:p>0.14</text:p>
          </table:table-cell>
          <table:table-cell office:value-type="float" office:value="144184" calcext:value-type="float">
            <text:p>144184</text:p>
          </table:table-cell>
          <table:table-cell office:value-type="float" office:value="8467548" calcext:value-type="float">
            <text:p>84675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467548" calcext:value-type="float">
            <text:p>8467548</text:p>
          </table:table-cell>
          <table:table-cell table:formula="of:=[.E220]-[.I2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7-s177710744c7849345.ukp</text:p>
          </table:table-cell>
          <table:table-cell office:value-type="float" office:value="0.0229053" calcext:value-type="float">
            <text:p>0.0229053</text:p>
          </table:table-cell>
          <table:table-cell office:value-type="float" office:value="0.14" calcext:value-type="float">
            <text:p>0.14</text:p>
          </table:table-cell>
          <table:table-cell office:value-type="float" office:value="134484" calcext:value-type="float">
            <text:p>134484</text:p>
          </table:table-cell>
          <table:table-cell office:value-type="float" office:value="7849345" calcext:value-type="float">
            <text:p>784934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849345" calcext:value-type="float">
            <text:p>7849345</text:p>
          </table:table-cell>
          <table:table-cell table:formula="of:=[.E221]-[.I2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0-s827183242c7944993.ukp</text:p>
          </table:table-cell>
          <table:table-cell office:value-type="float" office:value="0.0264348" calcext:value-type="float">
            <text:p>0.0264348</text:p>
          </table:table-cell>
          <table:table-cell office:value-type="float" office:value="0.16" calcext:value-type="float">
            <text:p>0.16</text:p>
          </table:table-cell>
          <table:table-cell office:value-type="float" office:value="144172" calcext:value-type="float">
            <text:p>144172</text:p>
          </table:table-cell>
          <table:table-cell office:value-type="float" office:value="7944993" calcext:value-type="float">
            <text:p>794499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7944993" calcext:value-type="float">
            <text:p>7944993</text:p>
          </table:table-cell>
          <table:table-cell table:formula="of:=[.E222]-[.I2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1-s843367405c7064870.ukp</text:p>
          </table:table-cell>
          <table:table-cell office:value-type="float" office:value="0.0247143" calcext:value-type="float">
            <text:p>0.0247143</text:p>
          </table:table-cell>
          <table:table-cell office:value-type="float" office:value="0.15" calcext:value-type="float">
            <text:p>0.15</text:p>
          </table:table-cell>
          <table:table-cell office:value-type="float" office:value="130196" calcext:value-type="float">
            <text:p>130196</text:p>
          </table:table-cell>
          <table:table-cell office:value-type="float" office:value="7064870" calcext:value-type="float">
            <text:p>70648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7064870" calcext:value-type="float">
            <text:p>7064870</text:p>
          </table:table-cell>
          <table:table-cell table:formula="of:=[.E223]-[.I2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2-s528806317c9933736.ukp</text:p>
          </table:table-cell>
          <table:table-cell office:value-type="float" office:value="0.0299164" calcext:value-type="float">
            <text:p>0.0299164</text:p>
          </table:table-cell>
          <table:table-cell office:value-type="float" office:value="0.16" calcext:value-type="float">
            <text:p>0.16</text:p>
          </table:table-cell>
          <table:table-cell office:value-type="float" office:value="174844" calcext:value-type="float">
            <text:p>174844</text:p>
          </table:table-cell>
          <table:table-cell office:value-type="float" office:value="9933736" calcext:value-type="float">
            <text:p>99337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9933736" calcext:value-type="float">
            <text:p>9933736</text:p>
          </table:table-cell>
          <table:table-cell table:formula="of:=[.E224]-[.I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5-s110877071c6644325.ukp</text:p>
          </table:table-cell>
          <table:table-cell office:value-type="float" office:value="0.0236202" calcext:value-type="float">
            <text:p>0.0236202</text:p>
          </table:table-cell>
          <table:table-cell office:value-type="float" office:value="0.15" calcext:value-type="float">
            <text:p>0.15</text:p>
          </table:table-cell>
          <table:table-cell office:value-type="float" office:value="124016" calcext:value-type="float">
            <text:p>124016</text:p>
          </table:table-cell>
          <table:table-cell office:value-type="float" office:value="6644325" calcext:value-type="float">
            <text:p>66443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0" calcext:value-type="float">
            <text:p>11900</text:p>
          </table:table-cell>
          <table:table-cell office:value-type="float" office:value="6644325" calcext:value-type="float">
            <text:p>6644325</text:p>
          </table:table-cell>
          <table:table-cell table:formula="of:=[.E225]-[.I2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6-s227708629c6992465.ukp</text:p>
          </table:table-cell>
          <table:table-cell office:value-type="float" office:value="0.0239323" calcext:value-type="float">
            <text:p>0.0239323</text:p>
          </table:table-cell>
          <table:table-cell office:value-type="float" office:value="0.14" calcext:value-type="float">
            <text:p>0.14</text:p>
          </table:table-cell>
          <table:table-cell office:value-type="float" office:value="129072" calcext:value-type="float">
            <text:p>129072</text:p>
          </table:table-cell>
          <table:table-cell office:value-type="float" office:value="6992465" calcext:value-type="float">
            <text:p>69924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6992465" calcext:value-type="float">
            <text:p>6992465</text:p>
          </table:table-cell>
          <table:table-cell table:formula="of:=[.E226]-[.I2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8-s991580855c8904413.ukp</text:p>
          </table:table-cell>
          <table:table-cell office:value-type="float" office:value="0.0283654" calcext:value-type="float">
            <text:p>0.0283654</text:p>
          </table:table-cell>
          <table:table-cell office:value-type="float" office:value="0.16" calcext:value-type="float">
            <text:p>0.16</text:p>
          </table:table-cell>
          <table:table-cell office:value-type="float" office:value="158840" calcext:value-type="float">
            <text:p>158840</text:p>
          </table:table-cell>
          <table:table-cell office:value-type="float" office:value="8904413" calcext:value-type="float">
            <text:p>89044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904413" calcext:value-type="float">
            <text:p>8904413</text:p>
          </table:table-cell>
          <table:table-cell table:formula="of:=[.E227]-[.I2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9-s126456688c7725611.ukp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15" calcext:value-type="float">
            <text:p>0.15</text:p>
          </table:table-cell>
          <table:table-cell office:value-type="float" office:value="140520" calcext:value-type="float">
            <text:p>140520</text:p>
          </table:table-cell>
          <table:table-cell office:value-type="float" office:value="7725611" calcext:value-type="float">
            <text:p>772561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7725611" calcext:value-type="float">
            <text:p>7725611</text:p>
          </table:table-cell>
          <table:table-cell table:formula="of:=[.E228]-[.I2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0-s827183242c5970156.ukp</text:p>
          </table:table-cell>
          <table:table-cell office:value-type="float" office:value="0.0182604" calcext:value-type="float">
            <text:p>0.018260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2" calcext:value-type="float">
            <text:p>105072</text:p>
          </table:table-cell>
          <table:table-cell office:value-type="float" office:value="5970156" calcext:value-type="float">
            <text:p>597015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6" calcext:value-type="float">
            <text:p>11976</text:p>
          </table:table-cell>
          <table:table-cell office:value-type="float" office:value="5970156" calcext:value-type="float">
            <text:p>5970156</text:p>
          </table:table-cell>
          <table:table-cell table:formula="of:=[.E229]-[.I2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1-s843367405c9594852.ukp</text:p>
          </table:table-cell>
          <table:table-cell office:value-type="float" office:value="0.0251644" calcext:value-type="float">
            <text:p>0.0251644</text:p>
          </table:table-cell>
          <table:table-cell office:value-type="float" office:value="0.14" calcext:value-type="float">
            <text:p>0.14</text:p>
          </table:table-cell>
          <table:table-cell office:value-type="float" office:value="161976" calcext:value-type="float">
            <text:p>161976</text:p>
          </table:table-cell>
          <table:table-cell office:value-type="float" office:value="9594852" calcext:value-type="float">
            <text:p>959485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9594852" calcext:value-type="float">
            <text:p>9594852</text:p>
          </table:table-cell>
          <table:table-cell table:formula="of:=[.E230]-[.I2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2-s528806317c6793898.ukp</text:p>
          </table:table-cell>
          <table:table-cell office:value-type="float" office:value="0.0192716" calcext:value-type="float">
            <text:p>0.0192716</text:p>
          </table:table-cell>
          <table:table-cell office:value-type="float" office:value="0.14" calcext:value-type="float">
            <text:p>0.14</text:p>
          </table:table-cell>
          <table:table-cell office:value-type="float" office:value="118344" calcext:value-type="float">
            <text:p>118344</text:p>
          </table:table-cell>
          <table:table-cell office:value-type="float" office:value="6793898" calcext:value-type="float">
            <text:p>679389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793898" calcext:value-type="float">
            <text:p>6793898</text:p>
          </table:table-cell>
          <table:table-cell table:formula="of:=[.E231]-[.I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3-s780179313c5573008.ukp</text:p>
          </table:table-cell>
          <table:table-cell office:value-type="float" office:value="0.0176462" calcext:value-type="float">
            <text:p>0.0176462</text:p>
          </table:table-cell>
          <table:table-cell office:value-type="float" office:value="0.15" calcext:value-type="float">
            <text:p>0.15</text:p>
          </table:table-cell>
          <table:table-cell office:value-type="float" office:value="99076" calcext:value-type="float">
            <text:p>99076</text:p>
          </table:table-cell>
          <table:table-cell office:value-type="float" office:value="5573008" calcext:value-type="float">
            <text:p>55730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573008" calcext:value-type="float">
            <text:p>5573008</text:p>
          </table:table-cell>
          <table:table-cell table:formula="of:=[.E232]-[.I2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5-s110877071c6987881.ukp</text:p>
          </table:table-cell>
          <table:table-cell office:value-type="float" office:value="0.0211343" calcext:value-type="float">
            <text:p>0.0211343</text:p>
          </table:table-cell>
          <table:table-cell office:value-type="float" office:value="0.14" calcext:value-type="float">
            <text:p>0.14</text:p>
          </table:table-cell>
          <table:table-cell office:value-type="float" office:value="121432" calcext:value-type="float">
            <text:p>121432</text:p>
          </table:table-cell>
          <table:table-cell office:value-type="float" office:value="6987881" calcext:value-type="float">
            <text:p>698788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6987881" calcext:value-type="float">
            <text:p>6987881</text:p>
          </table:table-cell>
          <table:table-cell table:formula="of:=[.E233]-[.I2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6-s227708629c7098209.ukp</text:p>
          </table:table-cell>
          <table:table-cell office:value-type="float" office:value="0.0204312" calcext:value-type="float">
            <text:p>0.0204312</text:p>
          </table:table-cell>
          <table:table-cell office:value-type="float" office:value="0.14" calcext:value-type="float">
            <text:p>0.14</text:p>
          </table:table-cell>
          <table:table-cell office:value-type="float" office:value="122544" calcext:value-type="float">
            <text:p>122544</text:p>
          </table:table-cell>
          <table:table-cell office:value-type="float" office:value="7098209" calcext:value-type="float">
            <text:p>70982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7098209" calcext:value-type="float">
            <text:p>7098209</text:p>
          </table:table-cell>
          <table:table-cell table:formula="of:=[.E234]-[.I2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7-s177710744c5763836.ukp</text:p>
          </table:table-cell>
          <table:table-cell office:value-type="float" office:value="0.0171611" calcext:value-type="float">
            <text:p>0.0171611</text:p>
          </table:table-cell>
          <table:table-cell office:value-type="float" office:value="0.13" calcext:value-type="float">
            <text:p>0.13</text:p>
          </table:table-cell>
          <table:table-cell office:value-type="float" office:value="101992" calcext:value-type="float">
            <text:p>101992</text:p>
          </table:table-cell>
          <table:table-cell office:value-type="float" office:value="5763836" calcext:value-type="float">
            <text:p>57638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5763836" calcext:value-type="float">
            <text:p>5763836</text:p>
          </table:table-cell>
          <table:table-cell table:formula="of:=[.E235]-[.I2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8-s991580855c5126669.ukp</text:p>
          </table:table-cell>
          <table:table-cell office:value-type="float" office:value="0.0166629" calcext:value-type="float">
            <text:p>0.0166629</text:p>
          </table:table-cell>
          <table:table-cell office:value-type="float" office:value="0.13" calcext:value-type="float">
            <text:p>0.13</text:p>
          </table:table-cell>
          <table:table-cell office:value-type="float" office:value="91988" calcext:value-type="float">
            <text:p>91988</text:p>
          </table:table-cell>
          <table:table-cell office:value-type="float" office:value="5126669" calcext:value-type="float">
            <text:p>512666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5126669" calcext:value-type="float">
            <text:p>5126669</text:p>
          </table:table-cell>
          <table:table-cell table:formula="of:=[.E236]-[.I2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9-s126456688c5491694.ukp</text:p>
          </table:table-cell>
          <table:table-cell office:value-type="float" office:value="0.0168727" calcext:value-type="float">
            <text:p>0.0168727</text:p>
          </table:table-cell>
          <table:table-cell office:value-type="float" office:value="0.13" calcext:value-type="float">
            <text:p>0.13</text:p>
          </table:table-cell>
          <table:table-cell office:value-type="float" office:value="97504" calcext:value-type="float">
            <text:p>97504</text:p>
          </table:table-cell>
          <table:table-cell office:value-type="float" office:value="5491694" calcext:value-type="float">
            <text:p>54916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5491694" calcext:value-type="float">
            <text:p>5491694</text:p>
          </table:table-cell>
          <table:table-cell table:formula="of:=[.E237]-[.I2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2-s528806317c9584409.ukp</text:p>
          </table:table-cell>
          <table:table-cell office:value-type="float" office:value="0.0323413" calcext:value-type="float">
            <text:p>0.0323413</text:p>
          </table:table-cell>
          <table:table-cell office:value-type="float" office:value="0.06" calcext:value-type="float">
            <text:p>0.06</text:p>
          </table:table-cell>
          <table:table-cell office:value-type="float" office:value="168192" calcext:value-type="float">
            <text:p>168192</text:p>
          </table:table-cell>
          <table:table-cell office:value-type="float" office:value="9584409" calcext:value-type="float">
            <text:p>95844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852" calcext:value-type="float">
            <text:p>7852</text:p>
          </table:table-cell>
          <table:table-cell office:value-type="float" office:value="9584409" calcext:value-type="float">
            <text:p>9584409</text:p>
          </table:table-cell>
          <table:table-cell table:formula="of:=[.E238]-[.I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9-s126456688c5062577.ukp</text:p>
          </table:table-cell>
          <table:table-cell office:value-type="float" office:value="0.0254374" calcext:value-type="float">
            <text:p>0.0254374</text:p>
          </table:table-cell>
          <table:table-cell office:value-type="float" office:value="0.07" calcext:value-type="float">
            <text:p>0.07</text:p>
          </table:table-cell>
          <table:table-cell office:value-type="float" office:value="97492" calcext:value-type="float">
            <text:p>97492</text:p>
          </table:table-cell>
          <table:table-cell office:value-type="float" office:value="5062577" calcext:value-type="float">
            <text:p>506257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644" calcext:value-type="float">
            <text:p>8644</text:p>
          </table:table-cell>
          <table:table-cell office:value-type="float" office:value="5062577" calcext:value-type="float">
            <text:p>5062577</text:p>
          </table:table-cell>
          <table:table-cell table:formula="of:=[.E239]-[.I2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4-s721215008c7122103.ukp</text:p>
          </table:table-cell>
          <table:table-cell office:value-type="float" office:value="0.0317829" calcext:value-type="float">
            <text:p>0.0317829</text:p>
          </table:table-cell>
          <table:table-cell office:value-type="float" office:value="0.08" calcext:value-type="float">
            <text:p>0.08</text:p>
          </table:table-cell>
          <table:table-cell office:value-type="float" office:value="121824" calcext:value-type="float">
            <text:p>121824</text:p>
          </table:table-cell>
          <table:table-cell office:value-type="float" office:value="7122103" calcext:value-type="float">
            <text:p>71221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76" calcext:value-type="float">
            <text:p>8276</text:p>
          </table:table-cell>
          <table:table-cell office:value-type="float" office:value="7122103" calcext:value-type="float">
            <text:p>7122103</text:p>
          </table:table-cell>
          <table:table-cell table:formula="of:=[.E240]-[.I2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9-s126456688c8722171.ukp</text:p>
          </table:table-cell>
          <table:table-cell office:value-type="float" office:value="0.033869" calcext:value-type="float">
            <text:p>0.033869</text:p>
          </table:table-cell>
          <table:table-cell office:value-type="float" office:value="0.08" calcext:value-type="float">
            <text:p>0.08</text:p>
          </table:table-cell>
          <table:table-cell office:value-type="float" office:value="147076" calcext:value-type="float">
            <text:p>147076</text:p>
          </table:table-cell>
          <table:table-cell office:value-type="float" office:value="8722171" calcext:value-type="float">
            <text:p>8722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52" calcext:value-type="float">
            <text:p>8352</text:p>
          </table:table-cell>
          <table:table-cell office:value-type="float" office:value="8722171" calcext:value-type="float">
            <text:p>8722171</text:p>
          </table:table-cell>
          <table:table-cell table:formula="of:=[.E241]-[.I2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2-s528806317c8294420.ukp</text:p>
          </table:table-cell>
          <table:table-cell office:value-type="float" office:value="0.082931" calcext:value-type="float">
            <text:p>0.082931</text:p>
          </table:table-cell>
          <table:table-cell office:value-type="float" office:value="0.2" calcext:value-type="float">
            <text:p>0.2</text:p>
          </table:table-cell>
          <table:table-cell office:value-type="float" office:value="140812" calcext:value-type="float">
            <text:p>140812</text:p>
          </table:table-cell>
          <table:table-cell office:value-type="float" office:value="8294420" calcext:value-type="float">
            <text:p>82944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8294420" calcext:value-type="float">
            <text:p>8294420</text:p>
          </table:table-cell>
          <table:table-cell table:formula="of:=[.E242]-[.I2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6-s227708629c5604087.ukp</text:p>
          </table:table-cell>
          <table:table-cell office:value-type="float" office:value="0.0804929" calcext:value-type="float">
            <text:p>0.0804929</text:p>
          </table:table-cell>
          <table:table-cell office:value-type="float" office:value="0.2" calcext:value-type="float">
            <text:p>0.2</text:p>
          </table:table-cell>
          <table:table-cell office:value-type="float" office:value="98692" calcext:value-type="float">
            <text:p>98692</text:p>
          </table:table-cell>
          <table:table-cell office:value-type="float" office:value="5604087" calcext:value-type="float">
            <text:p>560408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5604087" calcext:value-type="float">
            <text:p>5604087</text:p>
          </table:table-cell>
          <table:table-cell table:formula="of:=[.E243]-[.I2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3-s780179313c5534208.ukp</text:p>
          </table:table-cell>
          <table:table-cell office:value-type="float" office:value="0.0184073" calcext:value-type="float">
            <text:p>0.0184073</text:p>
          </table:table-cell>
          <table:table-cell office:value-type="float" office:value="0.04" calcext:value-type="float">
            <text:p>0.04</text:p>
          </table:table-cell>
          <table:table-cell office:value-type="float" office:value="105544" calcext:value-type="float">
            <text:p>105544</text:p>
          </table:table-cell>
          <table:table-cell office:value-type="float" office:value="5534208" calcext:value-type="float">
            <text:p>55342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728" calcext:value-type="float">
            <text:p>6728</text:p>
          </table:table-cell>
          <table:table-cell office:value-type="float" office:value="5534208" calcext:value-type="float">
            <text:p>5534208</text:p>
          </table:table-cell>
          <table:table-cell table:formula="of:=[.E244]-[.I2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1-s843367405c8049384.ukp</text:p>
          </table:table-cell>
          <table:table-cell office:value-type="float" office:value="0.026621" calcext:value-type="float">
            <text:p>0.026621</text:p>
          </table:table-cell>
          <table:table-cell office:value-type="float" office:value="0.16" calcext:value-type="float">
            <text:p>0.16</text:p>
          </table:table-cell>
          <table:table-cell office:value-type="float" office:value="145560" calcext:value-type="float">
            <text:p>145560</text:p>
          </table:table-cell>
          <table:table-cell office:value-type="float" office:value="8049384" calcext:value-type="float">
            <text:p>80493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049384" calcext:value-type="float">
            <text:p>8049384</text:p>
          </table:table-cell>
          <table:table-cell table:formula="of:=[.E245]-[.I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4-s721215008c5146959.ukp</text:p>
          </table:table-cell>
          <table:table-cell office:value-type="float" office:value="0.0205465" calcext:value-type="float">
            <text:p>0.0205465</text:p>
          </table:table-cell>
          <table:table-cell office:value-type="float" office:value="0.14" calcext:value-type="float">
            <text:p>0.14</text:p>
          </table:table-cell>
          <table:table-cell office:value-type="float" office:value="99928" calcext:value-type="float">
            <text:p>99928</text:p>
          </table:table-cell>
          <table:table-cell office:value-type="float" office:value="5146959" calcext:value-type="float">
            <text:p>51469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5146959" calcext:value-type="float">
            <text:p>5146959</text:p>
          </table:table-cell>
          <table:table-cell table:formula="of:=[.E246]-[.I2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8-s991580855c8787320.ukp</text:p>
          </table:table-cell>
          <table:table-cell office:value-type="float" office:value="0.0300744" calcext:value-type="float">
            <text:p>0.0300744</text:p>
          </table:table-cell>
          <table:table-cell office:value-type="float" office:value="0.15" calcext:value-type="float">
            <text:p>0.15</text:p>
          </table:table-cell>
          <table:table-cell office:value-type="float" office:value="157096" calcext:value-type="float">
            <text:p>157096</text:p>
          </table:table-cell>
          <table:table-cell office:value-type="float" office:value="8787320" calcext:value-type="float">
            <text:p>87873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787320" calcext:value-type="float">
            <text:p>8787320</text:p>
          </table:table-cell>
          <table:table-cell table:formula="of:=[.E247]-[.I2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4-s721215008c8346827.ukp</text:p>
          </table:table-cell>
          <table:table-cell office:value-type="float" office:value="0.0213469" calcext:value-type="float">
            <text:p>0.0213469</text:p>
          </table:table-cell>
          <table:table-cell office:value-type="float" office:value="0.15" calcext:value-type="float">
            <text:p>0.15</text:p>
          </table:table-cell>
          <table:table-cell office:value-type="float" office:value="142184" calcext:value-type="float">
            <text:p>142184</text:p>
          </table:table-cell>
          <table:table-cell office:value-type="float" office:value="8346827" calcext:value-type="float">
            <text:p>834682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346827" calcext:value-type="float">
            <text:p>8346827</text:p>
          </table:table-cell>
          <table:table-cell table:formula="of:=[.E248]-[.I2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7-s177710744c8178070.ukp</text:p>
          </table:table-cell>
          <table:table-cell office:value-type="float" office:value="0.0220488" calcext:value-type="float">
            <text:p>0.0220488</text:p>
          </table:table-cell>
          <table:table-cell office:value-type="float" office:value="0.14" calcext:value-type="float">
            <text:p>0.14</text:p>
          </table:table-cell>
          <table:table-cell office:value-type="float" office:value="140140" calcext:value-type="float">
            <text:p>140140</text:p>
          </table:table-cell>
          <table:table-cell office:value-type="float" office:value="8178070" calcext:value-type="float">
            <text:p>81780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8178070" calcext:value-type="float">
            <text:p>8178070</text:p>
          </table:table-cell>
          <table:table-cell table:formula="of:=[.E249]-[.I2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8-s991580855c9264524.ukp</text:p>
          </table:table-cell>
          <table:table-cell office:value-type="float" office:value="0.0226651" calcext:value-type="float">
            <text:p>0.0226651</text:p>
          </table:table-cell>
          <table:table-cell office:value-type="float" office:value="0.14" calcext:value-type="float">
            <text:p>0.14</text:p>
          </table:table-cell>
          <table:table-cell office:value-type="float" office:value="156632" calcext:value-type="float">
            <text:p>156632</text:p>
          </table:table-cell>
          <table:table-cell office:value-type="float" office:value="9264524" calcext:value-type="float">
            <text:p>92645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9264524" calcext:value-type="float">
            <text:p>9264524</text:p>
          </table:table-cell>
          <table:table-cell table:formula="of:=[.E250]-[.I2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9-s126456688c7959750.ukp</text:p>
          </table:table-cell>
          <table:table-cell office:value-type="float" office:value="0.0206885" calcext:value-type="float">
            <text:p>0.0206885</text:p>
          </table:table-cell>
          <table:table-cell office:value-type="float" office:value="0.14" calcext:value-type="float">
            <text:p>0.14</text:p>
          </table:table-cell>
          <table:table-cell office:value-type="float" office:value="136228" calcext:value-type="float">
            <text:p>136228</text:p>
          </table:table-cell>
          <table:table-cell office:value-type="float" office:value="7959750" calcext:value-type="float">
            <text:p>79597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7959750" calcext:value-type="float">
            <text:p>7959750</text:p>
          </table:table-cell>
          <table:table-cell table:formula="of:=[.E251]-[.I2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6-s227708629c6166782.ukp</text:p>
          </table:table-cell>
          <table:table-cell office:value-type="float" office:value="0.0394223" calcext:value-type="float">
            <text:p>0.0394223</text:p>
          </table:table-cell>
          <table:table-cell office:value-type="float" office:value="0.06" calcext:value-type="float">
            <text:p>0.06</text:p>
          </table:table-cell>
          <table:table-cell office:value-type="float" office:value="106096" calcext:value-type="float">
            <text:p>106096</text:p>
          </table:table-cell>
          <table:table-cell office:value-type="float" office:value="6166782" calcext:value-type="float">
            <text:p>616678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08" calcext:value-type="float">
            <text:p>8608</text:p>
          </table:table-cell>
          <table:table-cell office:value-type="float" office:value="6166782" calcext:value-type="float">
            <text:p>6166782</text:p>
          </table:table-cell>
          <table:table-cell table:formula="of:=[.E252]-[.I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8-s991580855c6827358.ukp</text:p>
          </table:table-cell>
          <table:table-cell office:value-type="float" office:value="0.0415487" calcext:value-type="float">
            <text:p>0.04154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44" calcext:value-type="float">
            <text:p>116344</text:p>
          </table:table-cell>
          <table:table-cell office:value-type="float" office:value="6827358" calcext:value-type="float">
            <text:p>682735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2" calcext:value-type="float">
            <text:p>8472</text:p>
          </table:table-cell>
          <table:table-cell office:value-type="float" office:value="6827358" calcext:value-type="float">
            <text:p>6827358</text:p>
          </table:table-cell>
          <table:table-cell table:formula="of:=[.E253]-[.I2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4-s721215008c6840825.ukp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7" calcext:value-type="float">
            <text:p>0.47</text:p>
          </table:table-cell>
          <table:table-cell office:value-type="float" office:value="117332" calcext:value-type="float">
            <text:p>117332</text:p>
          </table:table-cell>
          <table:table-cell office:value-type="float" office:value="6840825" calcext:value-type="float">
            <text:p>684082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840825" calcext:value-type="float">
            <text:p>6840825</text:p>
          </table:table-cell>
          <table:table-cell table:formula="of:=[.E254]-[.I2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2-s528806317c5616210.ukp</text:p>
          </table:table-cell>
          <table:table-cell office:value-type="float" office:value="0.0191844" calcext:value-type="float">
            <text:p>0.0191844</text:p>
          </table:table-cell>
          <table:table-cell office:value-type="float" office:value="0.04" calcext:value-type="float">
            <text:p>0.04</text:p>
          </table:table-cell>
          <table:table-cell office:value-type="float" office:value="106864" calcext:value-type="float">
            <text:p>106864</text:p>
          </table:table-cell>
          <table:table-cell office:value-type="float" office:value="5616210" calcext:value-type="float">
            <text:p>561621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92" calcext:value-type="float">
            <text:p>7792</text:p>
          </table:table-cell>
          <table:table-cell office:value-type="float" office:value="5616210" calcext:value-type="float">
            <text:p>5616210</text:p>
          </table:table-cell>
          <table:table-cell table:formula="of:=[.E255]-[.I2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7-s177710744c9223861.ukp</text:p>
          </table:table-cell>
          <table:table-cell office:value-type="float" office:value="0.0283679" calcext:value-type="float">
            <text:p>0.0283679</text:p>
          </table:table-cell>
          <table:table-cell office:value-type="float" office:value="0.15" calcext:value-type="float">
            <text:p>0.15</text:p>
          </table:table-cell>
          <table:table-cell office:value-type="float" office:value="163488" calcext:value-type="float">
            <text:p>163488</text:p>
          </table:table-cell>
          <table:table-cell office:value-type="float" office:value="9223861" calcext:value-type="float">
            <text:p>922386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9223861" calcext:value-type="float">
            <text:p>9223861</text:p>
          </table:table-cell>
          <table:table-cell table:formula="of:=[.E256]-[.I2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4-s721215008c9143057.ukp</text:p>
          </table:table-cell>
          <table:table-cell office:value-type="float" office:value="0.0233723" calcext:value-type="float">
            <text:p>0.0233723</text:p>
          </table:table-cell>
          <table:table-cell office:value-type="float" office:value="0.14" calcext:value-type="float">
            <text:p>0.14</text:p>
          </table:table-cell>
          <table:table-cell office:value-type="float" office:value="154940" calcext:value-type="float">
            <text:p>154940</text:p>
          </table:table-cell>
          <table:table-cell office:value-type="float" office:value="9143057" calcext:value-type="float">
            <text:p>914305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9143057" calcext:value-type="float">
            <text:p>9143057</text:p>
          </table:table-cell>
          <table:table-cell table:formula="of:=[.E257]-[.I2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9-s126456688c9298006.ukp</text:p>
          </table:table-cell>
          <table:table-cell office:value-type="float" office:value="0.0316405" calcext:value-type="float">
            <text:p>0.0316405</text:p>
          </table:table-cell>
          <table:table-cell office:value-type="float" office:value="0.05" calcext:value-type="float">
            <text:p>0.05</text:p>
          </table:table-cell>
          <table:table-cell office:value-type="float" office:value="163512" calcext:value-type="float">
            <text:p>163512</text:p>
          </table:table-cell>
          <table:table-cell office:value-type="float" office:value="9298006" calcext:value-type="float">
            <text:p>929800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48" calcext:value-type="float">
            <text:p>7848</text:p>
          </table:table-cell>
          <table:table-cell office:value-type="float" office:value="9298006" calcext:value-type="float">
            <text:p>9298006</text:p>
          </table:table-cell>
          <table:table-cell table:formula="of:=[.E258]-[.I2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0-s827183242c5448462.ukp</text:p>
          </table:table-cell>
          <table:table-cell office:value-type="float" office:value="0.0219309" calcext:value-type="float">
            <text:p>0.0219309</text:p>
          </table:table-cell>
          <table:table-cell office:value-type="float" office:value="0.06" calcext:value-type="float">
            <text:p>0.06</text:p>
          </table:table-cell>
          <table:table-cell office:value-type="float" office:value="95636" calcext:value-type="float">
            <text:p>95636</text:p>
          </table:table-cell>
          <table:table-cell office:value-type="float" office:value="5448462" calcext:value-type="float">
            <text:p>54484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6812" calcext:value-type="float">
            <text:p>6812</text:p>
          </table:table-cell>
          <table:table-cell office:value-type="float" office:value="5448462" calcext:value-type="float">
            <text:p>5448462</text:p>
          </table:table-cell>
          <table:table-cell table:formula="of:=[.E259]-[.I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7-s177710744c6811444.ukp</text:p>
          </table:table-cell>
          <table:table-cell office:value-type="float" office:value="0.023603" calcext:value-type="float">
            <text:p>0.023603</text:p>
          </table:table-cell>
          <table:table-cell office:value-type="float" office:value="0.07" calcext:value-type="float">
            <text:p>0.07</text:p>
          </table:table-cell>
          <table:table-cell office:value-type="float" office:value="116932" calcext:value-type="float">
            <text:p>116932</text:p>
          </table:table-cell>
          <table:table-cell office:value-type="float" office:value="6811444" calcext:value-type="float">
            <text:p>681144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56" calcext:value-type="float">
            <text:p>8656</text:p>
          </table:table-cell>
          <table:table-cell office:value-type="float" office:value="6811444" calcext:value-type="float">
            <text:p>6811444</text:p>
          </table:table-cell>
          <table:table-cell table:formula="of:=[.E260]-[.I2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9-s126456688c8846072.ukp</text:p>
          </table:table-cell>
          <table:table-cell office:value-type="float" office:value="0.0279767" calcext:value-type="float">
            <text:p>0.0279767</text:p>
          </table:table-cell>
          <table:table-cell office:value-type="float" office:value="0.05" calcext:value-type="float">
            <text:p>0.05</text:p>
          </table:table-cell>
          <table:table-cell office:value-type="float" office:value="148652" calcext:value-type="float">
            <text:p>148652</text:p>
          </table:table-cell>
          <table:table-cell office:value-type="float" office:value="8846072" calcext:value-type="float">
            <text:p>884607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076" calcext:value-type="float">
            <text:p>7076</text:p>
          </table:table-cell>
          <table:table-cell office:value-type="float" office:value="8846072" calcext:value-type="float">
            <text:p>8846072</text:p>
          </table:table-cell>
          <table:table-cell table:formula="of:=[.E261]-[.I2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9-s126456688c8041112.ukp</text:p>
          </table:table-cell>
          <table:table-cell office:value-type="float" office:value="0.0836421" calcext:value-type="float">
            <text:p>0.0836421</text:p>
          </table:table-cell>
          <table:table-cell office:value-type="float" office:value="0.2" calcext:value-type="float">
            <text:p>0.2</text:p>
          </table:table-cell>
          <table:table-cell office:value-type="float" office:value="136984" calcext:value-type="float">
            <text:p>136984</text:p>
          </table:table-cell>
          <table:table-cell office:value-type="float" office:value="8041112" calcext:value-type="float">
            <text:p>804111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4" calcext:value-type="float">
            <text:p>11964</text:p>
          </table:table-cell>
          <table:table-cell office:value-type="float" office:value="8041112" calcext:value-type="float">
            <text:p>8041112</text:p>
          </table:table-cell>
          <table:table-cell table:formula="of:=[.E262]-[.I2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4-s721215008c6549045.ukp</text:p>
          </table:table-cell>
          <table:table-cell office:value-type="float" office:value="0.0217914" calcext:value-type="float">
            <text:p>0.0217914</text:p>
          </table:table-cell>
          <table:table-cell office:value-type="float" office:value="0.07" calcext:value-type="float">
            <text:p>0.07</text:p>
          </table:table-cell>
          <table:table-cell office:value-type="float" office:value="121624" calcext:value-type="float">
            <text:p>121624</text:p>
          </table:table-cell>
          <table:table-cell office:value-type="float" office:value="6549045" calcext:value-type="float">
            <text:p>654904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72" calcext:value-type="float">
            <text:p>8672</text:p>
          </table:table-cell>
          <table:table-cell office:value-type="float" office:value="6549045" calcext:value-type="float">
            <text:p>6549045</text:p>
          </table:table-cell>
          <table:table-cell table:formula="of:=[.E263]-[.I2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2-s528806317c9984576.ukp</text:p>
          </table:table-cell>
          <table:table-cell office:value-type="float" office:value="0.0313603" calcext:value-type="float">
            <text:p>0.0313603</text:p>
          </table:table-cell>
          <table:table-cell office:value-type="float" office:value="0.15" calcext:value-type="float">
            <text:p>0.15</text:p>
          </table:table-cell>
          <table:table-cell office:value-type="float" office:value="175508" calcext:value-type="float">
            <text:p>175508</text:p>
          </table:table-cell>
          <table:table-cell office:value-type="float" office:value="9984576" calcext:value-type="float">
            <text:p>998457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9984576" calcext:value-type="float">
            <text:p>9984576</text:p>
          </table:table-cell>
          <table:table-cell table:formula="of:=[.E264]-[.I2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9-s126456688c8047222.ukp</text:p>
          </table:table-cell>
          <table:table-cell office:value-type="float" office:value="0.0267665" calcext:value-type="float">
            <text:p>0.0267665</text:p>
          </table:table-cell>
          <table:table-cell office:value-type="float" office:value="0.15" calcext:value-type="float">
            <text:p>0.15</text:p>
          </table:table-cell>
          <table:table-cell office:value-type="float" office:value="145512" calcext:value-type="float">
            <text:p>145512</text:p>
          </table:table-cell>
          <table:table-cell office:value-type="float" office:value="8047222" calcext:value-type="float">
            <text:p>804722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047222" calcext:value-type="float">
            <text:p>8047222</text:p>
          </table:table-cell>
          <table:table-cell table:formula="of:=[.E265]-[.I2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7-s177710744c7866734.ukp</text:p>
          </table:table-cell>
          <table:table-cell office:value-type="float" office:value="0.0431612" calcext:value-type="float">
            <text:p>0.0431612</text:p>
          </table:table-cell>
          <table:table-cell office:value-type="float" office:value="0.07" calcext:value-type="float">
            <text:p>0.07</text:p>
          </table:table-cell>
          <table:table-cell office:value-type="float" office:value="132756" calcext:value-type="float">
            <text:p>132756</text:p>
          </table:table-cell>
          <table:table-cell office:value-type="float" office:value="7866734" calcext:value-type="float">
            <text:p>786673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744" calcext:value-type="float">
            <text:p>8744</text:p>
          </table:table-cell>
          <table:table-cell office:value-type="float" office:value="7866734" calcext:value-type="float">
            <text:p>7866734</text:p>
          </table:table-cell>
          <table:table-cell table:formula="of:=[.E266]-[.I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5-s110877071c8081024.ukp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0.05" calcext:value-type="float">
            <text:p>0.05</text:p>
          </table:table-cell>
          <table:table-cell office:value-type="float" office:value="145152" calcext:value-type="float">
            <text:p>145152</text:p>
          </table:table-cell>
          <table:table-cell office:value-type="float" office:value="8081024" calcext:value-type="float">
            <text:p>80810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00" calcext:value-type="float">
            <text:p>7000</text:p>
          </table:table-cell>
          <table:table-cell office:value-type="float" office:value="8081024" calcext:value-type="float">
            <text:p>8081024</text:p>
          </table:table-cell>
          <table:table-cell table:formula="of:=[.E267]-[.I2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9-s126456688c8751564.ukp</text:p>
          </table:table-cell>
          <table:table-cell office:value-type="float" office:value="0.0246488" calcext:value-type="float">
            <text:p>0.0246488</text:p>
          </table:table-cell>
          <table:table-cell office:value-type="float" office:value="0.05" calcext:value-type="float">
            <text:p>0.05</text:p>
          </table:table-cell>
          <table:table-cell office:value-type="float" office:value="155696" calcext:value-type="float">
            <text:p>155696</text:p>
          </table:table-cell>
          <table:table-cell office:value-type="float" office:value="8751564" calcext:value-type="float">
            <text:p>87515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40" calcext:value-type="float">
            <text:p>8140</text:p>
          </table:table-cell>
          <table:table-cell office:value-type="float" office:value="8751564" calcext:value-type="float">
            <text:p>8751564</text:p>
          </table:table-cell>
          <table:table-cell table:formula="of:=[.E268]-[.I2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9-s126456688c7120687.ukp</text:p>
          </table:table-cell>
          <table:table-cell office:value-type="float" office:value="0.0191359" calcext:value-type="float">
            <text:p>0.0191359</text:p>
          </table:table-cell>
          <table:table-cell office:value-type="float" office:value="0.04" calcext:value-type="float">
            <text:p>0.04</text:p>
          </table:table-cell>
          <table:table-cell office:value-type="float" office:value="122340" calcext:value-type="float">
            <text:p>122340</text:p>
          </table:table-cell>
          <table:table-cell office:value-type="float" office:value="7120687" calcext:value-type="float">
            <text:p>71206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440" calcext:value-type="float">
            <text:p>8440</text:p>
          </table:table-cell>
          <table:table-cell office:value-type="float" office:value="7120687" calcext:value-type="float">
            <text:p>7120687</text:p>
          </table:table-cell>
          <table:table-cell table:formula="of:=[.E269]-[.I2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8-s991580855c9658204.ukp</text:p>
          </table:table-cell>
          <table:table-cell office:value-type="float" office:value="0.0265471" calcext:value-type="float">
            <text:p>0.0265471</text:p>
          </table:table-cell>
          <table:table-cell office:value-type="float" office:value="0.14" calcext:value-type="float">
            <text:p>0.14</text:p>
          </table:table-cell>
          <table:table-cell office:value-type="float" office:value="162700" calcext:value-type="float">
            <text:p>162700</text:p>
          </table:table-cell>
          <table:table-cell office:value-type="float" office:value="9658204" calcext:value-type="float">
            <text:p>965820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68" calcext:value-type="float">
            <text:p>12068</text:p>
          </table:table-cell>
          <table:table-cell office:value-type="float" office:value="9658204" calcext:value-type="float">
            <text:p>9658204</text:p>
          </table:table-cell>
          <table:table-cell table:formula="of:=[.E270]-[.I2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1-s843367405c7990166.ukp</text:p>
          </table:table-cell>
          <table:table-cell office:value-type="float" office:value="0.0290546" calcext:value-type="float">
            <text:p>0.0290546</text:p>
          </table:table-cell>
          <table:table-cell office:value-type="float" office:value="0.05" calcext:value-type="float">
            <text:p>0.05</text:p>
          </table:table-cell>
          <table:table-cell office:value-type="float" office:value="143220" calcext:value-type="float">
            <text:p>143220</text:p>
          </table:table-cell>
          <table:table-cell office:value-type="float" office:value="7990166" calcext:value-type="float">
            <text:p>799016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6972" calcext:value-type="float">
            <text:p>6972</text:p>
          </table:table-cell>
          <table:table-cell office:value-type="float" office:value="7990166" calcext:value-type="float">
            <text:p>7990166</text:p>
          </table:table-cell>
          <table:table-cell table:formula="of:=[.E271]-[.I2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4-s721215008c8409387.ukp</text:p>
          </table:table-cell>
          <table:table-cell office:value-type="float" office:value="0.030305" calcext:value-type="float">
            <text:p>0.030305</text:p>
          </table:table-cell>
          <table:table-cell office:value-type="float" office:value="0.05" calcext:value-type="float">
            <text:p>0.05</text:p>
          </table:table-cell>
          <table:table-cell office:value-type="float" office:value="149668" calcext:value-type="float">
            <text:p>149668</text:p>
          </table:table-cell>
          <table:table-cell office:value-type="float" office:value="8409387" calcext:value-type="float">
            <text:p>84093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8409387" calcext:value-type="float">
            <text:p>8409387</text:p>
          </table:table-cell>
          <table:table-cell table:formula="of:=[.E272]-[.I2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7-s177710744c8778552.ukp</text:p>
          </table:table-cell>
          <table:table-cell office:value-type="float" office:value="0.0301925" calcext:value-type="float">
            <text:p>0.0301925</text:p>
          </table:table-cell>
          <table:table-cell office:value-type="float" office:value="0.05" calcext:value-type="float">
            <text:p>0.05</text:p>
          </table:table-cell>
          <table:table-cell office:value-type="float" office:value="155672" calcext:value-type="float">
            <text:p>155672</text:p>
          </table:table-cell>
          <table:table-cell office:value-type="float" office:value="8778552" calcext:value-type="float">
            <text:p>87785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312" calcext:value-type="float">
            <text:p>8312</text:p>
          </table:table-cell>
          <table:table-cell office:value-type="float" office:value="8778552" calcext:value-type="float">
            <text:p>8778552</text:p>
          </table:table-cell>
          <table:table-cell table:formula="of:=[.E273]-[.I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4-s721215008c9658269.ukp</text:p>
          </table:table-cell>
          <table:table-cell office:value-type="float" office:value="0.0301569" calcext:value-type="float">
            <text:p>0.0301569</text:p>
          </table:table-cell>
          <table:table-cell office:value-type="float" office:value="0.05" calcext:value-type="float">
            <text:p>0.05</text:p>
          </table:table-cell>
          <table:table-cell office:value-type="float" office:value="161532" calcext:value-type="float">
            <text:p>161532</text:p>
          </table:table-cell>
          <table:table-cell office:value-type="float" office:value="9658269" calcext:value-type="float">
            <text:p>965826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048" calcext:value-type="float">
            <text:p>7048</text:p>
          </table:table-cell>
          <table:table-cell office:value-type="float" office:value="9658269" calcext:value-type="float">
            <text:p>9658269</text:p>
          </table:table-cell>
          <table:table-cell table:formula="of:=[.E274]-[.I2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6-s227708629c9080551.ukp</text:p>
          </table:table-cell>
          <table:table-cell office:value-type="float" office:value="0.0290424" calcext:value-type="float">
            <text:p>0.0290424</text:p>
          </table:table-cell>
          <table:table-cell office:value-type="float" office:value="0.05" calcext:value-type="float">
            <text:p>0.05</text:p>
          </table:table-cell>
          <table:table-cell office:value-type="float" office:value="152364" calcext:value-type="float">
            <text:p>152364</text:p>
          </table:table-cell>
          <table:table-cell office:value-type="float" office:value="9080551" calcext:value-type="float">
            <text:p>90805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64" calcext:value-type="float">
            <text:p>8164</text:p>
          </table:table-cell>
          <table:table-cell office:value-type="float" office:value="9080551" calcext:value-type="float">
            <text:p>9080551</text:p>
          </table:table-cell>
          <table:table-cell table:formula="of:=[.E275]-[.I2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8-s991580855c8640008.ukp</text:p>
          </table:table-cell>
          <table:table-cell office:value-type="float" office:value="0.0281041" calcext:value-type="float">
            <text:p>0.0281041</text:p>
          </table:table-cell>
          <table:table-cell office:value-type="float" office:value="0.05" calcext:value-type="float">
            <text:p>0.05</text:p>
          </table:table-cell>
          <table:table-cell office:value-type="float" office:value="145492" calcext:value-type="float">
            <text:p>145492</text:p>
          </table:table-cell>
          <table:table-cell office:value-type="float" office:value="8640008" calcext:value-type="float">
            <text:p>864000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644" calcext:value-type="float">
            <text:p>8644</text:p>
          </table:table-cell>
          <table:table-cell office:value-type="float" office:value="8640008" calcext:value-type="float">
            <text:p>8640008</text:p>
          </table:table-cell>
          <table:table-cell table:formula="of:=[.E276]-[.I2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2-s528806317c6664243.ukp</text:p>
          </table:table-cell>
          <table:table-cell office:value-type="float" office:value="0.039847" calcext:value-type="float">
            <text:p>0.039847</text:p>
          </table:table-cell>
          <table:table-cell office:value-type="float" office:value="0.06" calcext:value-type="float">
            <text:p>0.06</text:p>
          </table:table-cell>
          <table:table-cell office:value-type="float" office:value="113948" calcext:value-type="float">
            <text:p>113948</text:p>
          </table:table-cell>
          <table:table-cell office:value-type="float" office:value="6664243" calcext:value-type="float">
            <text:p>666424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96" calcext:value-type="float">
            <text:p>7396</text:p>
          </table:table-cell>
          <table:table-cell office:value-type="float" office:value="6664243" calcext:value-type="float">
            <text:p>6664243</text:p>
          </table:table-cell>
          <table:table-cell table:formula="of:=[.E277]-[.I2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9-s126456688c7699000.ukp</text:p>
          </table:table-cell>
          <table:table-cell office:value-type="float" office:value="0.0420197" calcext:value-type="float">
            <text:p>0.0420197</text:p>
          </table:table-cell>
          <table:table-cell office:value-type="float" office:value="0.07" calcext:value-type="float">
            <text:p>0.07</text:p>
          </table:table-cell>
          <table:table-cell office:value-type="float" office:value="130036" calcext:value-type="float">
            <text:p>130036</text:p>
          </table:table-cell>
          <table:table-cell office:value-type="float" office:value="7699000" calcext:value-type="float">
            <text:p>76990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152" calcext:value-type="float">
            <text:p>8152</text:p>
          </table:table-cell>
          <table:table-cell office:value-type="float" office:value="7699000" calcext:value-type="float">
            <text:p>7699000</text:p>
          </table:table-cell>
          <table:table-cell table:formula="of:=[.E278]-[.I2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2-s528806317c7719762.ukp</text:p>
          </table:table-cell>
          <table:table-cell office:value-type="float" office:value="0.0243313" calcext:value-type="float">
            <text:p>0.0243313</text:p>
          </table:table-cell>
          <table:table-cell office:value-type="float" office:value="0.07" calcext:value-type="float">
            <text:p>0.07</text:p>
          </table:table-cell>
          <table:table-cell office:value-type="float" office:value="139796" calcext:value-type="float">
            <text:p>139796</text:p>
          </table:table-cell>
          <table:table-cell office:value-type="float" office:value="7719762" calcext:value-type="float">
            <text:p>771976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719762" calcext:value-type="float">
            <text:p>7719762</text:p>
          </table:table-cell>
          <table:table-cell table:formula="of:=[.E279]-[.I2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3-s780179313c6114560.ukp</text:p>
          </table:table-cell>
          <table:table-cell office:value-type="float" office:value="0.0215139" calcext:value-type="float">
            <text:p>0.0215139</text:p>
          </table:table-cell>
          <table:table-cell office:value-type="float" office:value="0.07" calcext:value-type="float">
            <text:p>0.07</text:p>
          </table:table-cell>
          <table:table-cell office:value-type="float" office:value="114732" calcext:value-type="float">
            <text:p>114732</text:p>
          </table:table-cell>
          <table:table-cell office:value-type="float" office:value="6114560" calcext:value-type="float">
            <text:p>611456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60" calcext:value-type="float">
            <text:p>7660</text:p>
          </table:table-cell>
          <table:table-cell office:value-type="float" office:value="6114560" calcext:value-type="float">
            <text:p>6114560</text:p>
          </table:table-cell>
          <table:table-cell table:formula="of:=[.E280]-[.I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4-s721215008c6235406.ukp</text:p>
          </table:table-cell>
          <table:table-cell office:value-type="float" office:value="0.0212362" calcext:value-type="float">
            <text:p>0.0212362</text:p>
          </table:table-cell>
          <table:table-cell office:value-type="float" office:value="0.07" calcext:value-type="float">
            <text:p>0.07</text:p>
          </table:table-cell>
          <table:table-cell office:value-type="float" office:value="116484" calcext:value-type="float">
            <text:p>116484</text:p>
          </table:table-cell>
          <table:table-cell office:value-type="float" office:value="6235406" calcext:value-type="float">
            <text:p>62354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40" calcext:value-type="float">
            <text:p>7940</text:p>
          </table:table-cell>
          <table:table-cell office:value-type="float" office:value="6235406" calcext:value-type="float">
            <text:p>6235406</text:p>
          </table:table-cell>
          <table:table-cell table:formula="of:=[.E281]-[.I2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5-s110877071c6129130.ukp</text:p>
          </table:table-cell>
          <table:table-cell office:value-type="float" office:value="0.0207765" calcext:value-type="float">
            <text:p>0.0207765</text:p>
          </table:table-cell>
          <table:table-cell office:value-type="float" office:value="0.07" calcext:value-type="float">
            <text:p>0.07</text:p>
          </table:table-cell>
          <table:table-cell office:value-type="float" office:value="114880" calcext:value-type="float">
            <text:p>114880</text:p>
          </table:table-cell>
          <table:table-cell office:value-type="float" office:value="6129130" calcext:value-type="float">
            <text:p>61291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6129130" calcext:value-type="float">
            <text:p>6129130</text:p>
          </table:table-cell>
          <table:table-cell table:formula="of:=[.E282]-[.I2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7-s177710744c6349166.ukp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7" calcext:value-type="float">
            <text:p>0.07</text:p>
          </table:table-cell>
          <table:table-cell office:value-type="float" office:value="118292" calcext:value-type="float">
            <text:p>118292</text:p>
          </table:table-cell>
          <table:table-cell office:value-type="float" office:value="6349166" calcext:value-type="float">
            <text:p>634916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4" calcext:value-type="float">
            <text:p>7744</text:p>
          </table:table-cell>
          <table:table-cell office:value-type="float" office:value="6349166" calcext:value-type="float">
            <text:p>6349166</text:p>
          </table:table-cell>
          <table:table-cell table:formula="of:=[.E283]-[.I2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9-s126456688c6624986.ukp</text:p>
          </table:table-cell>
          <table:table-cell office:value-type="float" office:value="0.0212575" calcext:value-type="float">
            <text:p>0.0212575</text:p>
          </table:table-cell>
          <table:table-cell office:value-type="float" office:value="0.07" calcext:value-type="float">
            <text:p>0.07</text:p>
          </table:table-cell>
          <table:table-cell office:value-type="float" office:value="122604" calcext:value-type="float">
            <text:p>122604</text:p>
          </table:table-cell>
          <table:table-cell office:value-type="float" office:value="6624986" calcext:value-type="float">
            <text:p>662498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56" calcext:value-type="float">
            <text:p>8856</text:p>
          </table:table-cell>
          <table:table-cell office:value-type="float" office:value="6624986" calcext:value-type="float">
            <text:p>6624986</text:p>
          </table:table-cell>
          <table:table-cell table:formula="of:=[.E284]-[.I2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1-s843367405c6385051.ukp</text:p>
          </table:table-cell>
          <table:table-cell office:value-type="float" office:value="0.018198" calcext:value-type="float">
            <text:p>0.018198</text:p>
          </table:table-cell>
          <table:table-cell office:value-type="float" office:value="0.04" calcext:value-type="float">
            <text:p>0.04</text:p>
          </table:table-cell>
          <table:table-cell office:value-type="float" office:value="110816" calcext:value-type="float">
            <text:p>110816</text:p>
          </table:table-cell>
          <table:table-cell office:value-type="float" office:value="6385051" calcext:value-type="float">
            <text:p>638505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216" calcext:value-type="float">
            <text:p>8216</text:p>
          </table:table-cell>
          <table:table-cell office:value-type="float" office:value="6385051" calcext:value-type="float">
            <text:p>6385051</text:p>
          </table:table-cell>
          <table:table-cell table:formula="of:=[.E285]-[.I2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0-s827183242c7923045.ukp</text:p>
          </table:table-cell>
          <table:table-cell office:value-type="float" office:value="0.0214191" calcext:value-type="float">
            <text:p>0.0214191</text:p>
          </table:table-cell>
          <table:table-cell office:value-type="float" office:value="0.07" calcext:value-type="float">
            <text:p>0.07</text:p>
          </table:table-cell>
          <table:table-cell office:value-type="float" office:value="135288" calcext:value-type="float">
            <text:p>135288</text:p>
          </table:table-cell>
          <table:table-cell office:value-type="float" office:value="7923045" calcext:value-type="float">
            <text:p>792304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923045" calcext:value-type="float">
            <text:p>7923045</text:p>
          </table:table-cell>
          <table:table-cell table:formula="of:=[.E286]-[.I2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3-s780179313c8090683.ukp</text:p>
          </table:table-cell>
          <table:table-cell office:value-type="float" office:value="0.0218755" calcext:value-type="float">
            <text:p>0.0218755</text:p>
          </table:table-cell>
          <table:table-cell office:value-type="float" office:value="0.07" calcext:value-type="float">
            <text:p>0.07</text:p>
          </table:table-cell>
          <table:table-cell office:value-type="float" office:value="137732" calcext:value-type="float">
            <text:p>137732</text:p>
          </table:table-cell>
          <table:table-cell office:value-type="float" office:value="8090683" calcext:value-type="float">
            <text:p>809068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32" calcext:value-type="float">
            <text:p>8932</text:p>
          </table:table-cell>
          <table:table-cell office:value-type="float" office:value="8090683" calcext:value-type="float">
            <text:p>8090683</text:p>
          </table:table-cell>
          <table:table-cell table:formula="of:=[.E287]-[.I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4-s721215008c6851985.ukp</text:p>
          </table:table-cell>
          <table:table-cell office:value-type="float" office:value="0.0201909" calcext:value-type="float">
            <text:p>0.0201909</text:p>
          </table:table-cell>
          <table:table-cell office:value-type="float" office:value="0.07" calcext:value-type="float">
            <text:p>0.07</text:p>
          </table:table-cell>
          <table:table-cell office:value-type="float" office:value="118524" calcext:value-type="float">
            <text:p>118524</text:p>
          </table:table-cell>
          <table:table-cell office:value-type="float" office:value="6851985" calcext:value-type="float">
            <text:p>68519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80" calcext:value-type="float">
            <text:p>8980</text:p>
          </table:table-cell>
          <table:table-cell office:value-type="float" office:value="6851985" calcext:value-type="float">
            <text:p>6851985</text:p>
          </table:table-cell>
          <table:table-cell table:formula="of:=[.E288]-[.I2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5-s110877071c8774819.ukp</text:p>
          </table:table-cell>
          <table:table-cell office:value-type="float" office:value="0.0229805" calcext:value-type="float">
            <text:p>0.0229805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4819" calcext:value-type="float">
            <text:p>87748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774819" calcext:value-type="float">
            <text:p>8774819</text:p>
          </table:table-cell>
          <table:table-cell table:formula="of:=[.E289]-[.I2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6-s227708629c7805759.ukp</text:p>
          </table:table-cell>
          <table:table-cell office:value-type="float" office:value="0.0207754" calcext:value-type="float">
            <text:p>0.0207754</text:p>
          </table:table-cell>
          <table:table-cell office:value-type="float" office:value="0.07" calcext:value-type="float">
            <text:p>0.07</text:p>
          </table:table-cell>
          <table:table-cell office:value-type="float" office:value="133396" calcext:value-type="float">
            <text:p>133396</text:p>
          </table:table-cell>
          <table:table-cell office:value-type="float" office:value="7805759" calcext:value-type="float">
            <text:p>78057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28" calcext:value-type="float">
            <text:p>8428</text:p>
          </table:table-cell>
          <table:table-cell office:value-type="float" office:value="7805759" calcext:value-type="float">
            <text:p>7805759</text:p>
          </table:table-cell>
          <table:table-cell table:formula="of:=[.E290]-[.I2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7-s177710744c9332308.ukp</text:p>
          </table:table-cell>
          <table:table-cell office:value-type="float" office:value="0.0240864" calcext:value-type="float">
            <text:p>0.0240864</text:p>
          </table:table-cell>
          <table:table-cell office:value-type="float" office:value="0.07" calcext:value-type="float">
            <text:p>0.07</text:p>
          </table:table-cell>
          <table:table-cell office:value-type="float" office:value="157204" calcext:value-type="float">
            <text:p>157204</text:p>
          </table:table-cell>
          <table:table-cell office:value-type="float" office:value="9332308" calcext:value-type="float">
            <text:p>93323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00" calcext:value-type="float">
            <text:p>7700</text:p>
          </table:table-cell>
          <table:table-cell office:value-type="float" office:value="9332308" calcext:value-type="float">
            <text:p>9332308</text:p>
          </table:table-cell>
          <table:table-cell table:formula="of:=[.E291]-[.I2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8-s991580855c9728635.ukp</text:p>
          </table:table-cell>
          <table:table-cell office:value-type="float" office:value="0.0247565" calcext:value-type="float">
            <text:p>0.0247565</text:p>
          </table:table-cell>
          <table:table-cell office:value-type="float" office:value="0.07" calcext:value-type="float">
            <text:p>0.07</text:p>
          </table:table-cell>
          <table:table-cell office:value-type="float" office:value="163604" calcext:value-type="float">
            <text:p>163604</text:p>
          </table:table-cell>
          <table:table-cell office:value-type="float" office:value="9728635" calcext:value-type="float">
            <text:p>97286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4" calcext:value-type="float">
            <text:p>9244</text:p>
          </table:table-cell>
          <table:table-cell office:value-type="float" office:value="9728635" calcext:value-type="float">
            <text:p>9728635</text:p>
          </table:table-cell>
          <table:table-cell table:formula="of:=[.E292]-[.I2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9-s126456688c5940304.ukp</text:p>
          </table:table-cell>
          <table:table-cell office:value-type="float" office:value="0.0177631" calcext:value-type="float">
            <text:p>0.0177631</text:p>
          </table:table-cell>
          <table:table-cell office:value-type="float" office:value="0.07" calcext:value-type="float">
            <text:p>0.07</text:p>
          </table:table-cell>
          <table:table-cell office:value-type="float" office:value="104060" calcext:value-type="float">
            <text:p>104060</text:p>
          </table:table-cell>
          <table:table-cell office:value-type="float" office:value="5940304" calcext:value-type="float">
            <text:p>59403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60" calcext:value-type="float">
            <text:p>7760</text:p>
          </table:table-cell>
          <table:table-cell office:value-type="float" office:value="5940304" calcext:value-type="float">
            <text:p>5940304</text:p>
          </table:table-cell>
          <table:table-cell table:formula="of:=[.E293]-[.I2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4-s721215008c9803497.ukp</text:p>
          </table:table-cell>
          <table:table-cell office:value-type="float" office:value="0.0276687" calcext:value-type="float">
            <text:p>0.0276687</text:p>
          </table:table-cell>
          <table:table-cell office:value-type="float" office:value="0.07" calcext:value-type="float">
            <text:p>0.07</text:p>
          </table:table-cell>
          <table:table-cell office:value-type="float" office:value="172428" calcext:value-type="float">
            <text:p>172428</text:p>
          </table:table-cell>
          <table:table-cell office:value-type="float" office:value="9803497" calcext:value-type="float">
            <text:p>98034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8" calcext:value-type="float">
            <text:p>8608</text:p>
          </table:table-cell>
          <table:table-cell office:value-type="float" office:value="9803497" calcext:value-type="float">
            <text:p>9803497</text:p>
          </table:table-cell>
          <table:table-cell table:formula="of:=[.E294]-[.I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7-s177710744c9213556.ukp</text:p>
          </table:table-cell>
          <table:table-cell office:value-type="float" office:value="0.0262053" calcext:value-type="float">
            <text:p>0.0262053</text:p>
          </table:table-cell>
          <table:table-cell office:value-type="float" office:value="0.07" calcext:value-type="float">
            <text:p>0.07</text:p>
          </table:table-cell>
          <table:table-cell office:value-type="float" office:value="163376" calcext:value-type="float">
            <text:p>163376</text:p>
          </table:table-cell>
          <table:table-cell office:value-type="float" office:value="9213556" calcext:value-type="float">
            <text:p>921355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92" calcext:value-type="float">
            <text:p>8092</text:p>
          </table:table-cell>
          <table:table-cell office:value-type="float" office:value="9213556" calcext:value-type="float">
            <text:p>9213556</text:p>
          </table:table-cell>
          <table:table-cell table:formula="of:=[.E295]-[.I2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4-s721215008c5185436.ukp</text:p>
          </table:table-cell>
          <table:table-cell office:value-type="float" office:value="0.0247614" calcext:value-type="float">
            <text:p>0.0247614</text:p>
          </table:table-cell>
          <table:table-cell office:value-type="float" office:value="0.07" calcext:value-type="float">
            <text:p>0.07</text:p>
          </table:table-cell>
          <table:table-cell office:value-type="float" office:value="99632" calcext:value-type="float">
            <text:p>99632</text:p>
          </table:table-cell>
          <table:table-cell office:value-type="float" office:value="5185436" calcext:value-type="float">
            <text:p>518543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044" calcext:value-type="float">
            <text:p>9044</text:p>
          </table:table-cell>
          <table:table-cell office:value-type="float" office:value="5185436" calcext:value-type="float">
            <text:p>5185436</text:p>
          </table:table-cell>
          <table:table-cell table:formula="of:=[.E296]-[.I2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5-s110877071c9521211.ukp</text:p>
          </table:table-cell>
          <table:table-cell office:value-type="float" office:value="0.0330012" calcext:value-type="float">
            <text:p>0.0330012</text:p>
          </table:table-cell>
          <table:table-cell office:value-type="float" office:value="0.08" calcext:value-type="float">
            <text:p>0.08</text:p>
          </table:table-cell>
          <table:table-cell office:value-type="float" office:value="167312" calcext:value-type="float">
            <text:p>167312</text:p>
          </table:table-cell>
          <table:table-cell office:value-type="float" office:value="9521211" calcext:value-type="float">
            <text:p>95212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9521211" calcext:value-type="float">
            <text:p>9521211</text:p>
          </table:table-cell>
          <table:table-cell table:formula="of:=[.E297]-[.I2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8-s991580855c8677790.ukp</text:p>
          </table:table-cell>
          <table:table-cell office:value-type="float" office:value="0.0312317" calcext:value-type="float">
            <text:p>0.0312317</text:p>
          </table:table-cell>
          <table:table-cell office:value-type="float" office:value="0.08" calcext:value-type="float">
            <text:p>0.08</text:p>
          </table:table-cell>
          <table:table-cell office:value-type="float" office:value="154112" calcext:value-type="float">
            <text:p>154112</text:p>
          </table:table-cell>
          <table:table-cell office:value-type="float" office:value="8677790" calcext:value-type="float">
            <text:p>867779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8677790" calcext:value-type="float">
            <text:p>8677790</text:p>
          </table:table-cell>
          <table:table-cell table:formula="of:=[.E298]-[.I2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0-s827183242c9608074.ukp</text:p>
          </table:table-cell>
          <table:table-cell office:value-type="float" office:value="0.0365801" calcext:value-type="float">
            <text:p>0.0365801</text:p>
          </table:table-cell>
          <table:table-cell office:value-type="float" office:value="0.08" calcext:value-type="float">
            <text:p>0.08</text:p>
          </table:table-cell>
          <table:table-cell office:value-type="float" office:value="161000" calcext:value-type="float">
            <text:p>161000</text:p>
          </table:table-cell>
          <table:table-cell office:value-type="float" office:value="9608074" calcext:value-type="float">
            <text:p>960807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52" calcext:value-type="float">
            <text:p>7752</text:p>
          </table:table-cell>
          <table:table-cell office:value-type="float" office:value="9608074" calcext:value-type="float">
            <text:p>9608074</text:p>
          </table:table-cell>
          <table:table-cell table:formula="of:=[.E299]-[.I2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6-s227708629c9580585.ukp</text:p>
          </table:table-cell>
          <table:table-cell office:value-type="float" office:value="0.0372143" calcext:value-type="float">
            <text:p>0.0372143</text:p>
          </table:table-cell>
          <table:table-cell office:value-type="float" office:value="0.08" calcext:value-type="float">
            <text:p>0.08</text:p>
          </table:table-cell>
          <table:table-cell office:value-type="float" office:value="160396" calcext:value-type="float">
            <text:p>160396</text:p>
          </table:table-cell>
          <table:table-cell office:value-type="float" office:value="9580585" calcext:value-type="float">
            <text:p>95805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9580585" calcext:value-type="float">
            <text:p>9580585</text:p>
          </table:table-cell>
          <table:table-cell table:formula="of:=[.E300]-[.I3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0-s827183242c8790453.ukp</text:p>
          </table:table-cell>
          <table:table-cell office:value-type="float" office:value="0.0247662" calcext:value-type="float">
            <text:p>0.0247662</text:p>
          </table:table-cell>
          <table:table-cell office:value-type="float" office:value="0.06" calcext:value-type="float">
            <text:p>0.06</text:p>
          </table:table-cell>
          <table:table-cell office:value-type="float" office:value="156336" calcext:value-type="float">
            <text:p>156336</text:p>
          </table:table-cell>
          <table:table-cell office:value-type="float" office:value="8790453" calcext:value-type="float">
            <text:p>87904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748" calcext:value-type="float">
            <text:p>8748</text:p>
          </table:table-cell>
          <table:table-cell office:value-type="float" office:value="8790453" calcext:value-type="float">
            <text:p>8790453</text:p>
          </table:table-cell>
          <table:table-cell table:formula="of:=[.E301]-[.I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0-s827183242c7454549.ukp</text:p>
          </table:table-cell>
          <table:table-cell office:value-type="float" office:value="0.0235918" calcext:value-type="float">
            <text:p>0.0235918</text:p>
          </table:table-cell>
          <table:table-cell office:value-type="float" office:value="0.07" calcext:value-type="float">
            <text:p>0.07</text:p>
          </table:table-cell>
          <table:table-cell office:value-type="float" office:value="135620" calcext:value-type="float">
            <text:p>135620</text:p>
          </table:table-cell>
          <table:table-cell office:value-type="float" office:value="7454549" calcext:value-type="float">
            <text:p>745454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4" calcext:value-type="float">
            <text:p>8604</text:p>
          </table:table-cell>
          <table:table-cell office:value-type="float" office:value="7454549" calcext:value-type="float">
            <text:p>7454549</text:p>
          </table:table-cell>
          <table:table-cell table:formula="of:=[.E302]-[.I3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1-s843367405c7998653.ukp</text:p>
          </table:table-cell>
          <table:table-cell office:value-type="float" office:value="0.0258247" calcext:value-type="float">
            <text:p>0.0258247</text:p>
          </table:table-cell>
          <table:table-cell office:value-type="float" office:value="0.07" calcext:value-type="float">
            <text:p>0.07</text:p>
          </table:table-cell>
          <table:table-cell office:value-type="float" office:value="144204" calcext:value-type="float">
            <text:p>144204</text:p>
          </table:table-cell>
          <table:table-cell office:value-type="float" office:value="7998653" calcext:value-type="float">
            <text:p>79986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76" calcext:value-type="float">
            <text:p>8476</text:p>
          </table:table-cell>
          <table:table-cell office:value-type="float" office:value="7998653" calcext:value-type="float">
            <text:p>7998653</text:p>
          </table:table-cell>
          <table:table-cell table:formula="of:=[.E303]-[.I3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2-s528806317c7151047.ukp</text:p>
          </table:table-cell>
          <table:table-cell office:value-type="float" office:value="0.0234359" calcext:value-type="float">
            <text:p>0.0234359</text:p>
          </table:table-cell>
          <table:table-cell office:value-type="float" office:value="0.07" calcext:value-type="float">
            <text:p>0.07</text:p>
          </table:table-cell>
          <table:table-cell office:value-type="float" office:value="131160" calcext:value-type="float">
            <text:p>131160</text:p>
          </table:table-cell>
          <table:table-cell office:value-type="float" office:value="7151047" calcext:value-type="float">
            <text:p>715104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8" calcext:value-type="float">
            <text:p>7748</text:p>
          </table:table-cell>
          <table:table-cell office:value-type="float" office:value="7151047" calcext:value-type="float">
            <text:p>7151047</text:p>
          </table:table-cell>
          <table:table-cell table:formula="of:=[.E304]-[.I3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3-s780179313c7975198.ukp</text:p>
          </table:table-cell>
          <table:table-cell office:value-type="float" office:value="0.026871" calcext:value-type="float">
            <text:p>0.026871</text:p>
          </table:table-cell>
          <table:table-cell office:value-type="float" office:value="0.07" calcext:value-type="float">
            <text:p>0.07</text:p>
          </table:table-cell>
          <table:table-cell office:value-type="float" office:value="143796" calcext:value-type="float">
            <text:p>143796</text:p>
          </table:table-cell>
          <table:table-cell office:value-type="float" office:value="7975198" calcext:value-type="float">
            <text:p>797519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176" calcext:value-type="float">
            <text:p>9176</text:p>
          </table:table-cell>
          <table:table-cell office:value-type="float" office:value="7975198" calcext:value-type="float">
            <text:p>7975198</text:p>
          </table:table-cell>
          <table:table-cell table:formula="of:=[.E305]-[.I3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9-s126456688c7940477.ukp</text:p>
          </table:table-cell>
          <table:table-cell office:value-type="float" office:value="0.0245696" calcext:value-type="float">
            <text:p>0.0245696</text:p>
          </table:table-cell>
          <table:table-cell office:value-type="float" office:value="0.07" calcext:value-type="float">
            <text:p>0.07</text:p>
          </table:table-cell>
          <table:table-cell office:value-type="float" office:value="143268" calcext:value-type="float">
            <text:p>143268</text:p>
          </table:table-cell>
          <table:table-cell office:value-type="float" office:value="7940477" calcext:value-type="float">
            <text:p>79404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00" calcext:value-type="float">
            <text:p>8000</text:p>
          </table:table-cell>
          <table:table-cell office:value-type="float" office:value="7940477" calcext:value-type="float">
            <text:p>7940477</text:p>
          </table:table-cell>
          <table:table-cell table:formula="of:=[.E306]-[.I3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0-s827183242c7213812.ukp</text:p>
          </table:table-cell>
          <table:table-cell office:value-type="float" office:value="0.0199995" calcext:value-type="float">
            <text:p>0.0199995</text:p>
          </table:table-cell>
          <table:table-cell office:value-type="float" office:value="0.07" calcext:value-type="float">
            <text:p>0.07</text:p>
          </table:table-cell>
          <table:table-cell office:value-type="float" office:value="124244" calcext:value-type="float">
            <text:p>124244</text:p>
          </table:table-cell>
          <table:table-cell office:value-type="float" office:value="7213812" calcext:value-type="float">
            <text:p>72138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344" calcext:value-type="float">
            <text:p>8344</text:p>
          </table:table-cell>
          <table:table-cell office:value-type="float" office:value="7213812" calcext:value-type="float">
            <text:p>7213812</text:p>
          </table:table-cell>
          <table:table-cell table:formula="of:=[.E307]-[.I3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2-s528806317c6511921.ukp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.07" calcext:value-type="float">
            <text:p>0.07</text:p>
          </table:table-cell>
          <table:table-cell office:value-type="float" office:value="113192" calcext:value-type="float">
            <text:p>113192</text:p>
          </table:table-cell>
          <table:table-cell office:value-type="float" office:value="6511921" calcext:value-type="float">
            <text:p>651192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6511921" calcext:value-type="float">
            <text:p>6511921</text:p>
          </table:table-cell>
          <table:table-cell table:formula="of:=[.E308]-[.I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3-s780179313c6599432.ukp</text:p>
          </table:table-cell>
          <table:table-cell office:value-type="float" office:value="0.0187349" calcext:value-type="float">
            <text:p>0.0187349</text:p>
          </table:table-cell>
          <table:table-cell office:value-type="float" office:value="0.07" calcext:value-type="float">
            <text:p>0.07</text:p>
          </table:table-cell>
          <table:table-cell office:value-type="float" office:value="114476" calcext:value-type="float">
            <text:p>114476</text:p>
          </table:table-cell>
          <table:table-cell office:value-type="float" office:value="6599432" calcext:value-type="float">
            <text:p>659943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68" calcext:value-type="float">
            <text:p>8468</text:p>
          </table:table-cell>
          <table:table-cell office:value-type="float" office:value="6599432" calcext:value-type="float">
            <text:p>6599432</text:p>
          </table:table-cell>
          <table:table-cell table:formula="of:=[.E309]-[.I3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5-s110877071c8773767.ukp</text:p>
          </table:table-cell>
          <table:table-cell office:value-type="float" office:value="0.0229109" calcext:value-type="float">
            <text:p>0.0229109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3767" calcext:value-type="float">
            <text:p>87737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24" calcext:value-type="float">
            <text:p>8824</text:p>
          </table:table-cell>
          <table:table-cell office:value-type="float" office:value="8773767" calcext:value-type="float">
            <text:p>8773767</text:p>
          </table:table-cell>
          <table:table-cell table:formula="of:=[.E310]-[.I3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6-s227708629c8759769.ukp</text:p>
          </table:table-cell>
          <table:table-cell office:value-type="float" office:value="0.0226886" calcext:value-type="float">
            <text:p>0.0226886</text:p>
          </table:table-cell>
          <table:table-cell office:value-type="float" office:value="0.07" calcext:value-type="float">
            <text:p>0.07</text:p>
          </table:table-cell>
          <table:table-cell office:value-type="float" office:value="148548" calcext:value-type="float">
            <text:p>148548</text:p>
          </table:table-cell>
          <table:table-cell office:value-type="float" office:value="8759769" calcext:value-type="float">
            <text:p>875976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56" calcext:value-type="float">
            <text:p>7956</text:p>
          </table:table-cell>
          <table:table-cell office:value-type="float" office:value="8759769" calcext:value-type="float">
            <text:p>8759769</text:p>
          </table:table-cell>
          <table:table-cell table:formula="of:=[.E311]-[.I3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7-s177710744c6374152.ukp</text:p>
          </table:table-cell>
          <table:table-cell office:value-type="float" office:value="0.0184026" calcext:value-type="float">
            <text:p>0.0184026</text:p>
          </table:table-cell>
          <table:table-cell office:value-type="float" office:value="0.07" calcext:value-type="float">
            <text:p>0.07</text:p>
          </table:table-cell>
          <table:table-cell office:value-type="float" office:value="111004" calcext:value-type="float">
            <text:p>111004</text:p>
          </table:table-cell>
          <table:table-cell office:value-type="float" office:value="6374152" calcext:value-type="float">
            <text:p>63741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32" calcext:value-type="float">
            <text:p>8532</text:p>
          </table:table-cell>
          <table:table-cell office:value-type="float" office:value="6374152" calcext:value-type="float">
            <text:p>6374152</text:p>
          </table:table-cell>
          <table:table-cell table:formula="of:=[.E312]-[.I3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3-s780179313c8289057.ukp</text:p>
          </table:table-cell>
          <table:table-cell office:value-type="float" office:value="0.0790439" calcext:value-type="float">
            <text:p>0.0790439</text:p>
          </table:table-cell>
          <table:table-cell office:value-type="float" office:value="0.13" calcext:value-type="float">
            <text:p>0.13</text:p>
          </table:table-cell>
          <table:table-cell office:value-type="float" office:value="139476" calcext:value-type="float">
            <text:p>139476</text:p>
          </table:table-cell>
          <table:table-cell office:value-type="float" office:value="8289057" calcext:value-type="float">
            <text:p>828905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80" calcext:value-type="float">
            <text:p>7680</text:p>
          </table:table-cell>
          <table:table-cell office:value-type="float" office:value="8289057" calcext:value-type="float">
            <text:p>8289057</text:p>
          </table:table-cell>
          <table:table-cell table:formula="of:=[.E313]-[.I3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0-s827183242c8417603.ukp</text:p>
          </table:table-cell>
          <table:table-cell office:value-type="float" office:value="0.0260405" calcext:value-type="float">
            <text:p>0.0260405</text:p>
          </table:table-cell>
          <table:table-cell office:value-type="float" office:value="0.08" calcext:value-type="float">
            <text:p>0.08</text:p>
          </table:table-cell>
          <table:table-cell office:value-type="float" office:value="150704" calcext:value-type="float">
            <text:p>150704</text:p>
          </table:table-cell>
          <table:table-cell office:value-type="float" office:value="8417603" calcext:value-type="float">
            <text:p>84176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56" calcext:value-type="float">
            <text:p>7756</text:p>
          </table:table-cell>
          <table:table-cell office:value-type="float" office:value="8417603" calcext:value-type="float">
            <text:p>8417603</text:p>
          </table:table-cell>
          <table:table-cell table:formula="of:=[.E314]-[.I3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1-s843367405c5404203.ukp</text:p>
          </table:table-cell>
          <table:table-cell office:value-type="float" office:value="0.0191876" calcext:value-type="float">
            <text:p>0.0191876</text:p>
          </table:table-cell>
          <table:table-cell office:value-type="float" office:value="0.07" calcext:value-type="float">
            <text:p>0.07</text:p>
          </table:table-cell>
          <table:table-cell office:value-type="float" office:value="103440" calcext:value-type="float">
            <text:p>103440</text:p>
          </table:table-cell>
          <table:table-cell office:value-type="float" office:value="5404203" calcext:value-type="float">
            <text:p>54042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48" calcext:value-type="float">
            <text:p>8548</text:p>
          </table:table-cell>
          <table:table-cell office:value-type="float" office:value="5404203" calcext:value-type="float">
            <text:p>5404203</text:p>
          </table:table-cell>
          <table:table-cell table:formula="of:=[.E315]-[.I3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6-s227708629c5795289.ukp</text:p>
          </table:table-cell>
          <table:table-cell office:value-type="float" office:value="0.0200416" calcext:value-type="float">
            <text:p>0.0200416</text:p>
          </table:table-cell>
          <table:table-cell office:value-type="float" office:value="0.07" calcext:value-type="float">
            <text:p>0.07</text:p>
          </table:table-cell>
          <table:table-cell office:value-type="float" office:value="109856" calcext:value-type="float">
            <text:p>109856</text:p>
          </table:table-cell>
          <table:table-cell office:value-type="float" office:value="5795289" calcext:value-type="float">
            <text:p>57952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95289" calcext:value-type="float">
            <text:p>5795289</text:p>
          </table:table-cell>
          <table:table-cell table:formula="of:=[.E316]-[.I3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1-s843367405c9001600.ukp</text:p>
          </table:table-cell>
          <table:table-cell office:value-type="float" office:value="0.0237783" calcext:value-type="float">
            <text:p>0.0237783</text:p>
          </table:table-cell>
          <table:table-cell office:value-type="float" office:value="0.07" calcext:value-type="float">
            <text:p>0.07</text:p>
          </table:table-cell>
          <table:table-cell office:value-type="float" office:value="151960" calcext:value-type="float">
            <text:p>151960</text:p>
          </table:table-cell>
          <table:table-cell office:value-type="float" office:value="9001600" calcext:value-type="float">
            <text:p>90016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12" calcext:value-type="float">
            <text:p>8412</text:p>
          </table:table-cell>
          <table:table-cell office:value-type="float" office:value="9001600" calcext:value-type="float">
            <text:p>9001600</text:p>
          </table:table-cell>
          <table:table-cell table:formula="of:=[.E317]-[.I3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2-s528806317c6527891.ukp</text:p>
          </table:table-cell>
          <table:table-cell office:value-type="float" office:value="0.0186074" calcext:value-type="float">
            <text:p>0.0186074</text:p>
          </table:table-cell>
          <table:table-cell office:value-type="float" office:value="0.06" calcext:value-type="float">
            <text:p>0.06</text:p>
          </table:table-cell>
          <table:table-cell office:value-type="float" office:value="113376" calcext:value-type="float">
            <text:p>113376</text:p>
          </table:table-cell>
          <table:table-cell office:value-type="float" office:value="6527891" calcext:value-type="float">
            <text:p>652789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732" calcext:value-type="float">
            <text:p>8732</text:p>
          </table:table-cell>
          <table:table-cell office:value-type="float" office:value="6527891" calcext:value-type="float">
            <text:p>6527891</text:p>
          </table:table-cell>
          <table:table-cell table:formula="of:=[.E318]-[.I3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1-s843367405c9867662.ukp</text:p>
          </table:table-cell>
          <table:table-cell office:value-type="float" office:value="0.0290611" calcext:value-type="float">
            <text:p>0.0290611</text:p>
          </table:table-cell>
          <table:table-cell office:value-type="float" office:value="0.08" calcext:value-type="float">
            <text:p>0.08</text:p>
          </table:table-cell>
          <table:table-cell office:value-type="float" office:value="173536" calcext:value-type="float">
            <text:p>173536</text:p>
          </table:table-cell>
          <table:table-cell office:value-type="float" office:value="9867662" calcext:value-type="float">
            <text:p>986766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48" calcext:value-type="float">
            <text:p>8948</text:p>
          </table:table-cell>
          <table:table-cell office:value-type="float" office:value="9867662" calcext:value-type="float">
            <text:p>9867662</text:p>
          </table:table-cell>
          <table:table-cell table:formula="of:=[.E319]-[.I3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2-s528806317c7265134.ukp</text:p>
          </table:table-cell>
          <table:table-cell office:value-type="float" office:value="0.023146" calcext:value-type="float">
            <text:p>0.023146</text:p>
          </table:table-cell>
          <table:table-cell office:value-type="float" office:value="0.07" calcext:value-type="float">
            <text:p>0.07</text:p>
          </table:table-cell>
          <table:table-cell office:value-type="float" office:value="132780" calcext:value-type="float">
            <text:p>132780</text:p>
          </table:table-cell>
          <table:table-cell office:value-type="float" office:value="7265134" calcext:value-type="float">
            <text:p>726513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4" calcext:value-type="float">
            <text:p>7804</text:p>
          </table:table-cell>
          <table:table-cell office:value-type="float" office:value="7265134" calcext:value-type="float">
            <text:p>7265134</text:p>
          </table:table-cell>
          <table:table-cell table:formula="of:=[.E320]-[.I3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3-s780179313c6724480.ukp</text:p>
          </table:table-cell>
          <table:table-cell office:value-type="float" office:value="0.0220367" calcext:value-type="float">
            <text:p>0.0220367</text:p>
          </table:table-cell>
          <table:table-cell office:value-type="float" office:value="0.07" calcext:value-type="float">
            <text:p>0.07</text:p>
          </table:table-cell>
          <table:table-cell office:value-type="float" office:value="124504" calcext:value-type="float">
            <text:p>124504</text:p>
          </table:table-cell>
          <table:table-cell office:value-type="float" office:value="6724480" calcext:value-type="float">
            <text:p>672448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8" calcext:value-type="float">
            <text:p>7728</text:p>
          </table:table-cell>
          <table:table-cell office:value-type="float" office:value="6724480" calcext:value-type="float">
            <text:p>6724480</text:p>
          </table:table-cell>
          <table:table-cell table:formula="of:=[.E321]-[.I3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5-s110877071c5751961.ukp</text:p>
          </table:table-cell>
          <table:table-cell office:value-type="float" office:value="0.0202863" calcext:value-type="float">
            <text:p>0.0202863</text:p>
          </table:table-cell>
          <table:table-cell office:value-type="float" office:value="0.07" calcext:value-type="float">
            <text:p>0.07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51961" calcext:value-type="float">
            <text:p>575196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0" calcext:value-type="float">
            <text:p>7800</text:p>
          </table:table-cell>
          <table:table-cell office:value-type="float" office:value="5751961" calcext:value-type="float">
            <text:p>5751961</text:p>
          </table:table-cell>
          <table:table-cell table:formula="of:=[.E322]-[.I3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8-s991580855c5371100.ukp</text:p>
          </table:table-cell>
          <table:table-cell office:value-type="float" office:value="0.0191746" calcext:value-type="float">
            <text:p>0.0191746</text:p>
          </table:table-cell>
          <table:table-cell office:value-type="float" office:value="0.07" calcext:value-type="float">
            <text:p>0.07</text:p>
          </table:table-cell>
          <table:table-cell office:value-type="float" office:value="103388" calcext:value-type="float">
            <text:p>103388</text:p>
          </table:table-cell>
          <table:table-cell office:value-type="float" office:value="5371100" calcext:value-type="float">
            <text:p>53711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388" calcext:value-type="float">
            <text:p>8388</text:p>
          </table:table-cell>
          <table:table-cell office:value-type="float" office:value="5371100" calcext:value-type="float">
            <text:p>5371100</text:p>
          </table:table-cell>
          <table:table-cell table:formula="of:=[.E323]-[.I3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9-s126456688c6731213.ukp</text:p>
          </table:table-cell>
          <table:table-cell office:value-type="float" office:value="0.0221968" calcext:value-type="float">
            <text:p>0.0221968</text:p>
          </table:table-cell>
          <table:table-cell office:value-type="float" office:value="0.07" calcext:value-type="float">
            <text:p>0.07</text:p>
          </table:table-cell>
          <table:table-cell office:value-type="float" office:value="124544" calcext:value-type="float">
            <text:p>124544</text:p>
          </table:table-cell>
          <table:table-cell office:value-type="float" office:value="6731213" calcext:value-type="float">
            <text:p>673121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64" calcext:value-type="float">
            <text:p>7764</text:p>
          </table:table-cell>
          <table:table-cell office:value-type="float" office:value="6731213" calcext:value-type="float">
            <text:p>6731213</text:p>
          </table:table-cell>
          <table:table-cell table:formula="of:=[.E324]-[.I3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0-s827183242c7166489.ukp</text:p>
          </table:table-cell>
          <table:table-cell office:value-type="float" office:value="0.0184618" calcext:value-type="float">
            <text:p>0.0184618</text:p>
          </table:table-cell>
          <table:table-cell office:value-type="float" office:value="0.06" calcext:value-type="float">
            <text:p>0.06</text:p>
          </table:table-cell>
          <table:table-cell office:value-type="float" office:value="123460" calcext:value-type="float">
            <text:p>123460</text:p>
          </table:table-cell>
          <table:table-cell office:value-type="float" office:value="7166489" calcext:value-type="float">
            <text:p>71664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166489" calcext:value-type="float">
            <text:p>7166489</text:p>
          </table:table-cell>
          <table:table-cell table:formula="of:=[.E325]-[.I3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1-s843367405c9734370.ukp</text:p>
          </table:table-cell>
          <table:table-cell office:value-type="float" office:value="0.0242333" calcext:value-type="float">
            <text:p>0.0242333</text:p>
          </table:table-cell>
          <table:table-cell office:value-type="float" office:value="0.07" calcext:value-type="float">
            <text:p>0.07</text:p>
          </table:table-cell>
          <table:table-cell office:value-type="float" office:value="163580" calcext:value-type="float">
            <text:p>163580</text:p>
          </table:table-cell>
          <table:table-cell office:value-type="float" office:value="9734370" calcext:value-type="float">
            <text:p>97343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9734370" calcext:value-type="float">
            <text:p>9734370</text:p>
          </table:table-cell>
          <table:table-cell table:formula="of:=[.E326]-[.I3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3-s780179313c8969373.ukp</text:p>
          </table:table-cell>
          <table:table-cell office:value-type="float" office:value="0.0222846" calcext:value-type="float">
            <text:p>0.0222846</text:p>
          </table:table-cell>
          <table:table-cell office:value-type="float" office:value="0.07" calcext:value-type="float">
            <text:p>0.07</text:p>
          </table:table-cell>
          <table:table-cell office:value-type="float" office:value="151600" calcext:value-type="float">
            <text:p>151600</text:p>
          </table:table-cell>
          <table:table-cell office:value-type="float" office:value="8969373" calcext:value-type="float">
            <text:p>896937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96" calcext:value-type="float">
            <text:p>8196</text:p>
          </table:table-cell>
          <table:table-cell office:value-type="float" office:value="8969373" calcext:value-type="float">
            <text:p>8969373</text:p>
          </table:table-cell>
          <table:table-cell table:formula="of:=[.E327]-[.I3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4-s721215008c5426632.ukp</text:p>
          </table:table-cell>
          <table:table-cell office:value-type="float" office:value="0.0157277" calcext:value-type="float">
            <text:p>0.0157277</text:p>
          </table:table-cell>
          <table:table-cell office:value-type="float" office:value="0.06" calcext:value-type="float">
            <text:p>0.06</text:p>
          </table:table-cell>
          <table:table-cell office:value-type="float" office:value="96416" calcext:value-type="float">
            <text:p>96416</text:p>
          </table:table-cell>
          <table:table-cell office:value-type="float" office:value="5426632" calcext:value-type="float">
            <text:p>542663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288" calcext:value-type="float">
            <text:p>8288</text:p>
          </table:table-cell>
          <table:table-cell office:value-type="float" office:value="5426632" calcext:value-type="float">
            <text:p>5426632</text:p>
          </table:table-cell>
          <table:table-cell table:formula="of:=[.E328]-[.I3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5-s110877071c5748492.ukp</text:p>
          </table:table-cell>
          <table:table-cell office:value-type="float" office:value="0.0160344" calcext:value-type="float">
            <text:p>0.0160344</text:p>
          </table:table-cell>
          <table:table-cell office:value-type="float" office:value="0.06" calcext:value-type="float">
            <text:p>0.06</text:p>
          </table:table-cell>
          <table:table-cell office:value-type="float" office:value="101116" calcext:value-type="float">
            <text:p>101116</text:p>
          </table:table-cell>
          <table:table-cell office:value-type="float" office:value="5748492" calcext:value-type="float">
            <text:p>574849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76" calcext:value-type="float">
            <text:p>8076</text:p>
          </table:table-cell>
          <table:table-cell office:value-type="float" office:value="5748492" calcext:value-type="float">
            <text:p>5748492</text:p>
          </table:table-cell>
          <table:table-cell table:formula="of:=[.E329]-[.I3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6-s227708629c8761664.ukp</text:p>
          </table:table-cell>
          <table:table-cell office:value-type="float" office:value="0.022034" calcext:value-type="float">
            <text:p>0.022034</text:p>
          </table:table-cell>
          <table:table-cell office:value-type="float" office:value="0.07" calcext:value-type="float">
            <text:p>0.07</text:p>
          </table:table-cell>
          <table:table-cell office:value-type="float" office:value="148368" calcext:value-type="float">
            <text:p>148368</text:p>
          </table:table-cell>
          <table:table-cell office:value-type="float" office:value="8761664" calcext:value-type="float">
            <text:p>876166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56" calcext:value-type="float">
            <text:p>8456</text:p>
          </table:table-cell>
          <table:table-cell office:value-type="float" office:value="8761664" calcext:value-type="float">
            <text:p>8761664</text:p>
          </table:table-cell>
          <table:table-cell table:formula="of:=[.E330]-[.I3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7-s177710744c7661029.ukp</text:p>
          </table:table-cell>
          <table:table-cell office:value-type="float" office:value="0.0198375" calcext:value-type="float">
            <text:p>0.0198375</text:p>
          </table:table-cell>
          <table:table-cell office:value-type="float" office:value="0.07" calcext:value-type="float">
            <text:p>0.07</text:p>
          </table:table-cell>
          <table:table-cell office:value-type="float" office:value="131272" calcext:value-type="float">
            <text:p>131272</text:p>
          </table:table-cell>
          <table:table-cell office:value-type="float" office:value="7661029" calcext:value-type="float">
            <text:p>766102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96" calcext:value-type="float">
            <text:p>8096</text:p>
          </table:table-cell>
          <table:table-cell office:value-type="float" office:value="7661029" calcext:value-type="float">
            <text:p>7661029</text:p>
          </table:table-cell>
          <table:table-cell table:formula="of:=[.E331]-[.I3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8-s991580855c8888252.ukp</text:p>
          </table:table-cell>
          <table:table-cell office:value-type="float" office:value="0.0222028" calcext:value-type="float">
            <text:p>0.0222028</text:p>
          </table:table-cell>
          <table:table-cell office:value-type="float" office:value="0.07" calcext:value-type="float">
            <text:p>0.07</text:p>
          </table:table-cell>
          <table:table-cell office:value-type="float" office:value="150236" calcext:value-type="float">
            <text:p>150236</text:p>
          </table:table-cell>
          <table:table-cell office:value-type="float" office:value="8888252" calcext:value-type="float">
            <text:p>888825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88" calcext:value-type="float">
            <text:p>8088</text:p>
          </table:table-cell>
          <table:table-cell office:value-type="float" office:value="8888252" calcext:value-type="float">
            <text:p>8888252</text:p>
          </table:table-cell>
          <table:table-cell table:formula="of:=[.E332]-[.I3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9-s126456688c6706086.ukp</text:p>
          </table:table-cell>
          <table:table-cell office:value-type="float" office:value="0.0174887" calcext:value-type="float">
            <text:p>0.01748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00" calcext:value-type="float">
            <text:p>116300</text:p>
          </table:table-cell>
          <table:table-cell office:value-type="float" office:value="6706086" calcext:value-type="float">
            <text:p>6706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84" calcext:value-type="float">
            <text:p>8584</text:p>
          </table:table-cell>
          <table:table-cell office:value-type="float" office:value="6706086" calcext:value-type="float">
            <text:p>6706086</text:p>
          </table:table-cell>
          <table:table-cell table:formula="of:=[.E333]-[.I3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2-s528806317c5356067.ukp</text:p>
          </table:table-cell>
          <table:table-cell office:value-type="float" office:value="0.0280828" calcext:value-type="float">
            <text:p>0.0280828</text:p>
          </table:table-cell>
          <table:table-cell office:value-type="float" office:value="0.07" calcext:value-type="float">
            <text:p>0.07</text:p>
          </table:table-cell>
          <table:table-cell office:value-type="float" office:value="94324" calcext:value-type="float">
            <text:p>94324</text:p>
          </table:table-cell>
          <table:table-cell office:value-type="float" office:value="5356067" calcext:value-type="float">
            <text:p>5356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36" calcext:value-type="float">
            <text:p>7836</text:p>
          </table:table-cell>
          <table:table-cell office:value-type="float" office:value="5356067" calcext:value-type="float">
            <text:p>5356067</text:p>
          </table:table-cell>
          <table:table-cell table:formula="of:=[.E334]-[.I3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7-s177710744c8106583.ukp</text:p>
          </table:table-cell>
          <table:table-cell office:value-type="float" office:value="0.0332052" calcext:value-type="float">
            <text:p>0.0332052</text:p>
          </table:table-cell>
          <table:table-cell office:value-type="float" office:value="0.08" calcext:value-type="float">
            <text:p>0.08</text:p>
          </table:table-cell>
          <table:table-cell office:value-type="float" office:value="137212" calcext:value-type="float">
            <text:p>137212</text:p>
          </table:table-cell>
          <table:table-cell office:value-type="float" office:value="8106583" calcext:value-type="float">
            <text:p>81065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8106583" calcext:value-type="float">
            <text:p>8106583</text:p>
          </table:table-cell>
          <table:table-cell table:formula="of:=[.E335]-[.I3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1-s843367405c9977503.ukp</text:p>
          </table:table-cell>
          <table:table-cell office:value-type="float" office:value="0.0277202" calcext:value-type="float">
            <text:p>0.0277202</text:p>
          </table:table-cell>
          <table:table-cell office:value-type="float" office:value="0.05" calcext:value-type="float">
            <text:p>0.05</text:p>
          </table:table-cell>
          <table:table-cell office:value-type="float" office:value="175072" calcext:value-type="float">
            <text:p>175072</text:p>
          </table:table-cell>
          <table:table-cell office:value-type="float" office:value="9977503" calcext:value-type="float">
            <text:p>99775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68" calcext:value-type="float">
            <text:p>7668</text:p>
          </table:table-cell>
          <table:table-cell office:value-type="float" office:value="9977503" calcext:value-type="float">
            <text:p>9977503</text:p>
          </table:table-cell>
          <table:table-cell table:formula="of:=[.E336]-[.I3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5-s110877071c9599783.ukp</text:p>
          </table:table-cell>
          <table:table-cell office:value-type="float" office:value="0.0272649" calcext:value-type="float">
            <text:p>0.0272649</text:p>
          </table:table-cell>
          <table:table-cell office:value-type="float" office:value="0.07" calcext:value-type="float">
            <text:p>0.07</text:p>
          </table:table-cell>
          <table:table-cell office:value-type="float" office:value="169044" calcext:value-type="float">
            <text:p>169044</text:p>
          </table:table-cell>
          <table:table-cell office:value-type="float" office:value="9599783" calcext:value-type="float">
            <text:p>95997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944" calcext:value-type="float">
            <text:p>7944</text:p>
          </table:table-cell>
          <table:table-cell office:value-type="float" office:value="9599783" calcext:value-type="float">
            <text:p>9599783</text:p>
          </table:table-cell>
          <table:table-cell table:formula="of:=[.E337]-[.I3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6-s227708629c8115981.ukp</text:p>
          </table:table-cell>
          <table:table-cell office:value-type="float" office:value="0.0245665" calcext:value-type="float">
            <text:p>0.0245665</text:p>
          </table:table-cell>
          <table:table-cell office:value-type="float" office:value="0.07" calcext:value-type="float">
            <text:p>0.07</text:p>
          </table:table-cell>
          <table:table-cell office:value-type="float" office:value="146012" calcext:value-type="float">
            <text:p>146012</text:p>
          </table:table-cell>
          <table:table-cell office:value-type="float" office:value="8115981" calcext:value-type="float">
            <text:p>811598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115981" calcext:value-type="float">
            <text:p>8115981</text:p>
          </table:table-cell>
          <table:table-cell table:formula="of:=[.E338]-[.I3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7-s177710744c8602115.ukp</text:p>
          </table:table-cell>
          <table:table-cell office:value-type="float" office:value="0.0255224" calcext:value-type="float">
            <text:p>0.0255224</text:p>
          </table:table-cell>
          <table:table-cell office:value-type="float" office:value="0.07" calcext:value-type="float">
            <text:p>0.07</text:p>
          </table:table-cell>
          <table:table-cell office:value-type="float" office:value="153584" calcext:value-type="float">
            <text:p>153584</text:p>
          </table:table-cell>
          <table:table-cell office:value-type="float" office:value="8602115" calcext:value-type="float">
            <text:p>860211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9116" calcext:value-type="float">
            <text:p>9116</text:p>
          </table:table-cell>
          <table:table-cell office:value-type="float" office:value="8602115" calcext:value-type="float">
            <text:p>8602115</text:p>
          </table:table-cell>
          <table:table-cell table:formula="of:=[.E339]-[.I3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8-s991580855c8064086.ukp</text:p>
          </table:table-cell>
          <table:table-cell office:value-type="float" office:value="0.0266761" calcext:value-type="float">
            <text:p>0.0266761</text:p>
          </table:table-cell>
          <table:table-cell office:value-type="float" office:value="0.07" calcext:value-type="float">
            <text:p>0.07</text:p>
          </table:table-cell>
          <table:table-cell office:value-type="float" office:value="145092" calcext:value-type="float">
            <text:p>145092</text:p>
          </table:table-cell>
          <table:table-cell office:value-type="float" office:value="8064086" calcext:value-type="float">
            <text:p>8064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60" calcext:value-type="float">
            <text:p>8160</text:p>
          </table:table-cell>
          <table:table-cell office:value-type="float" office:value="8064086" calcext:value-type="float">
            <text:p>8064086</text:p>
          </table:table-cell>
          <table:table-cell table:formula="of:=[.E340]-[.I3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1-s843367405c9091579.ukp</text:p>
          </table:table-cell>
          <table:table-cell office:value-type="float" office:value="0.0232337" calcext:value-type="float">
            <text:p>0.0232337</text:p>
          </table:table-cell>
          <table:table-cell office:value-type="float" office:value="0.07" calcext:value-type="float">
            <text:p>0.07</text:p>
          </table:table-cell>
          <table:table-cell office:value-type="float" office:value="153468" calcext:value-type="float">
            <text:p>153468</text:p>
          </table:table-cell>
          <table:table-cell office:value-type="float" office:value="9091579" calcext:value-type="float">
            <text:p>909157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8" calcext:value-type="float">
            <text:p>8508</text:p>
          </table:table-cell>
          <table:table-cell office:value-type="float" office:value="9091579" calcext:value-type="float">
            <text:p>9091579</text:p>
          </table:table-cell>
          <table:table-cell table:formula="of:=[.E341]-[.I3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4-s721215008c8466040.ukp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8" calcext:value-type="float">
            <text:p>0.08</text:p>
          </table:table-cell>
          <table:table-cell office:value-type="float" office:value="143516" calcext:value-type="float">
            <text:p>143516</text:p>
          </table:table-cell>
          <table:table-cell office:value-type="float" office:value="8466040" calcext:value-type="float">
            <text:p>846604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36" calcext:value-type="float">
            <text:p>8036</text:p>
          </table:table-cell>
          <table:table-cell office:value-type="float" office:value="8466040" calcext:value-type="float">
            <text:p>8466040</text:p>
          </table:table-cell>
          <table:table-cell table:formula="of:=[.E342]-[.I3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8-s991580855c6794358.ukp</text:p>
          </table:table-cell>
          <table:table-cell office:value-type="float" office:value="0.018922" calcext:value-type="float">
            <text:p>0.018922</text:p>
          </table:table-cell>
          <table:table-cell office:value-type="float" office:value="0.07" calcext:value-type="float">
            <text:p>0.07</text:p>
          </table:table-cell>
          <table:table-cell office:value-type="float" office:value="117504" calcext:value-type="float">
            <text:p>117504</text:p>
          </table:table-cell>
          <table:table-cell office:value-type="float" office:value="6794358" calcext:value-type="float">
            <text:p>679435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88" calcext:value-type="float">
            <text:p>8988</text:p>
          </table:table-cell>
          <table:table-cell office:value-type="float" office:value="6794358" calcext:value-type="float">
            <text:p>6794358</text:p>
          </table:table-cell>
          <table:table-cell table:formula="of:=[.E343]-[.I3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9-s126456688c5750768.ukp</text:p>
          </table:table-cell>
          <table:table-cell office:value-type="float" office:value="0.0165485" calcext:value-type="float">
            <text:p>0.0165485</text:p>
          </table:table-cell>
          <table:table-cell office:value-type="float" office:value="0.06" calcext:value-type="float">
            <text:p>0.06</text:p>
          </table:table-cell>
          <table:table-cell office:value-type="float" office:value="101532" calcext:value-type="float">
            <text:p>101532</text:p>
          </table:table-cell>
          <table:table-cell office:value-type="float" office:value="5750768" calcext:value-type="float">
            <text:p>575076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50768" calcext:value-type="float">
            <text:p>5750768</text:p>
          </table:table-cell>
          <table:table-cell table:formula="of:=[.E344]-[.I3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2-s528806317c9869067.ukp</text:p>
          </table:table-cell>
          <table:table-cell office:value-type="float" office:value="0.0430868" calcext:value-type="float">
            <text:p>0.0430868</text:p>
          </table:table-cell>
          <table:table-cell office:value-type="float" office:value="0.08" calcext:value-type="float">
            <text:p>0.08</text:p>
          </table:table-cell>
          <table:table-cell office:value-type="float" office:value="171604" calcext:value-type="float">
            <text:p>171604</text:p>
          </table:table-cell>
          <table:table-cell office:value-type="float" office:value="9869067" calcext:value-type="float">
            <text:p>98690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9869067" calcext:value-type="float">
            <text:p>9869067</text:p>
          </table:table-cell>
          <table:table-cell table:formula="of:=[.E345]-[.I3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4-s721215008c7695402.ukp</text:p>
          </table:table-cell>
          <table:table-cell office:value-type="float" office:value="0.0416675" calcext:value-type="float">
            <text:p>0.0416675</text:p>
          </table:table-cell>
          <table:table-cell office:value-type="float" office:value="0.08" calcext:value-type="float">
            <text:p>0.08</text:p>
          </table:table-cell>
          <table:table-cell office:value-type="float" office:value="130156" calcext:value-type="float">
            <text:p>130156</text:p>
          </table:table-cell>
          <table:table-cell office:value-type="float" office:value="7695402" calcext:value-type="float">
            <text:p>769540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695402" calcext:value-type="float">
            <text:p>7695402</text:p>
          </table:table-cell>
          <table:table-cell table:formula="of:=[.E346]-[.I3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0-s827183242c6088006.ukp</text:p>
          </table:table-cell>
          <table:table-cell office:value-type="float" office:value="0.0198801" calcext:value-type="float">
            <text:p>0.0198801</text:p>
          </table:table-cell>
          <table:table-cell office:value-type="float" office:value="0.05" calcext:value-type="float">
            <text:p>0.05</text:p>
          </table:table-cell>
          <table:table-cell office:value-type="float" office:value="114136" calcext:value-type="float">
            <text:p>114136</text:p>
          </table:table-cell>
          <table:table-cell office:value-type="float" office:value="6088006" calcext:value-type="float">
            <text:p>608800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28" calcext:value-type="float">
            <text:p>7528</text:p>
          </table:table-cell>
          <table:table-cell office:value-type="float" office:value="6088006" calcext:value-type="float">
            <text:p>6088006</text:p>
          </table:table-cell>
          <table:table-cell table:formula="of:=[.E347]-[.I3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1-s843367405c5143215.ukp</text:p>
          </table:table-cell>
          <table:table-cell office:value-type="float" office:value="0.0190188" calcext:value-type="float">
            <text:p>0.0190188</text:p>
          </table:table-cell>
          <table:table-cell office:value-type="float" office:value="0.05" calcext:value-type="float">
            <text:p>0.05</text:p>
          </table:table-cell>
          <table:table-cell office:value-type="float" office:value="99396" calcext:value-type="float">
            <text:p>99396</text:p>
          </table:table-cell>
          <table:table-cell office:value-type="float" office:value="5143215" calcext:value-type="float">
            <text:p>5143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16" calcext:value-type="float">
            <text:p>8416</text:p>
          </table:table-cell>
          <table:table-cell office:value-type="float" office:value="5143215" calcext:value-type="float">
            <text:p>5143215</text:p>
          </table:table-cell>
          <table:table-cell table:formula="of:=[.E348]-[.I3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3-s780179313c9414924.ukp</text:p>
          </table:table-cell>
          <table:table-cell office:value-type="float" office:value="0.0262522" calcext:value-type="float">
            <text:p>0.0262522</text:p>
          </table:table-cell>
          <table:table-cell office:value-type="float" office:value="0.05" calcext:value-type="float">
            <text:p>0.05</text:p>
          </table:table-cell>
          <table:table-cell office:value-type="float" office:value="166148" calcext:value-type="float">
            <text:p>166148</text:p>
          </table:table-cell>
          <table:table-cell office:value-type="float" office:value="9414924" calcext:value-type="float">
            <text:p>94149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9414924" calcext:value-type="float">
            <text:p>9414924</text:p>
          </table:table-cell>
          <table:table-cell table:formula="of:=[.E349]-[.I3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4-s721215008c5934995.ukp</text:p>
          </table:table-cell>
          <table:table-cell office:value-type="float" office:value="0.019481" calcext:value-type="float">
            <text:p>0.019481</text:p>
          </table:table-cell>
          <table:table-cell office:value-type="float" office:value="0.04" calcext:value-type="float">
            <text:p>0.04</text:p>
          </table:table-cell>
          <table:table-cell office:value-type="float" office:value="111656" calcext:value-type="float">
            <text:p>111656</text:p>
          </table:table-cell>
          <table:table-cell office:value-type="float" office:value="5934995" calcext:value-type="float">
            <text:p>59349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5934995" calcext:value-type="float">
            <text:p>5934995</text:p>
          </table:table-cell>
          <table:table-cell table:formula="of:=[.E350]-[.I3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6-s227708629c8354146.ukp</text:p>
          </table:table-cell>
          <table:table-cell office:value-type="float" office:value="0.0246233" calcext:value-type="float">
            <text:p>0.0246233</text:p>
          </table:table-cell>
          <table:table-cell office:value-type="float" office:value="0.05" calcext:value-type="float">
            <text:p>0.05</text:p>
          </table:table-cell>
          <table:table-cell office:value-type="float" office:value="149524" calcext:value-type="float">
            <text:p>149524</text:p>
          </table:table-cell>
          <table:table-cell office:value-type="float" office:value="8354146" calcext:value-type="float">
            <text:p>83541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0" calcext:value-type="float">
            <text:p>6380</text:p>
          </table:table-cell>
          <table:table-cell office:value-type="float" office:value="8354146" calcext:value-type="float">
            <text:p>8354146</text:p>
          </table:table-cell>
          <table:table-cell table:formula="of:=[.E351]-[.I3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7-s177710744c9761690.ukp</text:p>
          </table:table-cell>
          <table:table-cell office:value-type="float" office:value="0.0273641" calcext:value-type="float">
            <text:p>0.0273641</text:p>
          </table:table-cell>
          <table:table-cell office:value-type="float" office:value="0.06" calcext:value-type="float">
            <text:p>0.06</text:p>
          </table:table-cell>
          <table:table-cell office:value-type="float" office:value="171480" calcext:value-type="float">
            <text:p>171480</text:p>
          </table:table-cell>
          <table:table-cell office:value-type="float" office:value="9761690" calcext:value-type="float">
            <text:p>97616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9761690" calcext:value-type="float">
            <text:p>9761690</text:p>
          </table:table-cell>
          <table:table-cell table:formula="of:=[.E352]-[.I3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8-s991580855c9910764.ukp</text:p>
          </table:table-cell>
          <table:table-cell office:value-type="float" office:value="0.0275352" calcext:value-type="float">
            <text:p>0.0275352</text:p>
          </table:table-cell>
          <table:table-cell office:value-type="float" office:value="0.05" calcext:value-type="float">
            <text:p>0.05</text:p>
          </table:table-cell>
          <table:table-cell office:value-type="float" office:value="173708" calcext:value-type="float">
            <text:p>173708</text:p>
          </table:table-cell>
          <table:table-cell office:value-type="float" office:value="9910764" calcext:value-type="float">
            <text:p>9910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8" calcext:value-type="float">
            <text:p>7968</text:p>
          </table:table-cell>
          <table:table-cell office:value-type="float" office:value="9910764" calcext:value-type="float">
            <text:p>9910764</text:p>
          </table:table-cell>
          <table:table-cell table:formula="of:=[.E353]-[.I3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0-s827183242c8822301.ukp</text:p>
          </table:table-cell>
          <table:table-cell office:value-type="float" office:value="0.0223422" calcext:value-type="float">
            <text:p>0.0223422</text:p>
          </table:table-cell>
          <table:table-cell office:value-type="float" office:value="0.06" calcext:value-type="float">
            <text:p>0.06</text:p>
          </table:table-cell>
          <table:table-cell office:value-type="float" office:value="149028" calcext:value-type="float">
            <text:p>149028</text:p>
          </table:table-cell>
          <table:table-cell office:value-type="float" office:value="8822301" calcext:value-type="float">
            <text:p>88223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04" calcext:value-type="float">
            <text:p>7704</text:p>
          </table:table-cell>
          <table:table-cell office:value-type="float" office:value="8822301" calcext:value-type="float">
            <text:p>8822301</text:p>
          </table:table-cell>
          <table:table-cell table:formula="of:=[.E354]-[.I3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2-s528806317c8591328.ukp</text:p>
          </table:table-cell>
          <table:table-cell office:value-type="float" office:value="0.0222537" calcext:value-type="float">
            <text:p>0.0222537</text:p>
          </table:table-cell>
          <table:table-cell office:value-type="float" office:value="0.05" calcext:value-type="float">
            <text:p>0.05</text:p>
          </table:table-cell>
          <table:table-cell office:value-type="float" office:value="145448" calcext:value-type="float">
            <text:p>145448</text:p>
          </table:table-cell>
          <table:table-cell office:value-type="float" office:value="8591328" calcext:value-type="float">
            <text:p>859132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8591328" calcext:value-type="float">
            <text:p>8591328</text:p>
          </table:table-cell>
          <table:table-cell table:formula="of:=[.E355]-[.I3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3-s780179313c6302070.ukp</text:p>
          </table:table-cell>
          <table:table-cell office:value-type="float" office:value="0.0178406" calcext:value-type="float">
            <text:p>0.0178406</text:p>
          </table:table-cell>
          <table:table-cell office:value-type="float" office:value="0.04" calcext:value-type="float">
            <text:p>0.04</text:p>
          </table:table-cell>
          <table:table-cell office:value-type="float" office:value="109488" calcext:value-type="float">
            <text:p>109488</text:p>
          </table:table-cell>
          <table:table-cell office:value-type="float" office:value="6302070" calcext:value-type="float">
            <text:p>630207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302070" calcext:value-type="float">
            <text:p>6302070</text:p>
          </table:table-cell>
          <table:table-cell table:formula="of:=[.E356]-[.I3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4-s721215008c7850767.ukp</text:p>
          </table:table-cell>
          <table:table-cell office:value-type="float" office:value="0.0204005" calcext:value-type="float">
            <text:p>0.0204005</text:p>
          </table:table-cell>
          <table:table-cell office:value-type="float" office:value="0.04" calcext:value-type="float">
            <text:p>0.04</text:p>
          </table:table-cell>
          <table:table-cell office:value-type="float" office:value="133792" calcext:value-type="float">
            <text:p>133792</text:p>
          </table:table-cell>
          <table:table-cell office:value-type="float" office:value="7850767" calcext:value-type="float">
            <text:p>78507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40" calcext:value-type="float">
            <text:p>8140</text:p>
          </table:table-cell>
          <table:table-cell office:value-type="float" office:value="7850767" calcext:value-type="float">
            <text:p>7850767</text:p>
          </table:table-cell>
          <table:table-cell table:formula="of:=[.E357]-[.I3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5-s110877071c9821245.ukp</text:p>
          </table:table-cell>
          <table:table-cell office:value-type="float" office:value="0.0242151" calcext:value-type="float">
            <text:p>0.0242151</text:p>
          </table:table-cell>
          <table:table-cell office:value-type="float" office:value="0.05" calcext:value-type="float">
            <text:p>0.05</text:p>
          </table:table-cell>
          <table:table-cell office:value-type="float" office:value="164600" calcext:value-type="float">
            <text:p>164600</text:p>
          </table:table-cell>
          <table:table-cell office:value-type="float" office:value="9821245" calcext:value-type="float">
            <text:p>982124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821245" calcext:value-type="float">
            <text:p>9821245</text:p>
          </table:table-cell>
          <table:table-cell table:formula="of:=[.E358]-[.I3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6-s227708629c8699695.ukp</text:p>
          </table:table-cell>
          <table:table-cell office:value-type="float" office:value="0.0222279" calcext:value-type="float">
            <text:p>0.0222279</text:p>
          </table:table-cell>
          <table:table-cell office:value-type="float" office:value="0.05" calcext:value-type="float">
            <text:p>0.05</text:p>
          </table:table-cell>
          <table:table-cell office:value-type="float" office:value="147036" calcext:value-type="float">
            <text:p>147036</text:p>
          </table:table-cell>
          <table:table-cell office:value-type="float" office:value="8699695" calcext:value-type="float">
            <text:p>86996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699695" calcext:value-type="float">
            <text:p>8699695</text:p>
          </table:table-cell>
          <table:table-cell table:formula="of:=[.E359]-[.I3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7-s177710744c8673946.ukp</text:p>
          </table:table-cell>
          <table:table-cell office:value-type="float" office:value="0.0223309" calcext:value-type="float">
            <text:p>0.0223309</text:p>
          </table:table-cell>
          <table:table-cell office:value-type="float" office:value="0.05" calcext:value-type="float">
            <text:p>0.05</text:p>
          </table:table-cell>
          <table:table-cell office:value-type="float" office:value="146648" calcext:value-type="float">
            <text:p>146648</text:p>
          </table:table-cell>
          <table:table-cell office:value-type="float" office:value="8673946" calcext:value-type="float">
            <text:p>86739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40" calcext:value-type="float">
            <text:p>7440</text:p>
          </table:table-cell>
          <table:table-cell office:value-type="float" office:value="8673946" calcext:value-type="float">
            <text:p>8673946</text:p>
          </table:table-cell>
          <table:table-cell table:formula="of:=[.E360]-[.I3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0-s827183242c7523725.ukp</text:p>
          </table:table-cell>
          <table:table-cell office:value-type="float" office:value="0.0223889" calcext:value-type="float">
            <text:p>0.0223889</text:p>
          </table:table-cell>
          <table:table-cell office:value-type="float" office:value="0.05" calcext:value-type="float">
            <text:p>0.05</text:p>
          </table:table-cell>
          <table:table-cell office:value-type="float" office:value="136736" calcext:value-type="float">
            <text:p>136736</text:p>
          </table:table-cell>
          <table:table-cell office:value-type="float" office:value="7523725" calcext:value-type="float">
            <text:p>75237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7523725" calcext:value-type="float">
            <text:p>7523725</text:p>
          </table:table-cell>
          <table:table-cell table:formula="of:=[.E361]-[.I3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1-s843367405c9532908.ukp</text:p>
          </table:table-cell>
          <table:table-cell office:value-type="float" office:value="0.0257957" calcext:value-type="float">
            <text:p>0.0257957</text:p>
          </table:table-cell>
          <table:table-cell office:value-type="float" office:value="0.05" calcext:value-type="float">
            <text:p>0.05</text:p>
          </table:table-cell>
          <table:table-cell office:value-type="float" office:value="167976" calcext:value-type="float">
            <text:p>167976</text:p>
          </table:table-cell>
          <table:table-cell office:value-type="float" office:value="9532908" calcext:value-type="float">
            <text:p>953290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24" calcext:value-type="float">
            <text:p>8424</text:p>
          </table:table-cell>
          <table:table-cell office:value-type="float" office:value="9532908" calcext:value-type="float">
            <text:p>9532908</text:p>
          </table:table-cell>
          <table:table-cell table:formula="of:=[.E362]-[.I3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2-s528806317c7919747.ukp</text:p>
          </table:table-cell>
          <table:table-cell office:value-type="float" office:value="0.0263876" calcext:value-type="float">
            <text:p>0.0263876</text:p>
          </table:table-cell>
          <table:table-cell office:value-type="float" office:value="0.05" calcext:value-type="float">
            <text:p>0.05</text:p>
          </table:table-cell>
          <table:table-cell office:value-type="float" office:value="142828" calcext:value-type="float">
            <text:p>142828</text:p>
          </table:table-cell>
          <table:table-cell office:value-type="float" office:value="7919747" calcext:value-type="float">
            <text:p>79197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919747" calcext:value-type="float">
            <text:p>7919747</text:p>
          </table:table-cell>
          <table:table-cell table:formula="of:=[.E363]-[.I3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3-s780179313c9798340.ukp</text:p>
          </table:table-cell>
          <table:table-cell office:value-type="float" office:value="0.0269187" calcext:value-type="float">
            <text:p>0.0269187</text:p>
          </table:table-cell>
          <table:table-cell office:value-type="float" office:value="0.06" calcext:value-type="float">
            <text:p>0.06</text:p>
          </table:table-cell>
          <table:table-cell office:value-type="float" office:value="172188" calcext:value-type="float">
            <text:p>172188</text:p>
          </table:table-cell>
          <table:table-cell office:value-type="float" office:value="9798340" calcext:value-type="float">
            <text:p>97983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4" calcext:value-type="float">
            <text:p>6304</text:p>
          </table:table-cell>
          <table:table-cell office:value-type="float" office:value="9798340" calcext:value-type="float">
            <text:p>9798340</text:p>
          </table:table-cell>
          <table:table-cell table:formula="of:=[.E364]-[.I3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4-s721215008c7652591.ukp</text:p>
          </table:table-cell>
          <table:table-cell office:value-type="float" office:value="0.0228674" calcext:value-type="float">
            <text:p>0.0228674</text:p>
          </table:table-cell>
          <table:table-cell office:value-type="float" office:value="0.05" calcext:value-type="float">
            <text:p>0.05</text:p>
          </table:table-cell>
          <table:table-cell office:value-type="float" office:value="138788" calcext:value-type="float">
            <text:p>138788</text:p>
          </table:table-cell>
          <table:table-cell office:value-type="float" office:value="7652591" calcext:value-type="float">
            <text:p>765259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7652591" calcext:value-type="float">
            <text:p>7652591</text:p>
          </table:table-cell>
          <table:table-cell table:formula="of:=[.E365]-[.I3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5-s110877071c8668525.ukp</text:p>
          </table:table-cell>
          <table:table-cell office:value-type="float" office:value="0.0243272" calcext:value-type="float">
            <text:p>0.0243272</text:p>
          </table:table-cell>
          <table:table-cell office:value-type="float" office:value="0.05" calcext:value-type="float">
            <text:p>0.05</text:p>
          </table:table-cell>
          <table:table-cell office:value-type="float" office:value="154520" calcext:value-type="float">
            <text:p>154520</text:p>
          </table:table-cell>
          <table:table-cell office:value-type="float" office:value="8668525" calcext:value-type="float">
            <text:p>86685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4" calcext:value-type="float">
            <text:p>6364</text:p>
          </table:table-cell>
          <table:table-cell office:value-type="float" office:value="8668525" calcext:value-type="float">
            <text:p>8668525</text:p>
          </table:table-cell>
          <table:table-cell table:formula="of:=[.E366]-[.I3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6-s227708629c6668094.ukp</text:p>
          </table:table-cell>
          <table:table-cell office:value-type="float" office:value="0.0210403" calcext:value-type="float">
            <text:p>0.0210403</text:p>
          </table:table-cell>
          <table:table-cell office:value-type="float" office:value="0.04" calcext:value-type="float">
            <text:p>0.04</text:p>
          </table:table-cell>
          <table:table-cell office:value-type="float" office:value="123124" calcext:value-type="float">
            <text:p>123124</text:p>
          </table:table-cell>
          <table:table-cell office:value-type="float" office:value="6668094" calcext:value-type="float">
            <text:p>666809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296" calcext:value-type="float">
            <text:p>7296</text:p>
          </table:table-cell>
          <table:table-cell office:value-type="float" office:value="6668094" calcext:value-type="float">
            <text:p>6668094</text:p>
          </table:table-cell>
          <table:table-cell table:formula="of:=[.E367]-[.I3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7-s177710744c6436205.ukp</text:p>
          </table:table-cell>
          <table:table-cell office:value-type="float" office:value="0.0209638" calcext:value-type="float">
            <text:p>0.0209638</text:p>
          </table:table-cell>
          <table:table-cell office:value-type="float" office:value="0.04" calcext:value-type="float">
            <text:p>0.04</text:p>
          </table:table-cell>
          <table:table-cell office:value-type="float" office:value="119508" calcext:value-type="float">
            <text:p>119508</text:p>
          </table:table-cell>
          <table:table-cell office:value-type="float" office:value="6436205" calcext:value-type="float">
            <text:p>64362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6436205" calcext:value-type="float">
            <text:p>6436205</text:p>
          </table:table-cell>
          <table:table-cell table:formula="of:=[.E368]-[.I3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8-s991580855c7280148.ukp</text:p>
          </table:table-cell>
          <table:table-cell office:value-type="float" office:value="0.0224957" calcext:value-type="float">
            <text:p>0.0224957</text:p>
          </table:table-cell>
          <table:table-cell office:value-type="float" office:value="0.05" calcext:value-type="float">
            <text:p>0.05</text:p>
          </table:table-cell>
          <table:table-cell office:value-type="float" office:value="132912" calcext:value-type="float">
            <text:p>132912</text:p>
          </table:table-cell>
          <table:table-cell office:value-type="float" office:value="7280148" calcext:value-type="float">
            <text:p>728014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 office:value-type="float" office:value="7280148" calcext:value-type="float">
            <text:p>7280148</text:p>
          </table:table-cell>
          <table:table-cell table:formula="of:=[.E369]-[.I3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9-s126456688c9059572.ukp</text:p>
          </table:table-cell>
          <table:table-cell office:value-type="float" office:value="0.0257186" calcext:value-type="float">
            <text:p>0.0257186</text:p>
          </table:table-cell>
          <table:table-cell office:value-type="float" office:value="0.05" calcext:value-type="float">
            <text:p>0.05</text:p>
          </table:table-cell>
          <table:table-cell office:value-type="float" office:value="160648" calcext:value-type="float">
            <text:p>160648</text:p>
          </table:table-cell>
          <table:table-cell office:value-type="float" office:value="9059572" calcext:value-type="float">
            <text:p>905957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9059572" calcext:value-type="float">
            <text:p>9059572</text:p>
          </table:table-cell>
          <table:table-cell table:formula="of:=[.E370]-[.I3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0-s827183242c7601647.ukp</text:p>
          </table:table-cell>
          <table:table-cell office:value-type="float" office:value="0.0244006" calcext:value-type="float">
            <text:p>0.0244006</text:p>
          </table:table-cell>
          <table:table-cell office:value-type="float" office:value="0.07" calcext:value-type="float">
            <text:p>0.07</text:p>
          </table:table-cell>
          <table:table-cell office:value-type="float" office:value="138140" calcext:value-type="float">
            <text:p>138140</text:p>
          </table:table-cell>
          <table:table-cell office:value-type="float" office:value="7601647" calcext:value-type="float">
            <text:p>76016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601647" calcext:value-type="float">
            <text:p>7601647</text:p>
          </table:table-cell>
          <table:table-cell table:formula="of:=[.E371]-[.I3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6-s227708629c9226178.ukp</text:p>
          </table:table-cell>
          <table:table-cell office:value-type="float" office:value="0.0272455" calcext:value-type="float">
            <text:p>0.0272455</text:p>
          </table:table-cell>
          <table:table-cell office:value-type="float" office:value="0.08" calcext:value-type="float">
            <text:p>0.08</text:p>
          </table:table-cell>
          <table:table-cell office:value-type="float" office:value="163648" calcext:value-type="float">
            <text:p>163648</text:p>
          </table:table-cell>
          <table:table-cell office:value-type="float" office:value="9226178" calcext:value-type="float">
            <text:p>922617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8788" calcext:value-type="float">
            <text:p>8788</text:p>
          </table:table-cell>
          <table:table-cell office:value-type="float" office:value="9226178" calcext:value-type="float">
            <text:p>9226178</text:p>
          </table:table-cell>
          <table:table-cell table:formula="of:=[.E372]-[.I3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0-s827183242c7053974.ukp</text:p>
          </table:table-cell>
          <table:table-cell office:value-type="float" office:value="0.0179415" calcext:value-type="float">
            <text:p>0.0179415</text:p>
          </table:table-cell>
          <table:table-cell office:value-type="float" office:value="0.04" calcext:value-type="float">
            <text:p>0.04</text:p>
          </table:table-cell>
          <table:table-cell office:value-type="float" office:value="121508" calcext:value-type="float">
            <text:p>121508</text:p>
          </table:table-cell>
          <table:table-cell office:value-type="float" office:value="7053974" calcext:value-type="float">
            <text:p>7053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office:value-type="float" office:value="7053974" calcext:value-type="float">
            <text:p>7053974</text:p>
          </table:table-cell>
          <table:table-cell table:formula="of:=[.E373]-[.I3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1-s843367405c7086967.ukp</text:p>
          </table:table-cell>
          <table:table-cell office:value-type="float" office:value="0.0181875" calcext:value-type="float">
            <text:p>0.0181875</text:p>
          </table:table-cell>
          <table:table-cell office:value-type="float" office:value="0.04" calcext:value-type="float">
            <text:p>0.04</text:p>
          </table:table-cell>
          <table:table-cell office:value-type="float" office:value="122112" calcext:value-type="float">
            <text:p>122112</text:p>
          </table:table-cell>
          <table:table-cell office:value-type="float" office:value="7086967" calcext:value-type="float">
            <text:p>70869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96" calcext:value-type="float">
            <text:p>8196</text:p>
          </table:table-cell>
          <table:table-cell office:value-type="float" office:value="7086967" calcext:value-type="float">
            <text:p>7086967</text:p>
          </table:table-cell>
          <table:table-cell table:formula="of:=[.E374]-[.I3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3-s780179313c6374688.ukp</text:p>
          </table:table-cell>
          <table:table-cell office:value-type="float" office:value="0.0173305" calcext:value-type="float">
            <text:p>0.0173305</text:p>
          </table:table-cell>
          <table:table-cell office:value-type="float" office:value="0.04" calcext:value-type="float">
            <text:p>0.04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74688" calcext:value-type="float">
            <text:p>637468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6374688" calcext:value-type="float">
            <text:p>6374688</text:p>
          </table:table-cell>
          <table:table-cell table:formula="of:=[.E375]-[.I3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4-s721215008c8581351.ukp</text:p>
          </table:table-cell>
          <table:table-cell office:value-type="float" office:value="0.0218329" calcext:value-type="float">
            <text:p>0.0218329</text:p>
          </table:table-cell>
          <table:table-cell office:value-type="float" office:value="0.04" calcext:value-type="float">
            <text:p>0.04</text:p>
          </table:table-cell>
          <table:table-cell office:value-type="float" office:value="145352" calcext:value-type="float">
            <text:p>145352</text:p>
          </table:table-cell>
          <table:table-cell office:value-type="float" office:value="8581351" calcext:value-type="float">
            <text:p>858135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0" calcext:value-type="float">
            <text:p>6340</text:p>
          </table:table-cell>
          <table:table-cell office:value-type="float" office:value="8581351" calcext:value-type="float">
            <text:p>8581351</text:p>
          </table:table-cell>
          <table:table-cell table:formula="of:=[.E376]-[.I3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5-s110877071c8239505.ukp</text:p>
          </table:table-cell>
          <table:table-cell office:value-type="float" office:value="0.0203214" calcext:value-type="float">
            <text:p>0.0203214</text:p>
          </table:table-cell>
          <table:table-cell office:value-type="float" office:value="0.04" calcext:value-type="float">
            <text:p>0.04</text:p>
          </table:table-cell>
          <table:table-cell office:value-type="float" office:value="140084" calcext:value-type="float">
            <text:p>140084</text:p>
          </table:table-cell>
          <table:table-cell office:value-type="float" office:value="8239505" calcext:value-type="float">
            <text:p>82395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8239505" calcext:value-type="float">
            <text:p>8239505</text:p>
          </table:table-cell>
          <table:table-cell table:formula="of:=[.E377]-[.I3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6-s227708629c9521889.ukp</text:p>
          </table:table-cell>
          <table:table-cell office:value-type="float" office:value="0.0225668" calcext:value-type="float">
            <text:p>0.0225668</text:p>
          </table:table-cell>
          <table:table-cell office:value-type="float" office:value="0.05" calcext:value-type="float">
            <text:p>0.05</text:p>
          </table:table-cell>
          <table:table-cell office:value-type="float" office:value="160160" calcext:value-type="float">
            <text:p>160160</text:p>
          </table:table-cell>
          <table:table-cell office:value-type="float" office:value="9521889" calcext:value-type="float">
            <text:p>952188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521889" calcext:value-type="float">
            <text:p>9521889</text:p>
          </table:table-cell>
          <table:table-cell table:formula="of:=[.E378]-[.I3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7-s177710744c5484900.ukp</text:p>
          </table:table-cell>
          <table:table-cell office:value-type="float" office:value="0.0148632" calcext:value-type="float">
            <text:p>0.0148632</text:p>
          </table:table-cell>
          <table:table-cell office:value-type="float" office:value="0.04" calcext:value-type="float">
            <text:p>0.04</text:p>
          </table:table-cell>
          <table:table-cell office:value-type="float" office:value="97132" calcext:value-type="float">
            <text:p>97132</text:p>
          </table:table-cell>
          <table:table-cell office:value-type="float" office:value="5484900" calcext:value-type="float">
            <text:p>54849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76" calcext:value-type="float">
            <text:p>6376</text:p>
          </table:table-cell>
          <table:table-cell office:value-type="float" office:value="5484900" calcext:value-type="float">
            <text:p>5484900</text:p>
          </table:table-cell>
          <table:table-cell table:formula="of:=[.E379]-[.I3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8-s991580855c9017093.ukp</text:p>
          </table:table-cell>
          <table:table-cell office:value-type="float" office:value="0.0215837" calcext:value-type="float">
            <text:p>0.0215837</text:p>
          </table:table-cell>
          <table:table-cell office:value-type="float" office:value="0.04" calcext:value-type="float">
            <text:p>0.04</text:p>
          </table:table-cell>
          <table:table-cell office:value-type="float" office:value="152292" calcext:value-type="float">
            <text:p>152292</text:p>
          </table:table-cell>
          <table:table-cell office:value-type="float" office:value="9017093" calcext:value-type="float">
            <text:p>90170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72" calcext:value-type="float">
            <text:p>7372</text:p>
          </table:table-cell>
          <table:table-cell office:value-type="float" office:value="9017093" calcext:value-type="float">
            <text:p>9017093</text:p>
          </table:table-cell>
          <table:table-cell table:formula="of:=[.E380]-[.I3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9-s126456688c8432099.ukp</text:p>
          </table:table-cell>
          <table:table-cell office:value-type="float" office:value="0.0207744" calcext:value-type="float">
            <text:p>0.0207744</text:p>
          </table:table-cell>
          <table:table-cell office:value-type="float" office:value="0.04" calcext:value-type="float">
            <text:p>0.04</text:p>
          </table:table-cell>
          <table:table-cell office:value-type="float" office:value="143164" calcext:value-type="float">
            <text:p>143164</text:p>
          </table:table-cell>
          <table:table-cell office:value-type="float" office:value="8432099" calcext:value-type="float">
            <text:p>843209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office:value-type="float" office:value="8432099" calcext:value-type="float">
            <text:p>8432099</text:p>
          </table:table-cell>
          <table:table-cell table:formula="of:=[.E381]-[.I3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2-s528806317c6362627.ukp</text:p>
          </table:table-cell>
          <table:table-cell office:value-type="float" office:value="0.0177033" calcext:value-type="float">
            <text:p>0.0177033</text:p>
          </table:table-cell>
          <table:table-cell office:value-type="float" office:value="0.06" calcext:value-type="float">
            <text:p>0.06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62627" calcext:value-type="float">
            <text:p>636262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12" calcext:value-type="float">
            <text:p>9212</text:p>
          </table:table-cell>
          <table:table-cell office:value-type="float" office:value="6362627" calcext:value-type="float">
            <text:p>6362627</text:p>
          </table:table-cell>
          <table:table-cell table:formula="of:=[.E382]-[.I3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5-s110877071c8407768.ukp</text:p>
          </table:table-cell>
          <table:table-cell office:value-type="float" office:value="0.0305065" calcext:value-type="float">
            <text:p>0.0305065</text:p>
          </table:table-cell>
          <table:table-cell office:value-type="float" office:value="0.05" calcext:value-type="float">
            <text:p>0.05</text:p>
          </table:table-cell>
          <table:table-cell office:value-type="float" office:value="149712" calcext:value-type="float">
            <text:p>149712</text:p>
          </table:table-cell>
          <table:table-cell office:value-type="float" office:value="8407768" calcext:value-type="float">
            <text:p>840776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407768" calcext:value-type="float">
            <text:p>8407768</text:p>
          </table:table-cell>
          <table:table-cell table:formula="of:=[.E383]-[.I3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2-s528806317c6703936.ukp</text:p>
          </table:table-cell>
          <table:table-cell office:value-type="float" office:value="0.0208497" calcext:value-type="float">
            <text:p>0.0208497</text:p>
          </table:table-cell>
          <table:table-cell office:value-type="float" office:value="0.05" calcext:value-type="float">
            <text:p>0.05</text:p>
          </table:table-cell>
          <table:table-cell office:value-type="float" office:value="123756" calcext:value-type="float">
            <text:p>123756</text:p>
          </table:table-cell>
          <table:table-cell office:value-type="float" office:value="6703936" calcext:value-type="float">
            <text:p>67039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6703936" calcext:value-type="float">
            <text:p>6703936</text:p>
          </table:table-cell>
          <table:table-cell table:formula="of:=[.E384]-[.I3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4-s721215008c9330585.ukp</text:p>
          </table:table-cell>
          <table:table-cell office:value-type="float" office:value="0.0263381" calcext:value-type="float">
            <text:p>0.0263381</text:p>
          </table:table-cell>
          <table:table-cell office:value-type="float" office:value="0.05" calcext:value-type="float">
            <text:p>0.05</text:p>
          </table:table-cell>
          <table:table-cell office:value-type="float" office:value="164740" calcext:value-type="float">
            <text:p>164740</text:p>
          </table:table-cell>
          <table:table-cell office:value-type="float" office:value="9330585" calcext:value-type="float">
            <text:p>933058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float" office:value="9330585" calcext:value-type="float">
            <text:p>9330585</text:p>
          </table:table-cell>
          <table:table-cell table:formula="of:=[.E385]-[.I3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6-s227708629c5186264.ukp</text:p>
          </table:table-cell>
          <table:table-cell office:value-type="float" office:value="0.0176706" calcext:value-type="float">
            <text:p>0.0176706</text:p>
          </table:table-cell>
          <table:table-cell office:value-type="float" office:value="0.04" calcext:value-type="float">
            <text:p>0.04</text:p>
          </table:table-cell>
          <table:table-cell office:value-type="float" office:value="100212" calcext:value-type="float">
            <text:p>100212</text:p>
          </table:table-cell>
          <table:table-cell office:value-type="float" office:value="5186264" calcext:value-type="float">
            <text:p>51862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5186264" calcext:value-type="float">
            <text:p>5186264</text:p>
          </table:table-cell>
          <table:table-cell table:formula="of:=[.E386]-[.I3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7-s177710744c9001705.ukp</text:p>
          </table:table-cell>
          <table:table-cell office:value-type="float" office:value="0.0251766" calcext:value-type="float">
            <text:p>0.0251766</text:p>
          </table:table-cell>
          <table:table-cell office:value-type="float" office:value="0.05" calcext:value-type="float">
            <text:p>0.05</text:p>
          </table:table-cell>
          <table:table-cell office:value-type="float" office:value="159596" calcext:value-type="float">
            <text:p>159596</text:p>
          </table:table-cell>
          <table:table-cell office:value-type="float" office:value="9001705" calcext:value-type="float">
            <text:p>90017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office:value-type="float" office:value="9001705" calcext:value-type="float">
            <text:p>9001705</text:p>
          </table:table-cell>
          <table:table-cell table:formula="of:=[.E387]-[.I3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8-s991580855c9304111.ukp</text:p>
          </table:table-cell>
          <table:table-cell office:value-type="float" office:value="0.0259204" calcext:value-type="float">
            <text:p>0.0259204</text:p>
          </table:table-cell>
          <table:table-cell office:value-type="float" office:value="0.05" calcext:value-type="float">
            <text:p>0.05</text:p>
          </table:table-cell>
          <table:table-cell office:value-type="float" office:value="164324" calcext:value-type="float">
            <text:p>164324</text:p>
          </table:table-cell>
          <table:table-cell office:value-type="float" office:value="9304111" calcext:value-type="float">
            <text:p>930411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9304111" calcext:value-type="float">
            <text:p>9304111</text:p>
          </table:table-cell>
          <table:table-cell table:formula="of:=[.E388]-[.I3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9-s126456688c5145104.ukp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4" calcext:value-type="float">
            <text:p>0.04</text:p>
          </table:table-cell>
          <table:table-cell office:value-type="float" office:value="99308" calcext:value-type="float">
            <text:p>99308</text:p>
          </table:table-cell>
          <table:table-cell office:value-type="float" office:value="5145104" calcext:value-type="float">
            <text:p>51451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40" calcext:value-type="float">
            <text:p>8240</text:p>
          </table:table-cell>
          <table:table-cell office:value-type="float" office:value="5145104" calcext:value-type="float">
            <text:p>5145104</text:p>
          </table:table-cell>
          <table:table-cell table:formula="of:=[.E389]-[.I3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0-s827183242c5167895.ukp</text:p>
          </table:table-cell>
          <table:table-cell office:value-type="float" office:value="0.0148439" calcext:value-type="float">
            <text:p>0.0148439</text:p>
          </table:table-cell>
          <table:table-cell office:value-type="float" office:value="0.05" calcext:value-type="float">
            <text:p>0.05</text:p>
          </table:table-cell>
          <table:table-cell office:value-type="float" office:value="91992" calcext:value-type="float">
            <text:p>91992</text:p>
          </table:table-cell>
          <table:table-cell office:value-type="float" office:value="5167895" calcext:value-type="float">
            <text:p>51678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office:value-type="float" office:value="5167895" calcext:value-type="float">
            <text:p>5167895</text:p>
          </table:table-cell>
          <table:table-cell table:formula="of:=[.E390]-[.I3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1-s843367405c8026498.ukp</text:p>
          </table:table-cell>
          <table:table-cell office:value-type="float" office:value="0.0231306" calcext:value-type="float">
            <text:p>0.0231306</text:p>
          </table:table-cell>
          <table:table-cell office:value-type="float" office:value="0.06" calcext:value-type="float">
            <text:p>0.06</text:p>
          </table:table-cell>
          <table:table-cell office:value-type="float" office:value="136788" calcext:value-type="float">
            <text:p>136788</text:p>
          </table:table-cell>
          <table:table-cell office:value-type="float" office:value="8026498" calcext:value-type="float">
            <text:p>802649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88" calcext:value-type="float">
            <text:p>8288</text:p>
          </table:table-cell>
          <table:table-cell office:value-type="float" office:value="8026498" calcext:value-type="float">
            <text:p>8026498</text:p>
          </table:table-cell>
          <table:table-cell table:formula="of:=[.E391]-[.I3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2-s528806317c6049764.ukp</text:p>
          </table:table-cell>
          <table:table-cell office:value-type="float" office:value="0.0178629" calcext:value-type="float">
            <text:p>0.0178629</text:p>
          </table:table-cell>
          <table:table-cell office:value-type="float" office:value="0.04" calcext:value-type="float">
            <text:p>0.04</text:p>
          </table:table-cell>
          <table:table-cell office:value-type="float" office:value="105816" calcext:value-type="float">
            <text:p>105816</text:p>
          </table:table-cell>
          <table:table-cell office:value-type="float" office:value="6049764" calcext:value-type="float">
            <text:p>6049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049764" calcext:value-type="float">
            <text:p>6049764</text:p>
          </table:table-cell>
          <table:table-cell table:formula="of:=[.E392]-[.I3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3-s780179313c8145215.ukp</text:p>
          </table:table-cell>
          <table:table-cell office:value-type="float" office:value="0.0207915" calcext:value-type="float">
            <text:p>0.0207915</text:p>
          </table:table-cell>
          <table:table-cell office:value-type="float" office:value="0.05" calcext:value-type="float">
            <text:p>0.05</text:p>
          </table:table-cell>
          <table:table-cell office:value-type="float" office:value="138372" calcext:value-type="float">
            <text:p>138372</text:p>
          </table:table-cell>
          <table:table-cell office:value-type="float" office:value="8145215" calcext:value-type="float">
            <text:p>8145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88" calcext:value-type="float">
            <text:p>8388</text:p>
          </table:table-cell>
          <table:table-cell office:value-type="float" office:value="8145215" calcext:value-type="float">
            <text:p>8145215</text:p>
          </table:table-cell>
          <table:table-cell table:formula="of:=[.E393]-[.I3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4-s721215008c6521493.ukp</text:p>
          </table:table-cell>
          <table:table-cell office:value-type="float" office:value="0.0177735" calcext:value-type="float">
            <text:p>0.0177735</text:p>
          </table:table-cell>
          <table:table-cell office:value-type="float" office:value="0.05" calcext:value-type="float">
            <text:p>0.05</text:p>
          </table:table-cell>
          <table:table-cell office:value-type="float" office:value="113288" calcext:value-type="float">
            <text:p>113288</text:p>
          </table:table-cell>
          <table:table-cell office:value-type="float" office:value="6521493" calcext:value-type="float">
            <text:p>65214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521493" calcext:value-type="float">
            <text:p>6521493</text:p>
          </table:table-cell>
          <table:table-cell table:formula="of:=[.E394]-[.I3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5-s110877071c9544190.ukp</text:p>
          </table:table-cell>
          <table:table-cell office:value-type="float" office:value="0.0235894" calcext:value-type="float">
            <text:p>0.0235894</text:p>
          </table:table-cell>
          <table:table-cell office:value-type="float" office:value="0.05" calcext:value-type="float">
            <text:p>0.05</text:p>
          </table:table-cell>
          <table:table-cell office:value-type="float" office:value="160524" calcext:value-type="float">
            <text:p>160524</text:p>
          </table:table-cell>
          <table:table-cell office:value-type="float" office:value="9544190" calcext:value-type="float">
            <text:p>95441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9544190" calcext:value-type="float">
            <text:p>9544190</text:p>
          </table:table-cell>
          <table:table-cell table:formula="of:=[.E395]-[.I3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6-s227708629c9399032.ukp</text:p>
          </table:table-cell>
          <table:table-cell office:value-type="float" office:value="0.0234744" calcext:value-type="float">
            <text:p>0.0234744</text:p>
          </table:table-cell>
          <table:table-cell office:value-type="float" office:value="0.06" calcext:value-type="float">
            <text:p>0.06</text:p>
          </table:table-cell>
          <table:table-cell office:value-type="float" office:value="158032" calcext:value-type="float">
            <text:p>158032</text:p>
          </table:table-cell>
          <table:table-cell office:value-type="float" office:value="9399032" calcext:value-type="float">
            <text:p>93990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2" calcext:value-type="float">
            <text:p>7692</text:p>
          </table:table-cell>
          <table:table-cell office:value-type="float" office:value="9399032" calcext:value-type="float">
            <text:p>9399032</text:p>
          </table:table-cell>
          <table:table-cell table:formula="of:=[.E396]-[.I3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8-s991580855c7476595.ukp</text:p>
          </table:table-cell>
          <table:table-cell office:value-type="float" office:value="0.0198139" calcext:value-type="float">
            <text:p>0.0198139</text:p>
          </table:table-cell>
          <table:table-cell office:value-type="float" office:value="0.04" calcext:value-type="float">
            <text:p>0.04</text:p>
          </table:table-cell>
          <table:table-cell office:value-type="float" office:value="127988" calcext:value-type="float">
            <text:p>127988</text:p>
          </table:table-cell>
          <table:table-cell office:value-type="float" office:value="7476595" calcext:value-type="float">
            <text:p>74765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7476595" calcext:value-type="float">
            <text:p>7476595</text:p>
          </table:table-cell>
          <table:table-cell table:formula="of:=[.E397]-[.I3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9-s126456688c5967640.ukp</text:p>
          </table:table-cell>
          <table:table-cell office:value-type="float" office:value="0.0167247" calcext:value-type="float">
            <text:p>0.0167247</text:p>
          </table:table-cell>
          <table:table-cell office:value-type="float" office:value="0.04" calcext:value-type="float">
            <text:p>0.04</text:p>
          </table:table-cell>
          <table:table-cell office:value-type="float" office:value="104608" calcext:value-type="float">
            <text:p>104608</text:p>
          </table:table-cell>
          <table:table-cell office:value-type="float" office:value="5967640" calcext:value-type="float">
            <text:p>59676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8" calcext:value-type="float">
            <text:p>6308</text:p>
          </table:table-cell>
          <table:table-cell office:value-type="float" office:value="5967640" calcext:value-type="float">
            <text:p>5967640</text:p>
          </table:table-cell>
          <table:table-cell table:formula="of:=[.E398]-[.I3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2-s528806317c6582099.ukp</text:p>
          </table:table-cell>
          <table:table-cell office:value-type="float" office:value="0.0168719" calcext:value-type="float">
            <text:p>0.0168719</text:p>
          </table:table-cell>
          <table:table-cell office:value-type="float" office:value="0.04" calcext:value-type="float">
            <text:p>0.04</text:p>
          </table:table-cell>
          <table:table-cell office:value-type="float" office:value="114280" calcext:value-type="float">
            <text:p>114280</text:p>
          </table:table-cell>
          <table:table-cell office:value-type="float" office:value="6582099" calcext:value-type="float">
            <text:p>658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582099" calcext:value-type="float">
            <text:p>6582099</text:p>
          </table:table-cell>
          <table:table-cell table:formula="of:=[.E399]-[.I3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5-s110877071c9613324.ukp</text:p>
          </table:table-cell>
          <table:table-cell office:value-type="float" office:value="0.0269921" calcext:value-type="float">
            <text:p>0.0269921</text:p>
          </table:table-cell>
          <table:table-cell office:value-type="float" office:value="0.05" calcext:value-type="float">
            <text:p>0.05</text:p>
          </table:table-cell>
          <table:table-cell office:value-type="float" office:value="169172" calcext:value-type="float">
            <text:p>169172</text:p>
          </table:table-cell>
          <table:table-cell office:value-type="float" office:value="9613324" calcext:value-type="float">
            <text:p>961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9613324" calcext:value-type="float">
            <text:p>9613324</text:p>
          </table:table-cell>
          <table:table-cell table:formula="of:=[.E400]-[.I4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7-s177710744c6303581.ukp</text:p>
          </table:table-cell>
          <table:table-cell office:value-type="float" office:value="0.0170993" calcext:value-type="float">
            <text:p>0.0170993</text:p>
          </table:table-cell>
          <table:table-cell office:value-type="float" office:value="0.04" calcext:value-type="float">
            <text:p>0.04</text:p>
          </table:table-cell>
          <table:table-cell office:value-type="float" office:value="109968" calcext:value-type="float">
            <text:p>109968</text:p>
          </table:table-cell>
          <table:table-cell office:value-type="float" office:value="6303581" calcext:value-type="float">
            <text:p>6303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6303581" calcext:value-type="float">
            <text:p>6303581</text:p>
          </table:table-cell>
          <table:table-cell table:formula="of:=[.E401]-[.I4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SUM([.B2:.B401])" office:value-type="float" office:value="33.6860943" calcext:value-type="float">
            <text:p>33.6860943</text:p>
          </table:table-cell>
          <table:table-cell table:formula="of:=SUM([.C2:.C401])" office:value-type="float" office:value="78.7299999999998" calcext:value-type="float">
            <text:p>78.73</text:p>
          </table:table-cell>
          <table:table-cell table:formula="of:=SUM([.D2:.D401])" office:value-type="float" office:value="53583748" calcext:value-type="float">
            <text:p>53583748</text:p>
          </table:table-cell>
          <table:table-cell table:formula="of:=SUM([.E2:.E401])" office:value-type="float" office:value="3037267915" calcext:value-type="float">
            <text:p>3037267915</text:p>
          </table:table-cell>
          <table:table-cell table:formula="of:=SUM([.F2:.F401])" office:value-type="float" office:value="2556.88629000002" calcext:value-type="float">
            <text:p>2556.88629</text:p>
          </table:table-cell>
          <table:table-cell table:formula="of:=SUM([.G2:.G401])" office:value-type="float" office:value="2558.72000000004" calcext:value-type="float">
            <text:p>2558.72</text:p>
          </table:table-cell>
          <table:table-cell table:formula="of:=SUM([.H2:.H401])" office:value-type="float" office:value="5310176" calcext:value-type="float">
            <text:p>5310176</text:p>
          </table:table-cell>
          <table:table-cell table:formula="of:=SUM([.I2:.I401])" office:value-type="float" office:value="3037267915" calcext:value-type="float">
            <text:p>3037267915</text:p>
          </table:table-cell>
          <table:table-cell table:formula="of:=SUM([.J2:.J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KP5 Mem by PYASUKP Mem</text:p>
          </table:table-cell>
          <table:table-cell table:formula="of:=([.D402]/[.H402])*100" office:value-type="float" office:value="1009.07668597048" calcext:value-type="float">
            <text:p>1009.07668597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KP5 IntTime by Pyasukp IntTime</text:p>
          </table:table-cell>
          <table:table-cell table:formula="of:=[.B402]/[.F402]*100" office:value-type="float" office:value="1.31746548259679" calcext:value-type="float">
            <text:p>1.3174654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KP5 ExtTime by Pyasukp ExtTime</text:p>
          </table:table-cell>
          <table:table-cell table:formula="of:=[.C402]/[.G402]*100" office:value-type="float" office:value="3.07692908954472" calcext:value-type="float">
            <text:p>3.0769290895</text:p>
          </table:table-cell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159.99mm" svg:height="89.99mm" svg:x="236.92mm" svg:y="193.65mm">
            <draw:object draw:notify-on-update-of-ranges="Sheet2.B1:Sheet2.B1 Sheet2.B2:Sheet2.B361 Sheet2.F1:Sheet2.F1 Sheet2.F2:Sheet2.F36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236.65mm" svg:y="1.87mm">
            <draw:object draw:notify-on-update-of-ranges="Sheet2.C1:Sheet2.C1 Sheet2.C2:Sheet2.C361 Sheet2.G1:Sheet2.G1 Sheet2.G2:Sheet2.G3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237.2mm" svg:y="98.3mm">
            <draw:object draw:notify-on-update-of-ranges="Sheet2.D1:Sheet2.D1 Sheet2.D2:Sheet2.D361 Sheet2.H1:Sheet2.H1 Sheet2.H2:Sheet2.H36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</table:table-row>
        <table:table-row table:style-name="ro1">
          <table:table-cell office:value-type="string" calcext:value-type="string">
            <text:p>ss2_wmin50000wmax1000000n50000-9-s126456688c9703050.ukp</text:p>
          </table:table-cell>
          <table:table-cell office:value-type="float" office:value="0.0462778" calcext:value-type="float">
            <text:p>0.0462778</text:p>
          </table:table-cell>
          <table:table-cell office:value-type="float" office:value="0.16" calcext:value-type="float">
            <text:p>0.16</text:p>
          </table:table-cell>
          <table:table-cell office:value-type="float" office:value="170676" calcext:value-type="float">
            <text:p>170676</text:p>
          </table:table-cell>
          <table:table-cell office:value-type="float" office:value="9703050" calcext:value-type="float">
            <text:p>9703050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17680" calcext:value-type="float">
            <text:p>17680</text:p>
          </table:table-cell>
          <table:table-cell office:value-type="float" office:value="9703050" calcext:value-type="float">
            <text:p>9703050</text:p>
          </table:table-cell>
          <table:table-cell table:formula="of:=[.E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-5-s110877071c5607406.ukp</text:p>
          </table:table-cell>
          <table:table-cell office:value-type="float" office:value="0.0380966" calcext:value-type="float">
            <text:p>0.0380966</text:p>
          </table:table-cell>
          <table:table-cell office:value-type="float" office:value="0.06" calcext:value-type="float">
            <text:p>0.06</text:p>
          </table:table-cell>
          <table:table-cell office:value-type="float" office:value="97228" calcext:value-type="float">
            <text:p>97228</text:p>
          </table:table-cell>
          <table:table-cell office:value-type="float" office:value="5607406" calcext:value-type="float">
            <text:p>5607406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9876" calcext:value-type="float">
            <text:p>9876</text:p>
          </table:table-cell>
          <table:table-cell office:value-type="float" office:value="5607406" calcext:value-type="float">
            <text:p>5607406</text:p>
          </table:table-cell>
          <table:table-cell table:formula="of:=[.E3]-[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7-s177710744c8534173.ukp</text:p>
          </table:table-cell>
          <table:table-cell office:value-type="float" office:value="0.0320713" calcext:value-type="float">
            <text:p>0.0320713</text:p>
          </table:table-cell>
          <table:table-cell office:value-type="float" office:value="0.08" calcext:value-type="float">
            <text:p>0.08</text:p>
          </table:table-cell>
          <table:table-cell office:value-type="float" office:value="151844" calcext:value-type="float">
            <text:p>151844</text:p>
          </table:table-cell>
          <table:table-cell office:value-type="float" office:value="8534173" calcext:value-type="float">
            <text:p>8534173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0.73" calcext:value-type="float">
            <text:p>0.73</text:p>
          </table:table-cell>
          <table:table-cell office:value-type="float" office:value="12372" calcext:value-type="float">
            <text:p>12372</text:p>
          </table:table-cell>
          <table:table-cell office:value-type="float" office:value="8534173" calcext:value-type="float">
            <text:p>8534173</text:p>
          </table:table-cell>
          <table:table-cell table:formula="of:=[.E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50000-3-s780179313c8602993.ukp</text:p>
          </table:table-cell>
          <table:table-cell office:value-type="float" office:value="0.0448367" calcext:value-type="float">
            <text:p>0.0448367</text:p>
          </table:table-cell>
          <table:table-cell office:value-type="float" office:value="0.16" calcext:value-type="float">
            <text:p>0.16</text:p>
          </table:table-cell>
          <table:table-cell office:value-type="float" office:value="153308" calcext:value-type="float">
            <text:p>153308</text:p>
          </table:table-cell>
          <table:table-cell office:value-type="float" office:value="8602993" calcext:value-type="float">
            <text:p>8602993</text:p>
          </table:table-cell>
          <table:table-cell office:value-type="float" office:value="0.71667" calcext:value-type="float">
            <text:p>0.71667</text:p>
          </table:table-cell>
          <table:table-cell office:value-type="float" office:value="0.72" calcext:value-type="float">
            <text:p>0.72</text:p>
          </table:table-cell>
          <table:table-cell office:value-type="float" office:value="17356" calcext:value-type="float">
            <text:p>17356</text:p>
          </table:table-cell>
          <table:table-cell office:value-type="float" office:value="8602993" calcext:value-type="float">
            <text:p>8602993</text:p>
          </table:table-cell>
          <table:table-cell table:formula="of:=[.E5]-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-4-s721215008c7136910.ukp</text:p>
          </table:table-cell>
          <table:table-cell office:value-type="float" office:value="0.0393773" calcext:value-type="float">
            <text:p>0.0393773</text:p>
          </table:table-cell>
          <table:table-cell office:value-type="float" office:value="0.06" calcext:value-type="float">
            <text:p>0.06</text:p>
          </table:table-cell>
          <table:table-cell office:value-type="float" office:value="129008" calcext:value-type="float">
            <text:p>129008</text:p>
          </table:table-cell>
          <table:table-cell office:value-type="float" office:value="7136910" calcext:value-type="float">
            <text:p>713691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9196" calcext:value-type="float">
            <text:p>9196</text:p>
          </table:table-cell>
          <table:table-cell office:value-type="float" office:value="7136910" calcext:value-type="float">
            <text:p>7136910</text:p>
          </table:table-cell>
          <table:table-cell table:formula="of:=[.E6]-[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1-s843367405c9276533.ukp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08" calcext:value-type="float">
            <text:p>0.08</text:p>
          </table:table-cell>
          <table:table-cell office:value-type="float" office:value="163532" calcext:value-type="float">
            <text:p>163532</text:p>
          </table:table-cell>
          <table:table-cell office:value-type="float" office:value="9276533" calcext:value-type="float">
            <text:p>927653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1488" calcext:value-type="float">
            <text:p>11488</text:p>
          </table:table-cell>
          <table:table-cell office:value-type="float" office:value="9276533" calcext:value-type="float">
            <text:p>9276533</text:p>
          </table:table-cell>
          <table:table-cell table:formula="of:=[.E7]-[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5-s110877071c5054794.ukp</text:p>
          </table:table-cell>
          <table:table-cell office:value-type="float" office:value="0.0274287" calcext:value-type="float">
            <text:p>0.0274287</text:p>
          </table:table-cell>
          <table:table-cell office:value-type="float" office:value="0.07" calcext:value-type="float">
            <text:p>0.07</text:p>
          </table:table-cell>
          <table:table-cell office:value-type="float" office:value="89852" calcext:value-type="float">
            <text:p>89852</text:p>
          </table:table-cell>
          <table:table-cell office:value-type="float" office:value="5054794" calcext:value-type="float">
            <text:p>505479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1424" calcext:value-type="float">
            <text:p>11424</text:p>
          </table:table-cell>
          <table:table-cell office:value-type="float" office:value="5054794" calcext:value-type="float">
            <text:p>5054794</text:p>
          </table:table-cell>
          <table:table-cell table:formula="of:=[.E8]-[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6-s227708629c9447477.ukp</text:p>
          </table:table-cell>
          <table:table-cell office:value-type="float" office:value="0.0320548" calcext:value-type="float">
            <text:p>0.0320548</text:p>
          </table:table-cell>
          <table:table-cell office:value-type="float" office:value="0.05" calcext:value-type="float">
            <text:p>0.05</text:p>
          </table:table-cell>
          <table:table-cell office:value-type="float" office:value="165780" calcext:value-type="float">
            <text:p>165780</text:p>
          </table:table-cell>
          <table:table-cell office:value-type="float" office:value="9447477" calcext:value-type="float">
            <text:p>9447477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7" calcext:value-type="float">
            <text:p>0.47</text:p>
          </table:table-cell>
          <table:table-cell office:value-type="float" office:value="9180" calcext:value-type="float">
            <text:p>9180</text:p>
          </table:table-cell>
          <table:table-cell office:value-type="float" office:value="9447477" calcext:value-type="float">
            <text:p>9447477</text:p>
          </table:table-cell>
          <table:table-cell table:formula="of:=[.E9]-[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8-s991580855c5050915.ukp</text:p>
          </table:table-cell>
          <table:table-cell office:value-type="float" office:value="0.0232812" calcext:value-type="float">
            <text:p>0.0232812</text:p>
          </table:table-cell>
          <table:table-cell office:value-type="float" office:value="0.05" calcext:value-type="float">
            <text:p>0.05</text:p>
          </table:table-cell>
          <table:table-cell office:value-type="float" office:value="97332" calcext:value-type="float">
            <text:p>97332</text:p>
          </table:table-cell>
          <table:table-cell office:value-type="float" office:value="5050915" calcext:value-type="float">
            <text:p>5050915</text:p>
          </table:table-cell>
          <table:table-cell office:value-type="float" office:value="0.41667" calcext:value-type="float">
            <text:p>0.41667</text:p>
          </table:table-cell>
          <table:table-cell office:value-type="float" office:value="0.42" calcext:value-type="float">
            <text:p>0.42</text:p>
          </table:table-cell>
          <table:table-cell office:value-type="float" office:value="9744" calcext:value-type="float">
            <text:p>9744</text:p>
          </table:table-cell>
          <table:table-cell office:value-type="float" office:value="5050915" calcext:value-type="float">
            <text:p>5050915</text:p>
          </table:table-cell>
          <table:table-cell table:formula="of:=[.E10]-[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-3-s780179313c8629250.ukp</text:p>
          </table:table-cell>
          <table:table-cell office:value-type="float" office:value="0.0415581" calcext:value-type="float">
            <text:p>0.0415581</text:p>
          </table:table-cell>
          <table:table-cell office:value-type="float" office:value="0.06" calcext:value-type="float">
            <text:p>0.06</text:p>
          </table:table-cell>
          <table:table-cell office:value-type="float" office:value="152208" calcext:value-type="float">
            <text:p>152208</text:p>
          </table:table-cell>
          <table:table-cell office:value-type="float" office:value="8629250" calcext:value-type="float">
            <text:p>8629250</text:p>
          </table:table-cell>
          <table:table-cell office:value-type="float" office:value="0.40667" calcext:value-type="float">
            <text:p>0.40667</text:p>
          </table:table-cell>
          <table:table-cell office:value-type="float" office:value="0.4" calcext:value-type="float">
            <text:p>0.4</text:p>
          </table:table-cell>
          <table:table-cell office:value-type="float" office:value="9284" calcext:value-type="float">
            <text:p>9284</text:p>
          </table:table-cell>
          <table:table-cell office:value-type="float" office:value="8629250" calcext:value-type="float">
            <text:p>8629250</text:p>
          </table:table-cell>
          <table:table-cell table:formula="of:=[.E11]-[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3-s780179313c7306233.ukp</text:p>
          </table:table-cell>
          <table:table-cell office:value-type="float" office:value="0.0275433" calcext:value-type="float">
            <text:p>0.0275433</text:p>
          </table:table-cell>
          <table:table-cell office:value-type="float" office:value="0.06" calcext:value-type="float">
            <text:p>0.06</text:p>
          </table:table-cell>
          <table:table-cell office:value-type="float" office:value="132320" calcext:value-type="float">
            <text:p>132320</text:p>
          </table:table-cell>
          <table:table-cell office:value-type="float" office:value="7306233" calcext:value-type="float">
            <text:p>7306233</text:p>
          </table:table-cell>
          <table:table-cell office:value-type="float" office:value="0.38667" calcext:value-type="float">
            <text:p>0.38667</text:p>
          </table:table-cell>
          <table:table-cell office:value-type="float" office:value="0.39" calcext:value-type="float">
            <text:p>0.39</text:p>
          </table:table-cell>
          <table:table-cell office:value-type="float" office:value="9328" calcext:value-type="float">
            <text:p>9328</text:p>
          </table:table-cell>
          <table:table-cell office:value-type="float" office:value="7306233" calcext:value-type="float">
            <text:p>7306233</text:p>
          </table:table-cell>
          <table:table-cell table:formula="of:=[.E12]-[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-1-s843367405c9823590.ukp</text:p>
          </table:table-cell>
          <table:table-cell office:value-type="float" office:value="0.0463603" calcext:value-type="float">
            <text:p>0.0463603</text:p>
          </table:table-cell>
          <table:table-cell office:value-type="float" office:value="0.08" calcext:value-type="float">
            <text:p>0.08</text:p>
          </table:table-cell>
          <table:table-cell office:value-type="float" office:value="171020" calcext:value-type="float">
            <text:p>171020</text:p>
          </table:table-cell>
          <table:table-cell office:value-type="float" office:value="9823590" calcext:value-type="float">
            <text:p>9823590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6" calcext:value-type="float">
            <text:p>0.36</text:p>
          </table:table-cell>
          <table:table-cell office:value-type="float" office:value="9248" calcext:value-type="float">
            <text:p>9248</text:p>
          </table:table-cell>
          <table:table-cell office:value-type="float" office:value="9823590" calcext:value-type="float">
            <text:p>9823590</text:p>
          </table:table-cell>
          <table:table-cell table:formula="of:=[.E13]-[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-3-s780179313c6463990.ukp</text:p>
          </table:table-cell>
          <table:table-cell office:value-type="float" office:value="0.0239385" calcext:value-type="float">
            <text:p>0.0239385</text:p>
          </table:table-cell>
          <table:table-cell office:value-type="float" office:value="0.06" calcext:value-type="float">
            <text:p>0.06</text:p>
          </table:table-cell>
          <table:table-cell office:value-type="float" office:value="111356" calcext:value-type="float">
            <text:p>111356</text:p>
          </table:table-cell>
          <table:table-cell office:value-type="float" office:value="6463990" calcext:value-type="float">
            <text:p>6463990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5" calcext:value-type="float">
            <text:p>0.35</text:p>
          </table:table-cell>
          <table:table-cell office:value-type="float" office:value="9220" calcext:value-type="float">
            <text:p>9220</text:p>
          </table:table-cell>
          <table:table-cell office:value-type="float" office:value="6463990" calcext:value-type="float">
            <text:p>6463990</text:p>
          </table:table-cell>
          <table:table-cell table:formula="of:=[.E14]-[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6-s227708629c9014326.ukp</text:p>
          </table:table-cell>
          <table:table-cell office:value-type="float" office:value="0.0318858" calcext:value-type="float">
            <text:p>0.0318858</text:p>
          </table:table-cell>
          <table:table-cell office:value-type="float" office:value="0.08" calcext:value-type="float">
            <text:p>0.08</text:p>
          </table:table-cell>
          <table:table-cell office:value-type="float" office:value="159556" calcext:value-type="float">
            <text:p>159556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2" calcext:value-type="float">
            <text:p>0.32</text:p>
          </table:table-cell>
          <table:table-cell office:value-type="float" office:value="10688" calcext:value-type="float">
            <text:p>10688</text:p>
          </table:table-cell>
          <table:table-cell office:value-type="float" office:value="9014326" calcext:value-type="float">
            <text:p>9014326</text:p>
          </table:table-cell>
          <table:table-cell table:formula="of:=[.E15]-[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-9-s126456688c8117372.ukp</text:p>
          </table:table-cell>
          <table:table-cell office:value-type="float" office:value="0.0509987" calcext:value-type="float">
            <text:p>0.0509987</text:p>
          </table:table-cell>
          <table:table-cell office:value-type="float" office:value="0.08" calcext:value-type="float">
            <text:p>0.08</text:p>
          </table:table-cell>
          <table:table-cell office:value-type="float" office:value="144328" calcext:value-type="float">
            <text:p>144328</text:p>
          </table:table-cell>
          <table:table-cell office:value-type="float" office:value="8117372" calcext:value-type="float">
            <text:p>8117372</text:p>
          </table:table-cell>
          <table:table-cell office:value-type="float" office:value="0.23667" calcext:value-type="float">
            <text:p>0.23667</text:p>
          </table:table-cell>
          <table:table-cell office:value-type="float" office:value="0.24" calcext:value-type="float">
            <text:p>0.24</text:p>
          </table:table-cell>
          <table:table-cell office:value-type="float" office:value="9220" calcext:value-type="float">
            <text:p>9220</text:p>
          </table:table-cell>
          <table:table-cell office:value-type="float" office:value="8117372" calcext:value-type="float">
            <text:p>8117372</text:p>
          </table:table-cell>
          <table:table-cell table:formula="of:=[.E16]-[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0-3-s780179313c7805226.ukp</text:p>
          </table:table-cell>
          <table:table-cell office:value-type="float" office:value="0.367473" calcext:value-type="float">
            <text:p>0.367473</text:p>
          </table:table-cell>
          <table:table-cell office:value-type="float" office:value="0.68" calcext:value-type="float">
            <text:p>0.68</text:p>
          </table:table-cell>
          <table:table-cell office:value-type="float" office:value="141160" calcext:value-type="float">
            <text:p>141160</text:p>
          </table:table-cell>
          <table:table-cell office:value-type="float" office:value="7805226" calcext:value-type="float">
            <text:p>7805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21076" calcext:value-type="float">
            <text:p>21076</text:p>
          </table:table-cell>
          <table:table-cell office:value-type="float" office:value="7805226" calcext:value-type="float">
            <text:p>7805226</text:p>
          </table:table-cell>
          <table:table-cell table:formula="of:=[.E17]-[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0-9-s126456688c5484996.ukp</text:p>
          </table:table-cell>
          <table:table-cell office:value-type="float" office:value="0.327058" calcext:value-type="float">
            <text:p>0.327058</text:p>
          </table:table-cell>
          <table:table-cell office:value-type="float" office:value="0.59" calcext:value-type="float">
            <text:p>0.59</text:p>
          </table:table-cell>
          <table:table-cell office:value-type="float" office:value="104612" calcext:value-type="float">
            <text:p>104612</text:p>
          </table:table-cell>
          <table:table-cell office:value-type="float" office:value="5484996" calcext:value-type="float">
            <text:p>5484996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4" calcext:value-type="float">
            <text:p>0.14</text:p>
          </table:table-cell>
          <table:table-cell office:value-type="float" office:value="20832" calcext:value-type="float">
            <text:p>20832</text:p>
          </table:table-cell>
          <table:table-cell office:value-type="float" office:value="5484996" calcext:value-type="float">
            <text:p>5484996</text:p>
          </table:table-cell>
          <table:table-cell table:formula="of:=[.E18]-[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0-7-s177710744c9575550.ukp</text:p>
          </table:table-cell>
          <table:table-cell office:value-type="float" office:value="0.30793" calcext:value-type="float">
            <text:p>0.30793</text:p>
          </table:table-cell>
          <table:table-cell office:value-type="float" office:value="0.55" calcext:value-type="float">
            <text:p>0.55</text:p>
          </table:table-cell>
          <table:table-cell office:value-type="float" office:value="169016" calcext:value-type="float">
            <text:p>169016</text:p>
          </table:table-cell>
          <table:table-cell office:value-type="float" office:value="9575550" calcext:value-type="float">
            <text:p>957555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21212" calcext:value-type="float">
            <text:p>21212</text:p>
          </table:table-cell>
          <table:table-cell office:value-type="float" office:value="9575550" calcext:value-type="float">
            <text:p>9575550</text:p>
          </table:table-cell>
          <table:table-cell table:formula="of:=[.E19]-[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0-0-s827183242c6445610.ukp</text:p>
          </table:table-cell>
          <table:table-cell office:value-type="float" office:value="1.41636" calcext:value-type="float">
            <text:p>1.41636</text:p>
          </table:table-cell>
          <table:table-cell office:value-type="float" office:value="1.73" calcext:value-type="float">
            <text:p>1.73</text:p>
          </table:table-cell>
          <table:table-cell office:value-type="float" office:value="112324" calcext:value-type="float">
            <text:p>112324</text:p>
          </table:table-cell>
          <table:table-cell office:value-type="float" office:value="6445610" calcext:value-type="float">
            <text:p>644561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6445610" calcext:value-type="float">
            <text:p>6445610</text:p>
          </table:table-cell>
          <table:table-cell table:formula="of:=[.E20]-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0-3-s780179313c5957947.ukp</text:p>
          </table:table-cell>
          <table:table-cell office:value-type="float" office:value="1.34986" calcext:value-type="float">
            <text:p>1.34986</text:p>
          </table:table-cell>
          <table:table-cell office:value-type="float" office:value="1.66" calcext:value-type="float">
            <text:p>1.66</text:p>
          </table:table-cell>
          <table:table-cell office:value-type="float" office:value="104780" calcext:value-type="float">
            <text:p>104780</text:p>
          </table:table-cell>
          <table:table-cell office:value-type="float" office:value="5957947" calcext:value-type="float">
            <text:p>595794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5957947" calcext:value-type="float">
            <text:p>5957947</text:p>
          </table:table-cell>
          <table:table-cell table:formula="of:=[.E21]-[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0-4-s721215008c5392939.ukp</text:p>
          </table:table-cell>
          <table:table-cell office:value-type="float" office:value="1.39008" calcext:value-type="float">
            <text:p>1.39008</text:p>
          </table:table-cell>
          <table:table-cell office:value-type="float" office:value="1.7" calcext:value-type="float">
            <text:p>1.7</text:p>
          </table:table-cell>
          <table:table-cell office:value-type="float" office:value="95928" calcext:value-type="float">
            <text:p>95928</text:p>
          </table:table-cell>
          <table:table-cell office:value-type="float" office:value="5392939" calcext:value-type="float">
            <text:p>5392939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6" calcext:value-type="float">
            <text:p>20536</text:p>
          </table:table-cell>
          <table:table-cell office:value-type="float" office:value="5392939" calcext:value-type="float">
            <text:p>5392939</text:p>
          </table:table-cell>
          <table:table-cell table:formula="of:=[.E22]-[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0-5-s110877071c6028911.ukp</text:p>
          </table:table-cell>
          <table:table-cell office:value-type="float" office:value="1.25032" calcext:value-type="float">
            <text:p>1.25032</text:p>
          </table:table-cell>
          <table:table-cell office:value-type="float" office:value="1.55" calcext:value-type="float">
            <text:p>1.55</text:p>
          </table:table-cell>
          <table:table-cell office:value-type="float" office:value="105348" calcext:value-type="float">
            <text:p>105348</text:p>
          </table:table-cell>
          <table:table-cell office:value-type="float" office:value="6028911" calcext:value-type="float">
            <text:p>6028911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2" calcext:value-type="float">
            <text:p>20532</text:p>
          </table:table-cell>
          <table:table-cell office:value-type="float" office:value="6028911" calcext:value-type="float">
            <text:p>6028911</text:p>
          </table:table-cell>
          <table:table-cell table:formula="of:=[.E23]-[.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0-1-s843367405c5761519.ukp</text:p>
          </table:table-cell>
          <table:table-cell office:value-type="float" office:value="0.289815" calcext:value-type="float">
            <text:p>0.289815</text:p>
          </table:table-cell>
          <table:table-cell office:value-type="float" office:value="0.54" calcext:value-type="float">
            <text:p>0.54</text:p>
          </table:table-cell>
          <table:table-cell office:value-type="float" office:value="108900" calcext:value-type="float">
            <text:p>108900</text:p>
          </table:table-cell>
          <table:table-cell office:value-type="float" office:value="5761519" calcext:value-type="float">
            <text:p>576151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36" calcext:value-type="float">
            <text:p>20436</text:p>
          </table:table-cell>
          <table:table-cell office:value-type="float" office:value="5761519" calcext:value-type="float">
            <text:p>5761519</text:p>
          </table:table-cell>
          <table:table-cell table:formula="of:=[.E24]-[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0-2-s528806317c5026805.ukp</text:p>
          </table:table-cell>
          <table:table-cell office:value-type="float" office:value="1.40773" calcext:value-type="float">
            <text:p>1.40773</text:p>
          </table:table-cell>
          <table:table-cell office:value-type="float" office:value="1.72" calcext:value-type="float">
            <text:p>1.72</text:p>
          </table:table-cell>
          <table:table-cell office:value-type="float" office:value="89868" calcext:value-type="float">
            <text:p>89868</text:p>
          </table:table-cell>
          <table:table-cell office:value-type="float" office:value="5026805" calcext:value-type="float">
            <text:p>5026805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9" calcext:value-type="float">
            <text:p>0.09</text:p>
          </table:table-cell>
          <table:table-cell office:value-type="float" office:value="20460" calcext:value-type="float">
            <text:p>20460</text:p>
          </table:table-cell>
          <table:table-cell office:value-type="float" office:value="5026805" calcext:value-type="float">
            <text:p>5026805</text:p>
          </table:table-cell>
          <table:table-cell table:formula="of:=[.E25]-[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0-s827183242c9151889.ukp</text:p>
          </table:table-cell>
          <table:table-cell office:value-type="float" office:value="0.0858973" calcext:value-type="float">
            <text:p>0.0858973</text:p>
          </table:table-cell>
          <table:table-cell office:value-type="float" office:value="0.33" calcext:value-type="float">
            <text:p>0.33</text:p>
          </table:table-cell>
          <table:table-cell office:value-type="float" office:value="162564" calcext:value-type="float">
            <text:p>162564</text:p>
          </table:table-cell>
          <table:table-cell office:value-type="float" office:value="9151889" calcext:value-type="float">
            <text:p>915188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52" calcext:value-type="float">
            <text:p>20452</text:p>
          </table:table-cell>
          <table:table-cell office:value-type="float" office:value="9151889" calcext:value-type="float">
            <text:p>9151889</text:p>
          </table:table-cell>
          <table:table-cell table:formula="of:=[.E26]-[.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6-s227708629c5293440.ukp</text:p>
          </table:table-cell>
          <table:table-cell office:value-type="float" office:value="0.0806074" calcext:value-type="float">
            <text:p>0.0806074</text:p>
          </table:table-cell>
          <table:table-cell office:value-type="float" office:value="0.33" calcext:value-type="float">
            <text:p>0.33</text:p>
          </table:table-cell>
          <table:table-cell office:value-type="float" office:value="102348" calcext:value-type="float">
            <text:p>102348</text:p>
          </table:table-cell>
          <table:table-cell office:value-type="float" office:value="5293440" calcext:value-type="float">
            <text:p>5293440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552" calcext:value-type="float">
            <text:p>20552</text:p>
          </table:table-cell>
          <table:table-cell office:value-type="float" office:value="5293440" calcext:value-type="float">
            <text:p>5293440</text:p>
          </table:table-cell>
          <table:table-cell table:formula="of:=[.E27]-[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50000-0-s827183242c8631812.ukp</text:p>
          </table:table-cell>
          <table:table-cell office:value-type="float" office:value="0.121758" calcext:value-type="float">
            <text:p>0.121758</text:p>
          </table:table-cell>
          <table:table-cell office:value-type="float" office:value="0.24" calcext:value-type="float">
            <text:p>0.24</text:p>
          </table:table-cell>
          <table:table-cell office:value-type="float" office:value="153072" calcext:value-type="float">
            <text:p>153072</text:p>
          </table:table-cell>
          <table:table-cell office:value-type="float" office:value="8631812" calcext:value-type="float">
            <text:p>8631812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12744" calcext:value-type="float">
            <text:p>12744</text:p>
          </table:table-cell>
          <table:table-cell office:value-type="float" office:value="8631812" calcext:value-type="float">
            <text:p>8631812</text:p>
          </table:table-cell>
          <table:table-cell table:formula="of:=[.E28]-[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4-s721215008c6687096.ukp</text:p>
          </table:table-cell>
          <table:table-cell office:value-type="float" office:value="0.0840652" calcext:value-type="float">
            <text:p>0.0840652</text:p>
          </table:table-cell>
          <table:table-cell office:value-type="float" office:value="0.33" calcext:value-type="float">
            <text:p>0.33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87096" calcext:value-type="float">
            <text:p>668709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6687096" calcext:value-type="float">
            <text:p>6687096</text:p>
          </table:table-cell>
          <table:table-cell table:formula="of:=[.E29]-[.I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5-s110877071c6689288.ukp</text:p>
          </table:table-cell>
          <table:table-cell office:value-type="float" office:value="0.0822977" calcext:value-type="float">
            <text:p>0.0822977</text:p>
          </table:table-cell>
          <table:table-cell office:value-type="float" office:value="0.33" calcext:value-type="float">
            <text:p>0.33</text:p>
          </table:table-cell>
          <table:table-cell office:value-type="float" office:value="124984" calcext:value-type="float">
            <text:p>124984</text:p>
          </table:table-cell>
          <table:table-cell office:value-type="float" office:value="6689288" calcext:value-type="float">
            <text:p>668928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464" calcext:value-type="float">
            <text:p>20464</text:p>
          </table:table-cell>
          <table:table-cell office:value-type="float" office:value="6689288" calcext:value-type="float">
            <text:p>6689288</text:p>
          </table:table-cell>
          <table:table-cell table:formula="of:=[.E30]-[.I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2-s528806317c7006308.ukp</text:p>
          </table:table-cell>
          <table:table-cell office:value-type="float" office:value="0.229416" calcext:value-type="float">
            <text:p>0.229416</text:p>
          </table:table-cell>
          <table:table-cell office:value-type="float" office:value="0.48" calcext:value-type="float">
            <text:p>0.48</text:p>
          </table:table-cell>
          <table:table-cell office:value-type="float" office:value="121272" calcext:value-type="float">
            <text:p>121272</text:p>
          </table:table-cell>
          <table:table-cell office:value-type="float" office:value="7006308" calcext:value-type="float">
            <text:p>700630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1692" calcext:value-type="float">
            <text:p>21692</text:p>
          </table:table-cell>
          <table:table-cell office:value-type="float" office:value="7006308" calcext:value-type="float">
            <text:p>7006308</text:p>
          </table:table-cell>
          <table:table-cell table:formula="of:=[.E31]-[.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8-s991580855c5019366.ukp</text:p>
          </table:table-cell>
          <table:table-cell office:value-type="float" office:value="0.230559" calcext:value-type="float">
            <text:p>0.230559</text:p>
          </table:table-cell>
          <table:table-cell office:value-type="float" office:value="0.48" calcext:value-type="float">
            <text:p>0.48</text:p>
          </table:table-cell>
          <table:table-cell office:value-type="float" office:value="90860" calcext:value-type="float">
            <text:p>90860</text:p>
          </table:table-cell>
          <table:table-cell office:value-type="float" office:value="5019366" calcext:value-type="float">
            <text:p>501936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544" calcext:value-type="float">
            <text:p>20544</text:p>
          </table:table-cell>
          <table:table-cell office:value-type="float" office:value="5019366" calcext:value-type="float">
            <text:p>5019366</text:p>
          </table:table-cell>
          <table:table-cell table:formula="of:=[.E32]-[.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0-4-s721215008c5743225.ukp</text:p>
          </table:table-cell>
          <table:table-cell office:value-type="float" office:value="0.348723" calcext:value-type="float">
            <text:p>0.348723</text:p>
          </table:table-cell>
          <table:table-cell office:value-type="float" office:value="0.66" calcext:value-type="float">
            <text:p>0.66</text:p>
          </table:table-cell>
          <table:table-cell office:value-type="float" office:value="108868" calcext:value-type="float">
            <text:p>108868</text:p>
          </table:table-cell>
          <table:table-cell office:value-type="float" office:value="5743225" calcext:value-type="float">
            <text:p>57432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0484" calcext:value-type="float">
            <text:p>20484</text:p>
          </table:table-cell>
          <table:table-cell office:value-type="float" office:value="5743225" calcext:value-type="float">
            <text:p>5743225</text:p>
          </table:table-cell>
          <table:table-cell table:formula="of:=[.E33]-[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50000-8-s991580855c7632172.ukp</text:p>
          </table:table-cell>
          <table:table-cell office:value-type="float" office:value="0.113974" calcext:value-type="float">
            <text:p>0.113974</text:p>
          </table:table-cell>
          <table:table-cell office:value-type="float" office:value="0.25" calcext:value-type="float">
            <text:p>0.25</text:p>
          </table:table-cell>
          <table:table-cell office:value-type="float" office:value="137568" calcext:value-type="float">
            <text:p>137568</text:p>
          </table:table-cell>
          <table:table-cell office:value-type="float" office:value="7632172" calcext:value-type="float">
            <text:p>7632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728" calcext:value-type="float">
            <text:p>12728</text:p>
          </table:table-cell>
          <table:table-cell office:value-type="float" office:value="7632172" calcext:value-type="float">
            <text:p>7632172</text:p>
          </table:table-cell>
          <table:table-cell table:formula="of:=[.E34]-[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0-8-s991580855c6717334.ukp</text:p>
          </table:table-cell>
          <table:table-cell office:value-type="float" office:value="1.10476" calcext:value-type="float">
            <text:p>1.10476</text:p>
          </table:table-cell>
          <table:table-cell office:value-type="float" office:value="1.36" calcext:value-type="float">
            <text:p>1.36</text:p>
          </table:table-cell>
          <table:table-cell office:value-type="float" office:value="116104" calcext:value-type="float">
            <text:p>116104</text:p>
          </table:table-cell>
          <table:table-cell office:value-type="float" office:value="6717334" calcext:value-type="float">
            <text:p>671733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1780" calcext:value-type="float">
            <text:p>21780</text:p>
          </table:table-cell>
          <table:table-cell office:value-type="float" office:value="6717334" calcext:value-type="float">
            <text:p>6717334</text:p>
          </table:table-cell>
          <table:table-cell table:formula="of:=[.E35]-[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50000-9-s126456688c5817019.ukp</text:p>
          </table:table-cell>
          <table:table-cell office:value-type="float" office:value="0.334538" calcext:value-type="float">
            <text:p>0.334538</text:p>
          </table:table-cell>
          <table:table-cell office:value-type="float" office:value="0.45" calcext:value-type="float">
            <text:p>0.45</text:p>
          </table:table-cell>
          <table:table-cell office:value-type="float" office:value="101316" calcext:value-type="float">
            <text:p>101316</text:p>
          </table:table-cell>
          <table:table-cell office:value-type="float" office:value="5817019" calcext:value-type="float">
            <text:p>5817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600" calcext:value-type="float">
            <text:p>12600</text:p>
          </table:table-cell>
          <table:table-cell office:value-type="float" office:value="5817019" calcext:value-type="float">
            <text:p>5817019</text:p>
          </table:table-cell>
          <table:table-cell table:formula="of:=[.E36]-[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2-s528806317c8085387.ukp</text:p>
          </table:table-cell>
          <table:table-cell office:value-type="float" office:value="0.0838728" calcext:value-type="float">
            <text:p>0.0838728</text:p>
          </table:table-cell>
          <table:table-cell office:value-type="float" office:value="0.33" calcext:value-type="float">
            <text:p>0.33</text:p>
          </table:table-cell>
          <table:table-cell office:value-type="float" office:value="146116" calcext:value-type="float">
            <text:p>146116</text:p>
          </table:table-cell>
          <table:table-cell office:value-type="float" office:value="8085387" calcext:value-type="float">
            <text:p>808538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1768" calcext:value-type="float">
            <text:p>21768</text:p>
          </table:table-cell>
          <table:table-cell office:value-type="float" office:value="8085387" calcext:value-type="float">
            <text:p>8085387</text:p>
          </table:table-cell>
          <table:table-cell table:formula="of:=[.E37]-[.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3-s780179313c6000935.ukp</text:p>
          </table:table-cell>
          <table:table-cell office:value-type="float" office:value="0.0823023" calcext:value-type="float">
            <text:p>0.0823023</text:p>
          </table:table-cell>
          <table:table-cell office:value-type="float" office:value="0.33" calcext:value-type="float">
            <text:p>0.33</text:p>
          </table:table-cell>
          <table:table-cell office:value-type="float" office:value="113556" calcext:value-type="float">
            <text:p>113556</text:p>
          </table:table-cell>
          <table:table-cell office:value-type="float" office:value="6000935" calcext:value-type="float">
            <text:p>6000935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000935" calcext:value-type="float">
            <text:p>6000935</text:p>
          </table:table-cell>
          <table:table-cell table:formula="of:=[.E38]-[.I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0-s827183242c8206021.ukp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48" calcext:value-type="float">
            <text:p>0.48</text:p>
          </table:table-cell>
          <table:table-cell office:value-type="float" office:value="140016" calcext:value-type="float">
            <text:p>140016</text:p>
          </table:table-cell>
          <table:table-cell office:value-type="float" office:value="8206021" calcext:value-type="float">
            <text:p>820602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8206021" calcext:value-type="float">
            <text:p>8206021</text:p>
          </table:table-cell>
          <table:table-cell table:formula="of:=[.E39]-[.I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3-s780179313c7299273.ukp</text:p>
          </table:table-cell>
          <table:table-cell office:value-type="float" office:value="0.231993" calcext:value-type="float">
            <text:p>0.231993</text:p>
          </table:table-cell>
          <table:table-cell office:value-type="float" office:value="0.48" calcext:value-type="float">
            <text:p>0.48</text:p>
          </table:table-cell>
          <table:table-cell office:value-type="float" office:value="126440" calcext:value-type="float">
            <text:p>126440</text:p>
          </table:table-cell>
          <table:table-cell office:value-type="float" office:value="7299273" calcext:value-type="float">
            <text:p>729927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299273" calcext:value-type="float">
            <text:p>7299273</text:p>
          </table:table-cell>
          <table:table-cell table:formula="of:=[.E40]-[.I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7-s177710744c8735124.ukp</text:p>
          </table:table-cell>
          <table:table-cell office:value-type="float" office:value="0.232802" calcext:value-type="float">
            <text:p>0.232802</text:p>
          </table:table-cell>
          <table:table-cell office:value-type="float" office:value="0.48" calcext:value-type="float">
            <text:p>0.48</text:p>
          </table:table-cell>
          <table:table-cell office:value-type="float" office:value="148256" calcext:value-type="float">
            <text:p>148256</text:p>
          </table:table-cell>
          <table:table-cell office:value-type="float" office:value="8735124" calcext:value-type="float">
            <text:p>8735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735124" calcext:value-type="float">
            <text:p>8735124</text:p>
          </table:table-cell>
          <table:table-cell table:formula="of:=[.E41]-[.I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0-8-s991580855c5891284.ukp</text:p>
          </table:table-cell>
          <table:table-cell office:value-type="float" office:value="0.287257" calcext:value-type="float">
            <text:p>0.287257</text:p>
          </table:table-cell>
          <table:table-cell office:value-type="float" office:value="0.54" calcext:value-type="float">
            <text:p>0.54</text:p>
          </table:table-cell>
          <table:table-cell office:value-type="float" office:value="111140" calcext:value-type="float">
            <text:p>111140</text:p>
          </table:table-cell>
          <table:table-cell office:value-type="float" office:value="5891284" calcext:value-type="float">
            <text:p>589128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5891284" calcext:value-type="float">
            <text:p>5891284</text:p>
          </table:table-cell>
          <table:table-cell table:formula="of:=[.E42]-[.I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50000-1-s843367405c6537152.ukp</text:p>
          </table:table-cell>
          <table:table-cell office:value-type="float" office:value="0.103254" calcext:value-type="float">
            <text:p>0.103254</text:p>
          </table:table-cell>
          <table:table-cell office:value-type="float" office:value="0.22" calcext:value-type="float">
            <text:p>0.22</text:p>
          </table:table-cell>
          <table:table-cell office:value-type="float" office:value="120412" calcext:value-type="float">
            <text:p>120412</text:p>
          </table:table-cell>
          <table:table-cell office:value-type="float" office:value="6537152" calcext:value-type="float">
            <text:p>6537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40" calcext:value-type="float">
            <text:p>12640</text:p>
          </table:table-cell>
          <table:table-cell office:value-type="float" office:value="6537152" calcext:value-type="float">
            <text:p>6537152</text:p>
          </table:table-cell>
          <table:table-cell table:formula="of:=[.E43]-[.I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4-s721215008c8591530.ukp</text:p>
          </table:table-cell>
          <table:table-cell office:value-type="float" office:value="0.0318327" calcext:value-type="float">
            <text:p>0.0318327</text:p>
          </table:table-cell>
          <table:table-cell office:value-type="float" office:value="0.27" calcext:value-type="float">
            <text:p>0.27</text:p>
          </table:table-cell>
          <table:table-cell office:value-type="float" office:value="154596" calcext:value-type="float">
            <text:p>154596</text:p>
          </table:table-cell>
          <table:table-cell office:value-type="float" office:value="8591530" calcext:value-type="float">
            <text:p>859153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8591530" calcext:value-type="float">
            <text:p>8591530</text:p>
          </table:table-cell>
          <table:table-cell table:formula="of:=[.E44]-[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8-s991580855c6376994.ukp</text:p>
          </table:table-cell>
          <table:table-cell office:value-type="float" office:value="0.027144" calcext:value-type="float">
            <text:p>0.027144</text:p>
          </table:table-cell>
          <table:table-cell office:value-type="float" office:value="0.28" calcext:value-type="float">
            <text:p>0.28</text:p>
          </table:table-cell>
          <table:table-cell office:value-type="float" office:value="120724" calcext:value-type="float">
            <text:p>120724</text:p>
          </table:table-cell>
          <table:table-cell office:value-type="float" office:value="6376994" calcext:value-type="float">
            <text:p>637699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376994" calcext:value-type="float">
            <text:p>6376994</text:p>
          </table:table-cell>
          <table:table-cell table:formula="of:=[.E45]-[.I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9-s126456688c5106568.ukp</text:p>
          </table:table-cell>
          <table:table-cell office:value-type="float" office:value="0.0245953" calcext:value-type="float">
            <text:p>0.0245953</text:p>
          </table:table-cell>
          <table:table-cell office:value-type="float" office:value="0.28" calcext:value-type="float">
            <text:p>0.28</text:p>
          </table:table-cell>
          <table:table-cell office:value-type="float" office:value="100040" calcext:value-type="float">
            <text:p>100040</text:p>
          </table:table-cell>
          <table:table-cell office:value-type="float" office:value="5106568" calcext:value-type="float">
            <text:p>510656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106568" calcext:value-type="float">
            <text:p>5106568</text:p>
          </table:table-cell>
          <table:table-cell table:formula="of:=[.E46]-[.I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6-s227708629c6359014.ukp</text:p>
          </table:table-cell>
          <table:table-cell office:value-type="float" office:value="0.0226604" calcext:value-type="float">
            <text:p>0.0226604</text:p>
          </table:table-cell>
          <table:table-cell office:value-type="float" office:value="0.14" calcext:value-type="float">
            <text:p>0.14</text:p>
          </table:table-cell>
          <table:table-cell office:value-type="float" office:value="118724" calcext:value-type="float">
            <text:p>118724</text:p>
          </table:table-cell>
          <table:table-cell office:value-type="float" office:value="6359014" calcext:value-type="float">
            <text:p>635901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04" calcext:value-type="float">
            <text:p>12604</text:p>
          </table:table-cell>
          <table:table-cell office:value-type="float" office:value="6359014" calcext:value-type="float">
            <text:p>6359014</text:p>
          </table:table-cell>
          <table:table-cell table:formula="of:=[.E47]-[.I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1-s843367405c8300531.ukp</text:p>
          </table:table-cell>
          <table:table-cell office:value-type="float" office:value="0.0289892" calcext:value-type="float">
            <text:p>0.0289892</text:p>
          </table:table-cell>
          <table:table-cell office:value-type="float" office:value="0.27" calcext:value-type="float">
            <text:p>0.27</text:p>
          </table:table-cell>
          <table:table-cell office:value-type="float" office:value="142180" calcext:value-type="float">
            <text:p>142180</text:p>
          </table:table-cell>
          <table:table-cell office:value-type="float" office:value="8300531" calcext:value-type="float">
            <text:p>830053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8300531" calcext:value-type="float">
            <text:p>8300531</text:p>
          </table:table-cell>
          <table:table-cell table:formula="of:=[.E48]-[.I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5-s110877071c7324523.ukp</text:p>
          </table:table-cell>
          <table:table-cell office:value-type="float" office:value="0.0290052" calcext:value-type="float">
            <text:p>0.0290052</text:p>
          </table:table-cell>
          <table:table-cell office:value-type="float" office:value="0.26" calcext:value-type="float">
            <text:p>0.26</text:p>
          </table:table-cell>
          <table:table-cell office:value-type="float" office:value="127308" calcext:value-type="float">
            <text:p>127308</text:p>
          </table:table-cell>
          <table:table-cell office:value-type="float" office:value="7324523" calcext:value-type="float">
            <text:p>7324523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324523" calcext:value-type="float">
            <text:p>7324523</text:p>
          </table:table-cell>
          <table:table-cell table:formula="of:=[.E49]-[.I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6-s227708629c9001498.ukp</text:p>
          </table:table-cell>
          <table:table-cell office:value-type="float" office:value="0.0315272" calcext:value-type="float">
            <text:p>0.0315272</text:p>
          </table:table-cell>
          <table:table-cell office:value-type="float" office:value="0.27" calcext:value-type="float">
            <text:p>0.27</text:p>
          </table:table-cell>
          <table:table-cell office:value-type="float" office:value="153192" calcext:value-type="float">
            <text:p>153192</text:p>
          </table:table-cell>
          <table:table-cell office:value-type="float" office:value="9001498" calcext:value-type="float">
            <text:p>900149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0" calcext:value-type="float">
            <text:p>20460</text:p>
          </table:table-cell>
          <table:table-cell office:value-type="float" office:value="9001498" calcext:value-type="float">
            <text:p>9001498</text:p>
          </table:table-cell>
          <table:table-cell table:formula="of:=[.E50]-[.I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7-s177710744c6881787.ukp</text:p>
          </table:table-cell>
          <table:table-cell office:value-type="float" office:value="0.027862" calcext:value-type="float">
            <text:p>0.027862</text:p>
          </table:table-cell>
          <table:table-cell office:value-type="float" office:value="0.26" calcext:value-type="float">
            <text:p>0.26</text:p>
          </table:table-cell>
          <table:table-cell office:value-type="float" office:value="119908" calcext:value-type="float">
            <text:p>119908</text:p>
          </table:table-cell>
          <table:table-cell office:value-type="float" office:value="6881787" calcext:value-type="float">
            <text:p>688178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96" calcext:value-type="float">
            <text:p>20496</text:p>
          </table:table-cell>
          <table:table-cell office:value-type="float" office:value="6881787" calcext:value-type="float">
            <text:p>6881787</text:p>
          </table:table-cell>
          <table:table-cell table:formula="of:=[.E51]-[.I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8-s991580855c7924401.ukp</text:p>
          </table:table-cell>
          <table:table-cell office:value-type="float" office:value="0.0293685" calcext:value-type="float">
            <text:p>0.0293685</text:p>
          </table:table-cell>
          <table:table-cell office:value-type="float" office:value="0.27" calcext:value-type="float">
            <text:p>0.27</text:p>
          </table:table-cell>
          <table:table-cell office:value-type="float" office:value="136324" calcext:value-type="float">
            <text:p>136324</text:p>
          </table:table-cell>
          <table:table-cell office:value-type="float" office:value="7924401" calcext:value-type="float">
            <text:p>792440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924401" calcext:value-type="float">
            <text:p>7924401</text:p>
          </table:table-cell>
          <table:table-cell table:formula="of:=[.E52]-[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9-s126456688c7780875.ukp</text:p>
          </table:table-cell>
          <table:table-cell office:value-type="float" office:value="0.0294517" calcext:value-type="float">
            <text:p>0.0294517</text:p>
          </table:table-cell>
          <table:table-cell office:value-type="float" office:value="0.27" calcext:value-type="float">
            <text:p>0.27</text:p>
          </table:table-cell>
          <table:table-cell office:value-type="float" office:value="134764" calcext:value-type="float">
            <text:p>134764</text:p>
          </table:table-cell>
          <table:table-cell office:value-type="float" office:value="7780875" calcext:value-type="float">
            <text:p>77808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7780875" calcext:value-type="float">
            <text:p>7780875</text:p>
          </table:table-cell>
          <table:table-cell table:formula="of:=[.E53]-[.I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0-s827183242c7949644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7" calcext:value-type="float">
            <text:p>0.27</text:p>
          </table:table-cell>
          <table:table-cell office:value-type="float" office:value="145580" calcext:value-type="float">
            <text:p>145580</text:p>
          </table:table-cell>
          <table:table-cell office:value-type="float" office:value="7949644" calcext:value-type="float">
            <text:p>794964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7949644" calcext:value-type="float">
            <text:p>7949644</text:p>
          </table:table-cell>
          <table:table-cell table:formula="of:=[.E54]-[.I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1-s843367405c7260154.ukp</text:p>
          </table:table-cell>
          <table:table-cell office:value-type="float" office:value="0.0269046" calcext:value-type="float">
            <text:p>0.0269046</text:p>
          </table:table-cell>
          <table:table-cell office:value-type="float" office:value="0.26" calcext:value-type="float">
            <text:p>0.26</text:p>
          </table:table-cell>
          <table:table-cell office:value-type="float" office:value="134712" calcext:value-type="float">
            <text:p>134712</text:p>
          </table:table-cell>
          <table:table-cell office:value-type="float" office:value="7260154" calcext:value-type="float">
            <text:p>726015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1796" calcext:value-type="float">
            <text:p>21796</text:p>
          </table:table-cell>
          <table:table-cell office:value-type="float" office:value="7260154" calcext:value-type="float">
            <text:p>7260154</text:p>
          </table:table-cell>
          <table:table-cell table:formula="of:=[.E55]-[.I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3-s780179313c9635417.ukp</text:p>
          </table:table-cell>
          <table:table-cell office:value-type="float" office:value="0.0307307" calcext:value-type="float">
            <text:p>0.0307307</text:p>
          </table:table-cell>
          <table:table-cell office:value-type="float" office:value="0.27" calcext:value-type="float">
            <text:p>0.27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35417" calcext:value-type="float">
            <text:p>963541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9635417" calcext:value-type="float">
            <text:p>9635417</text:p>
          </table:table-cell>
          <table:table-cell table:formula="of:=[.E56]-[.I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5-s110877071c8628574.ukp</text:p>
          </table:table-cell>
          <table:table-cell office:value-type="float" office:value="0.0291644" calcext:value-type="float">
            <text:p>0.0291644</text:p>
          </table:table-cell>
          <table:table-cell office:value-type="float" office:value="0.27" calcext:value-type="float">
            <text:p>0.27</text:p>
          </table:table-cell>
          <table:table-cell office:value-type="float" office:value="155516" calcext:value-type="float">
            <text:p>155516</text:p>
          </table:table-cell>
          <table:table-cell office:value-type="float" office:value="8628574" calcext:value-type="float">
            <text:p>862857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8628574" calcext:value-type="float">
            <text:p>8628574</text:p>
          </table:table-cell>
          <table:table-cell table:formula="of:=[.E57]-[.I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7-s177710744c6639938.ukp</text:p>
          </table:table-cell>
          <table:table-cell office:value-type="float" office:value="0.0253129" calcext:value-type="float">
            <text:p>0.0253129</text:p>
          </table:table-cell>
          <table:table-cell office:value-type="float" office:value="0.27" calcext:value-type="float">
            <text:p>0.27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39938" calcext:value-type="float">
            <text:p>663993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6639938" calcext:value-type="float">
            <text:p>6639938</text:p>
          </table:table-cell>
          <table:table-cell table:formula="of:=[.E58]-[.I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2-s528806317c7250302.ukp</text:p>
          </table:table-cell>
          <table:table-cell office:value-type="float" office:value="0.0244365" calcext:value-type="float">
            <text:p>0.0244365</text:p>
          </table:table-cell>
          <table:table-cell office:value-type="float" office:value="0.26" calcext:value-type="float">
            <text:p>0.26</text:p>
          </table:table-cell>
          <table:table-cell office:value-type="float" office:value="126016" calcext:value-type="float">
            <text:p>126016</text:p>
          </table:table-cell>
          <table:table-cell office:value-type="float" office:value="7250302" calcext:value-type="float">
            <text:p>725030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7250302" calcext:value-type="float">
            <text:p>7250302</text:p>
          </table:table-cell>
          <table:table-cell table:formula="of:=[.E59]-[.I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4-s721215008c8171746.ukp</text:p>
          </table:table-cell>
          <table:table-cell office:value-type="float" office:value="0.0233681" calcext:value-type="float">
            <text:p>0.0233681</text:p>
          </table:table-cell>
          <table:table-cell office:value-type="float" office:value="0.25" calcext:value-type="float">
            <text:p>0.25</text:p>
          </table:table-cell>
          <table:table-cell office:value-type="float" office:value="140320" calcext:value-type="float">
            <text:p>140320</text:p>
          </table:table-cell>
          <table:table-cell office:value-type="float" office:value="8171746" calcext:value-type="float">
            <text:p>817174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08" calcext:value-type="float">
            <text:p>20508</text:p>
          </table:table-cell>
          <table:table-cell office:value-type="float" office:value="8171746" calcext:value-type="float">
            <text:p>8171746</text:p>
          </table:table-cell>
          <table:table-cell table:formula="of:=[.E60]-[.I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9-s126456688c9200490.ukp</text:p>
          </table:table-cell>
          <table:table-cell office:value-type="float" office:value="0.087483" calcext:value-type="float">
            <text:p>0.087483</text:p>
          </table:table-cell>
          <table:table-cell office:value-type="float" office:value="0.34" calcext:value-type="float">
            <text:p>0.34</text:p>
          </table:table-cell>
          <table:table-cell office:value-type="float" office:value="163676" calcext:value-type="float">
            <text:p>163676</text:p>
          </table:table-cell>
          <table:table-cell office:value-type="float" office:value="9200490" calcext:value-type="float">
            <text:p>920049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80" calcext:value-type="float">
            <text:p>21880</text:p>
          </table:table-cell>
          <table:table-cell office:value-type="float" office:value="9200490" calcext:value-type="float">
            <text:p>9200490</text:p>
          </table:table-cell>
          <table:table-cell table:formula="of:=[.E61]-[.I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4-s721215008c7749816.ukp</text:p>
          </table:table-cell>
          <table:table-cell office:value-type="float" office:value="0.230829" calcext:value-type="float">
            <text:p>0.230829</text:p>
          </table:table-cell>
          <table:table-cell office:value-type="float" office:value="0.47" calcext:value-type="float">
            <text:p>0.47</text:p>
          </table:table-cell>
          <table:table-cell office:value-type="float" office:value="133476" calcext:value-type="float">
            <text:p>133476</text:p>
          </table:table-cell>
          <table:table-cell office:value-type="float" office:value="7749816" calcext:value-type="float">
            <text:p>774981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7749816" calcext:value-type="float">
            <text:p>7749816</text:p>
          </table:table-cell>
          <table:table-cell table:formula="of:=[.E62]-[.I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5-s110877071c9264056.ukp</text:p>
          </table:table-cell>
          <table:table-cell office:value-type="float" office:value="0.236262" calcext:value-type="float">
            <text:p>0.236262</text:p>
          </table:table-cell>
          <table:table-cell office:value-type="float" office:value="0.49" calcext:value-type="float">
            <text:p>0.49</text:p>
          </table:table-cell>
          <table:table-cell office:value-type="float" office:value="156932" calcext:value-type="float">
            <text:p>156932</text:p>
          </table:table-cell>
          <table:table-cell office:value-type="float" office:value="9264056" calcext:value-type="float">
            <text:p>926405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12" calcext:value-type="float">
            <text:p>20412</text:p>
          </table:table-cell>
          <table:table-cell office:value-type="float" office:value="9264056" calcext:value-type="float">
            <text:p>9264056</text:p>
          </table:table-cell>
          <table:table-cell table:formula="of:=[.E63]-[.I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9-s126456688c6144577.ukp</text:p>
          </table:table-cell>
          <table:table-cell office:value-type="float" office:value="0.226273" calcext:value-type="float">
            <text:p>0.226273</text:p>
          </table:table-cell>
          <table:table-cell office:value-type="float" office:value="0.48" calcext:value-type="float">
            <text:p>0.48</text:p>
          </table:table-cell>
          <table:table-cell office:value-type="float" office:value="108228" calcext:value-type="float">
            <text:p>108228</text:p>
          </table:table-cell>
          <table:table-cell office:value-type="float" office:value="6144577" calcext:value-type="float">
            <text:p>614457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6144577" calcext:value-type="float">
            <text:p>6144577</text:p>
          </table:table-cell>
          <table:table-cell table:formula="of:=[.E64]-[.I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5-s110877071c8730975.ukp</text:p>
          </table:table-cell>
          <table:table-cell office:value-type="float" office:value="0.0861673" calcext:value-type="float">
            <text:p>0.0861673</text:p>
          </table:table-cell>
          <table:table-cell office:value-type="float" office:value="0.21" calcext:value-type="float">
            <text:p>0.21</text:p>
          </table:table-cell>
          <table:table-cell office:value-type="float" office:value="147564" calcext:value-type="float">
            <text:p>147564</text:p>
          </table:table-cell>
          <table:table-cell office:value-type="float" office:value="8730975" calcext:value-type="float">
            <text:p>87309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84" calcext:value-type="float">
            <text:p>12784</text:p>
          </table:table-cell>
          <table:table-cell office:value-type="float" office:value="8730975" calcext:value-type="float">
            <text:p>8730975</text:p>
          </table:table-cell>
          <table:table-cell table:formula="of:=[.E65]-[.I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4-s721215008c7051771.ukp</text:p>
          </table:table-cell>
          <table:table-cell office:value-type="float" office:value="0.0266484" calcext:value-type="float">
            <text:p>0.0266484</text:p>
          </table:table-cell>
          <table:table-cell office:value-type="float" office:value="0.27" calcext:value-type="float">
            <text:p>0.27</text:p>
          </table:table-cell>
          <table:table-cell office:value-type="float" office:value="130712" calcext:value-type="float">
            <text:p>130712</text:p>
          </table:table-cell>
          <table:table-cell office:value-type="float" office:value="7051771" calcext:value-type="float">
            <text:p>705177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12" calcext:value-type="float">
            <text:p>20412</text:p>
          </table:table-cell>
          <table:table-cell office:value-type="float" office:value="7051771" calcext:value-type="float">
            <text:p>7051771</text:p>
          </table:table-cell>
          <table:table-cell table:formula="of:=[.E66]-[.I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6-s227708629c7372757.ukp</text:p>
          </table:table-cell>
          <table:table-cell office:value-type="float" office:value="0.0298389" calcext:value-type="float">
            <text:p>0.0298389</text:p>
          </table:table-cell>
          <table:table-cell office:value-type="float" office:value="0.27" calcext:value-type="float">
            <text:p>0.27</text:p>
          </table:table-cell>
          <table:table-cell office:value-type="float" office:value="136352" calcext:value-type="float">
            <text:p>136352</text:p>
          </table:table-cell>
          <table:table-cell office:value-type="float" office:value="7372757" calcext:value-type="float">
            <text:p>737275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7372757" calcext:value-type="float">
            <text:p>7372757</text:p>
          </table:table-cell>
          <table:table-cell table:formula="of:=[.E67]-[.I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0-s827183242c6193291.ukp</text:p>
          </table:table-cell>
          <table:table-cell office:value-type="float" office:value="0.0221069" calcext:value-type="float">
            <text:p>0.0221069</text:p>
          </table:table-cell>
          <table:table-cell office:value-type="float" office:value="0.26" calcext:value-type="float">
            <text:p>0.26</text:p>
          </table:table-cell>
          <table:table-cell office:value-type="float" office:value="109448" calcext:value-type="float">
            <text:p>109448</text:p>
          </table:table-cell>
          <table:table-cell office:value-type="float" office:value="6193291" calcext:value-type="float">
            <text:p>619329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92" calcext:value-type="float">
            <text:p>20392</text:p>
          </table:table-cell>
          <table:table-cell office:value-type="float" office:value="6193291" calcext:value-type="float">
            <text:p>6193291</text:p>
          </table:table-cell>
          <table:table-cell table:formula="of:=[.E68]-[.I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1-s843367405c7218555.ukp</text:p>
          </table:table-cell>
          <table:table-cell office:value-type="float" office:value="0.0239336" calcext:value-type="float">
            <text:p>0.0239336</text:p>
          </table:table-cell>
          <table:table-cell office:value-type="float" office:value="0.26" calcext:value-type="float">
            <text:p>0.26</text:p>
          </table:table-cell>
          <table:table-cell office:value-type="float" office:value="125484" calcext:value-type="float">
            <text:p>125484</text:p>
          </table:table-cell>
          <table:table-cell office:value-type="float" office:value="7218555" calcext:value-type="float">
            <text:p>721855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00" calcext:value-type="float">
            <text:p>21800</text:p>
          </table:table-cell>
          <table:table-cell office:value-type="float" office:value="7218555" calcext:value-type="float">
            <text:p>7218555</text:p>
          </table:table-cell>
          <table:table-cell table:formula="of:=[.E69]-[.I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3-s780179313c6947160.ukp</text:p>
          </table:table-cell>
          <table:table-cell office:value-type="float" office:value="0.0233022" calcext:value-type="float">
            <text:p>0.0233022</text:p>
          </table:table-cell>
          <table:table-cell office:value-type="float" office:value="0.26" calcext:value-type="float">
            <text:p>0.26</text:p>
          </table:table-cell>
          <table:table-cell office:value-type="float" office:value="121032" calcext:value-type="float">
            <text:p>121032</text:p>
          </table:table-cell>
          <table:table-cell office:value-type="float" office:value="6947160" calcext:value-type="float">
            <text:p>694716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48" calcext:value-type="float">
            <text:p>20548</text:p>
          </table:table-cell>
          <table:table-cell office:value-type="float" office:value="6947160" calcext:value-type="float">
            <text:p>6947160</text:p>
          </table:table-cell>
          <table:table-cell table:formula="of:=[.E70]-[.I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0-7-s177710744c8178471.ukp</text:p>
          </table:table-cell>
          <table:table-cell office:value-type="float" office:value="1.17368" calcext:value-type="float">
            <text:p>1.17368</text:p>
          </table:table-cell>
          <table:table-cell office:value-type="float" office:value="1.43" calcext:value-type="float">
            <text:p>1.43</text:p>
          </table:table-cell>
          <table:table-cell office:value-type="float" office:value="139444" calcext:value-type="float">
            <text:p>139444</text:p>
          </table:table-cell>
          <table:table-cell office:value-type="float" office:value="8178471" calcext:value-type="float">
            <text:p>817847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1920" calcext:value-type="float">
            <text:p>21920</text:p>
          </table:table-cell>
          <table:table-cell office:value-type="float" office:value="8178471" calcext:value-type="float">
            <text:p>8178471</text:p>
          </table:table-cell>
          <table:table-cell table:formula="of:=[.E71]-[.I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50000-6-s227708629c5383536.ukp</text:p>
          </table:table-cell>
          <table:table-cell office:value-type="float" office:value="0.332263" calcext:value-type="float">
            <text:p>0.332263</text:p>
          </table:table-cell>
          <table:table-cell office:value-type="float" office:value="0.46" calcext:value-type="float">
            <text:p>0.46</text:p>
          </table:table-cell>
          <table:table-cell office:value-type="float" office:value="94656" calcext:value-type="float">
            <text:p>94656</text:p>
          </table:table-cell>
          <table:table-cell office:value-type="float" office:value="5383536" calcext:value-type="float">
            <text:p>538353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568" calcext:value-type="float">
            <text:p>12568</text:p>
          </table:table-cell>
          <table:table-cell office:value-type="float" office:value="5383536" calcext:value-type="float">
            <text:p>5383536</text:p>
          </table:table-cell>
          <table:table-cell table:formula="of:=[.E72]-[.I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2-s528806317c6827352.ukp</text:p>
          </table:table-cell>
          <table:table-cell office:value-type="float" office:value="0.0281367" calcext:value-type="float">
            <text:p>0.0281367</text:p>
          </table:table-cell>
          <table:table-cell office:value-type="float" office:value="0.27" calcext:value-type="float">
            <text:p>0.27</text:p>
          </table:table-cell>
          <table:table-cell office:value-type="float" office:value="127116" calcext:value-type="float">
            <text:p>127116</text:p>
          </table:table-cell>
          <table:table-cell office:value-type="float" office:value="6827352" calcext:value-type="float">
            <text:p>682735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827352" calcext:value-type="float">
            <text:p>6827352</text:p>
          </table:table-cell>
          <table:table-cell table:formula="of:=[.E73]-[.I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3-s780179313c7411770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8" calcext:value-type="float">
            <text:p>0.28</text:p>
          </table:table-cell>
          <table:table-cell office:value-type="float" office:value="136020" calcext:value-type="float">
            <text:p>136020</text:p>
          </table:table-cell>
          <table:table-cell office:value-type="float" office:value="7411770" calcext:value-type="float">
            <text:p>741177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411770" calcext:value-type="float">
            <text:p>7411770</text:p>
          </table:table-cell>
          <table:table-cell table:formula="of:=[.E74]-[.I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7-s177710744c5169265.ukp</text:p>
          </table:table-cell>
          <table:table-cell office:value-type="float" office:value="0.0244633" calcext:value-type="float">
            <text:p>0.0244633</text:p>
          </table:table-cell>
          <table:table-cell office:value-type="float" office:value="0.27" calcext:value-type="float">
            <text:p>0.27</text:p>
          </table:table-cell>
          <table:table-cell office:value-type="float" office:value="101708" calcext:value-type="float">
            <text:p>101708</text:p>
          </table:table-cell>
          <table:table-cell office:value-type="float" office:value="5169265" calcext:value-type="float">
            <text:p>516926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169265" calcext:value-type="float">
            <text:p>5169265</text:p>
          </table:table-cell>
          <table:table-cell table:formula="of:=[.E75]-[.I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0-s827183242c8628995.ukp</text:p>
          </table:table-cell>
          <table:table-cell office:value-type="float" office:value="0.0301199" calcext:value-type="float">
            <text:p>0.0301199</text:p>
          </table:table-cell>
          <table:table-cell office:value-type="float" office:value="0.27" calcext:value-type="float">
            <text:p>0.27</text:p>
          </table:table-cell>
          <table:table-cell office:value-type="float" office:value="147624" calcext:value-type="float">
            <text:p>147624</text:p>
          </table:table-cell>
          <table:table-cell office:value-type="float" office:value="8628995" calcext:value-type="float">
            <text:p>86289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28" calcext:value-type="float">
            <text:p>20428</text:p>
          </table:table-cell>
          <table:table-cell office:value-type="float" office:value="8628995" calcext:value-type="float">
            <text:p>8628995</text:p>
          </table:table-cell>
          <table:table-cell table:formula="of:=[.E76]-[.I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2-s528806317c8449003.ukp</text:p>
          </table:table-cell>
          <table:table-cell office:value-type="float" office:value="0.0328028" calcext:value-type="float">
            <text:p>0.0328028</text:p>
          </table:table-cell>
          <table:table-cell office:value-type="float" office:value="0.27" calcext:value-type="float">
            <text:p>0.27</text:p>
          </table:table-cell>
          <table:table-cell office:value-type="float" office:value="144968" calcext:value-type="float">
            <text:p>144968</text:p>
          </table:table-cell>
          <table:table-cell office:value-type="float" office:value="8449003" calcext:value-type="float">
            <text:p>844900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8449003" calcext:value-type="float">
            <text:p>8449003</text:p>
          </table:table-cell>
          <table:table-cell table:formula="of:=[.E77]-[.I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2-s528806317c9857431.ukp</text:p>
          </table:table-cell>
          <table:table-cell office:value-type="float" office:value="0.0331018" calcext:value-type="float">
            <text:p>0.0331018</text:p>
          </table:table-cell>
          <table:table-cell office:value-type="float" office:value="0.27" calcext:value-type="float">
            <text:p>0.27</text:p>
          </table:table-cell>
          <table:table-cell office:value-type="float" office:value="174728" calcext:value-type="float">
            <text:p>174728</text:p>
          </table:table-cell>
          <table:table-cell office:value-type="float" office:value="9857431" calcext:value-type="float">
            <text:p>985743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9857431" calcext:value-type="float">
            <text:p>9857431</text:p>
          </table:table-cell>
          <table:table-cell table:formula="of:=[.E78]-[.I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4-s721215008c7855415.ukp</text:p>
          </table:table-cell>
          <table:table-cell office:value-type="float" office:value="0.027018" calcext:value-type="float">
            <text:p>0.027018</text:p>
          </table:table-cell>
          <table:table-cell office:value-type="float" office:value="0.27" calcext:value-type="float">
            <text:p>0.27</text:p>
          </table:table-cell>
          <table:table-cell office:value-type="float" office:value="143136" calcext:value-type="float">
            <text:p>143136</text:p>
          </table:table-cell>
          <table:table-cell office:value-type="float" office:value="7855415" calcext:value-type="float">
            <text:p>785541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855415" calcext:value-type="float">
            <text:p>7855415</text:p>
          </table:table-cell>
          <table:table-cell table:formula="of:=[.E79]-[.I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6-s227708629c5714441.ukp</text:p>
          </table:table-cell>
          <table:table-cell office:value-type="float" office:value="0.0241099" calcext:value-type="float">
            <text:p>0.0241099</text:p>
          </table:table-cell>
          <table:table-cell office:value-type="float" office:value="0.26" calcext:value-type="float">
            <text:p>0.26</text:p>
          </table:table-cell>
          <table:table-cell office:value-type="float" office:value="110224" calcext:value-type="float">
            <text:p>110224</text:p>
          </table:table-cell>
          <table:table-cell office:value-type="float" office:value="5714441" calcext:value-type="float">
            <text:p>571444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714441" calcext:value-type="float">
            <text:p>5714441</text:p>
          </table:table-cell>
          <table:table-cell table:formula="of:=[.E80]-[.I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8-s991580855c9927975.ukp</text:p>
          </table:table-cell>
          <table:table-cell office:value-type="float" office:value="0.0313908" calcext:value-type="float">
            <text:p>0.0313908</text:p>
          </table:table-cell>
          <table:table-cell office:value-type="float" office:value="0.27" calcext:value-type="float">
            <text:p>0.27</text:p>
          </table:table-cell>
          <table:table-cell office:value-type="float" office:value="175668" calcext:value-type="float">
            <text:p>175668</text:p>
          </table:table-cell>
          <table:table-cell office:value-type="float" office:value="9927975" calcext:value-type="float">
            <text:p>992797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9927975" calcext:value-type="float">
            <text:p>9927975</text:p>
          </table:table-cell>
          <table:table-cell table:formula="of:=[.E81]-[.I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9-s126456688c6021657.ukp</text:p>
          </table:table-cell>
          <table:table-cell office:value-type="float" office:value="0.0242245" calcext:value-type="float">
            <text:p>0.0242245</text:p>
          </table:table-cell>
          <table:table-cell office:value-type="float" office:value="0.27" calcext:value-type="float">
            <text:p>0.27</text:p>
          </table:table-cell>
          <table:table-cell office:value-type="float" office:value="114588" calcext:value-type="float">
            <text:p>114588</text:p>
          </table:table-cell>
          <table:table-cell office:value-type="float" office:value="6021657" calcext:value-type="float">
            <text:p>602165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52" calcext:value-type="float">
            <text:p>20452</text:p>
          </table:table-cell>
          <table:table-cell office:value-type="float" office:value="6021657" calcext:value-type="float">
            <text:p>6021657</text:p>
          </table:table-cell>
          <table:table-cell table:formula="of:=[.E82]-[.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0-s827183242c7620920.ukp</text:p>
          </table:table-cell>
          <table:table-cell office:value-type="float" office:value="0.0236655" calcext:value-type="float">
            <text:p>0.0236655</text:p>
          </table:table-cell>
          <table:table-cell office:value-type="float" office:value="0.26" calcext:value-type="float">
            <text:p>0.26</text:p>
          </table:table-cell>
          <table:table-cell office:value-type="float" office:value="131644" calcext:value-type="float">
            <text:p>131644</text:p>
          </table:table-cell>
          <table:table-cell office:value-type="float" office:value="7620920" calcext:value-type="float">
            <text:p>762092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620920" calcext:value-type="float">
            <text:p>7620920</text:p>
          </table:table-cell>
          <table:table-cell table:formula="of:=[.E83]-[.I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1-s843367405c7348982.ukp</text:p>
          </table:table-cell>
          <table:table-cell office:value-type="float" office:value="0.0230937" calcext:value-type="float">
            <text:p>0.0230937</text:p>
          </table:table-cell>
          <table:table-cell office:value-type="float" office:value="0.25" calcext:value-type="float">
            <text:p>0.25</text:p>
          </table:table-cell>
          <table:table-cell office:value-type="float" office:value="128104" calcext:value-type="float">
            <text:p>128104</text:p>
          </table:table-cell>
          <table:table-cell office:value-type="float" office:value="7348982" calcext:value-type="float">
            <text:p>734898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48982" calcext:value-type="float">
            <text:p>7348982</text:p>
          </table:table-cell>
          <table:table-cell table:formula="of:=[.E84]-[.I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5-s110877071c8303727.ukp</text:p>
          </table:table-cell>
          <table:table-cell office:value-type="float" office:value="0.0241294" calcext:value-type="float">
            <text:p>0.0241294</text:p>
          </table:table-cell>
          <table:table-cell office:value-type="float" office:value="0.25" calcext:value-type="float">
            <text:p>0.25</text:p>
          </table:table-cell>
          <table:table-cell office:value-type="float" office:value="143252" calcext:value-type="float">
            <text:p>143252</text:p>
          </table:table-cell>
          <table:table-cell office:value-type="float" office:value="8303727" calcext:value-type="float">
            <text:p>830372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8" calcext:value-type="float">
            <text:p>20548</text:p>
          </table:table-cell>
          <table:table-cell office:value-type="float" office:value="8303727" calcext:value-type="float">
            <text:p>8303727</text:p>
          </table:table-cell>
          <table:table-cell table:formula="of:=[.E85]-[.I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6-s227708629c6737676.ukp</text:p>
          </table:table-cell>
          <table:table-cell office:value-type="float" office:value="0.0210165" calcext:value-type="float">
            <text:p>0.0210165</text:p>
          </table:table-cell>
          <table:table-cell office:value-type="float" office:value="0.25" calcext:value-type="float">
            <text:p>0.25</text:p>
          </table:table-cell>
          <table:table-cell office:value-type="float" office:value="117960" calcext:value-type="float">
            <text:p>117960</text:p>
          </table:table-cell>
          <table:table-cell office:value-type="float" office:value="6737676" calcext:value-type="float">
            <text:p>673767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04" calcext:value-type="float">
            <text:p>20504</text:p>
          </table:table-cell>
          <table:table-cell office:value-type="float" office:value="6737676" calcext:value-type="float">
            <text:p>6737676</text:p>
          </table:table-cell>
          <table:table-cell table:formula="of:=[.E86]-[.I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8-s991580855c8976007.ukp</text:p>
          </table:table-cell>
          <table:table-cell office:value-type="float" office:value="0.025822" calcext:value-type="float">
            <text:p>0.025822</text:p>
          </table:table-cell>
          <table:table-cell office:value-type="float" office:value="0.26" calcext:value-type="float">
            <text:p>0.26</text:p>
          </table:table-cell>
          <table:table-cell office:value-type="float" office:value="153040" calcext:value-type="float">
            <text:p>153040</text:p>
          </table:table-cell>
          <table:table-cell office:value-type="float" office:value="8976007" calcext:value-type="float">
            <text:p>897600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60" calcext:value-type="float">
            <text:p>20560</text:p>
          </table:table-cell>
          <table:table-cell office:value-type="float" office:value="8976007" calcext:value-type="float">
            <text:p>8976007</text:p>
          </table:table-cell>
          <table:table-cell table:formula="of:=[.E87]-[.I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9-s126456688c5075685.ukp</text:p>
          </table:table-cell>
          <table:table-cell office:value-type="float" office:value="0.0179492" calcext:value-type="float">
            <text:p>0.0179492</text:p>
          </table:table-cell>
          <table:table-cell office:value-type="float" office:value="0.26" calcext:value-type="float">
            <text:p>0.26</text:p>
          </table:table-cell>
          <table:table-cell office:value-type="float" office:value="92136" calcext:value-type="float">
            <text:p>92136</text:p>
          </table:table-cell>
          <table:table-cell office:value-type="float" office:value="5075685" calcext:value-type="float">
            <text:p>507568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0" calcext:value-type="float">
            <text:p>20540</text:p>
          </table:table-cell>
          <table:table-cell office:value-type="float" office:value="5075685" calcext:value-type="float">
            <text:p>5075685</text:p>
          </table:table-cell>
          <table:table-cell table:formula="of:=[.E88]-[.I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1-s843367405c8035184.ukp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34" calcext:value-type="float">
            <text:p>0.34</text:p>
          </table:table-cell>
          <table:table-cell office:value-type="float" office:value="145888" calcext:value-type="float">
            <text:p>145888</text:p>
          </table:table-cell>
          <table:table-cell office:value-type="float" office:value="8035184" calcext:value-type="float">
            <text:p>803518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035184" calcext:value-type="float">
            <text:p>8035184</text:p>
          </table:table-cell>
          <table:table-cell table:formula="of:=[.E89]-[.I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7-s177710744c9140478.ukp</text:p>
          </table:table-cell>
          <table:table-cell office:value-type="float" office:value="0.089589" calcext:value-type="float">
            <text:p>0.089589</text:p>
          </table:table-cell>
          <table:table-cell office:value-type="float" office:value="0.35" calcext:value-type="float">
            <text:p>0.35</text:p>
          </table:table-cell>
          <table:table-cell office:value-type="float" office:value="162500" calcext:value-type="float">
            <text:p>162500</text:p>
          </table:table-cell>
          <table:table-cell office:value-type="float" office:value="9140478" calcext:value-type="float">
            <text:p>9140478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96" calcext:value-type="float">
            <text:p>20496</text:p>
          </table:table-cell>
          <table:table-cell office:value-type="float" office:value="9140478" calcext:value-type="float">
            <text:p>9140478</text:p>
          </table:table-cell>
          <table:table-cell table:formula="of:=[.E90]-[.I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8-s991580855c7221334.ukp</text:p>
          </table:table-cell>
          <table:table-cell office:value-type="float" office:value="0.0859361" calcext:value-type="float">
            <text:p>0.0859361</text:p>
          </table:table-cell>
          <table:table-cell office:value-type="float" office:value="0.33" calcext:value-type="float">
            <text:p>0.33</text:p>
          </table:table-cell>
          <table:table-cell office:value-type="float" office:value="132456" calcext:value-type="float">
            <text:p>132456</text:p>
          </table:table-cell>
          <table:table-cell office:value-type="float" office:value="7221334" calcext:value-type="float">
            <text:p>722133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7221334" calcext:value-type="float">
            <text:p>7221334</text:p>
          </table:table-cell>
          <table:table-cell table:formula="of:=[.E91]-[.I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1-s843367405c6552822.ukp</text:p>
          </table:table-cell>
          <table:table-cell office:value-type="float" office:value="0.229688" calcext:value-type="float">
            <text:p>0.229688</text:p>
          </table:table-cell>
          <table:table-cell office:value-type="float" office:value="0.47" calcext:value-type="float">
            <text:p>0.47</text:p>
          </table:table-cell>
          <table:table-cell office:value-type="float" office:value="114352" calcext:value-type="float">
            <text:p>114352</text:p>
          </table:table-cell>
          <table:table-cell office:value-type="float" office:value="6552822" calcext:value-type="float">
            <text:p>655282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552822" calcext:value-type="float">
            <text:p>6552822</text:p>
          </table:table-cell>
          <table:table-cell table:formula="of:=[.E92]-[.I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6-s227708629c8731096.ukp</text:p>
          </table:table-cell>
          <table:table-cell office:value-type="float" office:value="0.231446" calcext:value-type="float">
            <text:p>0.231446</text:p>
          </table:table-cell>
          <table:table-cell office:value-type="float" office:value="0.47" calcext:value-type="float">
            <text:p>0.47</text:p>
          </table:table-cell>
          <table:table-cell office:value-type="float" office:value="148832" calcext:value-type="float">
            <text:p>148832</text:p>
          </table:table-cell>
          <table:table-cell office:value-type="float" office:value="8731096" calcext:value-type="float">
            <text:p>873109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8" calcext:value-type="float">
            <text:p>20388</text:p>
          </table:table-cell>
          <table:table-cell office:value-type="float" office:value="8731096" calcext:value-type="float">
            <text:p>8731096</text:p>
          </table:table-cell>
          <table:table-cell table:formula="of:=[.E93]-[.I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0-s827183242c8821306.ukp</text:p>
          </table:table-cell>
          <table:table-cell office:value-type="float" office:value="0.0309808" calcext:value-type="float">
            <text:p>0.0309808</text:p>
          </table:table-cell>
          <table:table-cell office:value-type="float" office:value="0.28" calcext:value-type="float">
            <text:p>0.28</text:p>
          </table:table-cell>
          <table:table-cell office:value-type="float" office:value="158944" calcext:value-type="float">
            <text:p>158944</text:p>
          </table:table-cell>
          <table:table-cell office:value-type="float" office:value="8821306" calcext:value-type="float">
            <text:p>882130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8821306" calcext:value-type="float">
            <text:p>8821306</text:p>
          </table:table-cell>
          <table:table-cell table:formula="of:=[.E94]-[.I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1-s843367405c7933442.ukp</text:p>
          </table:table-cell>
          <table:table-cell office:value-type="float" office:value="0.0286678" calcext:value-type="float">
            <text:p>0.0286678</text:p>
          </table:table-cell>
          <table:table-cell office:value-type="float" office:value="0.27" calcext:value-type="float">
            <text:p>0.27</text:p>
          </table:table-cell>
          <table:table-cell office:value-type="float" office:value="144836" calcext:value-type="float">
            <text:p>144836</text:p>
          </table:table-cell>
          <table:table-cell office:value-type="float" office:value="7933442" calcext:value-type="float">
            <text:p>793344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933442" calcext:value-type="float">
            <text:p>7933442</text:p>
          </table:table-cell>
          <table:table-cell table:formula="of:=[.E95]-[.I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2-s528806317c8104695.ukp</text:p>
          </table:table-cell>
          <table:table-cell office:value-type="float" office:value="0.0293368" calcext:value-type="float">
            <text:p>0.0293368</text:p>
          </table:table-cell>
          <table:table-cell office:value-type="float" office:value="0.27" calcext:value-type="float">
            <text:p>0.27</text:p>
          </table:table-cell>
          <table:table-cell office:value-type="float" office:value="147160" calcext:value-type="float">
            <text:p>147160</text:p>
          </table:table-cell>
          <table:table-cell office:value-type="float" office:value="8104695" calcext:value-type="float">
            <text:p>81046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8104695" calcext:value-type="float">
            <text:p>8104695</text:p>
          </table:table-cell>
          <table:table-cell table:formula="of:=[.E96]-[.I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7-s177710744c5667253.ukp</text:p>
          </table:table-cell>
          <table:table-cell office:value-type="float" office:value="0.0238038" calcext:value-type="float">
            <text:p>0.0238038</text:p>
          </table:table-cell>
          <table:table-cell office:value-type="float" office:value="0.27" calcext:value-type="float">
            <text:p>0.27</text:p>
          </table:table-cell>
          <table:table-cell office:value-type="float" office:value="108896" calcext:value-type="float">
            <text:p>108896</text:p>
          </table:table-cell>
          <table:table-cell office:value-type="float" office:value="5667253" calcext:value-type="float">
            <text:p>566725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667253" calcext:value-type="float">
            <text:p>5667253</text:p>
          </table:table-cell>
          <table:table-cell table:formula="of:=[.E97]-[.I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5-s110877071c8707973.ukp</text:p>
          </table:table-cell>
          <table:table-cell office:value-type="float" office:value="0.0276109" calcext:value-type="float">
            <text:p>0.0276109</text:p>
          </table:table-cell>
          <table:table-cell office:value-type="float" office:value="0.27" calcext:value-type="float">
            <text:p>0.27</text:p>
          </table:table-cell>
          <table:table-cell office:value-type="float" office:value="149316" calcext:value-type="float">
            <text:p>149316</text:p>
          </table:table-cell>
          <table:table-cell office:value-type="float" office:value="8707973" calcext:value-type="float">
            <text:p>870797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8707973" calcext:value-type="float">
            <text:p>8707973</text:p>
          </table:table-cell>
          <table:table-cell table:formula="of:=[.E98]-[.I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0-6-s227708629c8504831.ukp</text:p>
          </table:table-cell>
          <table:table-cell office:value-type="float" office:value="0.325094" calcext:value-type="float">
            <text:p>0.325094</text:p>
          </table:table-cell>
          <table:table-cell office:value-type="float" office:value="0.61" calcext:value-type="float">
            <text:p>0.61</text:p>
          </table:table-cell>
          <table:table-cell office:value-type="float" office:value="151936" calcext:value-type="float">
            <text:p>151936</text:p>
          </table:table-cell>
          <table:table-cell office:value-type="float" office:value="8504831" calcext:value-type="float">
            <text:p>850483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56" calcext:value-type="float">
            <text:p>20456</text:p>
          </table:table-cell>
          <table:table-cell office:value-type="float" office:value="8504831" calcext:value-type="float">
            <text:p>8504831</text:p>
          </table:table-cell>
          <table:table-cell table:formula="of:=[.E99]-[.I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0-s827183242c9661788.ukp</text:p>
          </table:table-cell>
          <table:table-cell office:value-type="float" office:value="0.0330284" calcext:value-type="float">
            <text:p>0.0330284</text:p>
          </table:table-cell>
          <table:table-cell office:value-type="float" office:value="0.28" calcext:value-type="float">
            <text:p>0.28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61788" calcext:value-type="float">
            <text:p>966178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9661788" calcext:value-type="float">
            <text:p>9661788</text:p>
          </table:table-cell>
          <table:table-cell table:formula="of:=[.E100]-[.I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1-s843367405c9941261.ukp</text:p>
          </table:table-cell>
          <table:table-cell office:value-type="float" office:value="0.0332766" calcext:value-type="float">
            <text:p>0.0332766</text:p>
          </table:table-cell>
          <table:table-cell office:value-type="float" office:value="0.28" calcext:value-type="float">
            <text:p>0.28</text:p>
          </table:table-cell>
          <table:table-cell office:value-type="float" office:value="175600" calcext:value-type="float">
            <text:p>175600</text:p>
          </table:table-cell>
          <table:table-cell office:value-type="float" office:value="9941261" calcext:value-type="float">
            <text:p>994126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9941261" calcext:value-type="float">
            <text:p>9941261</text:p>
          </table:table-cell>
          <table:table-cell table:formula="of:=[.E101]-[.I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3-s780179313c7579982.ukp</text:p>
          </table:table-cell>
          <table:table-cell office:value-type="float" office:value="0.0295372" calcext:value-type="float">
            <text:p>0.0295372</text:p>
          </table:table-cell>
          <table:table-cell office:value-type="float" office:value="0.27" calcext:value-type="float">
            <text:p>0.27</text:p>
          </table:table-cell>
          <table:table-cell office:value-type="float" office:value="130964" calcext:value-type="float">
            <text:p>130964</text:p>
          </table:table-cell>
          <table:table-cell office:value-type="float" office:value="7579982" calcext:value-type="float">
            <text:p>757998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579982" calcext:value-type="float">
            <text:p>7579982</text:p>
          </table:table-cell>
          <table:table-cell table:formula="of:=[.E102]-[.I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4-s721215008c5527496.ukp</text:p>
          </table:table-cell>
          <table:table-cell office:value-type="float" office:value="0.0255871" calcext:value-type="float">
            <text:p>0.0255871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27496" calcext:value-type="float">
            <text:p>552749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527496" calcext:value-type="float">
            <text:p>5527496</text:p>
          </table:table-cell>
          <table:table-cell table:formula="of:=[.E103]-[.I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8-s991580855c5508152.ukp</text:p>
          </table:table-cell>
          <table:table-cell office:value-type="float" office:value="0.0158871" calcext:value-type="float">
            <text:p>0.0158871</text:p>
          </table:table-cell>
          <table:table-cell office:value-type="float" office:value="0.04" calcext:value-type="float">
            <text:p>0.04</text:p>
          </table:table-cell>
          <table:table-cell office:value-type="float" office:value="97040" calcext:value-type="float">
            <text:p>97040</text:p>
          </table:table-cell>
          <table:table-cell office:value-type="float" office:value="5508152" calcext:value-type="float">
            <text:p>550815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688" calcext:value-type="float">
            <text:p>7688</text:p>
          </table:table-cell>
          <table:table-cell office:value-type="float" office:value="5508152" calcext:value-type="float">
            <text:p>5508152</text:p>
          </table:table-cell>
          <table:table-cell table:formula="of:=[.E104]-[.I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3-s780179313c7571075.ukp</text:p>
          </table:table-cell>
          <table:table-cell office:value-type="float" office:value="0.0230265" calcext:value-type="float">
            <text:p>0.0230265</text:p>
          </table:table-cell>
          <table:table-cell office:value-type="float" office:value="0.26" calcext:value-type="float">
            <text:p>0.26</text:p>
          </table:table-cell>
          <table:table-cell office:value-type="float" office:value="131688" calcext:value-type="float">
            <text:p>131688</text:p>
          </table:table-cell>
          <table:table-cell office:value-type="float" office:value="7571075" calcext:value-type="float">
            <text:p>757107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32" calcext:value-type="float">
            <text:p>20432</text:p>
          </table:table-cell>
          <table:table-cell office:value-type="float" office:value="7571075" calcext:value-type="float">
            <text:p>7571075</text:p>
          </table:table-cell>
          <table:table-cell table:formula="of:=[.E105]-[.I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7-s177710744c7068824.ukp</text:p>
          </table:table-cell>
          <table:table-cell office:value-type="float" office:value="0.0217392" calcext:value-type="float">
            <text:p>0.0217392</text:p>
          </table:table-cell>
          <table:table-cell office:value-type="float" office:value="0.26" calcext:value-type="float">
            <text:p>0.26</text:p>
          </table:table-cell>
          <table:table-cell office:value-type="float" office:value="122936" calcext:value-type="float">
            <text:p>122936</text:p>
          </table:table-cell>
          <table:table-cell office:value-type="float" office:value="7068824" calcext:value-type="float">
            <text:p>7068824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7068824" calcext:value-type="float">
            <text:p>7068824</text:p>
          </table:table-cell>
          <table:table-cell table:formula="of:=[.E106]-[.I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3-s780179313c8935296.ukp</text:p>
          </table:table-cell>
          <table:table-cell office:value-type="float" office:value="0.0312579" calcext:value-type="float">
            <text:p>0.0312579</text:p>
          </table:table-cell>
          <table:table-cell office:value-type="float" office:value="0.28" calcext:value-type="float">
            <text:p>0.28</text:p>
          </table:table-cell>
          <table:table-cell office:value-type="float" office:value="160040" calcext:value-type="float">
            <text:p>160040</text:p>
          </table:table-cell>
          <table:table-cell office:value-type="float" office:value="8935296" calcext:value-type="float">
            <text:p>893529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388" calcext:value-type="float">
            <text:p>20388</text:p>
          </table:table-cell>
          <table:table-cell office:value-type="float" office:value="8935296" calcext:value-type="float">
            <text:p>8935296</text:p>
          </table:table-cell>
          <table:table-cell table:formula="of:=[.E107]-[.I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8-s991580855c6782529.ukp</text:p>
          </table:table-cell>
          <table:table-cell office:value-type="float" office:value="0.0267639" calcext:value-type="float">
            <text:p>0.0267639</text:p>
          </table:table-cell>
          <table:table-cell office:value-type="float" office:value="0.26" calcext:value-type="float">
            <text:p>0.26</text:p>
          </table:table-cell>
          <table:table-cell office:value-type="float" office:value="126768" calcext:value-type="float">
            <text:p>126768</text:p>
          </table:table-cell>
          <table:table-cell office:value-type="float" office:value="6782529" calcext:value-type="float">
            <text:p>678252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552" calcext:value-type="float">
            <text:p>20552</text:p>
          </table:table-cell>
          <table:table-cell office:value-type="float" office:value="6782529" calcext:value-type="float">
            <text:p>6782529</text:p>
          </table:table-cell>
          <table:table-cell table:formula="of:=[.E108]-[.I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9-s126456688c5577842.ukp</text:p>
          </table:table-cell>
          <table:table-cell office:value-type="float" office:value="0.0238062" calcext:value-type="float">
            <text:p>0.0238062</text:p>
          </table:table-cell>
          <table:table-cell office:value-type="float" office:value="0.26" calcext:value-type="float">
            <text:p>0.26</text:p>
          </table:table-cell>
          <table:table-cell office:value-type="float" office:value="108168" calcext:value-type="float">
            <text:p>108168</text:p>
          </table:table-cell>
          <table:table-cell office:value-type="float" office:value="5577842" calcext:value-type="float">
            <text:p>557784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76" calcext:value-type="float">
            <text:p>21876</text:p>
          </table:table-cell>
          <table:table-cell office:value-type="float" office:value="5577842" calcext:value-type="float">
            <text:p>5577842</text:p>
          </table:table-cell>
          <table:table-cell table:formula="of:=[.E109]-[.I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2-s528806317c5548039.ukp</text:p>
          </table:table-cell>
          <table:table-cell office:value-type="float" office:value="0.0203657" calcext:value-type="float">
            <text:p>0.0203657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48039" calcext:value-type="float">
            <text:p>5548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84" calcext:value-type="float">
            <text:p>20484</text:p>
          </table:table-cell>
          <table:table-cell office:value-type="float" office:value="5548039" calcext:value-type="float">
            <text:p>5548039</text:p>
          </table:table-cell>
          <table:table-cell table:formula="of:=[.E110]-[.I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4-s721215008c8428519.ukp</text:p>
          </table:table-cell>
          <table:table-cell office:value-type="float" office:value="0.0268771" calcext:value-type="float">
            <text:p>0.0268771</text:p>
          </table:table-cell>
          <table:table-cell office:value-type="float" office:value="0.29" calcext:value-type="float">
            <text:p>0.29</text:p>
          </table:table-cell>
          <table:table-cell office:value-type="float" office:value="144288" calcext:value-type="float">
            <text:p>144288</text:p>
          </table:table-cell>
          <table:table-cell office:value-type="float" office:value="8428519" calcext:value-type="float">
            <text:p>842851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48" calcext:value-type="float">
            <text:p>20448</text:p>
          </table:table-cell>
          <table:table-cell office:value-type="float" office:value="8428519" calcext:value-type="float">
            <text:p>8428519</text:p>
          </table:table-cell>
          <table:table-cell table:formula="of:=[.E111]-[.I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7-s177710744c6272106.ukp</text:p>
          </table:table-cell>
          <table:table-cell office:value-type="float" office:value="0.0223716" calcext:value-type="float">
            <text:p>0.0223716</text:p>
          </table:table-cell>
          <table:table-cell office:value-type="float" office:value="0.27" calcext:value-type="float">
            <text:p>0.27</text:p>
          </table:table-cell>
          <table:table-cell office:value-type="float" office:value="110524" calcext:value-type="float">
            <text:p>110524</text:p>
          </table:table-cell>
          <table:table-cell office:value-type="float" office:value="6272106" calcext:value-type="float">
            <text:p>62721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0" calcext:value-type="float">
            <text:p>20440</text:p>
          </table:table-cell>
          <table:table-cell office:value-type="float" office:value="6272106" calcext:value-type="float">
            <text:p>6272106</text:p>
          </table:table-cell>
          <table:table-cell table:formula="of:=[.E112]-[.I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8-s991580855c8490598.ukp</text:p>
          </table:table-cell>
          <table:table-cell office:value-type="float" office:value="0.0266729" calcext:value-type="float">
            <text:p>0.0266729</text:p>
          </table:table-cell>
          <table:table-cell office:value-type="float" office:value="0.27" calcext:value-type="float">
            <text:p>0.27</text:p>
          </table:table-cell>
          <table:table-cell office:value-type="float" office:value="145756" calcext:value-type="float">
            <text:p>145756</text:p>
          </table:table-cell>
          <table:table-cell office:value-type="float" office:value="8490598" calcext:value-type="float">
            <text:p>849059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00" calcext:value-type="float">
            <text:p>21800</text:p>
          </table:table-cell>
          <table:table-cell office:value-type="float" office:value="8490598" calcext:value-type="float">
            <text:p>8490598</text:p>
          </table:table-cell>
          <table:table-cell table:formula="of:=[.E113]-[.I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5-s110877071c7877976.ukp</text:p>
          </table:table-cell>
          <table:table-cell office:value-type="float" office:value="0.0292838" calcext:value-type="float">
            <text:p>0.0292838</text:p>
          </table:table-cell>
          <table:table-cell office:value-type="float" office:value="0.28" calcext:value-type="float">
            <text:p>0.28</text:p>
          </table:table-cell>
          <table:table-cell office:value-type="float" office:value="143348" calcext:value-type="float">
            <text:p>143348</text:p>
          </table:table-cell>
          <table:table-cell office:value-type="float" office:value="7877976" calcext:value-type="float">
            <text:p>7877976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52" calcext:value-type="float">
            <text:p>20452</text:p>
          </table:table-cell>
          <table:table-cell office:value-type="float" office:value="7877976" calcext:value-type="float">
            <text:p>7877976</text:p>
          </table:table-cell>
          <table:table-cell table:formula="of:=[.E114]-[.I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6-s227708629c9541389.ukp</text:p>
          </table:table-cell>
          <table:table-cell office:value-type="float" office:value="0.0326254" calcext:value-type="float">
            <text:p>0.0326254</text:p>
          </table:table-cell>
          <table:table-cell office:value-type="float" office:value="0.28" calcext:value-type="float">
            <text:p>0.28</text:p>
          </table:table-cell>
          <table:table-cell office:value-type="float" office:value="169556" calcext:value-type="float">
            <text:p>169556</text:p>
          </table:table-cell>
          <table:table-cell office:value-type="float" office:value="9541389" calcext:value-type="float">
            <text:p>9541389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9541389" calcext:value-type="float">
            <text:p>9541389</text:p>
          </table:table-cell>
          <table:table-cell table:formula="of:=[.E115]-[.I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5-s110877071c9317578.ukp</text:p>
          </table:table-cell>
          <table:table-cell office:value-type="float" office:value="0.031047" calcext:value-type="float">
            <text:p>0.031047</text:p>
          </table:table-cell>
          <table:table-cell office:value-type="float" office:value="0.27" calcext:value-type="float">
            <text:p>0.27</text:p>
          </table:table-cell>
          <table:table-cell office:value-type="float" office:value="166512" calcext:value-type="float">
            <text:p>166512</text:p>
          </table:table-cell>
          <table:table-cell office:value-type="float" office:value="9317578" calcext:value-type="float">
            <text:p>931757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9317578" calcext:value-type="float">
            <text:p>9317578</text:p>
          </table:table-cell>
          <table:table-cell table:formula="of:=[.E116]-[.I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6-s227708629c7385954.ukp</text:p>
          </table:table-cell>
          <table:table-cell office:value-type="float" office:value="0.0243395" calcext:value-type="float">
            <text:p>0.0243395</text:p>
          </table:table-cell>
          <table:table-cell office:value-type="float" office:value="0.27" calcext:value-type="float">
            <text:p>0.27</text:p>
          </table:table-cell>
          <table:table-cell office:value-type="float" office:value="128016" calcext:value-type="float">
            <text:p>128016</text:p>
          </table:table-cell>
          <table:table-cell office:value-type="float" office:value="7385954" calcext:value-type="float">
            <text:p>738595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85954" calcext:value-type="float">
            <text:p>7385954</text:p>
          </table:table-cell>
          <table:table-cell table:formula="of:=[.E117]-[.I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9-s126456688c5843362.ukp</text:p>
          </table:table-cell>
          <table:table-cell office:value-type="float" office:value="0.0220127" calcext:value-type="float">
            <text:p>0.0220127</text:p>
          </table:table-cell>
          <table:table-cell office:value-type="float" office:value="0.26" calcext:value-type="float">
            <text:p>0.26</text:p>
          </table:table-cell>
          <table:table-cell office:value-type="float" office:value="104620" calcext:value-type="float">
            <text:p>104620</text:p>
          </table:table-cell>
          <table:table-cell office:value-type="float" office:value="5843362" calcext:value-type="float">
            <text:p>584336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843362" calcext:value-type="float">
            <text:p>5843362</text:p>
          </table:table-cell>
          <table:table-cell table:formula="of:=[.E118]-[.I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50000-4-s721215008c9739684.ukp</text:p>
          </table:table-cell>
          <table:table-cell office:value-type="float" office:value="0.111826" calcext:value-type="float">
            <text:p>0.111826</text:p>
          </table:table-cell>
          <table:table-cell office:value-type="float" office:value="0.23" calcext:value-type="float">
            <text:p>0.23</text:p>
          </table:table-cell>
          <table:table-cell office:value-type="float" office:value="170536" calcext:value-type="float">
            <text:p>170536</text:p>
          </table:table-cell>
          <table:table-cell office:value-type="float" office:value="9739684" calcext:value-type="float">
            <text:p>973968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60" calcext:value-type="float">
            <text:p>11960</text:p>
          </table:table-cell>
          <table:table-cell office:value-type="float" office:value="9739684" calcext:value-type="float">
            <text:p>9739684</text:p>
          </table:table-cell>
          <table:table-cell table:formula="of:=[.E119]-[.I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50000-2-s528806317c5171078.ukp</text:p>
          </table:table-cell>
          <table:table-cell office:value-type="float" office:value="0.331052" calcext:value-type="float">
            <text:p>0.331052</text:p>
          </table:table-cell>
          <table:table-cell office:value-type="float" office:value="0.5" calcext:value-type="float">
            <text:p>0.5</text:p>
          </table:table-cell>
          <table:table-cell office:value-type="float" office:value="91420" calcext:value-type="float">
            <text:p>91420</text:p>
          </table:table-cell>
          <table:table-cell office:value-type="float" office:value="5171078" calcext:value-type="float">
            <text:p>517107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28" calcext:value-type="float">
            <text:p>11928</text:p>
          </table:table-cell>
          <table:table-cell office:value-type="float" office:value="5171078" calcext:value-type="float">
            <text:p>5171078</text:p>
          </table:table-cell>
          <table:table-cell table:formula="of:=[.E120]-[.I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8-s991580855c9363674.ukp</text:p>
          </table:table-cell>
          <table:table-cell office:value-type="float" office:value="0.0886243" calcext:value-type="float">
            <text:p>0.0886243</text:p>
          </table:table-cell>
          <table:table-cell office:value-type="float" office:value="0.21" calcext:value-type="float">
            <text:p>0.21</text:p>
          </table:table-cell>
          <table:table-cell office:value-type="float" office:value="157728" calcext:value-type="float">
            <text:p>157728</text:p>
          </table:table-cell>
          <table:table-cell office:value-type="float" office:value="9363674" calcext:value-type="float">
            <text:p>936367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76" calcext:value-type="float">
            <text:p>11976</text:p>
          </table:table-cell>
          <table:table-cell office:value-type="float" office:value="9363674" calcext:value-type="float">
            <text:p>9363674</text:p>
          </table:table-cell>
          <table:table-cell table:formula="of:=[.E121]-[.I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20000-0-s827183242c5977860.ukp</text:p>
          </table:table-cell>
          <table:table-cell office:value-type="float" office:value="0.0486124" calcext:value-type="float">
            <text:p>0.0486124</text:p>
          </table:table-cell>
          <table:table-cell office:value-type="float" office:value="0.11" calcext:value-type="float">
            <text:p>0.11</text:p>
          </table:table-cell>
          <table:table-cell office:value-type="float" office:value="111300" calcext:value-type="float">
            <text:p>111300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200" calcext:value-type="float">
            <text:p>8200</text:p>
          </table:table-cell>
          <table:table-cell office:value-type="float" office:value="5977860" calcext:value-type="float">
            <text:p>5977860</text:p>
          </table:table-cell>
          <table:table-cell table:formula="of:=[.E122]-[.I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50000-2-s528806317c6020154.ukp</text:p>
          </table:table-cell>
          <table:table-cell office:value-type="float" office:value="0.110102" calcext:value-type="float">
            <text:p>0.110102</text:p>
          </table:table-cell>
          <table:table-cell office:value-type="float" office:value="0.22" calcext:value-type="float">
            <text:p>0.22</text:p>
          </table:table-cell>
          <table:table-cell office:value-type="float" office:value="112248" calcext:value-type="float">
            <text:p>112248</text:p>
          </table:table-cell>
          <table:table-cell office:value-type="float" office:value="6020154" calcext:value-type="float">
            <text:p>602015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24" calcext:value-type="float">
            <text:p>12024</text:p>
          </table:table-cell>
          <table:table-cell office:value-type="float" office:value="6020154" calcext:value-type="float">
            <text:p>6020154</text:p>
          </table:table-cell>
          <table:table-cell table:formula="of:=[.E123]-[.I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50000-3-s780179313c7801078.ukp</text:p>
          </table:table-cell>
          <table:table-cell office:value-type="float" office:value="0.0982394" calcext:value-type="float">
            <text:p>0.0982394</text:p>
          </table:table-cell>
          <table:table-cell office:value-type="float" office:value="0.22" calcext:value-type="float">
            <text:p>0.22</text:p>
          </table:table-cell>
          <table:table-cell office:value-type="float" office:value="140168" calcext:value-type="float">
            <text:p>140168</text:p>
          </table:table-cell>
          <table:table-cell office:value-type="float" office:value="7801078" calcext:value-type="float">
            <text:p>7801078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1900" calcext:value-type="float">
            <text:p>11900</text:p>
          </table:table-cell>
          <table:table-cell office:value-type="float" office:value="7801078" calcext:value-type="float">
            <text:p>7801078</text:p>
          </table:table-cell>
          <table:table-cell table:formula="of:=[.E124]-[.I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50000-3-s780179313c8865909.ukp</text:p>
          </table:table-cell>
          <table:table-cell office:value-type="float" office:value="0.331799" calcext:value-type="float">
            <text:p>0.331799</text:p>
          </table:table-cell>
          <table:table-cell office:value-type="float" office:value="0.45" calcext:value-type="float">
            <text:p>0.45</text:p>
          </table:table-cell>
          <table:table-cell office:value-type="float" office:value="148764" calcext:value-type="float">
            <text:p>148764</text:p>
          </table:table-cell>
          <table:table-cell office:value-type="float" office:value="8865909" calcext:value-type="float">
            <text:p>886590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48" calcext:value-type="float">
            <text:p>12048</text:p>
          </table:table-cell>
          <table:table-cell office:value-type="float" office:value="8865909" calcext:value-type="float">
            <text:p>8865909</text:p>
          </table:table-cell>
          <table:table-cell table:formula="of:=[.E125]-[.I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50000-5-s110877071c6291545.ukp</text:p>
          </table:table-cell>
          <table:table-cell office:value-type="float" office:value="0.341391" calcext:value-type="float">
            <text:p>0.341391</text:p>
          </table:table-cell>
          <table:table-cell office:value-type="float" office:value="0.46" calcext:value-type="float">
            <text:p>0.46</text:p>
          </table:table-cell>
          <table:table-cell office:value-type="float" office:value="108904" calcext:value-type="float">
            <text:p>108904</text:p>
          </table:table-cell>
          <table:table-cell office:value-type="float" office:value="6291545" calcext:value-type="float">
            <text:p>629154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6291545" calcext:value-type="float">
            <text:p>6291545</text:p>
          </table:table-cell>
          <table:table-cell table:formula="of:=[.E126]-[.I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50000-8-s991580855c6988739.ukp</text:p>
          </table:table-cell>
          <table:table-cell office:value-type="float" office:value="0.335418" calcext:value-type="float">
            <text:p>0.335418</text:p>
          </table:table-cell>
          <table:table-cell office:value-type="float" office:value="0.45" calcext:value-type="float">
            <text:p>0.45</text:p>
          </table:table-cell>
          <table:table-cell office:value-type="float" office:value="119516" calcext:value-type="float">
            <text:p>119516</text:p>
          </table:table-cell>
          <table:table-cell office:value-type="float" office:value="6988739" calcext:value-type="float">
            <text:p>698873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988739" calcext:value-type="float">
            <text:p>6988739</text:p>
          </table:table-cell>
          <table:table-cell table:formula="of:=[.E127]-[.I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50000-0-s827183242c9635014.ukp</text:p>
          </table:table-cell>
          <table:table-cell office:value-type="float" office:value="0.0460517" calcext:value-type="float">
            <text:p>0.0460517</text:p>
          </table:table-cell>
          <table:table-cell office:value-type="float" office:value="0.16" calcext:value-type="float">
            <text:p>0.16</text:p>
          </table:table-cell>
          <table:table-cell office:value-type="float" office:value="169296" calcext:value-type="float">
            <text:p>169296</text:p>
          </table:table-cell>
          <table:table-cell office:value-type="float" office:value="9635014" calcext:value-type="float">
            <text:p>963501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0" calcext:value-type="float">
            <text:p>11960</text:p>
          </table:table-cell>
          <table:table-cell office:value-type="float" office:value="9635014" calcext:value-type="float">
            <text:p>9635014</text:p>
          </table:table-cell>
          <table:table-cell table:formula="of:=[.E128]-[.I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50000-4-s721215008c5098265.ukp</text:p>
          </table:table-cell>
          <table:table-cell office:value-type="float" office:value="0.0375532" calcext:value-type="float">
            <text:p>0.0375532</text:p>
          </table:table-cell>
          <table:table-cell office:value-type="float" office:value="0.15" calcext:value-type="float">
            <text:p>0.15</text:p>
          </table:table-cell>
          <table:table-cell office:value-type="float" office:value="98672" calcext:value-type="float">
            <text:p>98672</text:p>
          </table:table-cell>
          <table:table-cell office:value-type="float" office:value="5098265" calcext:value-type="float">
            <text:p>509826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5098265" calcext:value-type="float">
            <text:p>5098265</text:p>
          </table:table-cell>
          <table:table-cell table:formula="of:=[.E129]-[.I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50000-5-s110877071c8048833.ukp</text:p>
          </table:table-cell>
          <table:table-cell office:value-type="float" office:value="0.0423931" calcext:value-type="float">
            <text:p>0.0423931</text:p>
          </table:table-cell>
          <table:table-cell office:value-type="float" office:value="0.17" calcext:value-type="float">
            <text:p>0.17</text:p>
          </table:table-cell>
          <table:table-cell office:value-type="float" office:value="144648" calcext:value-type="float">
            <text:p>144648</text:p>
          </table:table-cell>
          <table:table-cell office:value-type="float" office:value="8048833" calcext:value-type="float">
            <text:p>8048833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048833" calcext:value-type="float">
            <text:p>8048833</text:p>
          </table:table-cell>
          <table:table-cell table:formula="of:=[.E130]-[.I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1-s843367405c8352496.ukp</text:p>
          </table:table-cell>
          <table:table-cell office:value-type="float" office:value="0.0341226" calcext:value-type="float">
            <text:p>0.0341226</text:p>
          </table:table-cell>
          <table:table-cell office:value-type="float" office:value="0.09" calcext:value-type="float">
            <text:p>0.09</text:p>
          </table:table-cell>
          <table:table-cell office:value-type="float" office:value="141400" calcext:value-type="float">
            <text:p>141400</text:p>
          </table:table-cell>
          <table:table-cell office:value-type="float" office:value="8352496" calcext:value-type="float">
            <text:p>8352496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508" calcext:value-type="float">
            <text:p>8508</text:p>
          </table:table-cell>
          <table:table-cell office:value-type="float" office:value="8352496" calcext:value-type="float">
            <text:p>8352496</text:p>
          </table:table-cell>
          <table:table-cell table:formula="of:=[.E131]-[.I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3-s780179313c9601161.ukp</text:p>
          </table:table-cell>
          <table:table-cell office:value-type="float" office:value="0.0878358" calcext:value-type="float">
            <text:p>0.0878358</text:p>
          </table:table-cell>
          <table:table-cell office:value-type="float" office:value="0.2" calcext:value-type="float">
            <text:p>0.2</text:p>
          </table:table-cell>
          <table:table-cell office:value-type="float" office:value="161260" calcext:value-type="float">
            <text:p>161260</text:p>
          </table:table-cell>
          <table:table-cell office:value-type="float" office:value="9601161" calcext:value-type="float">
            <text:p>9601161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9601161" calcext:value-type="float">
            <text:p>9601161</text:p>
          </table:table-cell>
          <table:table-cell table:formula="of:=[.E132]-[.I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20000-9-s126456688c9319115.ukp</text:p>
          </table:table-cell>
          <table:table-cell office:value-type="float" office:value="0.0563175" calcext:value-type="float">
            <text:p>0.0563175</text:p>
          </table:table-cell>
          <table:table-cell office:value-type="float" office:value="0.13" calcext:value-type="float">
            <text:p>0.13</text:p>
          </table:table-cell>
          <table:table-cell office:value-type="float" office:value="163288" calcext:value-type="float">
            <text:p>163288</text:p>
          </table:table-cell>
          <table:table-cell office:value-type="float" office:value="9319115" calcext:value-type="float">
            <text:p>93191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8464" calcext:value-type="float">
            <text:p>8464</text:p>
          </table:table-cell>
          <table:table-cell office:value-type="float" office:value="9319115" calcext:value-type="float">
            <text:p>9319115</text:p>
          </table:table-cell>
          <table:table-cell table:formula="of:=[.E133]-[.I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50000-6-s227708629c6095921.ukp</text:p>
          </table:table-cell>
          <table:table-cell office:value-type="float" office:value="0.0934289" calcext:value-type="float">
            <text:p>0.0934289</text:p>
          </table:table-cell>
          <table:table-cell office:value-type="float" office:value="0.23" calcext:value-type="float">
            <text:p>0.23</text:p>
          </table:table-cell>
          <table:table-cell office:value-type="float" office:value="113748" calcext:value-type="float">
            <text:p>113748</text:p>
          </table:table-cell>
          <table:table-cell office:value-type="float" office:value="6095921" calcext:value-type="float">
            <text:p>609592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095921" calcext:value-type="float">
            <text:p>6095921</text:p>
          </table:table-cell>
          <table:table-cell table:formula="of:=[.E134]-[.I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20000-1-s843367405c6535045.ukp</text:p>
          </table:table-cell>
          <table:table-cell office:value-type="float" office:value="0.0788254" calcext:value-type="float">
            <text:p>0.0788254</text:p>
          </table:table-cell>
          <table:table-cell office:value-type="float" office:value="0.12" calcext:value-type="float">
            <text:p>0.12</text:p>
          </table:table-cell>
          <table:table-cell office:value-type="float" office:value="112036" calcext:value-type="float">
            <text:p>112036</text:p>
          </table:table-cell>
          <table:table-cell office:value-type="float" office:value="6535045" calcext:value-type="float">
            <text:p>653504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664" calcext:value-type="float">
            <text:p>8664</text:p>
          </table:table-cell>
          <table:table-cell office:value-type="float" office:value="6535045" calcext:value-type="float">
            <text:p>6535045</text:p>
          </table:table-cell>
          <table:table-cell table:formula="of:=[.E135]-[.I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20000-9-s126456688c9711964.ukp</text:p>
          </table:table-cell>
          <table:table-cell office:value-type="float" office:value="0.0844858" calcext:value-type="float">
            <text:p>0.0844858</text:p>
          </table:table-cell>
          <table:table-cell office:value-type="float" office:value="0.13" calcext:value-type="float">
            <text:p>0.13</text:p>
          </table:table-cell>
          <table:table-cell office:value-type="float" office:value="161660" calcext:value-type="float">
            <text:p>161660</text:p>
          </table:table-cell>
          <table:table-cell office:value-type="float" office:value="9711964" calcext:value-type="float">
            <text:p>971196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9288" calcext:value-type="float">
            <text:p>9288</text:p>
          </table:table-cell>
          <table:table-cell office:value-type="float" office:value="9711964" calcext:value-type="float">
            <text:p>9711964</text:p>
          </table:table-cell>
          <table:table-cell table:formula="of:=[.E136]-[.I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0-s827183242c6373385.ukp</text:p>
          </table:table-cell>
          <table:table-cell office:value-type="float" office:value="0.0233201" calcext:value-type="float">
            <text:p>0.0233201</text:p>
          </table:table-cell>
          <table:table-cell office:value-type="float" office:value="0.14" calcext:value-type="float">
            <text:p>0.14</text:p>
          </table:table-cell>
          <table:table-cell office:value-type="float" office:value="119092" calcext:value-type="float">
            <text:p>119092</text:p>
          </table:table-cell>
          <table:table-cell office:value-type="float" office:value="6373385" calcext:value-type="float">
            <text:p>63733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4" calcext:value-type="float">
            <text:p>11984</text:p>
          </table:table-cell>
          <table:table-cell office:value-type="float" office:value="6373385" calcext:value-type="float">
            <text:p>6373385</text:p>
          </table:table-cell>
          <table:table-cell table:formula="of:=[.E137]-[.I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3-s780179313c8835643.ukp</text:p>
          </table:table-cell>
          <table:table-cell office:value-type="float" office:value="0.0281029" calcext:value-type="float">
            <text:p>0.0281029</text:p>
          </table:table-cell>
          <table:table-cell office:value-type="float" office:value="0.14" calcext:value-type="float">
            <text:p>0.14</text:p>
          </table:table-cell>
          <table:table-cell office:value-type="float" office:value="157756" calcext:value-type="float">
            <text:p>157756</text:p>
          </table:table-cell>
          <table:table-cell office:value-type="float" office:value="8835643" calcext:value-type="float">
            <text:p>88356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16" calcext:value-type="float">
            <text:p>12016</text:p>
          </table:table-cell>
          <table:table-cell office:value-type="float" office:value="8835643" calcext:value-type="float">
            <text:p>8835643</text:p>
          </table:table-cell>
          <table:table-cell table:formula="of:=[.E138]-[.I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8-s991580855c5741932.ukp</text:p>
          </table:table-cell>
          <table:table-cell office:value-type="float" office:value="0.0219558" calcext:value-type="float">
            <text:p>0.0219558</text:p>
          </table:table-cell>
          <table:table-cell office:value-type="float" office:value="0.14" calcext:value-type="float">
            <text:p>0.14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41932" calcext:value-type="float">
            <text:p>574193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741932" calcext:value-type="float">
            <text:p>5741932</text:p>
          </table:table-cell>
          <table:table-cell table:formula="of:=[.E139]-[.I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9-s126456688c6303775.ukp</text:p>
          </table:table-cell>
          <table:table-cell office:value-type="float" office:value="0.0236739" calcext:value-type="float">
            <text:p>0.0236739</text:p>
          </table:table-cell>
          <table:table-cell office:value-type="float" office:value="0.14" calcext:value-type="float">
            <text:p>0.14</text:p>
          </table:table-cell>
          <table:table-cell office:value-type="float" office:value="118184" calcext:value-type="float">
            <text:p>118184</text:p>
          </table:table-cell>
          <table:table-cell office:value-type="float" office:value="6303775" calcext:value-type="float">
            <text:p>630377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303775" calcext:value-type="float">
            <text:p>6303775</text:p>
          </table:table-cell>
          <table:table-cell table:formula="of:=[.E140]-[.I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0-s827183242c6712851.ukp</text:p>
          </table:table-cell>
          <table:table-cell office:value-type="float" office:value="0.0226768" calcext:value-type="float">
            <text:p>0.0226768</text:p>
          </table:table-cell>
          <table:table-cell office:value-type="float" office:value="0.14" calcext:value-type="float">
            <text:p>0.14</text:p>
          </table:table-cell>
          <table:table-cell office:value-type="float" office:value="116520" calcext:value-type="float">
            <text:p>116520</text:p>
          </table:table-cell>
          <table:table-cell office:value-type="float" office:value="6712851" calcext:value-type="float">
            <text:p>671285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712851" calcext:value-type="float">
            <text:p>6712851</text:p>
          </table:table-cell>
          <table:table-cell table:formula="of:=[.E141]-[.I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1-s843367405c8291694.ukp</text:p>
          </table:table-cell>
          <table:table-cell office:value-type="float" office:value="0.0252574" calcext:value-type="float">
            <text:p>0.0252574</text:p>
          </table:table-cell>
          <table:table-cell office:value-type="float" office:value="0.14" calcext:value-type="float">
            <text:p>0.14</text:p>
          </table:table-cell>
          <table:table-cell office:value-type="float" office:value="141352" calcext:value-type="float">
            <text:p>141352</text:p>
          </table:table-cell>
          <table:table-cell office:value-type="float" office:value="8291694" calcext:value-type="float">
            <text:p>829169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291694" calcext:value-type="float">
            <text:p>8291694</text:p>
          </table:table-cell>
          <table:table-cell table:formula="of:=[.E142]-[.I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3-s780179313c8190313.ukp</text:p>
          </table:table-cell>
          <table:table-cell office:value-type="float" office:value="0.0235932" calcext:value-type="float">
            <text:p>0.0235932</text:p>
          </table:table-cell>
          <table:table-cell office:value-type="float" office:value="0.14" calcext:value-type="float">
            <text:p>0.14</text:p>
          </table:table-cell>
          <table:table-cell office:value-type="float" office:value="140060" calcext:value-type="float">
            <text:p>140060</text:p>
          </table:table-cell>
          <table:table-cell office:value-type="float" office:value="8190313" calcext:value-type="float">
            <text:p>819031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8190313" calcext:value-type="float">
            <text:p>8190313</text:p>
          </table:table-cell>
          <table:table-cell table:formula="of:=[.E143]-[.I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4-s721215008c7445609.ukp</text:p>
          </table:table-cell>
          <table:table-cell office:value-type="float" office:value="0.0241684" calcext:value-type="float">
            <text:p>0.0241684</text:p>
          </table:table-cell>
          <table:table-cell office:value-type="float" office:value="0.14" calcext:value-type="float">
            <text:p>0.14</text:p>
          </table:table-cell>
          <table:table-cell office:value-type="float" office:value="128292" calcext:value-type="float">
            <text:p>128292</text:p>
          </table:table-cell>
          <table:table-cell office:value-type="float" office:value="7445609" calcext:value-type="float">
            <text:p>744560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8" calcext:value-type="float">
            <text:p>11988</text:p>
          </table:table-cell>
          <table:table-cell office:value-type="float" office:value="7445609" calcext:value-type="float">
            <text:p>7445609</text:p>
          </table:table-cell>
          <table:table-cell table:formula="of:=[.E144]-[.I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5-s110877071c5459305.ukp</text:p>
          </table:table-cell>
          <table:table-cell office:value-type="float" office:value="0.0182127" calcext:value-type="float">
            <text:p>0.0182127</text:p>
          </table:table-cell>
          <table:table-cell office:value-type="float" office:value="0.13" calcext:value-type="float">
            <text:p>0.13</text:p>
          </table:table-cell>
          <table:table-cell office:value-type="float" office:value="97216" calcext:value-type="float">
            <text:p>97216</text:p>
          </table:table-cell>
          <table:table-cell office:value-type="float" office:value="5459305" calcext:value-type="float">
            <text:p>545930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459305" calcext:value-type="float">
            <text:p>5459305</text:p>
          </table:table-cell>
          <table:table-cell table:formula="of:=[.E145]-[.I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9-s126456688c7790082.ukp</text:p>
          </table:table-cell>
          <table:table-cell office:value-type="float" office:value="0.0225944" calcext:value-type="float">
            <text:p>0.0225944</text:p>
          </table:table-cell>
          <table:table-cell office:value-type="float" office:value="0.14" calcext:value-type="float">
            <text:p>0.14</text:p>
          </table:table-cell>
          <table:table-cell office:value-type="float" office:value="133400" calcext:value-type="float">
            <text:p>133400</text:p>
          </table:table-cell>
          <table:table-cell office:value-type="float" office:value="7790082" calcext:value-type="float">
            <text:p>779008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7790082" calcext:value-type="float">
            <text:p>7790082</text:p>
          </table:table-cell>
          <table:table-cell table:formula="of:=[.E146]-[.I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3-s780179313c9711715.ukp</text:p>
          </table:table-cell>
          <table:table-cell office:value-type="float" office:value="0.0297263" calcext:value-type="float">
            <text:p>0.0297263</text:p>
          </table:table-cell>
          <table:table-cell office:value-type="float" office:value="0.15" calcext:value-type="float">
            <text:p>0.15</text:p>
          </table:table-cell>
          <table:table-cell office:value-type="float" office:value="171588" calcext:value-type="float">
            <text:p>171588</text:p>
          </table:table-cell>
          <table:table-cell office:value-type="float" office:value="9711715" calcext:value-type="float">
            <text:p>97117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9711715" calcext:value-type="float">
            <text:p>9711715</text:p>
          </table:table-cell>
          <table:table-cell table:formula="of:=[.E147]-[.I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4-s721215008c8547122.ukp</text:p>
          </table:table-cell>
          <table:table-cell office:value-type="float" office:value="0.0273602" calcext:value-type="float">
            <text:p>0.0273602</text:p>
          </table:table-cell>
          <table:table-cell office:value-type="float" office:value="0.15" calcext:value-type="float">
            <text:p>0.15</text:p>
          </table:table-cell>
          <table:table-cell office:value-type="float" office:value="153376" calcext:value-type="float">
            <text:p>153376</text:p>
          </table:table-cell>
          <table:table-cell office:value-type="float" office:value="8547122" calcext:value-type="float">
            <text:p>854712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547122" calcext:value-type="float">
            <text:p>8547122</text:p>
          </table:table-cell>
          <table:table-cell table:formula="of:=[.E148]-[.I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7-s177710744c9919602.ukp</text:p>
          </table:table-cell>
          <table:table-cell office:value-type="float" office:value="0.0299956" calcext:value-type="float">
            <text:p>0.0299956</text:p>
          </table:table-cell>
          <table:table-cell office:value-type="float" office:value="0.16" calcext:value-type="float">
            <text:p>0.16</text:p>
          </table:table-cell>
          <table:table-cell office:value-type="float" office:value="174496" calcext:value-type="float">
            <text:p>174496</text:p>
          </table:table-cell>
          <table:table-cell office:value-type="float" office:value="9919602" calcext:value-type="float">
            <text:p>99196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9919602" calcext:value-type="float">
            <text:p>9919602</text:p>
          </table:table-cell>
          <table:table-cell table:formula="of:=[.E149]-[.I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0-s827183242c7587102.ukp</text:p>
          </table:table-cell>
          <table:table-cell office:value-type="float" office:value="0.0289007" calcext:value-type="float">
            <text:p>0.0289007</text:p>
          </table:table-cell>
          <table:table-cell office:value-type="float" office:value="0.08" calcext:value-type="float">
            <text:p>0.08</text:p>
          </table:table-cell>
          <table:table-cell office:value-type="float" office:value="137048" calcext:value-type="float">
            <text:p>137048</text:p>
          </table:table-cell>
          <table:table-cell office:value-type="float" office:value="7587102" calcext:value-type="float">
            <text:p>75871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704" calcext:value-type="float">
            <text:p>8704</text:p>
          </table:table-cell>
          <table:table-cell office:value-type="float" office:value="7587102" calcext:value-type="float">
            <text:p>7587102</text:p>
          </table:table-cell>
          <table:table-cell table:formula="of:=[.E150]-[.I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2-s528806317c5257943.ukp</text:p>
          </table:table-cell>
          <table:table-cell office:value-type="float" office:value="0.0245616" calcext:value-type="float">
            <text:p>0.0245616</text:p>
          </table:table-cell>
          <table:table-cell office:value-type="float" office:value="0.07" calcext:value-type="float">
            <text:p>0.07</text:p>
          </table:table-cell>
          <table:table-cell office:value-type="float" office:value="100552" calcext:value-type="float">
            <text:p>100552</text:p>
          </table:table-cell>
          <table:table-cell office:value-type="float" office:value="5257943" calcext:value-type="float">
            <text:p>52579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844" calcext:value-type="float">
            <text:p>8844</text:p>
          </table:table-cell>
          <table:table-cell office:value-type="float" office:value="5257943" calcext:value-type="float">
            <text:p>5257943</text:p>
          </table:table-cell>
          <table:table-cell table:formula="of:=[.E151]-[.I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50000-2-s528806317c6107266.ukp</text:p>
          </table:table-cell>
          <table:table-cell office:value-type="float" office:value="0.0388787" calcext:value-type="float">
            <text:p>0.0388787</text:p>
          </table:table-cell>
          <table:table-cell office:value-type="float" office:value="0.18" calcext:value-type="float">
            <text:p>0.18</text:p>
          </table:table-cell>
          <table:table-cell office:value-type="float" office:value="114212" calcext:value-type="float">
            <text:p>114212</text:p>
          </table:table-cell>
          <table:table-cell office:value-type="float" office:value="6107266" calcext:value-type="float">
            <text:p>610726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107266" calcext:value-type="float">
            <text:p>6107266</text:p>
          </table:table-cell>
          <table:table-cell table:formula="of:=[.E152]-[.I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50000-7-s177710744c8533799.ukp</text:p>
          </table:table-cell>
          <table:table-cell office:value-type="float" office:value="0.0436814" calcext:value-type="float">
            <text:p>0.0436814</text:p>
          </table:table-cell>
          <table:table-cell office:value-type="float" office:value="0.16" calcext:value-type="float">
            <text:p>0.16</text:p>
          </table:table-cell>
          <table:table-cell office:value-type="float" office:value="152436" calcext:value-type="float">
            <text:p>152436</text:p>
          </table:table-cell>
          <table:table-cell office:value-type="float" office:value="8533799" calcext:value-type="float">
            <text:p>853379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533799" calcext:value-type="float">
            <text:p>8533799</text:p>
          </table:table-cell>
          <table:table-cell table:formula="of:=[.E153]-[.I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50000-8-s991580855c6886377.ukp</text:p>
          </table:table-cell>
          <table:table-cell office:value-type="float" office:value="0.0422082" calcext:value-type="float">
            <text:p>0.0422082</text:p>
          </table:table-cell>
          <table:table-cell office:value-type="float" office:value="0.16" calcext:value-type="float">
            <text:p>0.16</text:p>
          </table:table-cell>
          <table:table-cell office:value-type="float" office:value="126580" calcext:value-type="float">
            <text:p>126580</text:p>
          </table:table-cell>
          <table:table-cell office:value-type="float" office:value="6886377" calcext:value-type="float">
            <text:p>688637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6886377" calcext:value-type="float">
            <text:p>6886377</text:p>
          </table:table-cell>
          <table:table-cell table:formula="of:=[.E154]-[.I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3-s780179313c9646607.ukp</text:p>
          </table:table-cell>
          <table:table-cell office:value-type="float" office:value="0.0361228" calcext:value-type="float">
            <text:p>0.0361228</text:p>
          </table:table-cell>
          <table:table-cell office:value-type="float" office:value="0.08" calcext:value-type="float">
            <text:p>0.08</text:p>
          </table:table-cell>
          <table:table-cell office:value-type="float" office:value="161560" calcext:value-type="float">
            <text:p>161560</text:p>
          </table:table-cell>
          <table:table-cell office:value-type="float" office:value="9646607" calcext:value-type="float">
            <text:p>964660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556" calcext:value-type="float">
            <text:p>8556</text:p>
          </table:table-cell>
          <table:table-cell office:value-type="float" office:value="9646607" calcext:value-type="float">
            <text:p>9646607</text:p>
          </table:table-cell>
          <table:table-cell table:formula="of:=[.E155]-[.I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8-s991580855c6449790.ukp</text:p>
          </table:table-cell>
          <table:table-cell office:value-type="float" office:value="0.0310968" calcext:value-type="float">
            <text:p>0.0310968</text:p>
          </table:table-cell>
          <table:table-cell office:value-type="float" office:value="0.08" calcext:value-type="float">
            <text:p>0.08</text:p>
          </table:table-cell>
          <table:table-cell office:value-type="float" office:value="111556" calcext:value-type="float">
            <text:p>111556</text:p>
          </table:table-cell>
          <table:table-cell office:value-type="float" office:value="6449790" calcext:value-type="float">
            <text:p>64497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924" calcext:value-type="float">
            <text:p>8924</text:p>
          </table:table-cell>
          <table:table-cell office:value-type="float" office:value="6449790" calcext:value-type="float">
            <text:p>6449790</text:p>
          </table:table-cell>
          <table:table-cell table:formula="of:=[.E156]-[.I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0-s827183242c8208267.ukp</text:p>
          </table:table-cell>
          <table:table-cell office:value-type="float" office:value="0.0846925" calcext:value-type="float">
            <text:p>0.0846925</text:p>
          </table:table-cell>
          <table:table-cell office:value-type="float" office:value="0.2" calcext:value-type="float">
            <text:p>0.2</text:p>
          </table:table-cell>
          <table:table-cell office:value-type="float" office:value="139580" calcext:value-type="float">
            <text:p>139580</text:p>
          </table:table-cell>
          <table:table-cell office:value-type="float" office:value="8208267" calcext:value-type="float">
            <text:p>820826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8208267" calcext:value-type="float">
            <text:p>8208267</text:p>
          </table:table-cell>
          <table:table-cell table:formula="of:=[.E157]-[.I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1-s843367405c8017460.ukp</text:p>
          </table:table-cell>
          <table:table-cell office:value-type="float" office:value="0.0860049" calcext:value-type="float">
            <text:p>0.0860049</text:p>
          </table:table-cell>
          <table:table-cell office:value-type="float" office:value="0.2" calcext:value-type="float">
            <text:p>0.2</text:p>
          </table:table-cell>
          <table:table-cell office:value-type="float" office:value="136452" calcext:value-type="float">
            <text:p>136452</text:p>
          </table:table-cell>
          <table:table-cell office:value-type="float" office:value="8017460" calcext:value-type="float">
            <text:p>801746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8017460" calcext:value-type="float">
            <text:p>8017460</text:p>
          </table:table-cell>
          <table:table-cell table:formula="of:=[.E158]-[.I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7-s177710744c8212590.ukp</text:p>
          </table:table-cell>
          <table:table-cell office:value-type="float" office:value="0.084202" calcext:value-type="float">
            <text:p>0.084202</text:p>
          </table:table-cell>
          <table:table-cell office:value-type="float" office:value="0.22" calcext:value-type="float">
            <text:p>0.22</text:p>
          </table:table-cell>
          <table:table-cell office:value-type="float" office:value="139624" calcext:value-type="float">
            <text:p>139624</text:p>
          </table:table-cell>
          <table:table-cell office:value-type="float" office:value="8212590" calcext:value-type="float">
            <text:p>82125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8212590" calcext:value-type="float">
            <text:p>8212590</text:p>
          </table:table-cell>
          <table:table-cell table:formula="of:=[.E159]-[.I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0-s827183242c8321795.ukp</text:p>
          </table:table-cell>
          <table:table-cell office:value-type="float" office:value="0.0277291" calcext:value-type="float">
            <text:p>0.0277291</text:p>
          </table:table-cell>
          <table:table-cell office:value-type="float" office:value="0.16" calcext:value-type="float">
            <text:p>0.16</text:p>
          </table:table-cell>
          <table:table-cell office:value-type="float" office:value="149600" calcext:value-type="float">
            <text:p>149600</text:p>
          </table:table-cell>
          <table:table-cell office:value-type="float" office:value="8321795" calcext:value-type="float">
            <text:p>832179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8321795" calcext:value-type="float">
            <text:p>8321795</text:p>
          </table:table-cell>
          <table:table-cell table:formula="of:=[.E160]-[.I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3-s780179313c8811971.ukp</text:p>
          </table:table-cell>
          <table:table-cell office:value-type="float" office:value="0.0278826" calcext:value-type="float">
            <text:p>0.0278826</text:p>
          </table:table-cell>
          <table:table-cell office:value-type="float" office:value="0.14" calcext:value-type="float">
            <text:p>0.14</text:p>
          </table:table-cell>
          <table:table-cell office:value-type="float" office:value="157248" calcext:value-type="float">
            <text:p>157248</text:p>
          </table:table-cell>
          <table:table-cell office:value-type="float" office:value="8811971" calcext:value-type="float">
            <text:p>881197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811971" calcext:value-type="float">
            <text:p>8811971</text:p>
          </table:table-cell>
          <table:table-cell table:formula="of:=[.E161]-[.I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5-s110877071c5823883.ukp</text:p>
          </table:table-cell>
          <table:table-cell office:value-type="float" office:value="0.02235" calcext:value-type="float">
            <text:p>0.02235</text:p>
          </table:table-cell>
          <table:table-cell office:value-type="float" office:value="0.14" calcext:value-type="float">
            <text:p>0.14</text:p>
          </table:table-cell>
          <table:table-cell office:value-type="float" office:value="111008" calcext:value-type="float">
            <text:p>111008</text:p>
          </table:table-cell>
          <table:table-cell office:value-type="float" office:value="5823883" calcext:value-type="float">
            <text:p>582388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823883" calcext:value-type="float">
            <text:p>5823883</text:p>
          </table:table-cell>
          <table:table-cell table:formula="of:=[.E162]-[.I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6-s227708629c5764098.ukp</text:p>
          </table:table-cell>
          <table:table-cell office:value-type="float" office:value="0.0224524" calcext:value-type="float">
            <text:p>0.0224524</text:p>
          </table:table-cell>
          <table:table-cell office:value-type="float" office:value="0.15" calcext:value-type="float">
            <text:p>0.15</text:p>
          </table:table-cell>
          <table:table-cell office:value-type="float" office:value="109972" calcext:value-type="float">
            <text:p>109972</text:p>
          </table:table-cell>
          <table:table-cell office:value-type="float" office:value="5764098" calcext:value-type="float">
            <text:p>576409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5764098" calcext:value-type="float">
            <text:p>5764098</text:p>
          </table:table-cell>
          <table:table-cell table:formula="of:=[.E163]-[.I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7-s177710744c8913879.ukp</text:p>
          </table:table-cell>
          <table:table-cell office:value-type="float" office:value="0.0296174" calcext:value-type="float">
            <text:p>0.0296174</text:p>
          </table:table-cell>
          <table:table-cell office:value-type="float" office:value="0.15" calcext:value-type="float">
            <text:p>0.15</text:p>
          </table:table-cell>
          <table:table-cell office:value-type="float" office:value="159260" calcext:value-type="float">
            <text:p>159260</text:p>
          </table:table-cell>
          <table:table-cell office:value-type="float" office:value="8913879" calcext:value-type="float">
            <text:p>891387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913879" calcext:value-type="float">
            <text:p>8913879</text:p>
          </table:table-cell>
          <table:table-cell table:formula="of:=[.E164]-[.I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0-s827183242c8053326.ukp</text:p>
          </table:table-cell>
          <table:table-cell office:value-type="float" office:value="0.0230913" calcext:value-type="float">
            <text:p>0.0230913</text:p>
          </table:table-cell>
          <table:table-cell office:value-type="float" office:value="0.14" calcext:value-type="float">
            <text:p>0.14</text:p>
          </table:table-cell>
          <table:table-cell office:value-type="float" office:value="137784" calcext:value-type="float">
            <text:p>137784</text:p>
          </table:table-cell>
          <table:table-cell office:value-type="float" office:value="8053326" calcext:value-type="float">
            <text:p>805332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053326" calcext:value-type="float">
            <text:p>8053326</text:p>
          </table:table-cell>
          <table:table-cell table:formula="of:=[.E165]-[.I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1-s843367405c5119452.ukp</text:p>
          </table:table-cell>
          <table:table-cell office:value-type="float" office:value="0.017302" calcext:value-type="float">
            <text:p>0.017302</text:p>
          </table:table-cell>
          <table:table-cell office:value-type="float" office:value="0.14" calcext:value-type="float">
            <text:p>0.14</text:p>
          </table:table-cell>
          <table:table-cell office:value-type="float" office:value="92064" calcext:value-type="float">
            <text:p>92064</text:p>
          </table:table-cell>
          <table:table-cell office:value-type="float" office:value="5119452" calcext:value-type="float">
            <text:p>511945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119452" calcext:value-type="float">
            <text:p>5119452</text:p>
          </table:table-cell>
          <table:table-cell table:formula="of:=[.E166]-[.I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2-s528806317c5804085.ukp</text:p>
          </table:table-cell>
          <table:table-cell office:value-type="float" office:value="0.0183249" calcext:value-type="float">
            <text:p>0.0183249</text:p>
          </table:table-cell>
          <table:table-cell office:value-type="float" office:value="0.14" calcext:value-type="float">
            <text:p>0.14</text:p>
          </table:table-cell>
          <table:table-cell office:value-type="float" office:value="102500" calcext:value-type="float">
            <text:p>102500</text:p>
          </table:table-cell>
          <table:table-cell office:value-type="float" office:value="5804085" calcext:value-type="float">
            <text:p>58040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896" calcext:value-type="float">
            <text:p>11896</text:p>
          </table:table-cell>
          <table:table-cell office:value-type="float" office:value="5804085" calcext:value-type="float">
            <text:p>5804085</text:p>
          </table:table-cell>
          <table:table-cell table:formula="of:=[.E167]-[.I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3-s780179313c6913914.ukp</text:p>
          </table:table-cell>
          <table:table-cell office:value-type="float" office:value="0.0189161" calcext:value-type="float">
            <text:p>0.0189161</text:p>
          </table:table-cell>
          <table:table-cell office:value-type="float" office:value="0.14" calcext:value-type="float">
            <text:p>0.14</text:p>
          </table:table-cell>
          <table:table-cell office:value-type="float" office:value="119964" calcext:value-type="float">
            <text:p>119964</text:p>
          </table:table-cell>
          <table:table-cell office:value-type="float" office:value="6913914" calcext:value-type="float">
            <text:p>691391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6913914" calcext:value-type="float">
            <text:p>6913914</text:p>
          </table:table-cell>
          <table:table-cell table:formula="of:=[.E168]-[.I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5-s110877071c6806088.ukp</text:p>
          </table:table-cell>
          <table:table-cell office:value-type="float" office:value="0.0186125" calcext:value-type="float">
            <text:p>0.0186125</text:p>
          </table:table-cell>
          <table:table-cell office:value-type="float" office:value="0.15" calcext:value-type="float">
            <text:p>0.15</text:p>
          </table:table-cell>
          <table:table-cell office:value-type="float" office:value="118488" calcext:value-type="float">
            <text:p>118488</text:p>
          </table:table-cell>
          <table:table-cell office:value-type="float" office:value="6806088" calcext:value-type="float">
            <text:p>680608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6806088" calcext:value-type="float">
            <text:p>6806088</text:p>
          </table:table-cell>
          <table:table-cell table:formula="of:=[.E169]-[.I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6-s227708629c9241273.ukp</text:p>
          </table:table-cell>
          <table:table-cell office:value-type="float" office:value="0.0232683" calcext:value-type="float">
            <text:p>0.0232683</text:p>
          </table:table-cell>
          <table:table-cell office:value-type="float" office:value="0.14" calcext:value-type="float">
            <text:p>0.14</text:p>
          </table:table-cell>
          <table:table-cell office:value-type="float" office:value="156268" calcext:value-type="float">
            <text:p>156268</text:p>
          </table:table-cell>
          <table:table-cell office:value-type="float" office:value="9241273" calcext:value-type="float">
            <text:p>924127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9241273" calcext:value-type="float">
            <text:p>9241273</text:p>
          </table:table-cell>
          <table:table-cell table:formula="of:=[.E170]-[.I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-6-s227708629c9211375.ukp</text:p>
          </table:table-cell>
          <table:table-cell office:value-type="float" office:value="0.0546507" calcext:value-type="float">
            <text:p>0.0546507</text:p>
          </table:table-cell>
          <table:table-cell office:value-type="float" office:value="0.08" calcext:value-type="float">
            <text:p>0.08</text:p>
          </table:table-cell>
          <table:table-cell office:value-type="float" office:value="161556" calcext:value-type="float">
            <text:p>161556</text:p>
          </table:table-cell>
          <table:table-cell office:value-type="float" office:value="9211375" calcext:value-type="float">
            <text:p>921137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9211375" calcext:value-type="float">
            <text:p>9211375</text:p>
          </table:table-cell>
          <table:table-cell table:formula="of:=[.E171]-[.I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-8-s991580855c8487765.ukp</text:p>
          </table:table-cell>
          <table:table-cell office:value-type="float" office:value="0.0507871" calcext:value-type="float">
            <text:p>0.0507871</text:p>
          </table:table-cell>
          <table:table-cell office:value-type="float" office:value="0.1" calcext:value-type="float">
            <text:p>0.1</text:p>
          </table:table-cell>
          <table:table-cell office:value-type="float" office:value="150208" calcext:value-type="float">
            <text:p>150208</text:p>
          </table:table-cell>
          <table:table-cell office:value-type="float" office:value="8487765" calcext:value-type="float">
            <text:p>84877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64" calcext:value-type="float">
            <text:p>8264</text:p>
          </table:table-cell>
          <table:table-cell office:value-type="float" office:value="8487765" calcext:value-type="float">
            <text:p>8487765</text:p>
          </table:table-cell>
          <table:table-cell table:formula="of:=[.E172]-[.I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20000-7-s177710744c6507449.ukp</text:p>
          </table:table-cell>
          <table:table-cell office:value-type="float" office:value="0.0826934" calcext:value-type="float">
            <text:p>0.0826934</text:p>
          </table:table-cell>
          <table:table-cell office:value-type="float" office:value="0.13" calcext:value-type="float">
            <text:p>0.13</text:p>
          </table:table-cell>
          <table:table-cell office:value-type="float" office:value="111536" calcext:value-type="float">
            <text:p>111536</text:p>
          </table:table-cell>
          <table:table-cell office:value-type="float" office:value="6507449" calcext:value-type="float">
            <text:p>650744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6507449" calcext:value-type="float">
            <text:p>6507449</text:p>
          </table:table-cell>
          <table:table-cell table:formula="of:=[.E173]-[.I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8-s991580855c5663171.ukp</text:p>
          </table:table-cell>
          <table:table-cell office:value-type="float" office:value="0.020199" calcext:value-type="float">
            <text:p>0.020199</text:p>
          </table:table-cell>
          <table:table-cell office:value-type="float" office:value="0.07" calcext:value-type="float">
            <text:p>0.07</text:p>
          </table:table-cell>
          <table:table-cell office:value-type="float" office:value="107544" calcext:value-type="float">
            <text:p>107544</text:p>
          </table:table-cell>
          <table:table-cell office:value-type="float" office:value="5663171" calcext:value-type="float">
            <text:p>5663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5663171" calcext:value-type="float">
            <text:p>5663171</text:p>
          </table:table-cell>
          <table:table-cell table:formula="of:=[.E174]-[.I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1-s843367405c6690241.ukp</text:p>
          </table:table-cell>
          <table:table-cell office:value-type="float" office:value="0.0237111" calcext:value-type="float">
            <text:p>0.0237111</text:p>
          </table:table-cell>
          <table:table-cell office:value-type="float" office:value="0.14" calcext:value-type="float">
            <text:p>0.14</text:p>
          </table:table-cell>
          <table:table-cell office:value-type="float" office:value="124132" calcext:value-type="float">
            <text:p>124132</text:p>
          </table:table-cell>
          <table:table-cell office:value-type="float" office:value="6690241" calcext:value-type="float">
            <text:p>669024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690241" calcext:value-type="float">
            <text:p>6690241</text:p>
          </table:table-cell>
          <table:table-cell table:formula="of:=[.E175]-[.I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2-s528806317c6274012.ukp</text:p>
          </table:table-cell>
          <table:table-cell office:value-type="float" office:value="0.0229377" calcext:value-type="float">
            <text:p>0.0229377</text:p>
          </table:table-cell>
          <table:table-cell office:value-type="float" office:value="0.14" calcext:value-type="float">
            <text:p>0.14</text:p>
          </table:table-cell>
          <table:table-cell office:value-type="float" office:value="117840" calcext:value-type="float">
            <text:p>117840</text:p>
          </table:table-cell>
          <table:table-cell office:value-type="float" office:value="6274012" calcext:value-type="float">
            <text:p>6274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6274012" calcext:value-type="float">
            <text:p>6274012</text:p>
          </table:table-cell>
          <table:table-cell table:formula="of:=[.E176]-[.I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4-s721215008c5488950.ukp</text:p>
          </table:table-cell>
          <table:table-cell office:value-type="float" office:value="0.021381" calcext:value-type="float">
            <text:p>0.021381</text:p>
          </table:table-cell>
          <table:table-cell office:value-type="float" office:value="0.14" calcext:value-type="float">
            <text:p>0.14</text:p>
          </table:table-cell>
          <table:table-cell office:value-type="float" office:value="105208" calcext:value-type="float">
            <text:p>105208</text:p>
          </table:table-cell>
          <table:table-cell office:value-type="float" office:value="5488950" calcext:value-type="float">
            <text:p>54889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488950" calcext:value-type="float">
            <text:p>5488950</text:p>
          </table:table-cell>
          <table:table-cell table:formula="of:=[.E177]-[.I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5-s110877071c7632255.ukp</text:p>
          </table:table-cell>
          <table:table-cell office:value-type="float" office:value="0.0255342" calcext:value-type="float">
            <text:p>0.0255342</text:p>
          </table:table-cell>
          <table:table-cell office:value-type="float" office:value="0.14" calcext:value-type="float">
            <text:p>0.14</text:p>
          </table:table-cell>
          <table:table-cell office:value-type="float" office:value="138760" calcext:value-type="float">
            <text:p>138760</text:p>
          </table:table-cell>
          <table:table-cell office:value-type="float" office:value="7632255" calcext:value-type="float">
            <text:p>76322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632255" calcext:value-type="float">
            <text:p>7632255</text:p>
          </table:table-cell>
          <table:table-cell table:formula="of:=[.E178]-[.I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2-s528806317c8398362.ukp</text:p>
          </table:table-cell>
          <table:table-cell office:value-type="float" office:value="0.0241163" calcext:value-type="float">
            <text:p>0.0241163</text:p>
          </table:table-cell>
          <table:table-cell office:value-type="float" office:value="0.15" calcext:value-type="float">
            <text:p>0.15</text:p>
          </table:table-cell>
          <table:table-cell office:value-type="float" office:value="142976" calcext:value-type="float">
            <text:p>142976</text:p>
          </table:table-cell>
          <table:table-cell office:value-type="float" office:value="8398362" calcext:value-type="float">
            <text:p>839836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8398362" calcext:value-type="float">
            <text:p>8398362</text:p>
          </table:table-cell>
          <table:table-cell table:formula="of:=[.E179]-[.I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6-s227708629c8467548.ukp</text:p>
          </table:table-cell>
          <table:table-cell office:value-type="float" office:value="0.0244912" calcext:value-type="float">
            <text:p>0.0244912</text:p>
          </table:table-cell>
          <table:table-cell office:value-type="float" office:value="0.14" calcext:value-type="float">
            <text:p>0.14</text:p>
          </table:table-cell>
          <table:table-cell office:value-type="float" office:value="144184" calcext:value-type="float">
            <text:p>144184</text:p>
          </table:table-cell>
          <table:table-cell office:value-type="float" office:value="8467548" calcext:value-type="float">
            <text:p>84675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467548" calcext:value-type="float">
            <text:p>8467548</text:p>
          </table:table-cell>
          <table:table-cell table:formula="of:=[.E180]-[.I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7-s177710744c7849345.ukp</text:p>
          </table:table-cell>
          <table:table-cell office:value-type="float" office:value="0.0229053" calcext:value-type="float">
            <text:p>0.0229053</text:p>
          </table:table-cell>
          <table:table-cell office:value-type="float" office:value="0.14" calcext:value-type="float">
            <text:p>0.14</text:p>
          </table:table-cell>
          <table:table-cell office:value-type="float" office:value="134484" calcext:value-type="float">
            <text:p>134484</text:p>
          </table:table-cell>
          <table:table-cell office:value-type="float" office:value="7849345" calcext:value-type="float">
            <text:p>784934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849345" calcext:value-type="float">
            <text:p>7849345</text:p>
          </table:table-cell>
          <table:table-cell table:formula="of:=[.E181]-[.I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0-s827183242c7944993.ukp</text:p>
          </table:table-cell>
          <table:table-cell office:value-type="float" office:value="0.0264348" calcext:value-type="float">
            <text:p>0.0264348</text:p>
          </table:table-cell>
          <table:table-cell office:value-type="float" office:value="0.16" calcext:value-type="float">
            <text:p>0.16</text:p>
          </table:table-cell>
          <table:table-cell office:value-type="float" office:value="144172" calcext:value-type="float">
            <text:p>144172</text:p>
          </table:table-cell>
          <table:table-cell office:value-type="float" office:value="7944993" calcext:value-type="float">
            <text:p>794499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7944993" calcext:value-type="float">
            <text:p>7944993</text:p>
          </table:table-cell>
          <table:table-cell table:formula="of:=[.E182]-[.I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1-s843367405c7064870.ukp</text:p>
          </table:table-cell>
          <table:table-cell office:value-type="float" office:value="0.0247143" calcext:value-type="float">
            <text:p>0.0247143</text:p>
          </table:table-cell>
          <table:table-cell office:value-type="float" office:value="0.15" calcext:value-type="float">
            <text:p>0.15</text:p>
          </table:table-cell>
          <table:table-cell office:value-type="float" office:value="130196" calcext:value-type="float">
            <text:p>130196</text:p>
          </table:table-cell>
          <table:table-cell office:value-type="float" office:value="7064870" calcext:value-type="float">
            <text:p>70648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7064870" calcext:value-type="float">
            <text:p>7064870</text:p>
          </table:table-cell>
          <table:table-cell table:formula="of:=[.E183]-[.I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2-s528806317c9933736.ukp</text:p>
          </table:table-cell>
          <table:table-cell office:value-type="float" office:value="0.0299164" calcext:value-type="float">
            <text:p>0.0299164</text:p>
          </table:table-cell>
          <table:table-cell office:value-type="float" office:value="0.16" calcext:value-type="float">
            <text:p>0.16</text:p>
          </table:table-cell>
          <table:table-cell office:value-type="float" office:value="174844" calcext:value-type="float">
            <text:p>174844</text:p>
          </table:table-cell>
          <table:table-cell office:value-type="float" office:value="9933736" calcext:value-type="float">
            <text:p>99337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9933736" calcext:value-type="float">
            <text:p>9933736</text:p>
          </table:table-cell>
          <table:table-cell table:formula="of:=[.E184]-[.I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5-s110877071c6644325.ukp</text:p>
          </table:table-cell>
          <table:table-cell office:value-type="float" office:value="0.0236202" calcext:value-type="float">
            <text:p>0.0236202</text:p>
          </table:table-cell>
          <table:table-cell office:value-type="float" office:value="0.15" calcext:value-type="float">
            <text:p>0.15</text:p>
          </table:table-cell>
          <table:table-cell office:value-type="float" office:value="124016" calcext:value-type="float">
            <text:p>124016</text:p>
          </table:table-cell>
          <table:table-cell office:value-type="float" office:value="6644325" calcext:value-type="float">
            <text:p>66443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0" calcext:value-type="float">
            <text:p>11900</text:p>
          </table:table-cell>
          <table:table-cell office:value-type="float" office:value="6644325" calcext:value-type="float">
            <text:p>6644325</text:p>
          </table:table-cell>
          <table:table-cell table:formula="of:=[.E185]-[.I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6-s227708629c6992465.ukp</text:p>
          </table:table-cell>
          <table:table-cell office:value-type="float" office:value="0.0239323" calcext:value-type="float">
            <text:p>0.0239323</text:p>
          </table:table-cell>
          <table:table-cell office:value-type="float" office:value="0.14" calcext:value-type="float">
            <text:p>0.14</text:p>
          </table:table-cell>
          <table:table-cell office:value-type="float" office:value="129072" calcext:value-type="float">
            <text:p>129072</text:p>
          </table:table-cell>
          <table:table-cell office:value-type="float" office:value="6992465" calcext:value-type="float">
            <text:p>69924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6992465" calcext:value-type="float">
            <text:p>6992465</text:p>
          </table:table-cell>
          <table:table-cell table:formula="of:=[.E186]-[.I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8-s991580855c8904413.ukp</text:p>
          </table:table-cell>
          <table:table-cell office:value-type="float" office:value="0.0283654" calcext:value-type="float">
            <text:p>0.0283654</text:p>
          </table:table-cell>
          <table:table-cell office:value-type="float" office:value="0.16" calcext:value-type="float">
            <text:p>0.16</text:p>
          </table:table-cell>
          <table:table-cell office:value-type="float" office:value="158840" calcext:value-type="float">
            <text:p>158840</text:p>
          </table:table-cell>
          <table:table-cell office:value-type="float" office:value="8904413" calcext:value-type="float">
            <text:p>89044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904413" calcext:value-type="float">
            <text:p>8904413</text:p>
          </table:table-cell>
          <table:table-cell table:formula="of:=[.E187]-[.I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9-s126456688c7725611.ukp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15" calcext:value-type="float">
            <text:p>0.15</text:p>
          </table:table-cell>
          <table:table-cell office:value-type="float" office:value="140520" calcext:value-type="float">
            <text:p>140520</text:p>
          </table:table-cell>
          <table:table-cell office:value-type="float" office:value="7725611" calcext:value-type="float">
            <text:p>772561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7725611" calcext:value-type="float">
            <text:p>7725611</text:p>
          </table:table-cell>
          <table:table-cell table:formula="of:=[.E188]-[.I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0-s827183242c5970156.ukp</text:p>
          </table:table-cell>
          <table:table-cell office:value-type="float" office:value="0.0182604" calcext:value-type="float">
            <text:p>0.018260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2" calcext:value-type="float">
            <text:p>105072</text:p>
          </table:table-cell>
          <table:table-cell office:value-type="float" office:value="5970156" calcext:value-type="float">
            <text:p>597015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6" calcext:value-type="float">
            <text:p>11976</text:p>
          </table:table-cell>
          <table:table-cell office:value-type="float" office:value="5970156" calcext:value-type="float">
            <text:p>5970156</text:p>
          </table:table-cell>
          <table:table-cell table:formula="of:=[.E189]-[.I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1-s843367405c9594852.ukp</text:p>
          </table:table-cell>
          <table:table-cell office:value-type="float" office:value="0.0251644" calcext:value-type="float">
            <text:p>0.0251644</text:p>
          </table:table-cell>
          <table:table-cell office:value-type="float" office:value="0.14" calcext:value-type="float">
            <text:p>0.14</text:p>
          </table:table-cell>
          <table:table-cell office:value-type="float" office:value="161976" calcext:value-type="float">
            <text:p>161976</text:p>
          </table:table-cell>
          <table:table-cell office:value-type="float" office:value="9594852" calcext:value-type="float">
            <text:p>959485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9594852" calcext:value-type="float">
            <text:p>9594852</text:p>
          </table:table-cell>
          <table:table-cell table:formula="of:=[.E190]-[.I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2-s528806317c6793898.ukp</text:p>
          </table:table-cell>
          <table:table-cell office:value-type="float" office:value="0.0192716" calcext:value-type="float">
            <text:p>0.0192716</text:p>
          </table:table-cell>
          <table:table-cell office:value-type="float" office:value="0.14" calcext:value-type="float">
            <text:p>0.14</text:p>
          </table:table-cell>
          <table:table-cell office:value-type="float" office:value="118344" calcext:value-type="float">
            <text:p>118344</text:p>
          </table:table-cell>
          <table:table-cell office:value-type="float" office:value="6793898" calcext:value-type="float">
            <text:p>679389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793898" calcext:value-type="float">
            <text:p>6793898</text:p>
          </table:table-cell>
          <table:table-cell table:formula="of:=[.E191]-[.I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3-s780179313c5573008.ukp</text:p>
          </table:table-cell>
          <table:table-cell office:value-type="float" office:value="0.0176462" calcext:value-type="float">
            <text:p>0.0176462</text:p>
          </table:table-cell>
          <table:table-cell office:value-type="float" office:value="0.15" calcext:value-type="float">
            <text:p>0.15</text:p>
          </table:table-cell>
          <table:table-cell office:value-type="float" office:value="99076" calcext:value-type="float">
            <text:p>99076</text:p>
          </table:table-cell>
          <table:table-cell office:value-type="float" office:value="5573008" calcext:value-type="float">
            <text:p>55730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573008" calcext:value-type="float">
            <text:p>5573008</text:p>
          </table:table-cell>
          <table:table-cell table:formula="of:=[.E192]-[.I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5-s110877071c6987881.ukp</text:p>
          </table:table-cell>
          <table:table-cell office:value-type="float" office:value="0.0211343" calcext:value-type="float">
            <text:p>0.0211343</text:p>
          </table:table-cell>
          <table:table-cell office:value-type="float" office:value="0.14" calcext:value-type="float">
            <text:p>0.14</text:p>
          </table:table-cell>
          <table:table-cell office:value-type="float" office:value="121432" calcext:value-type="float">
            <text:p>121432</text:p>
          </table:table-cell>
          <table:table-cell office:value-type="float" office:value="6987881" calcext:value-type="float">
            <text:p>698788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6987881" calcext:value-type="float">
            <text:p>6987881</text:p>
          </table:table-cell>
          <table:table-cell table:formula="of:=[.E193]-[.I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6-s227708629c7098209.ukp</text:p>
          </table:table-cell>
          <table:table-cell office:value-type="float" office:value="0.0204312" calcext:value-type="float">
            <text:p>0.0204312</text:p>
          </table:table-cell>
          <table:table-cell office:value-type="float" office:value="0.14" calcext:value-type="float">
            <text:p>0.14</text:p>
          </table:table-cell>
          <table:table-cell office:value-type="float" office:value="122544" calcext:value-type="float">
            <text:p>122544</text:p>
          </table:table-cell>
          <table:table-cell office:value-type="float" office:value="7098209" calcext:value-type="float">
            <text:p>70982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7098209" calcext:value-type="float">
            <text:p>7098209</text:p>
          </table:table-cell>
          <table:table-cell table:formula="of:=[.E194]-[.I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7-s177710744c5763836.ukp</text:p>
          </table:table-cell>
          <table:table-cell office:value-type="float" office:value="0.0171611" calcext:value-type="float">
            <text:p>0.0171611</text:p>
          </table:table-cell>
          <table:table-cell office:value-type="float" office:value="0.13" calcext:value-type="float">
            <text:p>0.13</text:p>
          </table:table-cell>
          <table:table-cell office:value-type="float" office:value="101992" calcext:value-type="float">
            <text:p>101992</text:p>
          </table:table-cell>
          <table:table-cell office:value-type="float" office:value="5763836" calcext:value-type="float">
            <text:p>57638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5763836" calcext:value-type="float">
            <text:p>5763836</text:p>
          </table:table-cell>
          <table:table-cell table:formula="of:=[.E195]-[.I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8-s991580855c5126669.ukp</text:p>
          </table:table-cell>
          <table:table-cell office:value-type="float" office:value="0.0166629" calcext:value-type="float">
            <text:p>0.0166629</text:p>
          </table:table-cell>
          <table:table-cell office:value-type="float" office:value="0.13" calcext:value-type="float">
            <text:p>0.13</text:p>
          </table:table-cell>
          <table:table-cell office:value-type="float" office:value="91988" calcext:value-type="float">
            <text:p>91988</text:p>
          </table:table-cell>
          <table:table-cell office:value-type="float" office:value="5126669" calcext:value-type="float">
            <text:p>512666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5126669" calcext:value-type="float">
            <text:p>5126669</text:p>
          </table:table-cell>
          <table:table-cell table:formula="of:=[.E196]-[.I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9-s126456688c5491694.ukp</text:p>
          </table:table-cell>
          <table:table-cell office:value-type="float" office:value="0.0168727" calcext:value-type="float">
            <text:p>0.0168727</text:p>
          </table:table-cell>
          <table:table-cell office:value-type="float" office:value="0.13" calcext:value-type="float">
            <text:p>0.13</text:p>
          </table:table-cell>
          <table:table-cell office:value-type="float" office:value="97504" calcext:value-type="float">
            <text:p>97504</text:p>
          </table:table-cell>
          <table:table-cell office:value-type="float" office:value="5491694" calcext:value-type="float">
            <text:p>54916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5491694" calcext:value-type="float">
            <text:p>5491694</text:p>
          </table:table-cell>
          <table:table-cell table:formula="of:=[.E197]-[.I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2-s528806317c9584409.ukp</text:p>
          </table:table-cell>
          <table:table-cell office:value-type="float" office:value="0.0323413" calcext:value-type="float">
            <text:p>0.0323413</text:p>
          </table:table-cell>
          <table:table-cell office:value-type="float" office:value="0.06" calcext:value-type="float">
            <text:p>0.06</text:p>
          </table:table-cell>
          <table:table-cell office:value-type="float" office:value="168192" calcext:value-type="float">
            <text:p>168192</text:p>
          </table:table-cell>
          <table:table-cell office:value-type="float" office:value="9584409" calcext:value-type="float">
            <text:p>95844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852" calcext:value-type="float">
            <text:p>7852</text:p>
          </table:table-cell>
          <table:table-cell office:value-type="float" office:value="9584409" calcext:value-type="float">
            <text:p>9584409</text:p>
          </table:table-cell>
          <table:table-cell table:formula="of:=[.E198]-[.I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9-s126456688c5062577.ukp</text:p>
          </table:table-cell>
          <table:table-cell office:value-type="float" office:value="0.0254374" calcext:value-type="float">
            <text:p>0.0254374</text:p>
          </table:table-cell>
          <table:table-cell office:value-type="float" office:value="0.07" calcext:value-type="float">
            <text:p>0.07</text:p>
          </table:table-cell>
          <table:table-cell office:value-type="float" office:value="97492" calcext:value-type="float">
            <text:p>97492</text:p>
          </table:table-cell>
          <table:table-cell office:value-type="float" office:value="5062577" calcext:value-type="float">
            <text:p>506257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644" calcext:value-type="float">
            <text:p>8644</text:p>
          </table:table-cell>
          <table:table-cell office:value-type="float" office:value="5062577" calcext:value-type="float">
            <text:p>5062577</text:p>
          </table:table-cell>
          <table:table-cell table:formula="of:=[.E199]-[.I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4-s721215008c7122103.ukp</text:p>
          </table:table-cell>
          <table:table-cell office:value-type="float" office:value="0.0317829" calcext:value-type="float">
            <text:p>0.0317829</text:p>
          </table:table-cell>
          <table:table-cell office:value-type="float" office:value="0.08" calcext:value-type="float">
            <text:p>0.08</text:p>
          </table:table-cell>
          <table:table-cell office:value-type="float" office:value="121824" calcext:value-type="float">
            <text:p>121824</text:p>
          </table:table-cell>
          <table:table-cell office:value-type="float" office:value="7122103" calcext:value-type="float">
            <text:p>71221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76" calcext:value-type="float">
            <text:p>8276</text:p>
          </table:table-cell>
          <table:table-cell office:value-type="float" office:value="7122103" calcext:value-type="float">
            <text:p>7122103</text:p>
          </table:table-cell>
          <table:table-cell table:formula="of:=[.E200]-[.I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9-s126456688c8722171.ukp</text:p>
          </table:table-cell>
          <table:table-cell office:value-type="float" office:value="0.033869" calcext:value-type="float">
            <text:p>0.033869</text:p>
          </table:table-cell>
          <table:table-cell office:value-type="float" office:value="0.08" calcext:value-type="float">
            <text:p>0.08</text:p>
          </table:table-cell>
          <table:table-cell office:value-type="float" office:value="147076" calcext:value-type="float">
            <text:p>147076</text:p>
          </table:table-cell>
          <table:table-cell office:value-type="float" office:value="8722171" calcext:value-type="float">
            <text:p>8722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52" calcext:value-type="float">
            <text:p>8352</text:p>
          </table:table-cell>
          <table:table-cell office:value-type="float" office:value="8722171" calcext:value-type="float">
            <text:p>8722171</text:p>
          </table:table-cell>
          <table:table-cell table:formula="of:=[.E201]-[.I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2-s528806317c8294420.ukp</text:p>
          </table:table-cell>
          <table:table-cell office:value-type="float" office:value="0.082931" calcext:value-type="float">
            <text:p>0.082931</text:p>
          </table:table-cell>
          <table:table-cell office:value-type="float" office:value="0.2" calcext:value-type="float">
            <text:p>0.2</text:p>
          </table:table-cell>
          <table:table-cell office:value-type="float" office:value="140812" calcext:value-type="float">
            <text:p>140812</text:p>
          </table:table-cell>
          <table:table-cell office:value-type="float" office:value="8294420" calcext:value-type="float">
            <text:p>82944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8294420" calcext:value-type="float">
            <text:p>8294420</text:p>
          </table:table-cell>
          <table:table-cell table:formula="of:=[.E202]-[.I2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6-s227708629c5604087.ukp</text:p>
          </table:table-cell>
          <table:table-cell office:value-type="float" office:value="0.0804929" calcext:value-type="float">
            <text:p>0.0804929</text:p>
          </table:table-cell>
          <table:table-cell office:value-type="float" office:value="0.2" calcext:value-type="float">
            <text:p>0.2</text:p>
          </table:table-cell>
          <table:table-cell office:value-type="float" office:value="98692" calcext:value-type="float">
            <text:p>98692</text:p>
          </table:table-cell>
          <table:table-cell office:value-type="float" office:value="5604087" calcext:value-type="float">
            <text:p>560408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5604087" calcext:value-type="float">
            <text:p>5604087</text:p>
          </table:table-cell>
          <table:table-cell table:formula="of:=[.E203]-[.I2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3-s780179313c5534208.ukp</text:p>
          </table:table-cell>
          <table:table-cell office:value-type="float" office:value="0.0184073" calcext:value-type="float">
            <text:p>0.0184073</text:p>
          </table:table-cell>
          <table:table-cell office:value-type="float" office:value="0.04" calcext:value-type="float">
            <text:p>0.04</text:p>
          </table:table-cell>
          <table:table-cell office:value-type="float" office:value="105544" calcext:value-type="float">
            <text:p>105544</text:p>
          </table:table-cell>
          <table:table-cell office:value-type="float" office:value="5534208" calcext:value-type="float">
            <text:p>55342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728" calcext:value-type="float">
            <text:p>6728</text:p>
          </table:table-cell>
          <table:table-cell office:value-type="float" office:value="5534208" calcext:value-type="float">
            <text:p>5534208</text:p>
          </table:table-cell>
          <table:table-cell table:formula="of:=[.E204]-[.I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1-s843367405c8049384.ukp</text:p>
          </table:table-cell>
          <table:table-cell office:value-type="float" office:value="0.026621" calcext:value-type="float">
            <text:p>0.026621</text:p>
          </table:table-cell>
          <table:table-cell office:value-type="float" office:value="0.16" calcext:value-type="float">
            <text:p>0.16</text:p>
          </table:table-cell>
          <table:table-cell office:value-type="float" office:value="145560" calcext:value-type="float">
            <text:p>145560</text:p>
          </table:table-cell>
          <table:table-cell office:value-type="float" office:value="8049384" calcext:value-type="float">
            <text:p>80493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049384" calcext:value-type="float">
            <text:p>8049384</text:p>
          </table:table-cell>
          <table:table-cell table:formula="of:=[.E205]-[.I2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4-s721215008c5146959.ukp</text:p>
          </table:table-cell>
          <table:table-cell office:value-type="float" office:value="0.0205465" calcext:value-type="float">
            <text:p>0.0205465</text:p>
          </table:table-cell>
          <table:table-cell office:value-type="float" office:value="0.14" calcext:value-type="float">
            <text:p>0.14</text:p>
          </table:table-cell>
          <table:table-cell office:value-type="float" office:value="99928" calcext:value-type="float">
            <text:p>99928</text:p>
          </table:table-cell>
          <table:table-cell office:value-type="float" office:value="5146959" calcext:value-type="float">
            <text:p>51469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5146959" calcext:value-type="float">
            <text:p>5146959</text:p>
          </table:table-cell>
          <table:table-cell table:formula="of:=[.E206]-[.I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8-s991580855c8787320.ukp</text:p>
          </table:table-cell>
          <table:table-cell office:value-type="float" office:value="0.0300744" calcext:value-type="float">
            <text:p>0.0300744</text:p>
          </table:table-cell>
          <table:table-cell office:value-type="float" office:value="0.15" calcext:value-type="float">
            <text:p>0.15</text:p>
          </table:table-cell>
          <table:table-cell office:value-type="float" office:value="157096" calcext:value-type="float">
            <text:p>157096</text:p>
          </table:table-cell>
          <table:table-cell office:value-type="float" office:value="8787320" calcext:value-type="float">
            <text:p>87873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787320" calcext:value-type="float">
            <text:p>8787320</text:p>
          </table:table-cell>
          <table:table-cell table:formula="of:=[.E207]-[.I2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4-s721215008c8346827.ukp</text:p>
          </table:table-cell>
          <table:table-cell office:value-type="float" office:value="0.0213469" calcext:value-type="float">
            <text:p>0.0213469</text:p>
          </table:table-cell>
          <table:table-cell office:value-type="float" office:value="0.15" calcext:value-type="float">
            <text:p>0.15</text:p>
          </table:table-cell>
          <table:table-cell office:value-type="float" office:value="142184" calcext:value-type="float">
            <text:p>142184</text:p>
          </table:table-cell>
          <table:table-cell office:value-type="float" office:value="8346827" calcext:value-type="float">
            <text:p>834682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346827" calcext:value-type="float">
            <text:p>8346827</text:p>
          </table:table-cell>
          <table:table-cell table:formula="of:=[.E208]-[.I2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7-s177710744c8178070.ukp</text:p>
          </table:table-cell>
          <table:table-cell office:value-type="float" office:value="0.0220488" calcext:value-type="float">
            <text:p>0.0220488</text:p>
          </table:table-cell>
          <table:table-cell office:value-type="float" office:value="0.14" calcext:value-type="float">
            <text:p>0.14</text:p>
          </table:table-cell>
          <table:table-cell office:value-type="float" office:value="140140" calcext:value-type="float">
            <text:p>140140</text:p>
          </table:table-cell>
          <table:table-cell office:value-type="float" office:value="8178070" calcext:value-type="float">
            <text:p>81780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8178070" calcext:value-type="float">
            <text:p>8178070</text:p>
          </table:table-cell>
          <table:table-cell table:formula="of:=[.E209]-[.I2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8-s991580855c9264524.ukp</text:p>
          </table:table-cell>
          <table:table-cell office:value-type="float" office:value="0.0226651" calcext:value-type="float">
            <text:p>0.0226651</text:p>
          </table:table-cell>
          <table:table-cell office:value-type="float" office:value="0.14" calcext:value-type="float">
            <text:p>0.14</text:p>
          </table:table-cell>
          <table:table-cell office:value-type="float" office:value="156632" calcext:value-type="float">
            <text:p>156632</text:p>
          </table:table-cell>
          <table:table-cell office:value-type="float" office:value="9264524" calcext:value-type="float">
            <text:p>92645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9264524" calcext:value-type="float">
            <text:p>9264524</text:p>
          </table:table-cell>
          <table:table-cell table:formula="of:=[.E210]-[.I2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9-s126456688c7959750.ukp</text:p>
          </table:table-cell>
          <table:table-cell office:value-type="float" office:value="0.0206885" calcext:value-type="float">
            <text:p>0.0206885</text:p>
          </table:table-cell>
          <table:table-cell office:value-type="float" office:value="0.14" calcext:value-type="float">
            <text:p>0.14</text:p>
          </table:table-cell>
          <table:table-cell office:value-type="float" office:value="136228" calcext:value-type="float">
            <text:p>136228</text:p>
          </table:table-cell>
          <table:table-cell office:value-type="float" office:value="7959750" calcext:value-type="float">
            <text:p>79597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7959750" calcext:value-type="float">
            <text:p>7959750</text:p>
          </table:table-cell>
          <table:table-cell table:formula="of:=[.E211]-[.I2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-6-s227708629c6166782.ukp</text:p>
          </table:table-cell>
          <table:table-cell office:value-type="float" office:value="0.0394223" calcext:value-type="float">
            <text:p>0.0394223</text:p>
          </table:table-cell>
          <table:table-cell office:value-type="float" office:value="0.06" calcext:value-type="float">
            <text:p>0.06</text:p>
          </table:table-cell>
          <table:table-cell office:value-type="float" office:value="106096" calcext:value-type="float">
            <text:p>106096</text:p>
          </table:table-cell>
          <table:table-cell office:value-type="float" office:value="6166782" calcext:value-type="float">
            <text:p>616678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08" calcext:value-type="float">
            <text:p>8608</text:p>
          </table:table-cell>
          <table:table-cell office:value-type="float" office:value="6166782" calcext:value-type="float">
            <text:p>6166782</text:p>
          </table:table-cell>
          <table:table-cell table:formula="of:=[.E212]-[.I2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-8-s991580855c6827358.ukp</text:p>
          </table:table-cell>
          <table:table-cell office:value-type="float" office:value="0.0415487" calcext:value-type="float">
            <text:p>0.04154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44" calcext:value-type="float">
            <text:p>116344</text:p>
          </table:table-cell>
          <table:table-cell office:value-type="float" office:value="6827358" calcext:value-type="float">
            <text:p>682735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2" calcext:value-type="float">
            <text:p>8472</text:p>
          </table:table-cell>
          <table:table-cell office:value-type="float" office:value="6827358" calcext:value-type="float">
            <text:p>6827358</text:p>
          </table:table-cell>
          <table:table-cell table:formula="of:=[.E213]-[.I2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50000-4-s721215008c6840825.ukp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7" calcext:value-type="float">
            <text:p>0.47</text:p>
          </table:table-cell>
          <table:table-cell office:value-type="float" office:value="117332" calcext:value-type="float">
            <text:p>117332</text:p>
          </table:table-cell>
          <table:table-cell office:value-type="float" office:value="6840825" calcext:value-type="float">
            <text:p>684082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840825" calcext:value-type="float">
            <text:p>6840825</text:p>
          </table:table-cell>
          <table:table-cell table:formula="of:=[.E214]-[.I2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2-s528806317c5616210.ukp</text:p>
          </table:table-cell>
          <table:table-cell office:value-type="float" office:value="0.0191844" calcext:value-type="float">
            <text:p>0.0191844</text:p>
          </table:table-cell>
          <table:table-cell office:value-type="float" office:value="0.04" calcext:value-type="float">
            <text:p>0.04</text:p>
          </table:table-cell>
          <table:table-cell office:value-type="float" office:value="106864" calcext:value-type="float">
            <text:p>106864</text:p>
          </table:table-cell>
          <table:table-cell office:value-type="float" office:value="5616210" calcext:value-type="float">
            <text:p>561621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92" calcext:value-type="float">
            <text:p>7792</text:p>
          </table:table-cell>
          <table:table-cell office:value-type="float" office:value="5616210" calcext:value-type="float">
            <text:p>5616210</text:p>
          </table:table-cell>
          <table:table-cell table:formula="of:=[.E215]-[.I2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7-s177710744c9223861.ukp</text:p>
          </table:table-cell>
          <table:table-cell office:value-type="float" office:value="0.0283679" calcext:value-type="float">
            <text:p>0.0283679</text:p>
          </table:table-cell>
          <table:table-cell office:value-type="float" office:value="0.15" calcext:value-type="float">
            <text:p>0.15</text:p>
          </table:table-cell>
          <table:table-cell office:value-type="float" office:value="163488" calcext:value-type="float">
            <text:p>163488</text:p>
          </table:table-cell>
          <table:table-cell office:value-type="float" office:value="9223861" calcext:value-type="float">
            <text:p>922386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9223861" calcext:value-type="float">
            <text:p>9223861</text:p>
          </table:table-cell>
          <table:table-cell table:formula="of:=[.E216]-[.I2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4-s721215008c9143057.ukp</text:p>
          </table:table-cell>
          <table:table-cell office:value-type="float" office:value="0.0233723" calcext:value-type="float">
            <text:p>0.0233723</text:p>
          </table:table-cell>
          <table:table-cell office:value-type="float" office:value="0.14" calcext:value-type="float">
            <text:p>0.14</text:p>
          </table:table-cell>
          <table:table-cell office:value-type="float" office:value="154940" calcext:value-type="float">
            <text:p>154940</text:p>
          </table:table-cell>
          <table:table-cell office:value-type="float" office:value="9143057" calcext:value-type="float">
            <text:p>914305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9143057" calcext:value-type="float">
            <text:p>9143057</text:p>
          </table:table-cell>
          <table:table-cell table:formula="of:=[.E217]-[.I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9-s126456688c9298006.ukp</text:p>
          </table:table-cell>
          <table:table-cell office:value-type="float" office:value="0.0316405" calcext:value-type="float">
            <text:p>0.0316405</text:p>
          </table:table-cell>
          <table:table-cell office:value-type="float" office:value="0.05" calcext:value-type="float">
            <text:p>0.05</text:p>
          </table:table-cell>
          <table:table-cell office:value-type="float" office:value="163512" calcext:value-type="float">
            <text:p>163512</text:p>
          </table:table-cell>
          <table:table-cell office:value-type="float" office:value="9298006" calcext:value-type="float">
            <text:p>929800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48" calcext:value-type="float">
            <text:p>7848</text:p>
          </table:table-cell>
          <table:table-cell office:value-type="float" office:value="9298006" calcext:value-type="float">
            <text:p>9298006</text:p>
          </table:table-cell>
          <table:table-cell table:formula="of:=[.E218]-[.I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-0-s827183242c5448462.ukp</text:p>
          </table:table-cell>
          <table:table-cell office:value-type="float" office:value="0.0219309" calcext:value-type="float">
            <text:p>0.0219309</text:p>
          </table:table-cell>
          <table:table-cell office:value-type="float" office:value="0.06" calcext:value-type="float">
            <text:p>0.06</text:p>
          </table:table-cell>
          <table:table-cell office:value-type="float" office:value="95636" calcext:value-type="float">
            <text:p>95636</text:p>
          </table:table-cell>
          <table:table-cell office:value-type="float" office:value="5448462" calcext:value-type="float">
            <text:p>54484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6812" calcext:value-type="float">
            <text:p>6812</text:p>
          </table:table-cell>
          <table:table-cell office:value-type="float" office:value="5448462" calcext:value-type="float">
            <text:p>5448462</text:p>
          </table:table-cell>
          <table:table-cell table:formula="of:=[.E219]-[.I2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-7-s177710744c6811444.ukp</text:p>
          </table:table-cell>
          <table:table-cell office:value-type="float" office:value="0.023603" calcext:value-type="float">
            <text:p>0.023603</text:p>
          </table:table-cell>
          <table:table-cell office:value-type="float" office:value="0.07" calcext:value-type="float">
            <text:p>0.07</text:p>
          </table:table-cell>
          <table:table-cell office:value-type="float" office:value="116932" calcext:value-type="float">
            <text:p>116932</text:p>
          </table:table-cell>
          <table:table-cell office:value-type="float" office:value="6811444" calcext:value-type="float">
            <text:p>681144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56" calcext:value-type="float">
            <text:p>8656</text:p>
          </table:table-cell>
          <table:table-cell office:value-type="float" office:value="6811444" calcext:value-type="float">
            <text:p>6811444</text:p>
          </table:table-cell>
          <table:table-cell table:formula="of:=[.E220]-[.I2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-9-s126456688c8846072.ukp</text:p>
          </table:table-cell>
          <table:table-cell office:value-type="float" office:value="0.0279767" calcext:value-type="float">
            <text:p>0.0279767</text:p>
          </table:table-cell>
          <table:table-cell office:value-type="float" office:value="0.05" calcext:value-type="float">
            <text:p>0.05</text:p>
          </table:table-cell>
          <table:table-cell office:value-type="float" office:value="148652" calcext:value-type="float">
            <text:p>148652</text:p>
          </table:table-cell>
          <table:table-cell office:value-type="float" office:value="8846072" calcext:value-type="float">
            <text:p>884607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076" calcext:value-type="float">
            <text:p>7076</text:p>
          </table:table-cell>
          <table:table-cell office:value-type="float" office:value="8846072" calcext:value-type="float">
            <text:p>8846072</text:p>
          </table:table-cell>
          <table:table-cell table:formula="of:=[.E221]-[.I2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9-s126456688c8041112.ukp</text:p>
          </table:table-cell>
          <table:table-cell office:value-type="float" office:value="0.0836421" calcext:value-type="float">
            <text:p>0.0836421</text:p>
          </table:table-cell>
          <table:table-cell office:value-type="float" office:value="0.2" calcext:value-type="float">
            <text:p>0.2</text:p>
          </table:table-cell>
          <table:table-cell office:value-type="float" office:value="136984" calcext:value-type="float">
            <text:p>136984</text:p>
          </table:table-cell>
          <table:table-cell office:value-type="float" office:value="8041112" calcext:value-type="float">
            <text:p>804111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4" calcext:value-type="float">
            <text:p>11964</text:p>
          </table:table-cell>
          <table:table-cell office:value-type="float" office:value="8041112" calcext:value-type="float">
            <text:p>8041112</text:p>
          </table:table-cell>
          <table:table-cell table:formula="of:=[.E222]-[.I2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4-s721215008c6549045.ukp</text:p>
          </table:table-cell>
          <table:table-cell office:value-type="float" office:value="0.0217914" calcext:value-type="float">
            <text:p>0.0217914</text:p>
          </table:table-cell>
          <table:table-cell office:value-type="float" office:value="0.07" calcext:value-type="float">
            <text:p>0.07</text:p>
          </table:table-cell>
          <table:table-cell office:value-type="float" office:value="121624" calcext:value-type="float">
            <text:p>121624</text:p>
          </table:table-cell>
          <table:table-cell office:value-type="float" office:value="6549045" calcext:value-type="float">
            <text:p>654904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72" calcext:value-type="float">
            <text:p>8672</text:p>
          </table:table-cell>
          <table:table-cell office:value-type="float" office:value="6549045" calcext:value-type="float">
            <text:p>6549045</text:p>
          </table:table-cell>
          <table:table-cell table:formula="of:=[.E223]-[.I2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2-s528806317c9984576.ukp</text:p>
          </table:table-cell>
          <table:table-cell office:value-type="float" office:value="0.0313603" calcext:value-type="float">
            <text:p>0.0313603</text:p>
          </table:table-cell>
          <table:table-cell office:value-type="float" office:value="0.15" calcext:value-type="float">
            <text:p>0.15</text:p>
          </table:table-cell>
          <table:table-cell office:value-type="float" office:value="175508" calcext:value-type="float">
            <text:p>175508</text:p>
          </table:table-cell>
          <table:table-cell office:value-type="float" office:value="9984576" calcext:value-type="float">
            <text:p>998457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9984576" calcext:value-type="float">
            <text:p>9984576</text:p>
          </table:table-cell>
          <table:table-cell table:formula="of:=[.E224]-[.I2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9-s126456688c8047222.ukp</text:p>
          </table:table-cell>
          <table:table-cell office:value-type="float" office:value="0.0267665" calcext:value-type="float">
            <text:p>0.0267665</text:p>
          </table:table-cell>
          <table:table-cell office:value-type="float" office:value="0.15" calcext:value-type="float">
            <text:p>0.15</text:p>
          </table:table-cell>
          <table:table-cell office:value-type="float" office:value="145512" calcext:value-type="float">
            <text:p>145512</text:p>
          </table:table-cell>
          <table:table-cell office:value-type="float" office:value="8047222" calcext:value-type="float">
            <text:p>804722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047222" calcext:value-type="float">
            <text:p>8047222</text:p>
          </table:table-cell>
          <table:table-cell table:formula="of:=[.E225]-[.I2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-7-s177710744c7866734.ukp</text:p>
          </table:table-cell>
          <table:table-cell office:value-type="float" office:value="0.0431612" calcext:value-type="float">
            <text:p>0.0431612</text:p>
          </table:table-cell>
          <table:table-cell office:value-type="float" office:value="0.07" calcext:value-type="float">
            <text:p>0.07</text:p>
          </table:table-cell>
          <table:table-cell office:value-type="float" office:value="132756" calcext:value-type="float">
            <text:p>132756</text:p>
          </table:table-cell>
          <table:table-cell office:value-type="float" office:value="7866734" calcext:value-type="float">
            <text:p>786673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744" calcext:value-type="float">
            <text:p>8744</text:p>
          </table:table-cell>
          <table:table-cell office:value-type="float" office:value="7866734" calcext:value-type="float">
            <text:p>7866734</text:p>
          </table:table-cell>
          <table:table-cell table:formula="of:=[.E226]-[.I2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5-s110877071c8081024.ukp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0.05" calcext:value-type="float">
            <text:p>0.05</text:p>
          </table:table-cell>
          <table:table-cell office:value-type="float" office:value="145152" calcext:value-type="float">
            <text:p>145152</text:p>
          </table:table-cell>
          <table:table-cell office:value-type="float" office:value="8081024" calcext:value-type="float">
            <text:p>80810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00" calcext:value-type="float">
            <text:p>7000</text:p>
          </table:table-cell>
          <table:table-cell office:value-type="float" office:value="8081024" calcext:value-type="float">
            <text:p>8081024</text:p>
          </table:table-cell>
          <table:table-cell table:formula="of:=[.E227]-[.I2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9-s126456688c8751564.ukp</text:p>
          </table:table-cell>
          <table:table-cell office:value-type="float" office:value="0.0246488" calcext:value-type="float">
            <text:p>0.0246488</text:p>
          </table:table-cell>
          <table:table-cell office:value-type="float" office:value="0.05" calcext:value-type="float">
            <text:p>0.05</text:p>
          </table:table-cell>
          <table:table-cell office:value-type="float" office:value="155696" calcext:value-type="float">
            <text:p>155696</text:p>
          </table:table-cell>
          <table:table-cell office:value-type="float" office:value="8751564" calcext:value-type="float">
            <text:p>87515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40" calcext:value-type="float">
            <text:p>8140</text:p>
          </table:table-cell>
          <table:table-cell office:value-type="float" office:value="8751564" calcext:value-type="float">
            <text:p>8751564</text:p>
          </table:table-cell>
          <table:table-cell table:formula="of:=[.E228]-[.I2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9-s126456688c7120687.ukp</text:p>
          </table:table-cell>
          <table:table-cell office:value-type="float" office:value="0.0191359" calcext:value-type="float">
            <text:p>0.0191359</text:p>
          </table:table-cell>
          <table:table-cell office:value-type="float" office:value="0.04" calcext:value-type="float">
            <text:p>0.04</text:p>
          </table:table-cell>
          <table:table-cell office:value-type="float" office:value="122340" calcext:value-type="float">
            <text:p>122340</text:p>
          </table:table-cell>
          <table:table-cell office:value-type="float" office:value="7120687" calcext:value-type="float">
            <text:p>71206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440" calcext:value-type="float">
            <text:p>8440</text:p>
          </table:table-cell>
          <table:table-cell office:value-type="float" office:value="7120687" calcext:value-type="float">
            <text:p>7120687</text:p>
          </table:table-cell>
          <table:table-cell table:formula="of:=[.E229]-[.I2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8-s991580855c9658204.ukp</text:p>
          </table:table-cell>
          <table:table-cell office:value-type="float" office:value="0.0265471" calcext:value-type="float">
            <text:p>0.0265471</text:p>
          </table:table-cell>
          <table:table-cell office:value-type="float" office:value="0.14" calcext:value-type="float">
            <text:p>0.14</text:p>
          </table:table-cell>
          <table:table-cell office:value-type="float" office:value="162700" calcext:value-type="float">
            <text:p>162700</text:p>
          </table:table-cell>
          <table:table-cell office:value-type="float" office:value="9658204" calcext:value-type="float">
            <text:p>965820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68" calcext:value-type="float">
            <text:p>12068</text:p>
          </table:table-cell>
          <table:table-cell office:value-type="float" office:value="9658204" calcext:value-type="float">
            <text:p>9658204</text:p>
          </table:table-cell>
          <table:table-cell table:formula="of:=[.E230]-[.I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1-s843367405c7990166.ukp</text:p>
          </table:table-cell>
          <table:table-cell office:value-type="float" office:value="0.0290546" calcext:value-type="float">
            <text:p>0.0290546</text:p>
          </table:table-cell>
          <table:table-cell office:value-type="float" office:value="0.05" calcext:value-type="float">
            <text:p>0.05</text:p>
          </table:table-cell>
          <table:table-cell office:value-type="float" office:value="143220" calcext:value-type="float">
            <text:p>143220</text:p>
          </table:table-cell>
          <table:table-cell office:value-type="float" office:value="7990166" calcext:value-type="float">
            <text:p>799016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6972" calcext:value-type="float">
            <text:p>6972</text:p>
          </table:table-cell>
          <table:table-cell office:value-type="float" office:value="7990166" calcext:value-type="float">
            <text:p>7990166</text:p>
          </table:table-cell>
          <table:table-cell table:formula="of:=[.E231]-[.I2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4-s721215008c8409387.ukp</text:p>
          </table:table-cell>
          <table:table-cell office:value-type="float" office:value="0.030305" calcext:value-type="float">
            <text:p>0.030305</text:p>
          </table:table-cell>
          <table:table-cell office:value-type="float" office:value="0.05" calcext:value-type="float">
            <text:p>0.05</text:p>
          </table:table-cell>
          <table:table-cell office:value-type="float" office:value="149668" calcext:value-type="float">
            <text:p>149668</text:p>
          </table:table-cell>
          <table:table-cell office:value-type="float" office:value="8409387" calcext:value-type="float">
            <text:p>84093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8409387" calcext:value-type="float">
            <text:p>8409387</text:p>
          </table:table-cell>
          <table:table-cell table:formula="of:=[.E232]-[.I2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7-s177710744c8778552.ukp</text:p>
          </table:table-cell>
          <table:table-cell office:value-type="float" office:value="0.0301925" calcext:value-type="float">
            <text:p>0.0301925</text:p>
          </table:table-cell>
          <table:table-cell office:value-type="float" office:value="0.05" calcext:value-type="float">
            <text:p>0.05</text:p>
          </table:table-cell>
          <table:table-cell office:value-type="float" office:value="155672" calcext:value-type="float">
            <text:p>155672</text:p>
          </table:table-cell>
          <table:table-cell office:value-type="float" office:value="8778552" calcext:value-type="float">
            <text:p>87785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312" calcext:value-type="float">
            <text:p>8312</text:p>
          </table:table-cell>
          <table:table-cell office:value-type="float" office:value="8778552" calcext:value-type="float">
            <text:p>8778552</text:p>
          </table:table-cell>
          <table:table-cell table:formula="of:=[.E233]-[.I2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-4-s721215008c9658269.ukp</text:p>
          </table:table-cell>
          <table:table-cell office:value-type="float" office:value="0.0301569" calcext:value-type="float">
            <text:p>0.0301569</text:p>
          </table:table-cell>
          <table:table-cell office:value-type="float" office:value="0.05" calcext:value-type="float">
            <text:p>0.05</text:p>
          </table:table-cell>
          <table:table-cell office:value-type="float" office:value="161532" calcext:value-type="float">
            <text:p>161532</text:p>
          </table:table-cell>
          <table:table-cell office:value-type="float" office:value="9658269" calcext:value-type="float">
            <text:p>965826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048" calcext:value-type="float">
            <text:p>7048</text:p>
          </table:table-cell>
          <table:table-cell office:value-type="float" office:value="9658269" calcext:value-type="float">
            <text:p>9658269</text:p>
          </table:table-cell>
          <table:table-cell table:formula="of:=[.E234]-[.I2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-6-s227708629c9080551.ukp</text:p>
          </table:table-cell>
          <table:table-cell office:value-type="float" office:value="0.0290424" calcext:value-type="float">
            <text:p>0.0290424</text:p>
          </table:table-cell>
          <table:table-cell office:value-type="float" office:value="0.05" calcext:value-type="float">
            <text:p>0.05</text:p>
          </table:table-cell>
          <table:table-cell office:value-type="float" office:value="152364" calcext:value-type="float">
            <text:p>152364</text:p>
          </table:table-cell>
          <table:table-cell office:value-type="float" office:value="9080551" calcext:value-type="float">
            <text:p>90805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64" calcext:value-type="float">
            <text:p>8164</text:p>
          </table:table-cell>
          <table:table-cell office:value-type="float" office:value="9080551" calcext:value-type="float">
            <text:p>9080551</text:p>
          </table:table-cell>
          <table:table-cell table:formula="of:=[.E235]-[.I2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-8-s991580855c8640008.ukp</text:p>
          </table:table-cell>
          <table:table-cell office:value-type="float" office:value="0.0281041" calcext:value-type="float">
            <text:p>0.0281041</text:p>
          </table:table-cell>
          <table:table-cell office:value-type="float" office:value="0.05" calcext:value-type="float">
            <text:p>0.05</text:p>
          </table:table-cell>
          <table:table-cell office:value-type="float" office:value="145492" calcext:value-type="float">
            <text:p>145492</text:p>
          </table:table-cell>
          <table:table-cell office:value-type="float" office:value="8640008" calcext:value-type="float">
            <text:p>864000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644" calcext:value-type="float">
            <text:p>8644</text:p>
          </table:table-cell>
          <table:table-cell office:value-type="float" office:value="8640008" calcext:value-type="float">
            <text:p>8640008</text:p>
          </table:table-cell>
          <table:table-cell table:formula="of:=[.E236]-[.I2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-2-s528806317c6664243.ukp</text:p>
          </table:table-cell>
          <table:table-cell office:value-type="float" office:value="0.039847" calcext:value-type="float">
            <text:p>0.039847</text:p>
          </table:table-cell>
          <table:table-cell office:value-type="float" office:value="0.06" calcext:value-type="float">
            <text:p>0.06</text:p>
          </table:table-cell>
          <table:table-cell office:value-type="float" office:value="113948" calcext:value-type="float">
            <text:p>113948</text:p>
          </table:table-cell>
          <table:table-cell office:value-type="float" office:value="6664243" calcext:value-type="float">
            <text:p>666424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96" calcext:value-type="float">
            <text:p>7396</text:p>
          </table:table-cell>
          <table:table-cell office:value-type="float" office:value="6664243" calcext:value-type="float">
            <text:p>6664243</text:p>
          </table:table-cell>
          <table:table-cell table:formula="of:=[.E237]-[.I2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-9-s126456688c7699000.ukp</text:p>
          </table:table-cell>
          <table:table-cell office:value-type="float" office:value="0.0420197" calcext:value-type="float">
            <text:p>0.0420197</text:p>
          </table:table-cell>
          <table:table-cell office:value-type="float" office:value="0.07" calcext:value-type="float">
            <text:p>0.07</text:p>
          </table:table-cell>
          <table:table-cell office:value-type="float" office:value="130036" calcext:value-type="float">
            <text:p>130036</text:p>
          </table:table-cell>
          <table:table-cell office:value-type="float" office:value="7699000" calcext:value-type="float">
            <text:p>76990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152" calcext:value-type="float">
            <text:p>8152</text:p>
          </table:table-cell>
          <table:table-cell office:value-type="float" office:value="7699000" calcext:value-type="float">
            <text:p>7699000</text:p>
          </table:table-cell>
          <table:table-cell table:formula="of:=[.E238]-[.I2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2-s528806317c7719762.ukp</text:p>
          </table:table-cell>
          <table:table-cell office:value-type="float" office:value="0.0243313" calcext:value-type="float">
            <text:p>0.0243313</text:p>
          </table:table-cell>
          <table:table-cell office:value-type="float" office:value="0.07" calcext:value-type="float">
            <text:p>0.07</text:p>
          </table:table-cell>
          <table:table-cell office:value-type="float" office:value="139796" calcext:value-type="float">
            <text:p>139796</text:p>
          </table:table-cell>
          <table:table-cell office:value-type="float" office:value="7719762" calcext:value-type="float">
            <text:p>771976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719762" calcext:value-type="float">
            <text:p>7719762</text:p>
          </table:table-cell>
          <table:table-cell table:formula="of:=[.E239]-[.I2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3-s780179313c6114560.ukp</text:p>
          </table:table-cell>
          <table:table-cell office:value-type="float" office:value="0.0215139" calcext:value-type="float">
            <text:p>0.0215139</text:p>
          </table:table-cell>
          <table:table-cell office:value-type="float" office:value="0.07" calcext:value-type="float">
            <text:p>0.07</text:p>
          </table:table-cell>
          <table:table-cell office:value-type="float" office:value="114732" calcext:value-type="float">
            <text:p>114732</text:p>
          </table:table-cell>
          <table:table-cell office:value-type="float" office:value="6114560" calcext:value-type="float">
            <text:p>611456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60" calcext:value-type="float">
            <text:p>7660</text:p>
          </table:table-cell>
          <table:table-cell office:value-type="float" office:value="6114560" calcext:value-type="float">
            <text:p>6114560</text:p>
          </table:table-cell>
          <table:table-cell table:formula="of:=[.E240]-[.I2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4-s721215008c6235406.ukp</text:p>
          </table:table-cell>
          <table:table-cell office:value-type="float" office:value="0.0212362" calcext:value-type="float">
            <text:p>0.0212362</text:p>
          </table:table-cell>
          <table:table-cell office:value-type="float" office:value="0.07" calcext:value-type="float">
            <text:p>0.07</text:p>
          </table:table-cell>
          <table:table-cell office:value-type="float" office:value="116484" calcext:value-type="float">
            <text:p>116484</text:p>
          </table:table-cell>
          <table:table-cell office:value-type="float" office:value="6235406" calcext:value-type="float">
            <text:p>62354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40" calcext:value-type="float">
            <text:p>7940</text:p>
          </table:table-cell>
          <table:table-cell office:value-type="float" office:value="6235406" calcext:value-type="float">
            <text:p>6235406</text:p>
          </table:table-cell>
          <table:table-cell table:formula="of:=[.E241]-[.I2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5-s110877071c6129130.ukp</text:p>
          </table:table-cell>
          <table:table-cell office:value-type="float" office:value="0.0207765" calcext:value-type="float">
            <text:p>0.0207765</text:p>
          </table:table-cell>
          <table:table-cell office:value-type="float" office:value="0.07" calcext:value-type="float">
            <text:p>0.07</text:p>
          </table:table-cell>
          <table:table-cell office:value-type="float" office:value="114880" calcext:value-type="float">
            <text:p>114880</text:p>
          </table:table-cell>
          <table:table-cell office:value-type="float" office:value="6129130" calcext:value-type="float">
            <text:p>61291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6129130" calcext:value-type="float">
            <text:p>6129130</text:p>
          </table:table-cell>
          <table:table-cell table:formula="of:=[.E242]-[.I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7-s177710744c6349166.ukp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7" calcext:value-type="float">
            <text:p>0.07</text:p>
          </table:table-cell>
          <table:table-cell office:value-type="float" office:value="118292" calcext:value-type="float">
            <text:p>118292</text:p>
          </table:table-cell>
          <table:table-cell office:value-type="float" office:value="6349166" calcext:value-type="float">
            <text:p>634916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4" calcext:value-type="float">
            <text:p>7744</text:p>
          </table:table-cell>
          <table:table-cell office:value-type="float" office:value="6349166" calcext:value-type="float">
            <text:p>6349166</text:p>
          </table:table-cell>
          <table:table-cell table:formula="of:=[.E243]-[.I2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9-s126456688c6624986.ukp</text:p>
          </table:table-cell>
          <table:table-cell office:value-type="float" office:value="0.0212575" calcext:value-type="float">
            <text:p>0.0212575</text:p>
          </table:table-cell>
          <table:table-cell office:value-type="float" office:value="0.07" calcext:value-type="float">
            <text:p>0.07</text:p>
          </table:table-cell>
          <table:table-cell office:value-type="float" office:value="122604" calcext:value-type="float">
            <text:p>122604</text:p>
          </table:table-cell>
          <table:table-cell office:value-type="float" office:value="6624986" calcext:value-type="float">
            <text:p>662498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56" calcext:value-type="float">
            <text:p>8856</text:p>
          </table:table-cell>
          <table:table-cell office:value-type="float" office:value="6624986" calcext:value-type="float">
            <text:p>6624986</text:p>
          </table:table-cell>
          <table:table-cell table:formula="of:=[.E244]-[.I2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1-s843367405c6385051.ukp</text:p>
          </table:table-cell>
          <table:table-cell office:value-type="float" office:value="0.018198" calcext:value-type="float">
            <text:p>0.018198</text:p>
          </table:table-cell>
          <table:table-cell office:value-type="float" office:value="0.04" calcext:value-type="float">
            <text:p>0.04</text:p>
          </table:table-cell>
          <table:table-cell office:value-type="float" office:value="110816" calcext:value-type="float">
            <text:p>110816</text:p>
          </table:table-cell>
          <table:table-cell office:value-type="float" office:value="6385051" calcext:value-type="float">
            <text:p>638505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216" calcext:value-type="float">
            <text:p>8216</text:p>
          </table:table-cell>
          <table:table-cell office:value-type="float" office:value="6385051" calcext:value-type="float">
            <text:p>6385051</text:p>
          </table:table-cell>
          <table:table-cell table:formula="of:=[.E245]-[.I2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0-s827183242c7923045.ukp</text:p>
          </table:table-cell>
          <table:table-cell office:value-type="float" office:value="0.0214191" calcext:value-type="float">
            <text:p>0.0214191</text:p>
          </table:table-cell>
          <table:table-cell office:value-type="float" office:value="0.07" calcext:value-type="float">
            <text:p>0.07</text:p>
          </table:table-cell>
          <table:table-cell office:value-type="float" office:value="135288" calcext:value-type="float">
            <text:p>135288</text:p>
          </table:table-cell>
          <table:table-cell office:value-type="float" office:value="7923045" calcext:value-type="float">
            <text:p>792304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923045" calcext:value-type="float">
            <text:p>7923045</text:p>
          </table:table-cell>
          <table:table-cell table:formula="of:=[.E246]-[.I2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3-s780179313c8090683.ukp</text:p>
          </table:table-cell>
          <table:table-cell office:value-type="float" office:value="0.0218755" calcext:value-type="float">
            <text:p>0.0218755</text:p>
          </table:table-cell>
          <table:table-cell office:value-type="float" office:value="0.07" calcext:value-type="float">
            <text:p>0.07</text:p>
          </table:table-cell>
          <table:table-cell office:value-type="float" office:value="137732" calcext:value-type="float">
            <text:p>137732</text:p>
          </table:table-cell>
          <table:table-cell office:value-type="float" office:value="8090683" calcext:value-type="float">
            <text:p>809068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32" calcext:value-type="float">
            <text:p>8932</text:p>
          </table:table-cell>
          <table:table-cell office:value-type="float" office:value="8090683" calcext:value-type="float">
            <text:p>8090683</text:p>
          </table:table-cell>
          <table:table-cell table:formula="of:=[.E247]-[.I2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4-s721215008c6851985.ukp</text:p>
          </table:table-cell>
          <table:table-cell office:value-type="float" office:value="0.0201909" calcext:value-type="float">
            <text:p>0.0201909</text:p>
          </table:table-cell>
          <table:table-cell office:value-type="float" office:value="0.07" calcext:value-type="float">
            <text:p>0.07</text:p>
          </table:table-cell>
          <table:table-cell office:value-type="float" office:value="118524" calcext:value-type="float">
            <text:p>118524</text:p>
          </table:table-cell>
          <table:table-cell office:value-type="float" office:value="6851985" calcext:value-type="float">
            <text:p>68519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80" calcext:value-type="float">
            <text:p>8980</text:p>
          </table:table-cell>
          <table:table-cell office:value-type="float" office:value="6851985" calcext:value-type="float">
            <text:p>6851985</text:p>
          </table:table-cell>
          <table:table-cell table:formula="of:=[.E248]-[.I2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5-s110877071c8774819.ukp</text:p>
          </table:table-cell>
          <table:table-cell office:value-type="float" office:value="0.0229805" calcext:value-type="float">
            <text:p>0.0229805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4819" calcext:value-type="float">
            <text:p>87748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774819" calcext:value-type="float">
            <text:p>8774819</text:p>
          </table:table-cell>
          <table:table-cell table:formula="of:=[.E249]-[.I2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6-s227708629c7805759.ukp</text:p>
          </table:table-cell>
          <table:table-cell office:value-type="float" office:value="0.0207754" calcext:value-type="float">
            <text:p>0.0207754</text:p>
          </table:table-cell>
          <table:table-cell office:value-type="float" office:value="0.07" calcext:value-type="float">
            <text:p>0.07</text:p>
          </table:table-cell>
          <table:table-cell office:value-type="float" office:value="133396" calcext:value-type="float">
            <text:p>133396</text:p>
          </table:table-cell>
          <table:table-cell office:value-type="float" office:value="7805759" calcext:value-type="float">
            <text:p>78057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28" calcext:value-type="float">
            <text:p>8428</text:p>
          </table:table-cell>
          <table:table-cell office:value-type="float" office:value="7805759" calcext:value-type="float">
            <text:p>7805759</text:p>
          </table:table-cell>
          <table:table-cell table:formula="of:=[.E250]-[.I2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7-s177710744c9332308.ukp</text:p>
          </table:table-cell>
          <table:table-cell office:value-type="float" office:value="0.0240864" calcext:value-type="float">
            <text:p>0.0240864</text:p>
          </table:table-cell>
          <table:table-cell office:value-type="float" office:value="0.07" calcext:value-type="float">
            <text:p>0.07</text:p>
          </table:table-cell>
          <table:table-cell office:value-type="float" office:value="157204" calcext:value-type="float">
            <text:p>157204</text:p>
          </table:table-cell>
          <table:table-cell office:value-type="float" office:value="9332308" calcext:value-type="float">
            <text:p>93323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00" calcext:value-type="float">
            <text:p>7700</text:p>
          </table:table-cell>
          <table:table-cell office:value-type="float" office:value="9332308" calcext:value-type="float">
            <text:p>9332308</text:p>
          </table:table-cell>
          <table:table-cell table:formula="of:=[.E251]-[.I2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8-s991580855c9728635.ukp</text:p>
          </table:table-cell>
          <table:table-cell office:value-type="float" office:value="0.0247565" calcext:value-type="float">
            <text:p>0.0247565</text:p>
          </table:table-cell>
          <table:table-cell office:value-type="float" office:value="0.07" calcext:value-type="float">
            <text:p>0.07</text:p>
          </table:table-cell>
          <table:table-cell office:value-type="float" office:value="163604" calcext:value-type="float">
            <text:p>163604</text:p>
          </table:table-cell>
          <table:table-cell office:value-type="float" office:value="9728635" calcext:value-type="float">
            <text:p>97286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4" calcext:value-type="float">
            <text:p>9244</text:p>
          </table:table-cell>
          <table:table-cell office:value-type="float" office:value="9728635" calcext:value-type="float">
            <text:p>9728635</text:p>
          </table:table-cell>
          <table:table-cell table:formula="of:=[.E252]-[.I2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9-s126456688c5940304.ukp</text:p>
          </table:table-cell>
          <table:table-cell office:value-type="float" office:value="0.0177631" calcext:value-type="float">
            <text:p>0.0177631</text:p>
          </table:table-cell>
          <table:table-cell office:value-type="float" office:value="0.07" calcext:value-type="float">
            <text:p>0.07</text:p>
          </table:table-cell>
          <table:table-cell office:value-type="float" office:value="104060" calcext:value-type="float">
            <text:p>104060</text:p>
          </table:table-cell>
          <table:table-cell office:value-type="float" office:value="5940304" calcext:value-type="float">
            <text:p>59403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60" calcext:value-type="float">
            <text:p>7760</text:p>
          </table:table-cell>
          <table:table-cell office:value-type="float" office:value="5940304" calcext:value-type="float">
            <text:p>5940304</text:p>
          </table:table-cell>
          <table:table-cell table:formula="of:=[.E253]-[.I2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4-s721215008c9803497.ukp</text:p>
          </table:table-cell>
          <table:table-cell office:value-type="float" office:value="0.0276687" calcext:value-type="float">
            <text:p>0.0276687</text:p>
          </table:table-cell>
          <table:table-cell office:value-type="float" office:value="0.07" calcext:value-type="float">
            <text:p>0.07</text:p>
          </table:table-cell>
          <table:table-cell office:value-type="float" office:value="172428" calcext:value-type="float">
            <text:p>172428</text:p>
          </table:table-cell>
          <table:table-cell office:value-type="float" office:value="9803497" calcext:value-type="float">
            <text:p>98034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8" calcext:value-type="float">
            <text:p>8608</text:p>
          </table:table-cell>
          <table:table-cell office:value-type="float" office:value="9803497" calcext:value-type="float">
            <text:p>9803497</text:p>
          </table:table-cell>
          <table:table-cell table:formula="of:=[.E254]-[.I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7-s177710744c9213556.ukp</text:p>
          </table:table-cell>
          <table:table-cell office:value-type="float" office:value="0.0262053" calcext:value-type="float">
            <text:p>0.0262053</text:p>
          </table:table-cell>
          <table:table-cell office:value-type="float" office:value="0.07" calcext:value-type="float">
            <text:p>0.07</text:p>
          </table:table-cell>
          <table:table-cell office:value-type="float" office:value="163376" calcext:value-type="float">
            <text:p>163376</text:p>
          </table:table-cell>
          <table:table-cell office:value-type="float" office:value="9213556" calcext:value-type="float">
            <text:p>921355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92" calcext:value-type="float">
            <text:p>8092</text:p>
          </table:table-cell>
          <table:table-cell office:value-type="float" office:value="9213556" calcext:value-type="float">
            <text:p>9213556</text:p>
          </table:table-cell>
          <table:table-cell table:formula="of:=[.E255]-[.I2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4-s721215008c5185436.ukp</text:p>
          </table:table-cell>
          <table:table-cell office:value-type="float" office:value="0.0247614" calcext:value-type="float">
            <text:p>0.0247614</text:p>
          </table:table-cell>
          <table:table-cell office:value-type="float" office:value="0.07" calcext:value-type="float">
            <text:p>0.07</text:p>
          </table:table-cell>
          <table:table-cell office:value-type="float" office:value="99632" calcext:value-type="float">
            <text:p>99632</text:p>
          </table:table-cell>
          <table:table-cell office:value-type="float" office:value="5185436" calcext:value-type="float">
            <text:p>518543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044" calcext:value-type="float">
            <text:p>9044</text:p>
          </table:table-cell>
          <table:table-cell office:value-type="float" office:value="5185436" calcext:value-type="float">
            <text:p>5185436</text:p>
          </table:table-cell>
          <table:table-cell table:formula="of:=[.E256]-[.I2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5-s110877071c9521211.ukp</text:p>
          </table:table-cell>
          <table:table-cell office:value-type="float" office:value="0.0330012" calcext:value-type="float">
            <text:p>0.0330012</text:p>
          </table:table-cell>
          <table:table-cell office:value-type="float" office:value="0.08" calcext:value-type="float">
            <text:p>0.08</text:p>
          </table:table-cell>
          <table:table-cell office:value-type="float" office:value="167312" calcext:value-type="float">
            <text:p>167312</text:p>
          </table:table-cell>
          <table:table-cell office:value-type="float" office:value="9521211" calcext:value-type="float">
            <text:p>95212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9521211" calcext:value-type="float">
            <text:p>9521211</text:p>
          </table:table-cell>
          <table:table-cell table:formula="of:=[.E257]-[.I2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8-s991580855c8677790.ukp</text:p>
          </table:table-cell>
          <table:table-cell office:value-type="float" office:value="0.0312317" calcext:value-type="float">
            <text:p>0.0312317</text:p>
          </table:table-cell>
          <table:table-cell office:value-type="float" office:value="0.08" calcext:value-type="float">
            <text:p>0.08</text:p>
          </table:table-cell>
          <table:table-cell office:value-type="float" office:value="154112" calcext:value-type="float">
            <text:p>154112</text:p>
          </table:table-cell>
          <table:table-cell office:value-type="float" office:value="8677790" calcext:value-type="float">
            <text:p>867779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8677790" calcext:value-type="float">
            <text:p>8677790</text:p>
          </table:table-cell>
          <table:table-cell table:formula="of:=[.E258]-[.I2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0-s827183242c9608074.ukp</text:p>
          </table:table-cell>
          <table:table-cell office:value-type="float" office:value="0.0365801" calcext:value-type="float">
            <text:p>0.0365801</text:p>
          </table:table-cell>
          <table:table-cell office:value-type="float" office:value="0.08" calcext:value-type="float">
            <text:p>0.08</text:p>
          </table:table-cell>
          <table:table-cell office:value-type="float" office:value="161000" calcext:value-type="float">
            <text:p>161000</text:p>
          </table:table-cell>
          <table:table-cell office:value-type="float" office:value="9608074" calcext:value-type="float">
            <text:p>960807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52" calcext:value-type="float">
            <text:p>7752</text:p>
          </table:table-cell>
          <table:table-cell office:value-type="float" office:value="9608074" calcext:value-type="float">
            <text:p>9608074</text:p>
          </table:table-cell>
          <table:table-cell table:formula="of:=[.E259]-[.I2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6-s227708629c9580585.ukp</text:p>
          </table:table-cell>
          <table:table-cell office:value-type="float" office:value="0.0372143" calcext:value-type="float">
            <text:p>0.0372143</text:p>
          </table:table-cell>
          <table:table-cell office:value-type="float" office:value="0.08" calcext:value-type="float">
            <text:p>0.08</text:p>
          </table:table-cell>
          <table:table-cell office:value-type="float" office:value="160396" calcext:value-type="float">
            <text:p>160396</text:p>
          </table:table-cell>
          <table:table-cell office:value-type="float" office:value="9580585" calcext:value-type="float">
            <text:p>95805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9580585" calcext:value-type="float">
            <text:p>9580585</text:p>
          </table:table-cell>
          <table:table-cell table:formula="of:=[.E260]-[.I2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0-s827183242c8790453.ukp</text:p>
          </table:table-cell>
          <table:table-cell office:value-type="float" office:value="0.0247662" calcext:value-type="float">
            <text:p>0.0247662</text:p>
          </table:table-cell>
          <table:table-cell office:value-type="float" office:value="0.06" calcext:value-type="float">
            <text:p>0.06</text:p>
          </table:table-cell>
          <table:table-cell office:value-type="float" office:value="156336" calcext:value-type="float">
            <text:p>156336</text:p>
          </table:table-cell>
          <table:table-cell office:value-type="float" office:value="8790453" calcext:value-type="float">
            <text:p>87904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748" calcext:value-type="float">
            <text:p>8748</text:p>
          </table:table-cell>
          <table:table-cell office:value-type="float" office:value="8790453" calcext:value-type="float">
            <text:p>8790453</text:p>
          </table:table-cell>
          <table:table-cell table:formula="of:=[.E261]-[.I2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0-s827183242c7454549.ukp</text:p>
          </table:table-cell>
          <table:table-cell office:value-type="float" office:value="0.0235918" calcext:value-type="float">
            <text:p>0.0235918</text:p>
          </table:table-cell>
          <table:table-cell office:value-type="float" office:value="0.07" calcext:value-type="float">
            <text:p>0.07</text:p>
          </table:table-cell>
          <table:table-cell office:value-type="float" office:value="135620" calcext:value-type="float">
            <text:p>135620</text:p>
          </table:table-cell>
          <table:table-cell office:value-type="float" office:value="7454549" calcext:value-type="float">
            <text:p>745454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4" calcext:value-type="float">
            <text:p>8604</text:p>
          </table:table-cell>
          <table:table-cell office:value-type="float" office:value="7454549" calcext:value-type="float">
            <text:p>7454549</text:p>
          </table:table-cell>
          <table:table-cell table:formula="of:=[.E262]-[.I2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1-s843367405c7998653.ukp</text:p>
          </table:table-cell>
          <table:table-cell office:value-type="float" office:value="0.0258247" calcext:value-type="float">
            <text:p>0.0258247</text:p>
          </table:table-cell>
          <table:table-cell office:value-type="float" office:value="0.07" calcext:value-type="float">
            <text:p>0.07</text:p>
          </table:table-cell>
          <table:table-cell office:value-type="float" office:value="144204" calcext:value-type="float">
            <text:p>144204</text:p>
          </table:table-cell>
          <table:table-cell office:value-type="float" office:value="7998653" calcext:value-type="float">
            <text:p>79986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76" calcext:value-type="float">
            <text:p>8476</text:p>
          </table:table-cell>
          <table:table-cell office:value-type="float" office:value="7998653" calcext:value-type="float">
            <text:p>7998653</text:p>
          </table:table-cell>
          <table:table-cell table:formula="of:=[.E263]-[.I2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2-s528806317c7151047.ukp</text:p>
          </table:table-cell>
          <table:table-cell office:value-type="float" office:value="0.0234359" calcext:value-type="float">
            <text:p>0.0234359</text:p>
          </table:table-cell>
          <table:table-cell office:value-type="float" office:value="0.07" calcext:value-type="float">
            <text:p>0.07</text:p>
          </table:table-cell>
          <table:table-cell office:value-type="float" office:value="131160" calcext:value-type="float">
            <text:p>131160</text:p>
          </table:table-cell>
          <table:table-cell office:value-type="float" office:value="7151047" calcext:value-type="float">
            <text:p>715104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8" calcext:value-type="float">
            <text:p>7748</text:p>
          </table:table-cell>
          <table:table-cell office:value-type="float" office:value="7151047" calcext:value-type="float">
            <text:p>7151047</text:p>
          </table:table-cell>
          <table:table-cell table:formula="of:=[.E264]-[.I2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3-s780179313c7975198.ukp</text:p>
          </table:table-cell>
          <table:table-cell office:value-type="float" office:value="0.026871" calcext:value-type="float">
            <text:p>0.026871</text:p>
          </table:table-cell>
          <table:table-cell office:value-type="float" office:value="0.07" calcext:value-type="float">
            <text:p>0.07</text:p>
          </table:table-cell>
          <table:table-cell office:value-type="float" office:value="143796" calcext:value-type="float">
            <text:p>143796</text:p>
          </table:table-cell>
          <table:table-cell office:value-type="float" office:value="7975198" calcext:value-type="float">
            <text:p>797519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176" calcext:value-type="float">
            <text:p>9176</text:p>
          </table:table-cell>
          <table:table-cell office:value-type="float" office:value="7975198" calcext:value-type="float">
            <text:p>7975198</text:p>
          </table:table-cell>
          <table:table-cell table:formula="of:=[.E265]-[.I2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9-s126456688c7940477.ukp</text:p>
          </table:table-cell>
          <table:table-cell office:value-type="float" office:value="0.0245696" calcext:value-type="float">
            <text:p>0.0245696</text:p>
          </table:table-cell>
          <table:table-cell office:value-type="float" office:value="0.07" calcext:value-type="float">
            <text:p>0.07</text:p>
          </table:table-cell>
          <table:table-cell office:value-type="float" office:value="143268" calcext:value-type="float">
            <text:p>143268</text:p>
          </table:table-cell>
          <table:table-cell office:value-type="float" office:value="7940477" calcext:value-type="float">
            <text:p>79404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00" calcext:value-type="float">
            <text:p>8000</text:p>
          </table:table-cell>
          <table:table-cell office:value-type="float" office:value="7940477" calcext:value-type="float">
            <text:p>7940477</text:p>
          </table:table-cell>
          <table:table-cell table:formula="of:=[.E266]-[.I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0-s827183242c7213812.ukp</text:p>
          </table:table-cell>
          <table:table-cell office:value-type="float" office:value="0.0199995" calcext:value-type="float">
            <text:p>0.0199995</text:p>
          </table:table-cell>
          <table:table-cell office:value-type="float" office:value="0.07" calcext:value-type="float">
            <text:p>0.07</text:p>
          </table:table-cell>
          <table:table-cell office:value-type="float" office:value="124244" calcext:value-type="float">
            <text:p>124244</text:p>
          </table:table-cell>
          <table:table-cell office:value-type="float" office:value="7213812" calcext:value-type="float">
            <text:p>72138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344" calcext:value-type="float">
            <text:p>8344</text:p>
          </table:table-cell>
          <table:table-cell office:value-type="float" office:value="7213812" calcext:value-type="float">
            <text:p>7213812</text:p>
          </table:table-cell>
          <table:table-cell table:formula="of:=[.E267]-[.I2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2-s528806317c6511921.ukp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.07" calcext:value-type="float">
            <text:p>0.07</text:p>
          </table:table-cell>
          <table:table-cell office:value-type="float" office:value="113192" calcext:value-type="float">
            <text:p>113192</text:p>
          </table:table-cell>
          <table:table-cell office:value-type="float" office:value="6511921" calcext:value-type="float">
            <text:p>651192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6511921" calcext:value-type="float">
            <text:p>6511921</text:p>
          </table:table-cell>
          <table:table-cell table:formula="of:=[.E268]-[.I2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3-s780179313c6599432.ukp</text:p>
          </table:table-cell>
          <table:table-cell office:value-type="float" office:value="0.0187349" calcext:value-type="float">
            <text:p>0.0187349</text:p>
          </table:table-cell>
          <table:table-cell office:value-type="float" office:value="0.07" calcext:value-type="float">
            <text:p>0.07</text:p>
          </table:table-cell>
          <table:table-cell office:value-type="float" office:value="114476" calcext:value-type="float">
            <text:p>114476</text:p>
          </table:table-cell>
          <table:table-cell office:value-type="float" office:value="6599432" calcext:value-type="float">
            <text:p>659943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68" calcext:value-type="float">
            <text:p>8468</text:p>
          </table:table-cell>
          <table:table-cell office:value-type="float" office:value="6599432" calcext:value-type="float">
            <text:p>6599432</text:p>
          </table:table-cell>
          <table:table-cell table:formula="of:=[.E269]-[.I2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5-s110877071c8773767.ukp</text:p>
          </table:table-cell>
          <table:table-cell office:value-type="float" office:value="0.0229109" calcext:value-type="float">
            <text:p>0.0229109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3767" calcext:value-type="float">
            <text:p>87737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24" calcext:value-type="float">
            <text:p>8824</text:p>
          </table:table-cell>
          <table:table-cell office:value-type="float" office:value="8773767" calcext:value-type="float">
            <text:p>8773767</text:p>
          </table:table-cell>
          <table:table-cell table:formula="of:=[.E270]-[.I2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6-s227708629c8759769.ukp</text:p>
          </table:table-cell>
          <table:table-cell office:value-type="float" office:value="0.0226886" calcext:value-type="float">
            <text:p>0.0226886</text:p>
          </table:table-cell>
          <table:table-cell office:value-type="float" office:value="0.07" calcext:value-type="float">
            <text:p>0.07</text:p>
          </table:table-cell>
          <table:table-cell office:value-type="float" office:value="148548" calcext:value-type="float">
            <text:p>148548</text:p>
          </table:table-cell>
          <table:table-cell office:value-type="float" office:value="8759769" calcext:value-type="float">
            <text:p>875976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56" calcext:value-type="float">
            <text:p>7956</text:p>
          </table:table-cell>
          <table:table-cell office:value-type="float" office:value="8759769" calcext:value-type="float">
            <text:p>8759769</text:p>
          </table:table-cell>
          <table:table-cell table:formula="of:=[.E271]-[.I2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7-s177710744c6374152.ukp</text:p>
          </table:table-cell>
          <table:table-cell office:value-type="float" office:value="0.0184026" calcext:value-type="float">
            <text:p>0.0184026</text:p>
          </table:table-cell>
          <table:table-cell office:value-type="float" office:value="0.07" calcext:value-type="float">
            <text:p>0.07</text:p>
          </table:table-cell>
          <table:table-cell office:value-type="float" office:value="111004" calcext:value-type="float">
            <text:p>111004</text:p>
          </table:table-cell>
          <table:table-cell office:value-type="float" office:value="6374152" calcext:value-type="float">
            <text:p>63741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32" calcext:value-type="float">
            <text:p>8532</text:p>
          </table:table-cell>
          <table:table-cell office:value-type="float" office:value="6374152" calcext:value-type="float">
            <text:p>6374152</text:p>
          </table:table-cell>
          <table:table-cell table:formula="of:=[.E272]-[.I2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20000-3-s780179313c8289057.ukp</text:p>
          </table:table-cell>
          <table:table-cell office:value-type="float" office:value="0.0790439" calcext:value-type="float">
            <text:p>0.0790439</text:p>
          </table:table-cell>
          <table:table-cell office:value-type="float" office:value="0.13" calcext:value-type="float">
            <text:p>0.13</text:p>
          </table:table-cell>
          <table:table-cell office:value-type="float" office:value="139476" calcext:value-type="float">
            <text:p>139476</text:p>
          </table:table-cell>
          <table:table-cell office:value-type="float" office:value="8289057" calcext:value-type="float">
            <text:p>828905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80" calcext:value-type="float">
            <text:p>7680</text:p>
          </table:table-cell>
          <table:table-cell office:value-type="float" office:value="8289057" calcext:value-type="float">
            <text:p>8289057</text:p>
          </table:table-cell>
          <table:table-cell table:formula="of:=[.E273]-[.I2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0-s827183242c8417603.ukp</text:p>
          </table:table-cell>
          <table:table-cell office:value-type="float" office:value="0.0260405" calcext:value-type="float">
            <text:p>0.0260405</text:p>
          </table:table-cell>
          <table:table-cell office:value-type="float" office:value="0.08" calcext:value-type="float">
            <text:p>0.08</text:p>
          </table:table-cell>
          <table:table-cell office:value-type="float" office:value="150704" calcext:value-type="float">
            <text:p>150704</text:p>
          </table:table-cell>
          <table:table-cell office:value-type="float" office:value="8417603" calcext:value-type="float">
            <text:p>84176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56" calcext:value-type="float">
            <text:p>7756</text:p>
          </table:table-cell>
          <table:table-cell office:value-type="float" office:value="8417603" calcext:value-type="float">
            <text:p>8417603</text:p>
          </table:table-cell>
          <table:table-cell table:formula="of:=[.E274]-[.I2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1-s843367405c5404203.ukp</text:p>
          </table:table-cell>
          <table:table-cell office:value-type="float" office:value="0.0191876" calcext:value-type="float">
            <text:p>0.0191876</text:p>
          </table:table-cell>
          <table:table-cell office:value-type="float" office:value="0.07" calcext:value-type="float">
            <text:p>0.07</text:p>
          </table:table-cell>
          <table:table-cell office:value-type="float" office:value="103440" calcext:value-type="float">
            <text:p>103440</text:p>
          </table:table-cell>
          <table:table-cell office:value-type="float" office:value="5404203" calcext:value-type="float">
            <text:p>54042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48" calcext:value-type="float">
            <text:p>8548</text:p>
          </table:table-cell>
          <table:table-cell office:value-type="float" office:value="5404203" calcext:value-type="float">
            <text:p>5404203</text:p>
          </table:table-cell>
          <table:table-cell table:formula="of:=[.E275]-[.I2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6-s227708629c5795289.ukp</text:p>
          </table:table-cell>
          <table:table-cell office:value-type="float" office:value="0.0200416" calcext:value-type="float">
            <text:p>0.0200416</text:p>
          </table:table-cell>
          <table:table-cell office:value-type="float" office:value="0.07" calcext:value-type="float">
            <text:p>0.07</text:p>
          </table:table-cell>
          <table:table-cell office:value-type="float" office:value="109856" calcext:value-type="float">
            <text:p>109856</text:p>
          </table:table-cell>
          <table:table-cell office:value-type="float" office:value="5795289" calcext:value-type="float">
            <text:p>57952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95289" calcext:value-type="float">
            <text:p>5795289</text:p>
          </table:table-cell>
          <table:table-cell table:formula="of:=[.E276]-[.I2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1-s843367405c9001600.ukp</text:p>
          </table:table-cell>
          <table:table-cell office:value-type="float" office:value="0.0237783" calcext:value-type="float">
            <text:p>0.0237783</text:p>
          </table:table-cell>
          <table:table-cell office:value-type="float" office:value="0.07" calcext:value-type="float">
            <text:p>0.07</text:p>
          </table:table-cell>
          <table:table-cell office:value-type="float" office:value="151960" calcext:value-type="float">
            <text:p>151960</text:p>
          </table:table-cell>
          <table:table-cell office:value-type="float" office:value="9001600" calcext:value-type="float">
            <text:p>90016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12" calcext:value-type="float">
            <text:p>8412</text:p>
          </table:table-cell>
          <table:table-cell office:value-type="float" office:value="9001600" calcext:value-type="float">
            <text:p>9001600</text:p>
          </table:table-cell>
          <table:table-cell table:formula="of:=[.E277]-[.I2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2-s528806317c6527891.ukp</text:p>
          </table:table-cell>
          <table:table-cell office:value-type="float" office:value="0.0186074" calcext:value-type="float">
            <text:p>0.0186074</text:p>
          </table:table-cell>
          <table:table-cell office:value-type="float" office:value="0.06" calcext:value-type="float">
            <text:p>0.06</text:p>
          </table:table-cell>
          <table:table-cell office:value-type="float" office:value="113376" calcext:value-type="float">
            <text:p>113376</text:p>
          </table:table-cell>
          <table:table-cell office:value-type="float" office:value="6527891" calcext:value-type="float">
            <text:p>652789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732" calcext:value-type="float">
            <text:p>8732</text:p>
          </table:table-cell>
          <table:table-cell office:value-type="float" office:value="6527891" calcext:value-type="float">
            <text:p>6527891</text:p>
          </table:table-cell>
          <table:table-cell table:formula="of:=[.E278]-[.I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1-s843367405c9867662.ukp</text:p>
          </table:table-cell>
          <table:table-cell office:value-type="float" office:value="0.0290611" calcext:value-type="float">
            <text:p>0.0290611</text:p>
          </table:table-cell>
          <table:table-cell office:value-type="float" office:value="0.08" calcext:value-type="float">
            <text:p>0.08</text:p>
          </table:table-cell>
          <table:table-cell office:value-type="float" office:value="173536" calcext:value-type="float">
            <text:p>173536</text:p>
          </table:table-cell>
          <table:table-cell office:value-type="float" office:value="9867662" calcext:value-type="float">
            <text:p>986766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48" calcext:value-type="float">
            <text:p>8948</text:p>
          </table:table-cell>
          <table:table-cell office:value-type="float" office:value="9867662" calcext:value-type="float">
            <text:p>9867662</text:p>
          </table:table-cell>
          <table:table-cell table:formula="of:=[.E279]-[.I2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2-s528806317c7265134.ukp</text:p>
          </table:table-cell>
          <table:table-cell office:value-type="float" office:value="0.023146" calcext:value-type="float">
            <text:p>0.023146</text:p>
          </table:table-cell>
          <table:table-cell office:value-type="float" office:value="0.07" calcext:value-type="float">
            <text:p>0.07</text:p>
          </table:table-cell>
          <table:table-cell office:value-type="float" office:value="132780" calcext:value-type="float">
            <text:p>132780</text:p>
          </table:table-cell>
          <table:table-cell office:value-type="float" office:value="7265134" calcext:value-type="float">
            <text:p>726513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4" calcext:value-type="float">
            <text:p>7804</text:p>
          </table:table-cell>
          <table:table-cell office:value-type="float" office:value="7265134" calcext:value-type="float">
            <text:p>7265134</text:p>
          </table:table-cell>
          <table:table-cell table:formula="of:=[.E280]-[.I2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3-s780179313c6724480.ukp</text:p>
          </table:table-cell>
          <table:table-cell office:value-type="float" office:value="0.0220367" calcext:value-type="float">
            <text:p>0.0220367</text:p>
          </table:table-cell>
          <table:table-cell office:value-type="float" office:value="0.07" calcext:value-type="float">
            <text:p>0.07</text:p>
          </table:table-cell>
          <table:table-cell office:value-type="float" office:value="124504" calcext:value-type="float">
            <text:p>124504</text:p>
          </table:table-cell>
          <table:table-cell office:value-type="float" office:value="6724480" calcext:value-type="float">
            <text:p>672448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8" calcext:value-type="float">
            <text:p>7728</text:p>
          </table:table-cell>
          <table:table-cell office:value-type="float" office:value="6724480" calcext:value-type="float">
            <text:p>6724480</text:p>
          </table:table-cell>
          <table:table-cell table:formula="of:=[.E281]-[.I2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5-s110877071c5751961.ukp</text:p>
          </table:table-cell>
          <table:table-cell office:value-type="float" office:value="0.0202863" calcext:value-type="float">
            <text:p>0.0202863</text:p>
          </table:table-cell>
          <table:table-cell office:value-type="float" office:value="0.07" calcext:value-type="float">
            <text:p>0.07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51961" calcext:value-type="float">
            <text:p>575196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0" calcext:value-type="float">
            <text:p>7800</text:p>
          </table:table-cell>
          <table:table-cell office:value-type="float" office:value="5751961" calcext:value-type="float">
            <text:p>5751961</text:p>
          </table:table-cell>
          <table:table-cell table:formula="of:=[.E282]-[.I2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8-s991580855c5371100.ukp</text:p>
          </table:table-cell>
          <table:table-cell office:value-type="float" office:value="0.0191746" calcext:value-type="float">
            <text:p>0.0191746</text:p>
          </table:table-cell>
          <table:table-cell office:value-type="float" office:value="0.07" calcext:value-type="float">
            <text:p>0.07</text:p>
          </table:table-cell>
          <table:table-cell office:value-type="float" office:value="103388" calcext:value-type="float">
            <text:p>103388</text:p>
          </table:table-cell>
          <table:table-cell office:value-type="float" office:value="5371100" calcext:value-type="float">
            <text:p>53711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388" calcext:value-type="float">
            <text:p>8388</text:p>
          </table:table-cell>
          <table:table-cell office:value-type="float" office:value="5371100" calcext:value-type="float">
            <text:p>5371100</text:p>
          </table:table-cell>
          <table:table-cell table:formula="of:=[.E283]-[.I2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9-s126456688c6731213.ukp</text:p>
          </table:table-cell>
          <table:table-cell office:value-type="float" office:value="0.0221968" calcext:value-type="float">
            <text:p>0.0221968</text:p>
          </table:table-cell>
          <table:table-cell office:value-type="float" office:value="0.07" calcext:value-type="float">
            <text:p>0.07</text:p>
          </table:table-cell>
          <table:table-cell office:value-type="float" office:value="124544" calcext:value-type="float">
            <text:p>124544</text:p>
          </table:table-cell>
          <table:table-cell office:value-type="float" office:value="6731213" calcext:value-type="float">
            <text:p>673121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64" calcext:value-type="float">
            <text:p>7764</text:p>
          </table:table-cell>
          <table:table-cell office:value-type="float" office:value="6731213" calcext:value-type="float">
            <text:p>6731213</text:p>
          </table:table-cell>
          <table:table-cell table:formula="of:=[.E284]-[.I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0-s827183242c7166489.ukp</text:p>
          </table:table-cell>
          <table:table-cell office:value-type="float" office:value="0.0184618" calcext:value-type="float">
            <text:p>0.0184618</text:p>
          </table:table-cell>
          <table:table-cell office:value-type="float" office:value="0.06" calcext:value-type="float">
            <text:p>0.06</text:p>
          </table:table-cell>
          <table:table-cell office:value-type="float" office:value="123460" calcext:value-type="float">
            <text:p>123460</text:p>
          </table:table-cell>
          <table:table-cell office:value-type="float" office:value="7166489" calcext:value-type="float">
            <text:p>71664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166489" calcext:value-type="float">
            <text:p>7166489</text:p>
          </table:table-cell>
          <table:table-cell table:formula="of:=[.E285]-[.I2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1-s843367405c9734370.ukp</text:p>
          </table:table-cell>
          <table:table-cell office:value-type="float" office:value="0.0242333" calcext:value-type="float">
            <text:p>0.0242333</text:p>
          </table:table-cell>
          <table:table-cell office:value-type="float" office:value="0.07" calcext:value-type="float">
            <text:p>0.07</text:p>
          </table:table-cell>
          <table:table-cell office:value-type="float" office:value="163580" calcext:value-type="float">
            <text:p>163580</text:p>
          </table:table-cell>
          <table:table-cell office:value-type="float" office:value="9734370" calcext:value-type="float">
            <text:p>97343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9734370" calcext:value-type="float">
            <text:p>9734370</text:p>
          </table:table-cell>
          <table:table-cell table:formula="of:=[.E286]-[.I2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3-s780179313c8969373.ukp</text:p>
          </table:table-cell>
          <table:table-cell office:value-type="float" office:value="0.0222846" calcext:value-type="float">
            <text:p>0.0222846</text:p>
          </table:table-cell>
          <table:table-cell office:value-type="float" office:value="0.07" calcext:value-type="float">
            <text:p>0.07</text:p>
          </table:table-cell>
          <table:table-cell office:value-type="float" office:value="151600" calcext:value-type="float">
            <text:p>151600</text:p>
          </table:table-cell>
          <table:table-cell office:value-type="float" office:value="8969373" calcext:value-type="float">
            <text:p>896937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96" calcext:value-type="float">
            <text:p>8196</text:p>
          </table:table-cell>
          <table:table-cell office:value-type="float" office:value="8969373" calcext:value-type="float">
            <text:p>8969373</text:p>
          </table:table-cell>
          <table:table-cell table:formula="of:=[.E287]-[.I2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4-s721215008c5426632.ukp</text:p>
          </table:table-cell>
          <table:table-cell office:value-type="float" office:value="0.0157277" calcext:value-type="float">
            <text:p>0.0157277</text:p>
          </table:table-cell>
          <table:table-cell office:value-type="float" office:value="0.06" calcext:value-type="float">
            <text:p>0.06</text:p>
          </table:table-cell>
          <table:table-cell office:value-type="float" office:value="96416" calcext:value-type="float">
            <text:p>96416</text:p>
          </table:table-cell>
          <table:table-cell office:value-type="float" office:value="5426632" calcext:value-type="float">
            <text:p>542663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288" calcext:value-type="float">
            <text:p>8288</text:p>
          </table:table-cell>
          <table:table-cell office:value-type="float" office:value="5426632" calcext:value-type="float">
            <text:p>5426632</text:p>
          </table:table-cell>
          <table:table-cell table:formula="of:=[.E288]-[.I2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5-s110877071c5748492.ukp</text:p>
          </table:table-cell>
          <table:table-cell office:value-type="float" office:value="0.0160344" calcext:value-type="float">
            <text:p>0.0160344</text:p>
          </table:table-cell>
          <table:table-cell office:value-type="float" office:value="0.06" calcext:value-type="float">
            <text:p>0.06</text:p>
          </table:table-cell>
          <table:table-cell office:value-type="float" office:value="101116" calcext:value-type="float">
            <text:p>101116</text:p>
          </table:table-cell>
          <table:table-cell office:value-type="float" office:value="5748492" calcext:value-type="float">
            <text:p>574849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76" calcext:value-type="float">
            <text:p>8076</text:p>
          </table:table-cell>
          <table:table-cell office:value-type="float" office:value="5748492" calcext:value-type="float">
            <text:p>5748492</text:p>
          </table:table-cell>
          <table:table-cell table:formula="of:=[.E289]-[.I2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6-s227708629c8761664.ukp</text:p>
          </table:table-cell>
          <table:table-cell office:value-type="float" office:value="0.022034" calcext:value-type="float">
            <text:p>0.022034</text:p>
          </table:table-cell>
          <table:table-cell office:value-type="float" office:value="0.07" calcext:value-type="float">
            <text:p>0.07</text:p>
          </table:table-cell>
          <table:table-cell office:value-type="float" office:value="148368" calcext:value-type="float">
            <text:p>148368</text:p>
          </table:table-cell>
          <table:table-cell office:value-type="float" office:value="8761664" calcext:value-type="float">
            <text:p>876166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56" calcext:value-type="float">
            <text:p>8456</text:p>
          </table:table-cell>
          <table:table-cell office:value-type="float" office:value="8761664" calcext:value-type="float">
            <text:p>8761664</text:p>
          </table:table-cell>
          <table:table-cell table:formula="of:=[.E290]-[.I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7-s177710744c7661029.ukp</text:p>
          </table:table-cell>
          <table:table-cell office:value-type="float" office:value="0.0198375" calcext:value-type="float">
            <text:p>0.0198375</text:p>
          </table:table-cell>
          <table:table-cell office:value-type="float" office:value="0.07" calcext:value-type="float">
            <text:p>0.07</text:p>
          </table:table-cell>
          <table:table-cell office:value-type="float" office:value="131272" calcext:value-type="float">
            <text:p>131272</text:p>
          </table:table-cell>
          <table:table-cell office:value-type="float" office:value="7661029" calcext:value-type="float">
            <text:p>766102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96" calcext:value-type="float">
            <text:p>8096</text:p>
          </table:table-cell>
          <table:table-cell office:value-type="float" office:value="7661029" calcext:value-type="float">
            <text:p>7661029</text:p>
          </table:table-cell>
          <table:table-cell table:formula="of:=[.E291]-[.I2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8-s991580855c8888252.ukp</text:p>
          </table:table-cell>
          <table:table-cell office:value-type="float" office:value="0.0222028" calcext:value-type="float">
            <text:p>0.0222028</text:p>
          </table:table-cell>
          <table:table-cell office:value-type="float" office:value="0.07" calcext:value-type="float">
            <text:p>0.07</text:p>
          </table:table-cell>
          <table:table-cell office:value-type="float" office:value="150236" calcext:value-type="float">
            <text:p>150236</text:p>
          </table:table-cell>
          <table:table-cell office:value-type="float" office:value="8888252" calcext:value-type="float">
            <text:p>888825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88" calcext:value-type="float">
            <text:p>8088</text:p>
          </table:table-cell>
          <table:table-cell office:value-type="float" office:value="8888252" calcext:value-type="float">
            <text:p>8888252</text:p>
          </table:table-cell>
          <table:table-cell table:formula="of:=[.E292]-[.I2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9-s126456688c6706086.ukp</text:p>
          </table:table-cell>
          <table:table-cell office:value-type="float" office:value="0.0174887" calcext:value-type="float">
            <text:p>0.01748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00" calcext:value-type="float">
            <text:p>116300</text:p>
          </table:table-cell>
          <table:table-cell office:value-type="float" office:value="6706086" calcext:value-type="float">
            <text:p>6706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84" calcext:value-type="float">
            <text:p>8584</text:p>
          </table:table-cell>
          <table:table-cell office:value-type="float" office:value="6706086" calcext:value-type="float">
            <text:p>6706086</text:p>
          </table:table-cell>
          <table:table-cell table:formula="of:=[.E293]-[.I2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2-s528806317c5356067.ukp</text:p>
          </table:table-cell>
          <table:table-cell office:value-type="float" office:value="0.0280828" calcext:value-type="float">
            <text:p>0.0280828</text:p>
          </table:table-cell>
          <table:table-cell office:value-type="float" office:value="0.07" calcext:value-type="float">
            <text:p>0.07</text:p>
          </table:table-cell>
          <table:table-cell office:value-type="float" office:value="94324" calcext:value-type="float">
            <text:p>94324</text:p>
          </table:table-cell>
          <table:table-cell office:value-type="float" office:value="5356067" calcext:value-type="float">
            <text:p>5356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36" calcext:value-type="float">
            <text:p>7836</text:p>
          </table:table-cell>
          <table:table-cell office:value-type="float" office:value="5356067" calcext:value-type="float">
            <text:p>5356067</text:p>
          </table:table-cell>
          <table:table-cell table:formula="of:=[.E294]-[.I2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7-s177710744c8106583.ukp</text:p>
          </table:table-cell>
          <table:table-cell office:value-type="float" office:value="0.0332052" calcext:value-type="float">
            <text:p>0.0332052</text:p>
          </table:table-cell>
          <table:table-cell office:value-type="float" office:value="0.08" calcext:value-type="float">
            <text:p>0.08</text:p>
          </table:table-cell>
          <table:table-cell office:value-type="float" office:value="137212" calcext:value-type="float">
            <text:p>137212</text:p>
          </table:table-cell>
          <table:table-cell office:value-type="float" office:value="8106583" calcext:value-type="float">
            <text:p>81065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8106583" calcext:value-type="float">
            <text:p>8106583</text:p>
          </table:table-cell>
          <table:table-cell table:formula="of:=[.E295]-[.I2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1-s843367405c9977503.ukp</text:p>
          </table:table-cell>
          <table:table-cell office:value-type="float" office:value="0.0277202" calcext:value-type="float">
            <text:p>0.0277202</text:p>
          </table:table-cell>
          <table:table-cell office:value-type="float" office:value="0.05" calcext:value-type="float">
            <text:p>0.05</text:p>
          </table:table-cell>
          <table:table-cell office:value-type="float" office:value="175072" calcext:value-type="float">
            <text:p>175072</text:p>
          </table:table-cell>
          <table:table-cell office:value-type="float" office:value="9977503" calcext:value-type="float">
            <text:p>99775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68" calcext:value-type="float">
            <text:p>7668</text:p>
          </table:table-cell>
          <table:table-cell office:value-type="float" office:value="9977503" calcext:value-type="float">
            <text:p>9977503</text:p>
          </table:table-cell>
          <table:table-cell table:formula="of:=[.E296]-[.I2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5-s110877071c9599783.ukp</text:p>
          </table:table-cell>
          <table:table-cell office:value-type="float" office:value="0.0272649" calcext:value-type="float">
            <text:p>0.0272649</text:p>
          </table:table-cell>
          <table:table-cell office:value-type="float" office:value="0.07" calcext:value-type="float">
            <text:p>0.07</text:p>
          </table:table-cell>
          <table:table-cell office:value-type="float" office:value="169044" calcext:value-type="float">
            <text:p>169044</text:p>
          </table:table-cell>
          <table:table-cell office:value-type="float" office:value="9599783" calcext:value-type="float">
            <text:p>95997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944" calcext:value-type="float">
            <text:p>7944</text:p>
          </table:table-cell>
          <table:table-cell office:value-type="float" office:value="9599783" calcext:value-type="float">
            <text:p>9599783</text:p>
          </table:table-cell>
          <table:table-cell table:formula="of:=[.E297]-[.I2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6-s227708629c8115981.ukp</text:p>
          </table:table-cell>
          <table:table-cell office:value-type="float" office:value="0.0245665" calcext:value-type="float">
            <text:p>0.0245665</text:p>
          </table:table-cell>
          <table:table-cell office:value-type="float" office:value="0.07" calcext:value-type="float">
            <text:p>0.07</text:p>
          </table:table-cell>
          <table:table-cell office:value-type="float" office:value="146012" calcext:value-type="float">
            <text:p>146012</text:p>
          </table:table-cell>
          <table:table-cell office:value-type="float" office:value="8115981" calcext:value-type="float">
            <text:p>811598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115981" calcext:value-type="float">
            <text:p>8115981</text:p>
          </table:table-cell>
          <table:table-cell table:formula="of:=[.E298]-[.I2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7-s177710744c8602115.ukp</text:p>
          </table:table-cell>
          <table:table-cell office:value-type="float" office:value="0.0255224" calcext:value-type="float">
            <text:p>0.0255224</text:p>
          </table:table-cell>
          <table:table-cell office:value-type="float" office:value="0.07" calcext:value-type="float">
            <text:p>0.07</text:p>
          </table:table-cell>
          <table:table-cell office:value-type="float" office:value="153584" calcext:value-type="float">
            <text:p>153584</text:p>
          </table:table-cell>
          <table:table-cell office:value-type="float" office:value="8602115" calcext:value-type="float">
            <text:p>860211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9116" calcext:value-type="float">
            <text:p>9116</text:p>
          </table:table-cell>
          <table:table-cell office:value-type="float" office:value="8602115" calcext:value-type="float">
            <text:p>8602115</text:p>
          </table:table-cell>
          <table:table-cell table:formula="of:=[.E299]-[.I2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8-s991580855c8064086.ukp</text:p>
          </table:table-cell>
          <table:table-cell office:value-type="float" office:value="0.0266761" calcext:value-type="float">
            <text:p>0.0266761</text:p>
          </table:table-cell>
          <table:table-cell office:value-type="float" office:value="0.07" calcext:value-type="float">
            <text:p>0.07</text:p>
          </table:table-cell>
          <table:table-cell office:value-type="float" office:value="145092" calcext:value-type="float">
            <text:p>145092</text:p>
          </table:table-cell>
          <table:table-cell office:value-type="float" office:value="8064086" calcext:value-type="float">
            <text:p>8064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60" calcext:value-type="float">
            <text:p>8160</text:p>
          </table:table-cell>
          <table:table-cell office:value-type="float" office:value="8064086" calcext:value-type="float">
            <text:p>8064086</text:p>
          </table:table-cell>
          <table:table-cell table:formula="of:=[.E300]-[.I3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1-s843367405c9091579.ukp</text:p>
          </table:table-cell>
          <table:table-cell office:value-type="float" office:value="0.0232337" calcext:value-type="float">
            <text:p>0.0232337</text:p>
          </table:table-cell>
          <table:table-cell office:value-type="float" office:value="0.07" calcext:value-type="float">
            <text:p>0.07</text:p>
          </table:table-cell>
          <table:table-cell office:value-type="float" office:value="153468" calcext:value-type="float">
            <text:p>153468</text:p>
          </table:table-cell>
          <table:table-cell office:value-type="float" office:value="9091579" calcext:value-type="float">
            <text:p>909157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8" calcext:value-type="float">
            <text:p>8508</text:p>
          </table:table-cell>
          <table:table-cell office:value-type="float" office:value="9091579" calcext:value-type="float">
            <text:p>9091579</text:p>
          </table:table-cell>
          <table:table-cell table:formula="of:=[.E301]-[.I3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4-s721215008c8466040.ukp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8" calcext:value-type="float">
            <text:p>0.08</text:p>
          </table:table-cell>
          <table:table-cell office:value-type="float" office:value="143516" calcext:value-type="float">
            <text:p>143516</text:p>
          </table:table-cell>
          <table:table-cell office:value-type="float" office:value="8466040" calcext:value-type="float">
            <text:p>846604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36" calcext:value-type="float">
            <text:p>8036</text:p>
          </table:table-cell>
          <table:table-cell office:value-type="float" office:value="8466040" calcext:value-type="float">
            <text:p>8466040</text:p>
          </table:table-cell>
          <table:table-cell table:formula="of:=[.E302]-[.I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8-s991580855c6794358.ukp</text:p>
          </table:table-cell>
          <table:table-cell office:value-type="float" office:value="0.018922" calcext:value-type="float">
            <text:p>0.018922</text:p>
          </table:table-cell>
          <table:table-cell office:value-type="float" office:value="0.07" calcext:value-type="float">
            <text:p>0.07</text:p>
          </table:table-cell>
          <table:table-cell office:value-type="float" office:value="117504" calcext:value-type="float">
            <text:p>117504</text:p>
          </table:table-cell>
          <table:table-cell office:value-type="float" office:value="6794358" calcext:value-type="float">
            <text:p>679435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88" calcext:value-type="float">
            <text:p>8988</text:p>
          </table:table-cell>
          <table:table-cell office:value-type="float" office:value="6794358" calcext:value-type="float">
            <text:p>6794358</text:p>
          </table:table-cell>
          <table:table-cell table:formula="of:=[.E303]-[.I3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9-s126456688c5750768.ukp</text:p>
          </table:table-cell>
          <table:table-cell office:value-type="float" office:value="0.0165485" calcext:value-type="float">
            <text:p>0.0165485</text:p>
          </table:table-cell>
          <table:table-cell office:value-type="float" office:value="0.06" calcext:value-type="float">
            <text:p>0.06</text:p>
          </table:table-cell>
          <table:table-cell office:value-type="float" office:value="101532" calcext:value-type="float">
            <text:p>101532</text:p>
          </table:table-cell>
          <table:table-cell office:value-type="float" office:value="5750768" calcext:value-type="float">
            <text:p>575076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50768" calcext:value-type="float">
            <text:p>5750768</text:p>
          </table:table-cell>
          <table:table-cell table:formula="of:=[.E304]-[.I3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-2-s528806317c9869067.ukp</text:p>
          </table:table-cell>
          <table:table-cell office:value-type="float" office:value="0.0430868" calcext:value-type="float">
            <text:p>0.0430868</text:p>
          </table:table-cell>
          <table:table-cell office:value-type="float" office:value="0.08" calcext:value-type="float">
            <text:p>0.08</text:p>
          </table:table-cell>
          <table:table-cell office:value-type="float" office:value="171604" calcext:value-type="float">
            <text:p>171604</text:p>
          </table:table-cell>
          <table:table-cell office:value-type="float" office:value="9869067" calcext:value-type="float">
            <text:p>98690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9869067" calcext:value-type="float">
            <text:p>9869067</text:p>
          </table:table-cell>
          <table:table-cell table:formula="of:=[.E305]-[.I3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-4-s721215008c7695402.ukp</text:p>
          </table:table-cell>
          <table:table-cell office:value-type="float" office:value="0.0416675" calcext:value-type="float">
            <text:p>0.0416675</text:p>
          </table:table-cell>
          <table:table-cell office:value-type="float" office:value="0.08" calcext:value-type="float">
            <text:p>0.08</text:p>
          </table:table-cell>
          <table:table-cell office:value-type="float" office:value="130156" calcext:value-type="float">
            <text:p>130156</text:p>
          </table:table-cell>
          <table:table-cell office:value-type="float" office:value="7695402" calcext:value-type="float">
            <text:p>769540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695402" calcext:value-type="float">
            <text:p>7695402</text:p>
          </table:table-cell>
          <table:table-cell table:formula="of:=[.E306]-[.I3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0-s827183242c6088006.ukp</text:p>
          </table:table-cell>
          <table:table-cell office:value-type="float" office:value="0.0198801" calcext:value-type="float">
            <text:p>0.0198801</text:p>
          </table:table-cell>
          <table:table-cell office:value-type="float" office:value="0.05" calcext:value-type="float">
            <text:p>0.05</text:p>
          </table:table-cell>
          <table:table-cell office:value-type="float" office:value="114136" calcext:value-type="float">
            <text:p>114136</text:p>
          </table:table-cell>
          <table:table-cell office:value-type="float" office:value="6088006" calcext:value-type="float">
            <text:p>608800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28" calcext:value-type="float">
            <text:p>7528</text:p>
          </table:table-cell>
          <table:table-cell office:value-type="float" office:value="6088006" calcext:value-type="float">
            <text:p>6088006</text:p>
          </table:table-cell>
          <table:table-cell table:formula="of:=[.E307]-[.I3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1-s843367405c5143215.ukp</text:p>
          </table:table-cell>
          <table:table-cell office:value-type="float" office:value="0.0190188" calcext:value-type="float">
            <text:p>0.0190188</text:p>
          </table:table-cell>
          <table:table-cell office:value-type="float" office:value="0.05" calcext:value-type="float">
            <text:p>0.05</text:p>
          </table:table-cell>
          <table:table-cell office:value-type="float" office:value="99396" calcext:value-type="float">
            <text:p>99396</text:p>
          </table:table-cell>
          <table:table-cell office:value-type="float" office:value="5143215" calcext:value-type="float">
            <text:p>5143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16" calcext:value-type="float">
            <text:p>8416</text:p>
          </table:table-cell>
          <table:table-cell office:value-type="float" office:value="5143215" calcext:value-type="float">
            <text:p>5143215</text:p>
          </table:table-cell>
          <table:table-cell table:formula="of:=[.E308]-[.I3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3-s780179313c9414924.ukp</text:p>
          </table:table-cell>
          <table:table-cell office:value-type="float" office:value="0.0262522" calcext:value-type="float">
            <text:p>0.0262522</text:p>
          </table:table-cell>
          <table:table-cell office:value-type="float" office:value="0.05" calcext:value-type="float">
            <text:p>0.05</text:p>
          </table:table-cell>
          <table:table-cell office:value-type="float" office:value="166148" calcext:value-type="float">
            <text:p>166148</text:p>
          </table:table-cell>
          <table:table-cell office:value-type="float" office:value="9414924" calcext:value-type="float">
            <text:p>94149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9414924" calcext:value-type="float">
            <text:p>9414924</text:p>
          </table:table-cell>
          <table:table-cell table:formula="of:=[.E309]-[.I3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4-s721215008c5934995.ukp</text:p>
          </table:table-cell>
          <table:table-cell office:value-type="float" office:value="0.019481" calcext:value-type="float">
            <text:p>0.019481</text:p>
          </table:table-cell>
          <table:table-cell office:value-type="float" office:value="0.04" calcext:value-type="float">
            <text:p>0.04</text:p>
          </table:table-cell>
          <table:table-cell office:value-type="float" office:value="111656" calcext:value-type="float">
            <text:p>111656</text:p>
          </table:table-cell>
          <table:table-cell office:value-type="float" office:value="5934995" calcext:value-type="float">
            <text:p>59349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5934995" calcext:value-type="float">
            <text:p>5934995</text:p>
          </table:table-cell>
          <table:table-cell table:formula="of:=[.E310]-[.I3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6-s227708629c8354146.ukp</text:p>
          </table:table-cell>
          <table:table-cell office:value-type="float" office:value="0.0246233" calcext:value-type="float">
            <text:p>0.0246233</text:p>
          </table:table-cell>
          <table:table-cell office:value-type="float" office:value="0.05" calcext:value-type="float">
            <text:p>0.05</text:p>
          </table:table-cell>
          <table:table-cell office:value-type="float" office:value="149524" calcext:value-type="float">
            <text:p>149524</text:p>
          </table:table-cell>
          <table:table-cell office:value-type="float" office:value="8354146" calcext:value-type="float">
            <text:p>83541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0" calcext:value-type="float">
            <text:p>6380</text:p>
          </table:table-cell>
          <table:table-cell office:value-type="float" office:value="8354146" calcext:value-type="float">
            <text:p>8354146</text:p>
          </table:table-cell>
          <table:table-cell table:formula="of:=[.E311]-[.I3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7-s177710744c9761690.ukp</text:p>
          </table:table-cell>
          <table:table-cell office:value-type="float" office:value="0.0273641" calcext:value-type="float">
            <text:p>0.0273641</text:p>
          </table:table-cell>
          <table:table-cell office:value-type="float" office:value="0.06" calcext:value-type="float">
            <text:p>0.06</text:p>
          </table:table-cell>
          <table:table-cell office:value-type="float" office:value="171480" calcext:value-type="float">
            <text:p>171480</text:p>
          </table:table-cell>
          <table:table-cell office:value-type="float" office:value="9761690" calcext:value-type="float">
            <text:p>97616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9761690" calcext:value-type="float">
            <text:p>9761690</text:p>
          </table:table-cell>
          <table:table-cell table:formula="of:=[.E312]-[.I3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8-s991580855c9910764.ukp</text:p>
          </table:table-cell>
          <table:table-cell office:value-type="float" office:value="0.0275352" calcext:value-type="float">
            <text:p>0.0275352</text:p>
          </table:table-cell>
          <table:table-cell office:value-type="float" office:value="0.05" calcext:value-type="float">
            <text:p>0.05</text:p>
          </table:table-cell>
          <table:table-cell office:value-type="float" office:value="173708" calcext:value-type="float">
            <text:p>173708</text:p>
          </table:table-cell>
          <table:table-cell office:value-type="float" office:value="9910764" calcext:value-type="float">
            <text:p>9910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8" calcext:value-type="float">
            <text:p>7968</text:p>
          </table:table-cell>
          <table:table-cell office:value-type="float" office:value="9910764" calcext:value-type="float">
            <text:p>9910764</text:p>
          </table:table-cell>
          <table:table-cell table:formula="of:=[.E313]-[.I3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0-s827183242c8822301.ukp</text:p>
          </table:table-cell>
          <table:table-cell office:value-type="float" office:value="0.0223422" calcext:value-type="float">
            <text:p>0.0223422</text:p>
          </table:table-cell>
          <table:table-cell office:value-type="float" office:value="0.06" calcext:value-type="float">
            <text:p>0.06</text:p>
          </table:table-cell>
          <table:table-cell office:value-type="float" office:value="149028" calcext:value-type="float">
            <text:p>149028</text:p>
          </table:table-cell>
          <table:table-cell office:value-type="float" office:value="8822301" calcext:value-type="float">
            <text:p>88223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04" calcext:value-type="float">
            <text:p>7704</text:p>
          </table:table-cell>
          <table:table-cell office:value-type="float" office:value="8822301" calcext:value-type="float">
            <text:p>8822301</text:p>
          </table:table-cell>
          <table:table-cell table:formula="of:=[.E314]-[.I3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2-s528806317c8591328.ukp</text:p>
          </table:table-cell>
          <table:table-cell office:value-type="float" office:value="0.0222537" calcext:value-type="float">
            <text:p>0.0222537</text:p>
          </table:table-cell>
          <table:table-cell office:value-type="float" office:value="0.05" calcext:value-type="float">
            <text:p>0.05</text:p>
          </table:table-cell>
          <table:table-cell office:value-type="float" office:value="145448" calcext:value-type="float">
            <text:p>145448</text:p>
          </table:table-cell>
          <table:table-cell office:value-type="float" office:value="8591328" calcext:value-type="float">
            <text:p>859132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8591328" calcext:value-type="float">
            <text:p>8591328</text:p>
          </table:table-cell>
          <table:table-cell table:formula="of:=[.E315]-[.I3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3-s780179313c6302070.ukp</text:p>
          </table:table-cell>
          <table:table-cell office:value-type="float" office:value="0.0178406" calcext:value-type="float">
            <text:p>0.0178406</text:p>
          </table:table-cell>
          <table:table-cell office:value-type="float" office:value="0.04" calcext:value-type="float">
            <text:p>0.04</text:p>
          </table:table-cell>
          <table:table-cell office:value-type="float" office:value="109488" calcext:value-type="float">
            <text:p>109488</text:p>
          </table:table-cell>
          <table:table-cell office:value-type="float" office:value="6302070" calcext:value-type="float">
            <text:p>630207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302070" calcext:value-type="float">
            <text:p>6302070</text:p>
          </table:table-cell>
          <table:table-cell table:formula="of:=[.E316]-[.I3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4-s721215008c7850767.ukp</text:p>
          </table:table-cell>
          <table:table-cell office:value-type="float" office:value="0.0204005" calcext:value-type="float">
            <text:p>0.0204005</text:p>
          </table:table-cell>
          <table:table-cell office:value-type="float" office:value="0.04" calcext:value-type="float">
            <text:p>0.04</text:p>
          </table:table-cell>
          <table:table-cell office:value-type="float" office:value="133792" calcext:value-type="float">
            <text:p>133792</text:p>
          </table:table-cell>
          <table:table-cell office:value-type="float" office:value="7850767" calcext:value-type="float">
            <text:p>78507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40" calcext:value-type="float">
            <text:p>8140</text:p>
          </table:table-cell>
          <table:table-cell office:value-type="float" office:value="7850767" calcext:value-type="float">
            <text:p>7850767</text:p>
          </table:table-cell>
          <table:table-cell table:formula="of:=[.E317]-[.I3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5-s110877071c9821245.ukp</text:p>
          </table:table-cell>
          <table:table-cell office:value-type="float" office:value="0.0242151" calcext:value-type="float">
            <text:p>0.0242151</text:p>
          </table:table-cell>
          <table:table-cell office:value-type="float" office:value="0.05" calcext:value-type="float">
            <text:p>0.05</text:p>
          </table:table-cell>
          <table:table-cell office:value-type="float" office:value="164600" calcext:value-type="float">
            <text:p>164600</text:p>
          </table:table-cell>
          <table:table-cell office:value-type="float" office:value="9821245" calcext:value-type="float">
            <text:p>982124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821245" calcext:value-type="float">
            <text:p>9821245</text:p>
          </table:table-cell>
          <table:table-cell table:formula="of:=[.E318]-[.I3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6-s227708629c8699695.ukp</text:p>
          </table:table-cell>
          <table:table-cell office:value-type="float" office:value="0.0222279" calcext:value-type="float">
            <text:p>0.0222279</text:p>
          </table:table-cell>
          <table:table-cell office:value-type="float" office:value="0.05" calcext:value-type="float">
            <text:p>0.05</text:p>
          </table:table-cell>
          <table:table-cell office:value-type="float" office:value="147036" calcext:value-type="float">
            <text:p>147036</text:p>
          </table:table-cell>
          <table:table-cell office:value-type="float" office:value="8699695" calcext:value-type="float">
            <text:p>86996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699695" calcext:value-type="float">
            <text:p>8699695</text:p>
          </table:table-cell>
          <table:table-cell table:formula="of:=[.E319]-[.I3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7-s177710744c8673946.ukp</text:p>
          </table:table-cell>
          <table:table-cell office:value-type="float" office:value="0.0223309" calcext:value-type="float">
            <text:p>0.0223309</text:p>
          </table:table-cell>
          <table:table-cell office:value-type="float" office:value="0.05" calcext:value-type="float">
            <text:p>0.05</text:p>
          </table:table-cell>
          <table:table-cell office:value-type="float" office:value="146648" calcext:value-type="float">
            <text:p>146648</text:p>
          </table:table-cell>
          <table:table-cell office:value-type="float" office:value="8673946" calcext:value-type="float">
            <text:p>86739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40" calcext:value-type="float">
            <text:p>7440</text:p>
          </table:table-cell>
          <table:table-cell office:value-type="float" office:value="8673946" calcext:value-type="float">
            <text:p>8673946</text:p>
          </table:table-cell>
          <table:table-cell table:formula="of:=[.E320]-[.I3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0-s827183242c7523725.ukp</text:p>
          </table:table-cell>
          <table:table-cell office:value-type="float" office:value="0.0223889" calcext:value-type="float">
            <text:p>0.0223889</text:p>
          </table:table-cell>
          <table:table-cell office:value-type="float" office:value="0.05" calcext:value-type="float">
            <text:p>0.05</text:p>
          </table:table-cell>
          <table:table-cell office:value-type="float" office:value="136736" calcext:value-type="float">
            <text:p>136736</text:p>
          </table:table-cell>
          <table:table-cell office:value-type="float" office:value="7523725" calcext:value-type="float">
            <text:p>75237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7523725" calcext:value-type="float">
            <text:p>7523725</text:p>
          </table:table-cell>
          <table:table-cell table:formula="of:=[.E321]-[.I3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1-s843367405c9532908.ukp</text:p>
          </table:table-cell>
          <table:table-cell office:value-type="float" office:value="0.0257957" calcext:value-type="float">
            <text:p>0.0257957</text:p>
          </table:table-cell>
          <table:table-cell office:value-type="float" office:value="0.05" calcext:value-type="float">
            <text:p>0.05</text:p>
          </table:table-cell>
          <table:table-cell office:value-type="float" office:value="167976" calcext:value-type="float">
            <text:p>167976</text:p>
          </table:table-cell>
          <table:table-cell office:value-type="float" office:value="9532908" calcext:value-type="float">
            <text:p>953290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24" calcext:value-type="float">
            <text:p>8424</text:p>
          </table:table-cell>
          <table:table-cell office:value-type="float" office:value="9532908" calcext:value-type="float">
            <text:p>9532908</text:p>
          </table:table-cell>
          <table:table-cell table:formula="of:=[.E322]-[.I3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2-s528806317c7919747.ukp</text:p>
          </table:table-cell>
          <table:table-cell office:value-type="float" office:value="0.0263876" calcext:value-type="float">
            <text:p>0.0263876</text:p>
          </table:table-cell>
          <table:table-cell office:value-type="float" office:value="0.05" calcext:value-type="float">
            <text:p>0.05</text:p>
          </table:table-cell>
          <table:table-cell office:value-type="float" office:value="142828" calcext:value-type="float">
            <text:p>142828</text:p>
          </table:table-cell>
          <table:table-cell office:value-type="float" office:value="7919747" calcext:value-type="float">
            <text:p>79197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919747" calcext:value-type="float">
            <text:p>7919747</text:p>
          </table:table-cell>
          <table:table-cell table:formula="of:=[.E323]-[.I3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3-s780179313c9798340.ukp</text:p>
          </table:table-cell>
          <table:table-cell office:value-type="float" office:value="0.0269187" calcext:value-type="float">
            <text:p>0.0269187</text:p>
          </table:table-cell>
          <table:table-cell office:value-type="float" office:value="0.06" calcext:value-type="float">
            <text:p>0.06</text:p>
          </table:table-cell>
          <table:table-cell office:value-type="float" office:value="172188" calcext:value-type="float">
            <text:p>172188</text:p>
          </table:table-cell>
          <table:table-cell office:value-type="float" office:value="9798340" calcext:value-type="float">
            <text:p>97983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4" calcext:value-type="float">
            <text:p>6304</text:p>
          </table:table-cell>
          <table:table-cell office:value-type="float" office:value="9798340" calcext:value-type="float">
            <text:p>9798340</text:p>
          </table:table-cell>
          <table:table-cell table:formula="of:=[.E324]-[.I3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4-s721215008c7652591.ukp</text:p>
          </table:table-cell>
          <table:table-cell office:value-type="float" office:value="0.0228674" calcext:value-type="float">
            <text:p>0.0228674</text:p>
          </table:table-cell>
          <table:table-cell office:value-type="float" office:value="0.05" calcext:value-type="float">
            <text:p>0.05</text:p>
          </table:table-cell>
          <table:table-cell office:value-type="float" office:value="138788" calcext:value-type="float">
            <text:p>138788</text:p>
          </table:table-cell>
          <table:table-cell office:value-type="float" office:value="7652591" calcext:value-type="float">
            <text:p>765259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7652591" calcext:value-type="float">
            <text:p>7652591</text:p>
          </table:table-cell>
          <table:table-cell table:formula="of:=[.E325]-[.I3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5-s110877071c8668525.ukp</text:p>
          </table:table-cell>
          <table:table-cell office:value-type="float" office:value="0.0243272" calcext:value-type="float">
            <text:p>0.0243272</text:p>
          </table:table-cell>
          <table:table-cell office:value-type="float" office:value="0.05" calcext:value-type="float">
            <text:p>0.05</text:p>
          </table:table-cell>
          <table:table-cell office:value-type="float" office:value="154520" calcext:value-type="float">
            <text:p>154520</text:p>
          </table:table-cell>
          <table:table-cell office:value-type="float" office:value="8668525" calcext:value-type="float">
            <text:p>86685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4" calcext:value-type="float">
            <text:p>6364</text:p>
          </table:table-cell>
          <table:table-cell office:value-type="float" office:value="8668525" calcext:value-type="float">
            <text:p>8668525</text:p>
          </table:table-cell>
          <table:table-cell table:formula="of:=[.E326]-[.I3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6-s227708629c6668094.ukp</text:p>
          </table:table-cell>
          <table:table-cell office:value-type="float" office:value="0.0210403" calcext:value-type="float">
            <text:p>0.0210403</text:p>
          </table:table-cell>
          <table:table-cell office:value-type="float" office:value="0.04" calcext:value-type="float">
            <text:p>0.04</text:p>
          </table:table-cell>
          <table:table-cell office:value-type="float" office:value="123124" calcext:value-type="float">
            <text:p>123124</text:p>
          </table:table-cell>
          <table:table-cell office:value-type="float" office:value="6668094" calcext:value-type="float">
            <text:p>666809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296" calcext:value-type="float">
            <text:p>7296</text:p>
          </table:table-cell>
          <table:table-cell office:value-type="float" office:value="6668094" calcext:value-type="float">
            <text:p>6668094</text:p>
          </table:table-cell>
          <table:table-cell table:formula="of:=[.E327]-[.I3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7-s177710744c6436205.ukp</text:p>
          </table:table-cell>
          <table:table-cell office:value-type="float" office:value="0.0209638" calcext:value-type="float">
            <text:p>0.0209638</text:p>
          </table:table-cell>
          <table:table-cell office:value-type="float" office:value="0.04" calcext:value-type="float">
            <text:p>0.04</text:p>
          </table:table-cell>
          <table:table-cell office:value-type="float" office:value="119508" calcext:value-type="float">
            <text:p>119508</text:p>
          </table:table-cell>
          <table:table-cell office:value-type="float" office:value="6436205" calcext:value-type="float">
            <text:p>64362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6436205" calcext:value-type="float">
            <text:p>6436205</text:p>
          </table:table-cell>
          <table:table-cell table:formula="of:=[.E328]-[.I3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8-s991580855c7280148.ukp</text:p>
          </table:table-cell>
          <table:table-cell office:value-type="float" office:value="0.0224957" calcext:value-type="float">
            <text:p>0.0224957</text:p>
          </table:table-cell>
          <table:table-cell office:value-type="float" office:value="0.05" calcext:value-type="float">
            <text:p>0.05</text:p>
          </table:table-cell>
          <table:table-cell office:value-type="float" office:value="132912" calcext:value-type="float">
            <text:p>132912</text:p>
          </table:table-cell>
          <table:table-cell office:value-type="float" office:value="7280148" calcext:value-type="float">
            <text:p>728014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 office:value-type="float" office:value="7280148" calcext:value-type="float">
            <text:p>7280148</text:p>
          </table:table-cell>
          <table:table-cell table:formula="of:=[.E329]-[.I3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9-s126456688c9059572.ukp</text:p>
          </table:table-cell>
          <table:table-cell office:value-type="float" office:value="0.0257186" calcext:value-type="float">
            <text:p>0.0257186</text:p>
          </table:table-cell>
          <table:table-cell office:value-type="float" office:value="0.05" calcext:value-type="float">
            <text:p>0.05</text:p>
          </table:table-cell>
          <table:table-cell office:value-type="float" office:value="160648" calcext:value-type="float">
            <text:p>160648</text:p>
          </table:table-cell>
          <table:table-cell office:value-type="float" office:value="9059572" calcext:value-type="float">
            <text:p>905957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9059572" calcext:value-type="float">
            <text:p>9059572</text:p>
          </table:table-cell>
          <table:table-cell table:formula="of:=[.E330]-[.I3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0-s827183242c7601647.ukp</text:p>
          </table:table-cell>
          <table:table-cell office:value-type="float" office:value="0.0244006" calcext:value-type="float">
            <text:p>0.0244006</text:p>
          </table:table-cell>
          <table:table-cell office:value-type="float" office:value="0.07" calcext:value-type="float">
            <text:p>0.07</text:p>
          </table:table-cell>
          <table:table-cell office:value-type="float" office:value="138140" calcext:value-type="float">
            <text:p>138140</text:p>
          </table:table-cell>
          <table:table-cell office:value-type="float" office:value="7601647" calcext:value-type="float">
            <text:p>76016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601647" calcext:value-type="float">
            <text:p>7601647</text:p>
          </table:table-cell>
          <table:table-cell table:formula="of:=[.E331]-[.I3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6-s227708629c9226178.ukp</text:p>
          </table:table-cell>
          <table:table-cell office:value-type="float" office:value="0.0272455" calcext:value-type="float">
            <text:p>0.0272455</text:p>
          </table:table-cell>
          <table:table-cell office:value-type="float" office:value="0.08" calcext:value-type="float">
            <text:p>0.08</text:p>
          </table:table-cell>
          <table:table-cell office:value-type="float" office:value="163648" calcext:value-type="float">
            <text:p>163648</text:p>
          </table:table-cell>
          <table:table-cell office:value-type="float" office:value="9226178" calcext:value-type="float">
            <text:p>922617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8788" calcext:value-type="float">
            <text:p>8788</text:p>
          </table:table-cell>
          <table:table-cell office:value-type="float" office:value="9226178" calcext:value-type="float">
            <text:p>9226178</text:p>
          </table:table-cell>
          <table:table-cell table:formula="of:=[.E332]-[.I3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0-s827183242c7053974.ukp</text:p>
          </table:table-cell>
          <table:table-cell office:value-type="float" office:value="0.0179415" calcext:value-type="float">
            <text:p>0.0179415</text:p>
          </table:table-cell>
          <table:table-cell office:value-type="float" office:value="0.04" calcext:value-type="float">
            <text:p>0.04</text:p>
          </table:table-cell>
          <table:table-cell office:value-type="float" office:value="121508" calcext:value-type="float">
            <text:p>121508</text:p>
          </table:table-cell>
          <table:table-cell office:value-type="float" office:value="7053974" calcext:value-type="float">
            <text:p>7053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office:value-type="float" office:value="7053974" calcext:value-type="float">
            <text:p>7053974</text:p>
          </table:table-cell>
          <table:table-cell table:formula="of:=[.E333]-[.I3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1-s843367405c7086967.ukp</text:p>
          </table:table-cell>
          <table:table-cell office:value-type="float" office:value="0.0181875" calcext:value-type="float">
            <text:p>0.0181875</text:p>
          </table:table-cell>
          <table:table-cell office:value-type="float" office:value="0.04" calcext:value-type="float">
            <text:p>0.04</text:p>
          </table:table-cell>
          <table:table-cell office:value-type="float" office:value="122112" calcext:value-type="float">
            <text:p>122112</text:p>
          </table:table-cell>
          <table:table-cell office:value-type="float" office:value="7086967" calcext:value-type="float">
            <text:p>70869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96" calcext:value-type="float">
            <text:p>8196</text:p>
          </table:table-cell>
          <table:table-cell office:value-type="float" office:value="7086967" calcext:value-type="float">
            <text:p>7086967</text:p>
          </table:table-cell>
          <table:table-cell table:formula="of:=[.E334]-[.I3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3-s780179313c6374688.ukp</text:p>
          </table:table-cell>
          <table:table-cell office:value-type="float" office:value="0.0173305" calcext:value-type="float">
            <text:p>0.0173305</text:p>
          </table:table-cell>
          <table:table-cell office:value-type="float" office:value="0.04" calcext:value-type="float">
            <text:p>0.04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74688" calcext:value-type="float">
            <text:p>637468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6374688" calcext:value-type="float">
            <text:p>6374688</text:p>
          </table:table-cell>
          <table:table-cell table:formula="of:=[.E335]-[.I3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4-s721215008c8581351.ukp</text:p>
          </table:table-cell>
          <table:table-cell office:value-type="float" office:value="0.0218329" calcext:value-type="float">
            <text:p>0.0218329</text:p>
          </table:table-cell>
          <table:table-cell office:value-type="float" office:value="0.04" calcext:value-type="float">
            <text:p>0.04</text:p>
          </table:table-cell>
          <table:table-cell office:value-type="float" office:value="145352" calcext:value-type="float">
            <text:p>145352</text:p>
          </table:table-cell>
          <table:table-cell office:value-type="float" office:value="8581351" calcext:value-type="float">
            <text:p>858135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0" calcext:value-type="float">
            <text:p>6340</text:p>
          </table:table-cell>
          <table:table-cell office:value-type="float" office:value="8581351" calcext:value-type="float">
            <text:p>8581351</text:p>
          </table:table-cell>
          <table:table-cell table:formula="of:=[.E336]-[.I3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5-s110877071c8239505.ukp</text:p>
          </table:table-cell>
          <table:table-cell office:value-type="float" office:value="0.0203214" calcext:value-type="float">
            <text:p>0.0203214</text:p>
          </table:table-cell>
          <table:table-cell office:value-type="float" office:value="0.04" calcext:value-type="float">
            <text:p>0.04</text:p>
          </table:table-cell>
          <table:table-cell office:value-type="float" office:value="140084" calcext:value-type="float">
            <text:p>140084</text:p>
          </table:table-cell>
          <table:table-cell office:value-type="float" office:value="8239505" calcext:value-type="float">
            <text:p>82395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8239505" calcext:value-type="float">
            <text:p>8239505</text:p>
          </table:table-cell>
          <table:table-cell table:formula="of:=[.E337]-[.I3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6-s227708629c9521889.ukp</text:p>
          </table:table-cell>
          <table:table-cell office:value-type="float" office:value="0.0225668" calcext:value-type="float">
            <text:p>0.0225668</text:p>
          </table:table-cell>
          <table:table-cell office:value-type="float" office:value="0.05" calcext:value-type="float">
            <text:p>0.05</text:p>
          </table:table-cell>
          <table:table-cell office:value-type="float" office:value="160160" calcext:value-type="float">
            <text:p>160160</text:p>
          </table:table-cell>
          <table:table-cell office:value-type="float" office:value="9521889" calcext:value-type="float">
            <text:p>952188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521889" calcext:value-type="float">
            <text:p>9521889</text:p>
          </table:table-cell>
          <table:table-cell table:formula="of:=[.E338]-[.I3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7-s177710744c5484900.ukp</text:p>
          </table:table-cell>
          <table:table-cell office:value-type="float" office:value="0.0148632" calcext:value-type="float">
            <text:p>0.0148632</text:p>
          </table:table-cell>
          <table:table-cell office:value-type="float" office:value="0.04" calcext:value-type="float">
            <text:p>0.04</text:p>
          </table:table-cell>
          <table:table-cell office:value-type="float" office:value="97132" calcext:value-type="float">
            <text:p>97132</text:p>
          </table:table-cell>
          <table:table-cell office:value-type="float" office:value="5484900" calcext:value-type="float">
            <text:p>54849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76" calcext:value-type="float">
            <text:p>6376</text:p>
          </table:table-cell>
          <table:table-cell office:value-type="float" office:value="5484900" calcext:value-type="float">
            <text:p>5484900</text:p>
          </table:table-cell>
          <table:table-cell table:formula="of:=[.E339]-[.I3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8-s991580855c9017093.ukp</text:p>
          </table:table-cell>
          <table:table-cell office:value-type="float" office:value="0.0215837" calcext:value-type="float">
            <text:p>0.0215837</text:p>
          </table:table-cell>
          <table:table-cell office:value-type="float" office:value="0.04" calcext:value-type="float">
            <text:p>0.04</text:p>
          </table:table-cell>
          <table:table-cell office:value-type="float" office:value="152292" calcext:value-type="float">
            <text:p>152292</text:p>
          </table:table-cell>
          <table:table-cell office:value-type="float" office:value="9017093" calcext:value-type="float">
            <text:p>90170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72" calcext:value-type="float">
            <text:p>7372</text:p>
          </table:table-cell>
          <table:table-cell office:value-type="float" office:value="9017093" calcext:value-type="float">
            <text:p>9017093</text:p>
          </table:table-cell>
          <table:table-cell table:formula="of:=[.E340]-[.I3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9-s126456688c8432099.ukp</text:p>
          </table:table-cell>
          <table:table-cell office:value-type="float" office:value="0.0207744" calcext:value-type="float">
            <text:p>0.0207744</text:p>
          </table:table-cell>
          <table:table-cell office:value-type="float" office:value="0.04" calcext:value-type="float">
            <text:p>0.04</text:p>
          </table:table-cell>
          <table:table-cell office:value-type="float" office:value="143164" calcext:value-type="float">
            <text:p>143164</text:p>
          </table:table-cell>
          <table:table-cell office:value-type="float" office:value="8432099" calcext:value-type="float">
            <text:p>843209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office:value-type="float" office:value="8432099" calcext:value-type="float">
            <text:p>8432099</text:p>
          </table:table-cell>
          <table:table-cell table:formula="of:=[.E341]-[.I3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2-s528806317c6362627.ukp</text:p>
          </table:table-cell>
          <table:table-cell office:value-type="float" office:value="0.0177033" calcext:value-type="float">
            <text:p>0.0177033</text:p>
          </table:table-cell>
          <table:table-cell office:value-type="float" office:value="0.06" calcext:value-type="float">
            <text:p>0.06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62627" calcext:value-type="float">
            <text:p>636262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12" calcext:value-type="float">
            <text:p>9212</text:p>
          </table:table-cell>
          <table:table-cell office:value-type="float" office:value="6362627" calcext:value-type="float">
            <text:p>6362627</text:p>
          </table:table-cell>
          <table:table-cell table:formula="of:=[.E342]-[.I3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5-s110877071c8407768.ukp</text:p>
          </table:table-cell>
          <table:table-cell office:value-type="float" office:value="0.0305065" calcext:value-type="float">
            <text:p>0.0305065</text:p>
          </table:table-cell>
          <table:table-cell office:value-type="float" office:value="0.05" calcext:value-type="float">
            <text:p>0.05</text:p>
          </table:table-cell>
          <table:table-cell office:value-type="float" office:value="149712" calcext:value-type="float">
            <text:p>149712</text:p>
          </table:table-cell>
          <table:table-cell office:value-type="float" office:value="8407768" calcext:value-type="float">
            <text:p>840776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407768" calcext:value-type="float">
            <text:p>8407768</text:p>
          </table:table-cell>
          <table:table-cell table:formula="of:=[.E343]-[.I3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2-s528806317c6703936.ukp</text:p>
          </table:table-cell>
          <table:table-cell office:value-type="float" office:value="0.0208497" calcext:value-type="float">
            <text:p>0.0208497</text:p>
          </table:table-cell>
          <table:table-cell office:value-type="float" office:value="0.05" calcext:value-type="float">
            <text:p>0.05</text:p>
          </table:table-cell>
          <table:table-cell office:value-type="float" office:value="123756" calcext:value-type="float">
            <text:p>123756</text:p>
          </table:table-cell>
          <table:table-cell office:value-type="float" office:value="6703936" calcext:value-type="float">
            <text:p>67039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6703936" calcext:value-type="float">
            <text:p>6703936</text:p>
          </table:table-cell>
          <table:table-cell table:formula="of:=[.E344]-[.I3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4-s721215008c9330585.ukp</text:p>
          </table:table-cell>
          <table:table-cell office:value-type="float" office:value="0.0263381" calcext:value-type="float">
            <text:p>0.0263381</text:p>
          </table:table-cell>
          <table:table-cell office:value-type="float" office:value="0.05" calcext:value-type="float">
            <text:p>0.05</text:p>
          </table:table-cell>
          <table:table-cell office:value-type="float" office:value="164740" calcext:value-type="float">
            <text:p>164740</text:p>
          </table:table-cell>
          <table:table-cell office:value-type="float" office:value="9330585" calcext:value-type="float">
            <text:p>933058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float" office:value="9330585" calcext:value-type="float">
            <text:p>9330585</text:p>
          </table:table-cell>
          <table:table-cell table:formula="of:=[.E345]-[.I3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6-s227708629c5186264.ukp</text:p>
          </table:table-cell>
          <table:table-cell office:value-type="float" office:value="0.0176706" calcext:value-type="float">
            <text:p>0.0176706</text:p>
          </table:table-cell>
          <table:table-cell office:value-type="float" office:value="0.04" calcext:value-type="float">
            <text:p>0.04</text:p>
          </table:table-cell>
          <table:table-cell office:value-type="float" office:value="100212" calcext:value-type="float">
            <text:p>100212</text:p>
          </table:table-cell>
          <table:table-cell office:value-type="float" office:value="5186264" calcext:value-type="float">
            <text:p>51862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5186264" calcext:value-type="float">
            <text:p>5186264</text:p>
          </table:table-cell>
          <table:table-cell table:formula="of:=[.E346]-[.I3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7-s177710744c9001705.ukp</text:p>
          </table:table-cell>
          <table:table-cell office:value-type="float" office:value="0.0251766" calcext:value-type="float">
            <text:p>0.0251766</text:p>
          </table:table-cell>
          <table:table-cell office:value-type="float" office:value="0.05" calcext:value-type="float">
            <text:p>0.05</text:p>
          </table:table-cell>
          <table:table-cell office:value-type="float" office:value="159596" calcext:value-type="float">
            <text:p>159596</text:p>
          </table:table-cell>
          <table:table-cell office:value-type="float" office:value="9001705" calcext:value-type="float">
            <text:p>90017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office:value-type="float" office:value="9001705" calcext:value-type="float">
            <text:p>9001705</text:p>
          </table:table-cell>
          <table:table-cell table:formula="of:=[.E347]-[.I3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8-s991580855c9304111.ukp</text:p>
          </table:table-cell>
          <table:table-cell office:value-type="float" office:value="0.0259204" calcext:value-type="float">
            <text:p>0.0259204</text:p>
          </table:table-cell>
          <table:table-cell office:value-type="float" office:value="0.05" calcext:value-type="float">
            <text:p>0.05</text:p>
          </table:table-cell>
          <table:table-cell office:value-type="float" office:value="164324" calcext:value-type="float">
            <text:p>164324</text:p>
          </table:table-cell>
          <table:table-cell office:value-type="float" office:value="9304111" calcext:value-type="float">
            <text:p>930411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9304111" calcext:value-type="float">
            <text:p>9304111</text:p>
          </table:table-cell>
          <table:table-cell table:formula="of:=[.E348]-[.I3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9-s126456688c5145104.ukp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4" calcext:value-type="float">
            <text:p>0.04</text:p>
          </table:table-cell>
          <table:table-cell office:value-type="float" office:value="99308" calcext:value-type="float">
            <text:p>99308</text:p>
          </table:table-cell>
          <table:table-cell office:value-type="float" office:value="5145104" calcext:value-type="float">
            <text:p>51451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40" calcext:value-type="float">
            <text:p>8240</text:p>
          </table:table-cell>
          <table:table-cell office:value-type="float" office:value="5145104" calcext:value-type="float">
            <text:p>5145104</text:p>
          </table:table-cell>
          <table:table-cell table:formula="of:=[.E349]-[.I3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0-s827183242c5167895.ukp</text:p>
          </table:table-cell>
          <table:table-cell office:value-type="float" office:value="0.0148439" calcext:value-type="float">
            <text:p>0.0148439</text:p>
          </table:table-cell>
          <table:table-cell office:value-type="float" office:value="0.05" calcext:value-type="float">
            <text:p>0.05</text:p>
          </table:table-cell>
          <table:table-cell office:value-type="float" office:value="91992" calcext:value-type="float">
            <text:p>91992</text:p>
          </table:table-cell>
          <table:table-cell office:value-type="float" office:value="5167895" calcext:value-type="float">
            <text:p>51678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office:value-type="float" office:value="5167895" calcext:value-type="float">
            <text:p>5167895</text:p>
          </table:table-cell>
          <table:table-cell table:formula="of:=[.E350]-[.I3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1-s843367405c8026498.ukp</text:p>
          </table:table-cell>
          <table:table-cell office:value-type="float" office:value="0.0231306" calcext:value-type="float">
            <text:p>0.0231306</text:p>
          </table:table-cell>
          <table:table-cell office:value-type="float" office:value="0.06" calcext:value-type="float">
            <text:p>0.06</text:p>
          </table:table-cell>
          <table:table-cell office:value-type="float" office:value="136788" calcext:value-type="float">
            <text:p>136788</text:p>
          </table:table-cell>
          <table:table-cell office:value-type="float" office:value="8026498" calcext:value-type="float">
            <text:p>802649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88" calcext:value-type="float">
            <text:p>8288</text:p>
          </table:table-cell>
          <table:table-cell office:value-type="float" office:value="8026498" calcext:value-type="float">
            <text:p>8026498</text:p>
          </table:table-cell>
          <table:table-cell table:formula="of:=[.E351]-[.I3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2-s528806317c6049764.ukp</text:p>
          </table:table-cell>
          <table:table-cell office:value-type="float" office:value="0.0178629" calcext:value-type="float">
            <text:p>0.0178629</text:p>
          </table:table-cell>
          <table:table-cell office:value-type="float" office:value="0.04" calcext:value-type="float">
            <text:p>0.04</text:p>
          </table:table-cell>
          <table:table-cell office:value-type="float" office:value="105816" calcext:value-type="float">
            <text:p>105816</text:p>
          </table:table-cell>
          <table:table-cell office:value-type="float" office:value="6049764" calcext:value-type="float">
            <text:p>6049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049764" calcext:value-type="float">
            <text:p>6049764</text:p>
          </table:table-cell>
          <table:table-cell table:formula="of:=[.E352]-[.I3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3-s780179313c8145215.ukp</text:p>
          </table:table-cell>
          <table:table-cell office:value-type="float" office:value="0.0207915" calcext:value-type="float">
            <text:p>0.0207915</text:p>
          </table:table-cell>
          <table:table-cell office:value-type="float" office:value="0.05" calcext:value-type="float">
            <text:p>0.05</text:p>
          </table:table-cell>
          <table:table-cell office:value-type="float" office:value="138372" calcext:value-type="float">
            <text:p>138372</text:p>
          </table:table-cell>
          <table:table-cell office:value-type="float" office:value="8145215" calcext:value-type="float">
            <text:p>8145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88" calcext:value-type="float">
            <text:p>8388</text:p>
          </table:table-cell>
          <table:table-cell office:value-type="float" office:value="8145215" calcext:value-type="float">
            <text:p>8145215</text:p>
          </table:table-cell>
          <table:table-cell table:formula="of:=[.E353]-[.I3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4-s721215008c6521493.ukp</text:p>
          </table:table-cell>
          <table:table-cell office:value-type="float" office:value="0.0177735" calcext:value-type="float">
            <text:p>0.0177735</text:p>
          </table:table-cell>
          <table:table-cell office:value-type="float" office:value="0.05" calcext:value-type="float">
            <text:p>0.05</text:p>
          </table:table-cell>
          <table:table-cell office:value-type="float" office:value="113288" calcext:value-type="float">
            <text:p>113288</text:p>
          </table:table-cell>
          <table:table-cell office:value-type="float" office:value="6521493" calcext:value-type="float">
            <text:p>65214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521493" calcext:value-type="float">
            <text:p>6521493</text:p>
          </table:table-cell>
          <table:table-cell table:formula="of:=[.E354]-[.I3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5-s110877071c9544190.ukp</text:p>
          </table:table-cell>
          <table:table-cell office:value-type="float" office:value="0.0235894" calcext:value-type="float">
            <text:p>0.0235894</text:p>
          </table:table-cell>
          <table:table-cell office:value-type="float" office:value="0.05" calcext:value-type="float">
            <text:p>0.05</text:p>
          </table:table-cell>
          <table:table-cell office:value-type="float" office:value="160524" calcext:value-type="float">
            <text:p>160524</text:p>
          </table:table-cell>
          <table:table-cell office:value-type="float" office:value="9544190" calcext:value-type="float">
            <text:p>95441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9544190" calcext:value-type="float">
            <text:p>9544190</text:p>
          </table:table-cell>
          <table:table-cell table:formula="of:=[.E355]-[.I3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6-s227708629c9399032.ukp</text:p>
          </table:table-cell>
          <table:table-cell office:value-type="float" office:value="0.0234744" calcext:value-type="float">
            <text:p>0.0234744</text:p>
          </table:table-cell>
          <table:table-cell office:value-type="float" office:value="0.06" calcext:value-type="float">
            <text:p>0.06</text:p>
          </table:table-cell>
          <table:table-cell office:value-type="float" office:value="158032" calcext:value-type="float">
            <text:p>158032</text:p>
          </table:table-cell>
          <table:table-cell office:value-type="float" office:value="9399032" calcext:value-type="float">
            <text:p>93990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2" calcext:value-type="float">
            <text:p>7692</text:p>
          </table:table-cell>
          <table:table-cell office:value-type="float" office:value="9399032" calcext:value-type="float">
            <text:p>9399032</text:p>
          </table:table-cell>
          <table:table-cell table:formula="of:=[.E356]-[.I3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8-s991580855c7476595.ukp</text:p>
          </table:table-cell>
          <table:table-cell office:value-type="float" office:value="0.0198139" calcext:value-type="float">
            <text:p>0.0198139</text:p>
          </table:table-cell>
          <table:table-cell office:value-type="float" office:value="0.04" calcext:value-type="float">
            <text:p>0.04</text:p>
          </table:table-cell>
          <table:table-cell office:value-type="float" office:value="127988" calcext:value-type="float">
            <text:p>127988</text:p>
          </table:table-cell>
          <table:table-cell office:value-type="float" office:value="7476595" calcext:value-type="float">
            <text:p>74765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7476595" calcext:value-type="float">
            <text:p>7476595</text:p>
          </table:table-cell>
          <table:table-cell table:formula="of:=[.E357]-[.I3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9-s126456688c5967640.ukp</text:p>
          </table:table-cell>
          <table:table-cell office:value-type="float" office:value="0.0167247" calcext:value-type="float">
            <text:p>0.0167247</text:p>
          </table:table-cell>
          <table:table-cell office:value-type="float" office:value="0.04" calcext:value-type="float">
            <text:p>0.04</text:p>
          </table:table-cell>
          <table:table-cell office:value-type="float" office:value="104608" calcext:value-type="float">
            <text:p>104608</text:p>
          </table:table-cell>
          <table:table-cell office:value-type="float" office:value="5967640" calcext:value-type="float">
            <text:p>59676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8" calcext:value-type="float">
            <text:p>6308</text:p>
          </table:table-cell>
          <table:table-cell office:value-type="float" office:value="5967640" calcext:value-type="float">
            <text:p>5967640</text:p>
          </table:table-cell>
          <table:table-cell table:formula="of:=[.E358]-[.I3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2-s528806317c6582099.ukp</text:p>
          </table:table-cell>
          <table:table-cell office:value-type="float" office:value="0.0168719" calcext:value-type="float">
            <text:p>0.0168719</text:p>
          </table:table-cell>
          <table:table-cell office:value-type="float" office:value="0.04" calcext:value-type="float">
            <text:p>0.04</text:p>
          </table:table-cell>
          <table:table-cell office:value-type="float" office:value="114280" calcext:value-type="float">
            <text:p>114280</text:p>
          </table:table-cell>
          <table:table-cell office:value-type="float" office:value="6582099" calcext:value-type="float">
            <text:p>658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582099" calcext:value-type="float">
            <text:p>6582099</text:p>
          </table:table-cell>
          <table:table-cell table:formula="of:=[.E359]-[.I3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5-s110877071c9613324.ukp</text:p>
          </table:table-cell>
          <table:table-cell office:value-type="float" office:value="0.0269921" calcext:value-type="float">
            <text:p>0.0269921</text:p>
          </table:table-cell>
          <table:table-cell office:value-type="float" office:value="0.05" calcext:value-type="float">
            <text:p>0.05</text:p>
          </table:table-cell>
          <table:table-cell office:value-type="float" office:value="169172" calcext:value-type="float">
            <text:p>169172</text:p>
          </table:table-cell>
          <table:table-cell office:value-type="float" office:value="9613324" calcext:value-type="float">
            <text:p>961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9613324" calcext:value-type="float">
            <text:p>9613324</text:p>
          </table:table-cell>
          <table:table-cell table:formula="of:=[.E360]-[.I3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7-s177710744c6303581.ukp</text:p>
          </table:table-cell>
          <table:table-cell office:value-type="float" office:value="0.0170993" calcext:value-type="float">
            <text:p>0.0170993</text:p>
          </table:table-cell>
          <table:table-cell office:value-type="float" office:value="0.04" calcext:value-type="float">
            <text:p>0.04</text:p>
          </table:table-cell>
          <table:table-cell office:value-type="float" office:value="109968" calcext:value-type="float">
            <text:p>109968</text:p>
          </table:table-cell>
          <table:table-cell office:value-type="float" office:value="6303581" calcext:value-type="float">
            <text:p>6303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6303581" calcext:value-type="float">
            <text:p>6303581</text:p>
          </table:table-cell>
          <table:table-cell table:formula="of:=[.E361]-[.I36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361])" office:value-type="float" office:value="26.4465325" calcext:value-type="float">
            <text:p>26.4465325</text:p>
          </table:table-cell>
          <table:table-cell table:formula="of:=SUM([.C2:.C361])" office:value-type="float" office:value="67.17" calcext:value-type="float">
            <text:p>67.17</text:p>
          </table:table-cell>
          <table:table-cell table:formula="of:=SUM([.D2:.D361])" office:value-type="float" office:value="48178936" calcext:value-type="float">
            <text:p>48178936</text:p>
          </table:table-cell>
          <table:table-cell table:formula="of:=SUM([.E2:.E361])" office:value-type="float" office:value="2728426473" calcext:value-type="float">
            <text:p>2728426473</text:p>
          </table:table-cell>
          <table:table-cell table:formula="of:=SUM([.F2:.F361])" office:value-type="float" office:value="16.0431899999999" calcext:value-type="float">
            <text:p>16.04319</text:p>
          </table:table-cell>
          <table:table-cell table:formula="of:=SUM([.G2:.G361])" office:value-type="float" office:value="18.8600000000002" calcext:value-type="float">
            <text:p>18.86</text:p>
          </table:table-cell>
          <table:table-cell table:formula="of:=SUM([.H2:.H361])" office:value-type="float" office:value="4451048" calcext:value-type="float">
            <text:p>4451048</text:p>
          </table:table-cell>
          <table:table-cell table:formula="of:=SUM([.I2:.I361])" office:value-type="float" office:value="2728426473" calcext:value-type="float">
            <text:p>2728426473</text:p>
          </table:table-cell>
          <table:table-cell table:formula="of:=SUM([.J2:.J361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KP5 Mem by PYASUKP Mem</text:p>
          </table:table-cell>
          <table:table-cell table:formula="of:=([.D362]/[.H362])*100" office:value-type="float" office:value="1082.41780362737" calcext:value-type="float">
            <text:p>1082.4178036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KP5 IntTime by Pyasukp IntTime</text:p>
          </table:table-cell>
          <table:table-cell table:formula="of:=[.B362]/[.F362]*100" office:value-type="float" office:value="164.845847365768" calcext:value-type="float">
            <text:p>164.84584736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KP5 ExtTime by Pyasukp ExtTime</text:p>
          </table:table-cell>
          <table:table-cell table:formula="of:=[.C362]/[.G362]*100" office:value-type="float" office:value="356.15058324496" calcext:value-type="float">
            <text:p>356.150583245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I40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21:40:56.225605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21:23:41.283909973</meta:creation-date>
    <meta:generator>LibreOffice/4.4.7.2$Linux_X86_64 LibreOffice_project/40m0$Build-2</meta:generator>
    <dc:date>2016-01-12T21:51:10.449690325</dc:date>
    <meta:editing-duration>PT26M53S</meta:editing-duration>
    <meta:editing-cycles>2</meta:editing-cycles>
    <meta:document-statistic meta:table-count="2" meta:cell-count="765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1.B1:Sheet1.B401 Sheet1.F1:Sheet1.F401" chart:data-source-has-labels="row" svg:x="0.32cm" svg:y="0.18cm" svg:width="10.081cm" svg:height="8.64cm">
          <chartooo:coordinate-region svg:x="1.127cm" svg:y="0.301cm" svg:width="9.2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01" chart:label-cell-address="Sheet1.B1:Sheet1.B1" chart:class="chart:line">
            <chart:data-point chart:repeated="400"/>
          </chart:series>
          <chart:series chart:style-name="ch7" chart:values-cell-range-address="Sheet1.F2:Sheet1.F401" chart:label-cell-address="Sheet1.F1:Sheet1.F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1.B1:Sheet1.B1</svg:desc>
                </draw:g>
              </table:table-cell>
              <table:table-cell office:value-type="string">
                <text:p>Pyasukp Internal Time (second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9695">
                <text:p>1.09695</text:p>
                <draw:g>
                  <svg:desc>Sheet1.B2:Sheet1.B401</svg:desc>
                </draw:g>
              </table:table-cell>
              <table:table-cell office:value-type="float" office:value="726.33993">
                <text:p>726.33993</text:p>
                <draw:g>
                  <svg:desc>Sheet1.F2:Sheet1.F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969">
                <text:p>1.17969</text:p>
              </table:table-cell>
              <table:table-cell office:value-type="float" office:value="631.74994">
                <text:p>631.74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823">
                <text:p>1.27823</text:p>
              </table:table-cell>
              <table:table-cell office:value-type="float" office:value="512.43662">
                <text:p>512.43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272">
                <text:p>0.336272</text:p>
              </table:table-cell>
              <table:table-cell office:value-type="float" office:value="127.79999">
                <text:p>127.7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9527">
                <text:p>0.289527</text:p>
              </table:table-cell>
              <table:table-cell office:value-type="float" office:value="118.55332">
                <text:p>118.5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0977">
                <text:p>0.320977</text:p>
              </table:table-cell>
              <table:table-cell office:value-type="float" office:value="80.04999">
                <text:p>80.04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2325">
                <text:p>0.332325</text:p>
              </table:table-cell>
              <table:table-cell office:value-type="float" office:value="64.23333">
                <text:p>64.2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9392">
                <text:p>0.339392</text:p>
              </table:table-cell>
              <table:table-cell office:value-type="float" office:value="62.42999">
                <text:p>62.42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2239">
                <text:p>0.282239</text:p>
              </table:table-cell>
              <table:table-cell office:value-type="float" office:value="43.63333">
                <text:p>43.6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671">
                <text:p>0.107671</text:p>
              </table:table-cell>
              <table:table-cell office:value-type="float" office:value="18.27666">
                <text:p>18.27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8154">
                <text:p>0.118154</text:p>
              </table:table-cell>
              <table:table-cell office:value-type="float" office:value="17.24333">
                <text:p>17.24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9355">
                <text:p>0.079355</text:p>
              </table:table-cell>
              <table:table-cell office:value-type="float" office:value="14.93666">
                <text:p>14.93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7004">
                <text:p>0.087004</text:p>
              </table:table-cell>
              <table:table-cell office:value-type="float" office:value="14.53667">
                <text:p>14.53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446">
                <text:p>0.102446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6137">
                <text:p>0.0846137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03822">
                <text:p>0.0803822</text:p>
              </table:table-cell>
              <table:table-cell office:value-type="float" office:value="6.96333">
                <text:p>6.96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09491">
                <text:p>0.080949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38487">
                <text:p>0.0438487</text:p>
              </table:table-cell>
              <table:table-cell office:value-type="float" office:value="5.98667">
                <text:p>5.98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4503">
                <text:p>0.0454503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74331">
                <text:p>0.0874331</text:p>
              </table:table-cell>
              <table:table-cell office:value-type="float" office:value="5.70333">
                <text:p>5.70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88404">
                <text:p>0.0388404</text:p>
              </table:table-cell>
              <table:table-cell office:value-type="float" office:value="5.21667">
                <text:p>5.21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70364">
                <text:p>0.0370364</text:p>
              </table:table-cell>
              <table:table-cell office:value-type="float" office:value="5.17333">
                <text:p>5.17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4005">
                <text:p>0.054005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29846">
                <text:p>0.0529846</text:p>
              </table:table-cell>
              <table:table-cell office:value-type="float" office:value="4.31667">
                <text:p>4.31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977">
                <text:p>0.044977</text:p>
              </table:table-cell>
              <table:table-cell office:value-type="float" office:value="3.38667">
                <text:p>3.38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7806">
                <text:p>0.0367806</text:p>
              </table:table-cell>
              <table:table-cell office:value-type="float" office:value="3.27667">
                <text:p>3.27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74614">
                <text:p>0.0574614</text:p>
              </table:table-cell>
              <table:table-cell office:value-type="float" office:value="3.19667">
                <text:p>3.19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1886">
                <text:p>0.0391886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32199">
                <text:p>0.0832199</text:p>
              </table:table-cell>
              <table:table-cell office:value-type="float" office:value="2.82333">
                <text:p>2.82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44212">
                <text:p>0.054421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45012">
                <text:p>0.044501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2122">
                <text:p>0.052122</text:p>
              </table:table-cell>
              <table:table-cell office:value-type="float" office:value="1.89333">
                <text:p>1.89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17548">
                <text:p>0.0517548</text:p>
              </table:table-cell>
              <table:table-cell office:value-type="float" office:value="1.72667">
                <text:p>1.72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49993">
                <text:p>0.0449993</text:p>
              </table:table-cell>
              <table:table-cell office:value-type="float" office:value="1.50333">
                <text:p>1.50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669">
                <text:p>0.026669</text:p>
              </table:table-cell>
              <table:table-cell office:value-type="float" office:value="1.27667">
                <text:p>1.27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1252">
                <text:p>0.0241252</text:p>
              </table:table-cell>
              <table:table-cell office:value-type="float" office:value="1.20667">
                <text:p>1.20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4281">
                <text:p>0.024281</text:p>
              </table:table-cell>
              <table:table-cell office:value-type="float" office:value="0.99333">
                <text:p>0.99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83221">
                <text:p>0.038322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6212">
                <text:p>0.028621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23418">
                <text:p>0.032341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62778">
                <text:p>0.046277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80966">
                <text:p>0.03809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20713">
                <text:p>0.0320713</text:p>
              </table:table-cell>
              <table:table-cell office:value-type="float" office:value="0.73333">
                <text:p>0.7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48367">
                <text:p>0.0448367</text:p>
              </table:table-cell>
              <table:table-cell office:value-type="float" office:value="0.71667">
                <text:p>0.71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93773">
                <text:p>0.03937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3317">
                <text:p>0.03331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74287">
                <text:p>0.027428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20548">
                <text:p>0.0320548</text:p>
              </table:table-cell>
              <table:table-cell office:value-type="float" office:value="0.46333">
                <text:p>0.46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2812">
                <text:p>0.0232812</text:p>
              </table:table-cell>
              <table:table-cell office:value-type="float" office:value="0.41667">
                <text:p>0.41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15581">
                <text:p>0.0415581</text:p>
              </table:table-cell>
              <table:table-cell office:value-type="float" office:value="0.40667">
                <text:p>0.40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75433">
                <text:p>0.0275433</text:p>
              </table:table-cell>
              <table:table-cell office:value-type="float" office:value="0.38667">
                <text:p>0.38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63603">
                <text:p>0.0463603</text:p>
              </table:table-cell>
              <table:table-cell office:value-type="float" office:value="0.36333">
                <text:p>0.36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39385">
                <text:p>0.0239385</text:p>
              </table:table-cell>
              <table:table-cell office:value-type="float" office:value="0.35333">
                <text:p>0.35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18858">
                <text:p>0.0318858</text:p>
              </table:table-cell>
              <table:table-cell office:value-type="float" office:value="0.32333">
                <text:p>0.32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09987">
                <text:p>0.0509987</text:p>
              </table:table-cell>
              <table:table-cell office:value-type="float" office:value="0.23667">
                <text:p>0.23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7473">
                <text:p>0.3674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7058">
                <text:p>0.327058</text:p>
              </table:table-cell>
              <table:table-cell office:value-type="float" office:value="0.10333">
                <text:p>0.10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0793">
                <text:p>0.307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636">
                <text:p>1.41636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4986">
                <text:p>1.349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9008">
                <text:p>1.390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5032">
                <text:p>1.2503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9815">
                <text:p>0.289815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0773">
                <text:p>1.407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58973">
                <text:p>0.08589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06074">
                <text:p>0.0806074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1758">
                <text:p>0.121758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40652">
                <text:p>0.0840652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22977">
                <text:p>0.082297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9416">
                <text:p>0.229416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0559">
                <text:p>0.230559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8723">
                <text:p>0.3487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3974">
                <text:p>0.1139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0476">
                <text:p>1.104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4538">
                <text:p>0.3345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38728">
                <text:p>0.0838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23023">
                <text:p>0.08230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36">
                <text:p>0.23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1993">
                <text:p>0.2319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2802">
                <text:p>0.2328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87257">
                <text:p>0.28725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3254">
                <text:p>0.10325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18327">
                <text:p>0.031832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7144">
                <text:p>0.0271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45953">
                <text:p>0.024595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26604">
                <text:p>0.022660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89892">
                <text:p>0.028989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90052">
                <text:p>0.029005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15272">
                <text:p>0.031527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7862">
                <text:p>0.0278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3685">
                <text:p>0.029368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4517">
                <text:p>0.029451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69046">
                <text:p>0.026904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07307">
                <text:p>0.030730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1644">
                <text:p>0.02916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53129">
                <text:p>0.02531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44365">
                <text:p>0.024436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33681">
                <text:p>0.0233681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7483">
                <text:p>0.08748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0829">
                <text:p>0.2308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36262">
                <text:p>0.2362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26273">
                <text:p>0.2262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61673">
                <text:p>0.08616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66484">
                <text:p>0.026648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98389">
                <text:p>0.029838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21069">
                <text:p>0.022106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39336">
                <text:p>0.023933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33022">
                <text:p>0.023302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7368">
                <text:p>1.17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2263">
                <text:p>0.33226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81367">
                <text:p>0.028136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44633">
                <text:p>0.024463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01199">
                <text:p>0.03011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28028">
                <text:p>0.032802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31018">
                <text:p>0.0331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7018">
                <text:p>0.027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41099">
                <text:p>0.02410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13908">
                <text:p>0.03139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42245">
                <text:p>0.024224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36655">
                <text:p>0.023665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30937">
                <text:p>0.023093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41294">
                <text:p>0.0241294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10165">
                <text:p>0.021016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5822">
                <text:p>0.02582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79492">
                <text:p>0.017949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682">
                <text:p>0.0868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9589">
                <text:p>0.08958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59361">
                <text:p>0.0859361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9688">
                <text:p>0.22968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31446">
                <text:p>0.23144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09808">
                <text:p>0.03098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86678">
                <text:p>0.028667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93368">
                <text:p>0.0293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38038">
                <text:p>0.023803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76109">
                <text:p>0.027610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5094">
                <text:p>0.32509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30284">
                <text:p>0.03302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32766">
                <text:p>0.033276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95372">
                <text:p>0.02953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55871">
                <text:p>0.0255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58871">
                <text:p>0.0158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30265">
                <text:p>0.02302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7392">
                <text:p>0.02173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12579">
                <text:p>0.031257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67639">
                <text:p>0.02676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38062">
                <text:p>0.02380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03657">
                <text:p>0.02036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68771">
                <text:p>0.02687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23716">
                <text:p>0.02237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66729">
                <text:p>0.02667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92838">
                <text:p>0.029283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26254">
                <text:p>0.032625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1047">
                <text:p>0.03104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43395">
                <text:p>0.024339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20127">
                <text:p>0.022012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11826">
                <text:p>0.1118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1052">
                <text:p>0.3310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886243">
                <text:p>0.08862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486124">
                <text:p>0.048612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10102">
                <text:p>0.11010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82394">
                <text:p>0.098239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31799">
                <text:p>0.331799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41391">
                <text:p>0.34139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5418">
                <text:p>0.33541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60517">
                <text:p>0.0460517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75532">
                <text:p>0.037553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423931">
                <text:p>0.042393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41226">
                <text:p>0.0341226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78358">
                <text:p>0.087835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63175">
                <text:p>0.056317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34289">
                <text:p>0.093428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788254">
                <text:p>0.078825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844858">
                <text:p>0.08448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33201">
                <text:p>0.023320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81029">
                <text:p>0.028102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19558">
                <text:p>0.02195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36739">
                <text:p>0.023673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26768">
                <text:p>0.02267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52574">
                <text:p>0.02525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35932">
                <text:p>0.023593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41684">
                <text:p>0.024168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82127">
                <text:p>0.018212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25944">
                <text:p>0.022594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97263">
                <text:p>0.029726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3602">
                <text:p>0.02736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99956">
                <text:p>0.029995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89007">
                <text:p>0.028900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45616">
                <text:p>0.024561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88787">
                <text:p>0.038878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36814">
                <text:p>0.043681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22082">
                <text:p>0.042208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61228">
                <text:p>0.036122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0968">
                <text:p>0.03109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46925">
                <text:p>0.08469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860049">
                <text:p>0.08600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84202">
                <text:p>0.0842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77291">
                <text:p>0.027729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78826">
                <text:p>0.027882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235">
                <text:p>0.0223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24524">
                <text:p>0.022452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96174">
                <text:p>0.02961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30913">
                <text:p>0.02309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7302">
                <text:p>0.0173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83249">
                <text:p>0.01832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89161">
                <text:p>0.018916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86125">
                <text:p>0.01861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32683">
                <text:p>0.023268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46507">
                <text:p>0.05465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07871">
                <text:p>0.05078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26934">
                <text:p>0.08269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0199">
                <text:p>0.0201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37111">
                <text:p>0.02371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29377">
                <text:p>0.022937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1381">
                <text:p>0.0213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55342">
                <text:p>0.025534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41163">
                <text:p>0.02411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44912">
                <text:p>0.02449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29053">
                <text:p>0.02290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64348">
                <text:p>0.02643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47143">
                <text:p>0.02471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99164">
                <text:p>0.02991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36202">
                <text:p>0.02362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39323">
                <text:p>0.02393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83654">
                <text:p>0.02836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4962">
                <text:p>0.0249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82604">
                <text:p>0.01826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51644">
                <text:p>0.02516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92716">
                <text:p>0.01927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76462">
                <text:p>0.01764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11343">
                <text:p>0.02113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04312">
                <text:p>0.02043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71611">
                <text:p>0.01716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66629">
                <text:p>0.01666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68727">
                <text:p>0.01687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23413">
                <text:p>0.03234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54374">
                <text:p>0.02543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17829">
                <text:p>0.03178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3869">
                <text:p>0.0338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2931">
                <text:p>0.0829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04929">
                <text:p>0.08049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84073">
                <text:p>0.01840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6621">
                <text:p>0.0266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05465">
                <text:p>0.02054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00744">
                <text:p>0.03007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13469">
                <text:p>0.02134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20488">
                <text:p>0.02204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26651">
                <text:p>0.02266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06885">
                <text:p>0.02068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94223">
                <text:p>0.03942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15487">
                <text:p>0.041548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362">
                <text:p>0.336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91844">
                <text:p>0.019184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83679">
                <text:p>0.028367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33723">
                <text:p>0.02337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16405">
                <text:p>0.031640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19309">
                <text:p>0.021930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3603">
                <text:p>0.02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79767">
                <text:p>0.027976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836421">
                <text:p>0.083642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17914">
                <text:p>0.021791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13603">
                <text:p>0.031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67665">
                <text:p>0.026766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31612">
                <text:p>0.04316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4269">
                <text:p>0.0242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46488">
                <text:p>0.02464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91359">
                <text:p>0.019135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65471">
                <text:p>0.026547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90546">
                <text:p>0.029054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0305">
                <text:p>0.0303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01925">
                <text:p>0.030192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01569">
                <text:p>0.03015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90424">
                <text:p>0.029042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81041">
                <text:p>0.028104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9847">
                <text:p>0.0398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20197">
                <text:p>0.04201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43313">
                <text:p>0.02433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15139">
                <text:p>0.02151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12362">
                <text:p>0.02123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07765">
                <text:p>0.02077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128">
                <text:p>0.02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12575">
                <text:p>0.02125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8198">
                <text:p>0.018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14191">
                <text:p>0.02141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18755">
                <text:p>0.02187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01909">
                <text:p>0.02019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29805">
                <text:p>0.02298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07754">
                <text:p>0.02077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40864">
                <text:p>0.02408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47565">
                <text:p>0.02475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77631">
                <text:p>0.01776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76687">
                <text:p>0.02766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62053">
                <text:p>0.02620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47614">
                <text:p>0.0247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30012">
                <text:p>0.03300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12317">
                <text:p>0.03123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65801">
                <text:p>0.03658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72143">
                <text:p>0.03721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47662">
                <text:p>0.02476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35918">
                <text:p>0.02359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58247">
                <text:p>0.02582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34359">
                <text:p>0.02343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6871">
                <text:p>0.0268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45696">
                <text:p>0.02456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99995">
                <text:p>0.01999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831">
                <text:p>0.018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87349">
                <text:p>0.01873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29109">
                <text:p>0.02291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26886">
                <text:p>0.02268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84026">
                <text:p>0.01840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90439">
                <text:p>0.079043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60405">
                <text:p>0.026040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91876">
                <text:p>0.01918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00416">
                <text:p>0.02004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37783">
                <text:p>0.02377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86074">
                <text:p>0.01860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90611">
                <text:p>0.029061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3146">
                <text:p>0.0231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20367">
                <text:p>0.022036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02863">
                <text:p>0.02028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91746">
                <text:p>0.01917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21968">
                <text:p>0.02219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84618">
                <text:p>0.01846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42333">
                <text:p>0.024233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22846">
                <text:p>0.02228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57277">
                <text:p>0.01572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60344">
                <text:p>0.01603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2034">
                <text:p>0.02203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98375">
                <text:p>0.019837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22028">
                <text:p>0.02220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74887">
                <text:p>0.017488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80828">
                <text:p>0.02808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32052">
                <text:p>0.033205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77202">
                <text:p>0.02772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72649">
                <text:p>0.027264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45665">
                <text:p>0.02456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55224">
                <text:p>0.02552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66761">
                <text:p>0.02667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32337">
                <text:p>0.023233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258">
                <text:p>0.0225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8922">
                <text:p>0.01892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65485">
                <text:p>0.016548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430868">
                <text:p>0.04308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16675">
                <text:p>0.04166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98801">
                <text:p>0.019880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90188">
                <text:p>0.019018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62522">
                <text:p>0.02625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9481">
                <text:p>0.0194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46233">
                <text:p>0.02462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73641">
                <text:p>0.027364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75352">
                <text:p>0.027535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23422">
                <text:p>0.02234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22537">
                <text:p>0.02225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78406">
                <text:p>0.01784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04005">
                <text:p>0.02040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42151">
                <text:p>0.024215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22279">
                <text:p>0.022227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23309">
                <text:p>0.022330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23889">
                <text:p>0.022388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57957">
                <text:p>0.0257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63876">
                <text:p>0.026387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69187">
                <text:p>0.026918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28674">
                <text:p>0.022867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43272">
                <text:p>0.024327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10403">
                <text:p>0.021040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09638">
                <text:p>0.020963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24957">
                <text:p>0.0224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57186">
                <text:p>0.02571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44006">
                <text:p>0.02440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72455">
                <text:p>0.027245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79415">
                <text:p>0.01794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81875">
                <text:p>0.01818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73305">
                <text:p>0.01733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18329">
                <text:p>0.02183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03214">
                <text:p>0.020321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25668">
                <text:p>0.02256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48632">
                <text:p>0.014863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15837">
                <text:p>0.02158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07744">
                <text:p>0.0207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77033">
                <text:p>0.01770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05065">
                <text:p>0.03050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08497">
                <text:p>0.020849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63381">
                <text:p>0.02633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76706">
                <text:p>0.01767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51766">
                <text:p>0.025176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59204">
                <text:p>0.02592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7998">
                <text:p>0.0179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48439">
                <text:p>0.01484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31306">
                <text:p>0.02313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78629">
                <text:p>0.01786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07915">
                <text:p>0.02079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77735">
                <text:p>0.017773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35894">
                <text:p>0.023589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34744">
                <text:p>0.0234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98139">
                <text:p>0.01981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67247">
                <text:p>0.016724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68719">
                <text:p>0.016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69921">
                <text:p>0.0269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70993">
                <text:p>0.01709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74cm" svg:y="3.753cm" style:legend-expansion="high" chart:style-name="ch2"/>
        <chart:plot-area chart:style-name="ch3" table:cell-range-address="Sheet1.D1:Sheet1.D401 Sheet1.H1:Sheet1.H401" chart:data-source-has-labels="row" svg:x="0.32cm" svg:y="0.18cm" svg:width="10.134cm" svg:height="8.64cm">
          <chartooo:coordinate-region svg:x="1.682cm" svg:y="0.301cm" svg:width="8.77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01" chart:label-cell-address="Sheet1.D1:Sheet1.D1" chart:class="chart:line">
            <chart:data-point chart:repeated="400"/>
          </chart:series>
          <chart:series chart:style-name="ch7" chart:values-cell-range-address="Sheet1.H2:Sheet1.H401" chart:label-cell-address="Sheet1.H1:Sheet1.H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Sheet1.D1:Sheet1.D1</svg:desc>
                </draw:g>
              </table:table-cell>
              <table:table-cell office:value-type="string">
                <text:p>Pyasukp Max Memory Use (Kb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04">
                <text:p>96904</text:p>
                <draw:g>
                  <svg:desc>Sheet1.D2:Sheet1.D401</svg:desc>
                </draw:g>
              </table:table-cell>
              <table:table-cell office:value-type="float" office:value="50712">
                <text:p>50712</text:p>
                <draw:g>
                  <svg:desc>Sheet1.H2:Sheet1.H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512">
                <text:p>127512</text:p>
              </table:table-cell>
              <table:table-cell office:value-type="float" office:value="53280">
                <text:p>532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684">
                <text:p>107684</text:p>
              </table:table-cell>
              <table:table-cell office:value-type="float" office:value="49128">
                <text:p>49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184">
                <text:p>158184</text:p>
              </table:table-cell>
              <table:table-cell office:value-type="float" office:value="31564">
                <text:p>31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548">
                <text:p>170548</text:p>
              </table:table-cell>
              <table:table-cell office:value-type="float" office:value="38616">
                <text:p>38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948">
                <text:p>159948</text:p>
              </table:table-cell>
              <table:table-cell office:value-type="float" office:value="38432">
                <text:p>38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784">
                <text:p>152784</text:p>
              </table:table-cell>
              <table:table-cell office:value-type="float" office:value="28180">
                <text:p>28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420">
                <text:p>129420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624">
                <text:p>128624</text:p>
              </table:table-cell>
              <table:table-cell office:value-type="float" office:value="37004">
                <text:p>37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628">
                <text:p>108628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956">
                <text:p>139956</text:p>
              </table:table-cell>
              <table:table-cell office:value-type="float" office:value="26960">
                <text:p>269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044">
                <text:p>97044</text:p>
              </table:table-cell>
              <table:table-cell office:value-type="float" office:value="19288">
                <text:p>19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392">
                <text:p>164392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392">
                <text:p>155392</text:p>
              </table:table-cell>
              <table:table-cell office:value-type="float" office:value="24668">
                <text:p>24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212">
                <text:p>150212</text:p>
              </table:table-cell>
              <table:table-cell office:value-type="float" office:value="19496">
                <text:p>19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240">
                <text:p>121240</text:p>
              </table:table-cell>
              <table:table-cell office:value-type="float" office:value="15980">
                <text:p>159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040">
                <text:p>115040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616">
                <text:p>145616</text:p>
              </table:table-cell>
              <table:table-cell office:value-type="float" office:value="16604">
                <text:p>16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684">
                <text:p>156684</text:p>
              </table:table-cell>
              <table:table-cell office:value-type="float" office:value="16880">
                <text:p>16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976">
                <text:p>155976</text:p>
              </table:table-cell>
              <table:table-cell office:value-type="float" office:value="22380">
                <text:p>223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708">
                <text:p>109708</text:p>
              </table:table-cell>
              <table:table-cell office:value-type="float" office:value="15488">
                <text:p>15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644">
                <text:p>106644</text:p>
              </table:table-cell>
              <table:table-cell office:value-type="float" office:value="17460">
                <text:p>17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132">
                <text:p>147132</text:p>
              </table:table-cell>
              <table:table-cell office:value-type="float" office:value="15884">
                <text:p>15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428">
                <text:p>151428</text:p>
              </table:table-cell>
              <table:table-cell office:value-type="float" office:value="15996">
                <text:p>15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904">
                <text:p>153904</text:p>
              </table:table-cell>
              <table:table-cell office:value-type="float" office:value="21212">
                <text:p>21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520">
                <text:p>104520</text:p>
              </table:table-cell>
              <table:table-cell office:value-type="float" office:value="15452">
                <text:p>15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3264">
                <text:p>173264</text:p>
              </table:table-cell>
              <table:table-cell office:value-type="float" office:value="14520">
                <text:p>14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692">
                <text:p>107692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864">
                <text:p>117864</text:p>
              </table:table-cell>
              <table:table-cell office:value-type="float" office:value="14300">
                <text:p>143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840">
                <text:p>173840</text:p>
              </table:table-cell>
              <table:table-cell office:value-type="float" office:value="13596">
                <text:p>13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840">
                <text:p>151840</text:p>
              </table:table-cell>
              <table:table-cell office:value-type="float" office:value="13172">
                <text:p>131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480">
                <text:p>171480</text:p>
              </table:table-cell>
              <table:table-cell office:value-type="float" office:value="12356">
                <text:p>12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564">
                <text:p>130564</text:p>
              </table:table-cell>
              <table:table-cell office:value-type="float" office:value="12360">
                <text:p>123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416">
                <text:p>118416</text:p>
              </table:table-cell>
              <table:table-cell office:value-type="float" office:value="11264">
                <text:p>11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444">
                <text:p>115444</text:p>
              </table:table-cell>
              <table:table-cell office:value-type="float" office:value="13380">
                <text:p>133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020">
                <text:p>112020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256">
                <text:p>114256</text:p>
              </table:table-cell>
              <table:table-cell office:value-type="float" office:value="10288">
                <text:p>10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872">
                <text:p>115872</text:p>
              </table:table-cell>
              <table:table-cell office:value-type="float" office:value="18200">
                <text:p>18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536">
                <text:p>123536</text:p>
              </table:table-cell>
              <table:table-cell office:value-type="float" office:value="10452">
                <text:p>104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600">
                <text:p>163600</text:p>
              </table:table-cell>
              <table:table-cell office:value-type="float" office:value="10388">
                <text:p>10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0676">
                <text:p>170676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228">
                <text:p>97228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1844">
                <text:p>151844</text:p>
              </table:table-cell>
              <table:table-cell office:value-type="float" office:value="12372">
                <text:p>12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308">
                <text:p>153308</text:p>
              </table:table-cell>
              <table:table-cell office:value-type="float" office:value="17356">
                <text:p>17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9008">
                <text:p>129008</text:p>
              </table:table-cell>
              <table:table-cell office:value-type="float" office:value="9196">
                <text:p>9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3532">
                <text:p>163532</text:p>
              </table:table-cell>
              <table:table-cell office:value-type="float" office:value="11488">
                <text:p>114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852">
                <text:p>89852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5780">
                <text:p>165780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332">
                <text:p>97332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2208">
                <text:p>152208</text:p>
              </table:table-cell>
              <table:table-cell office:value-type="float" office:value="9284">
                <text:p>9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320">
                <text:p>132320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1020">
                <text:p>17102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356">
                <text:p>111356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556">
                <text:p>159556</text:p>
              </table:table-cell>
              <table:table-cell office:value-type="float" office:value="10688">
                <text:p>10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328">
                <text:p>144328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160">
                <text:p>141160</text:p>
              </table:table-cell>
              <table:table-cell office:value-type="float" office:value="21076">
                <text:p>21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612">
                <text:p>104612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016">
                <text:p>169016</text:p>
              </table:table-cell>
              <table:table-cell office:value-type="float" office:value="21212">
                <text:p>21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324">
                <text:p>112324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780">
                <text:p>104780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928">
                <text:p>959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348">
                <text:p>105348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900">
                <text:p>108900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868">
                <text:p>89868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2564">
                <text:p>162564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348">
                <text:p>10234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3072">
                <text:p>153072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4272">
                <text:p>124272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4984">
                <text:p>12498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1272">
                <text:p>121272</text:p>
              </table:table-cell>
              <table:table-cell office:value-type="float" office:value="21692">
                <text:p>216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860">
                <text:p>90860</text:p>
              </table:table-cell>
              <table:table-cell office:value-type="float" office:value="20544">
                <text:p>205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8868">
                <text:p>108868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7568">
                <text:p>137568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104">
                <text:p>116104</text:p>
              </table:table-cell>
              <table:table-cell office:value-type="float" office:value="21780">
                <text:p>217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316">
                <text:p>101316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116">
                <text:p>146116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556">
                <text:p>11355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016">
                <text:p>1400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6440">
                <text:p>126440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256">
                <text:p>148256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140">
                <text:p>111140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0412">
                <text:p>120412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596">
                <text:p>15459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724">
                <text:p>1207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40">
                <text:p>100040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8724">
                <text:p>118724</text:p>
              </table:table-cell>
              <table:table-cell office:value-type="float" office:value="12604">
                <text:p>126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2180">
                <text:p>142180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7308">
                <text:p>12730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3192">
                <text:p>153192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908">
                <text:p>119908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6324">
                <text:p>136324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764">
                <text:p>13476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580">
                <text:p>14558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712">
                <text:p>134712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1244">
                <text:p>171244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516">
                <text:p>1555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4272">
                <text:p>124272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016">
                <text:p>12601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320">
                <text:p>140320</text:p>
              </table:table-cell>
              <table:table-cell office:value-type="float" office:value="20508">
                <text:p>205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676">
                <text:p>163676</text:p>
              </table:table-cell>
              <table:table-cell office:value-type="float" office:value="21880">
                <text:p>218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476">
                <text:p>133476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932">
                <text:p>15693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228">
                <text:p>10822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564">
                <text:p>147564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0712">
                <text:p>13071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6352">
                <text:p>136352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448">
                <text:p>109448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484">
                <text:p>125484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1032">
                <text:p>12103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9444">
                <text:p>139444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4656">
                <text:p>94656</text:p>
              </table:table-cell>
              <table:table-cell office:value-type="float" office:value="12568">
                <text:p>125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116">
                <text:p>1271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6020">
                <text:p>136020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708">
                <text:p>101708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624">
                <text:p>147624</text:p>
              </table:table-cell>
              <table:table-cell office:value-type="float" office:value="20428">
                <text:p>20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968">
                <text:p>144968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728">
                <text:p>1747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3136">
                <text:p>143136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224">
                <text:p>1102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5668">
                <text:p>17566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588">
                <text:p>11458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644">
                <text:p>13164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104">
                <text:p>128104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252">
                <text:p>14325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7960">
                <text:p>117960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3040">
                <text:p>153040</text:p>
              </table:table-cell>
              <table:table-cell office:value-type="float" office:value="20560">
                <text:p>205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136">
                <text:p>92136</text:p>
              </table:table-cell>
              <table:table-cell office:value-type="float" office:value="20540">
                <text:p>205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888">
                <text:p>14588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2500">
                <text:p>162500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456">
                <text:p>13245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4352">
                <text:p>114352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832">
                <text:p>148832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8944">
                <text:p>15894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836">
                <text:p>14483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160">
                <text:p>1471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896">
                <text:p>108896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9316">
                <text:p>149316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1936">
                <text:p>151936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1244">
                <text:p>17124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5600">
                <text:p>175600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0964">
                <text:p>13096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260">
                <text:p>992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040">
                <text:p>97040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1688">
                <text:p>131688</text:p>
              </table:table-cell>
              <table:table-cell office:value-type="float" office:value="20432">
                <text:p>204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2936">
                <text:p>122936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040">
                <text:p>160040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6768">
                <text:p>12676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8168">
                <text:p>108168</text:p>
              </table:table-cell>
              <table:table-cell office:value-type="float" office:value="21876">
                <text:p>218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260">
                <text:p>99260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288">
                <text:p>144288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0524">
                <text:p>11052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5756">
                <text:p>145756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348">
                <text:p>14334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556">
                <text:p>16955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6512">
                <text:p>166512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016">
                <text:p>1280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4620">
                <text:p>10462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0536">
                <text:p>17053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420">
                <text:p>914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728">
                <text:p>157728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1300">
                <text:p>111300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248">
                <text:p>112248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168">
                <text:p>140168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8764">
                <text:p>148764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8904">
                <text:p>108904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9516">
                <text:p>119516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296">
                <text:p>16929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8672">
                <text:p>98672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4648">
                <text:p>144648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1400">
                <text:p>141400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1260">
                <text:p>1612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3288">
                <text:p>163288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3748">
                <text:p>113748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2036">
                <text:p>112036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1660">
                <text:p>161660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092">
                <text:p>119092</text:p>
              </table:table-cell>
              <table:table-cell office:value-type="float" office:value="11984">
                <text:p>11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756">
                <text:p>157756</text:p>
              </table:table-cell>
              <table:table-cell office:value-type="float" office:value="12016">
                <text:p>12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208">
                <text:p>109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8184">
                <text:p>118184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6520">
                <text:p>11652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1352">
                <text:p>14135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0060">
                <text:p>140060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8292">
                <text:p>128292</text:p>
              </table:table-cell>
              <table:table-cell office:value-type="float" office:value="11988">
                <text:p>119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216">
                <text:p>9721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3400">
                <text:p>1334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1588">
                <text:p>17158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3376">
                <text:p>153376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4496">
                <text:p>174496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7048">
                <text:p>137048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552">
                <text:p>100552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4212">
                <text:p>114212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2436">
                <text:p>15243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580">
                <text:p>126580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1560">
                <text:p>161560</text:p>
              </table:table-cell>
              <table:table-cell office:value-type="float" office:value="8556">
                <text:p>85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1556">
                <text:p>111556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9580">
                <text:p>13958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6452">
                <text:p>13645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9624">
                <text:p>13962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9600">
                <text:p>1496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248">
                <text:p>15724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1008">
                <text:p>11100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9972">
                <text:p>10997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9260">
                <text:p>159260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7784">
                <text:p>1377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2064">
                <text:p>9206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00">
                <text:p>102500</text:p>
              </table:table-cell>
              <table:table-cell office:value-type="float" office:value="11896">
                <text:p>118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964">
                <text:p>119964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8488">
                <text:p>1184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6268">
                <text:p>15626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1556">
                <text:p>161556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0208">
                <text:p>150208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1536">
                <text:p>111536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7544">
                <text:p>107544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4132">
                <text:p>124132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7840">
                <text:p>117840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5208">
                <text:p>105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8760">
                <text:p>13876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2976">
                <text:p>142976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4184">
                <text:p>144184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484">
                <text:p>134484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4172">
                <text:p>14417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0196">
                <text:p>13019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4844">
                <text:p>174844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4016">
                <text:p>124016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9072">
                <text:p>129072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8840">
                <text:p>15884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0520">
                <text:p>1405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5072">
                <text:p>105072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1976">
                <text:p>161976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8344">
                <text:p>1183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9076">
                <text:p>99076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1432">
                <text:p>12143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2544">
                <text:p>1225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1992">
                <text:p>10199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1988">
                <text:p>919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7504">
                <text:p>97504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8192">
                <text:p>168192</text:p>
              </table:table-cell>
              <table:table-cell office:value-type="float" office:value="7852">
                <text:p>78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7492">
                <text:p>97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1824">
                <text:p>121824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076">
                <text:p>147076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0812">
                <text:p>14081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8692">
                <text:p>98692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5544">
                <text:p>105544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5560">
                <text:p>1455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928">
                <text:p>999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096">
                <text:p>157096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2184">
                <text:p>1421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0140">
                <text:p>140140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6632">
                <text:p>15663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6228">
                <text:p>1362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6096">
                <text:p>106096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6344">
                <text:p>116344</text:p>
              </table:table-cell>
              <table:table-cell office:value-type="float" office:value="8472">
                <text:p>84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7332">
                <text:p>11733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6864">
                <text:p>10686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3488">
                <text:p>163488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4940">
                <text:p>15494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3512">
                <text:p>163512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5636">
                <text:p>95636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6932">
                <text:p>116932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8652">
                <text:p>148652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6984">
                <text:p>136984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1624">
                <text:p>121624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5508">
                <text:p>175508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5512">
                <text:p>14551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756">
                <text:p>132756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5152">
                <text:p>145152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5696">
                <text:p>155696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340">
                <text:p>12234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2700">
                <text:p>162700</text:p>
              </table:table-cell>
              <table:table-cell office:value-type="float" office:value="12068">
                <text:p>120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3220">
                <text:p>143220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9668">
                <text:p>149668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5672">
                <text:p>155672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1532">
                <text:p>161532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2364">
                <text:p>152364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5492">
                <text:p>145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3948">
                <text:p>11394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0036">
                <text:p>130036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796">
                <text:p>139796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4732">
                <text:p>114732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6484">
                <text:p>116484</text:p>
              </table:table-cell>
              <table:table-cell office:value-type="float" office:value="7940">
                <text:p>79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4880">
                <text:p>11488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8292">
                <text:p>118292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2604">
                <text:p>122604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0816">
                <text:p>110816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5288">
                <text:p>135288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7732">
                <text:p>137732</text:p>
              </table:table-cell>
              <table:table-cell office:value-type="float" office:value="8932">
                <text:p>89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8524">
                <text:p>118524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8504">
                <text:p>148504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3396">
                <text:p>133396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7204">
                <text:p>157204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3604">
                <text:p>163604</text:p>
              </table:table-cell>
              <table:table-cell office:value-type="float" office:value="9244">
                <text:p>92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4060">
                <text:p>104060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2428">
                <text:p>172428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3376">
                <text:p>163376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9632">
                <text:p>99632</text:p>
              </table:table-cell>
              <table:table-cell office:value-type="float" office:value="9044">
                <text:p>90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7312">
                <text:p>1673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4112">
                <text:p>1541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1000">
                <text:p>161000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0396">
                <text:p>160396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6336">
                <text:p>156336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5620">
                <text:p>135620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4204">
                <text:p>144204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1160">
                <text:p>131160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3796">
                <text:p>143796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3268">
                <text:p>14326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4244">
                <text:p>124244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3192">
                <text:p>113192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4476">
                <text:p>114476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8504">
                <text:p>148504</text:p>
              </table:table-cell>
              <table:table-cell office:value-type="float" office:value="8824">
                <text:p>88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8548">
                <text:p>148548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1004">
                <text:p>111004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9476">
                <text:p>139476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0704">
                <text:p>150704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3440">
                <text:p>103440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9856">
                <text:p>109856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1960">
                <text:p>151960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3376">
                <text:p>113376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3536">
                <text:p>173536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2780">
                <text:p>132780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4504">
                <text:p>124504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9208">
                <text:p>109208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3388">
                <text:p>103388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4544">
                <text:p>124544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3460">
                <text:p>12346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3580">
                <text:p>163580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1600">
                <text:p>15160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6416">
                <text:p>96416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1116">
                <text:p>101116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8368">
                <text:p>148368</text:p>
              </table:table-cell>
              <table:table-cell office:value-type="float" office:value="8456">
                <text:p>84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1272">
                <text:p>131272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0236">
                <text:p>150236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6300">
                <text:p>116300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4324">
                <text:p>94324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7212">
                <text:p>137212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5072">
                <text:p>175072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9044">
                <text:p>169044</text:p>
              </table:table-cell>
              <table:table-cell office:value-type="float" office:value="7944">
                <text:p>79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6012">
                <text:p>146012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3584">
                <text:p>153584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5092">
                <text:p>145092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3468">
                <text:p>153468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3516">
                <text:p>143516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7504">
                <text:p>117504</text:p>
              </table:table-cell>
              <table:table-cell office:value-type="float" office:value="8988">
                <text:p>89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532">
                <text:p>101532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604">
                <text:p>171604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0156">
                <text:p>130156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4136">
                <text:p>114136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9396">
                <text:p>99396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6148">
                <text:p>166148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656">
                <text:p>111656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9524">
                <text:p>149524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1480">
                <text:p>171480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3708">
                <text:p>173708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9028">
                <text:p>149028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5448">
                <text:p>145448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9488">
                <text:p>10948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3792">
                <text:p>133792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600">
                <text:p>1646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7036">
                <text:p>147036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6648">
                <text:p>146648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6736">
                <text:p>136736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7976">
                <text:p>167976</text:p>
              </table:table-cell>
              <table:table-cell office:value-type="float" office:value="8424">
                <text:p>84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2828">
                <text:p>14282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2188">
                <text:p>172188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8788">
                <text:p>138788</text:p>
              </table:table-cell>
              <table:table-cell office:value-type="float" office:value="8132">
                <text:p>81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4520">
                <text:p>154520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3124">
                <text:p>123124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9508">
                <text:p>119508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2912">
                <text:p>13291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0648">
                <text:p>160648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8140">
                <text:p>13814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3648">
                <text:p>163648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1508">
                <text:p>121508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2112">
                <text:p>122112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0996">
                <text:p>110996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352">
                <text:p>145352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084">
                <text:p>140084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0160">
                <text:p>16016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132">
                <text:p>97132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2292">
                <text:p>152292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3164">
                <text:p>143164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0996">
                <text:p>110996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9712">
                <text:p>149712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3756">
                <text:p>123756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4740">
                <text:p>164740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212">
                <text:p>100212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9596">
                <text:p>159596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324">
                <text:p>164324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308">
                <text:p>99308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1992">
                <text:p>91992</text:p>
              </table:table-cell>
              <table:table-cell office:value-type="float" office:value="7736">
                <text:p>77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6788">
                <text:p>136788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5816">
                <text:p>105816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8372">
                <text:p>138372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3288">
                <text:p>11328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0524">
                <text:p>160524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8032">
                <text:p>158032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7988">
                <text:p>12798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4608">
                <text:p>104608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4280">
                <text:p>11428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9172">
                <text:p>169172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9968">
                <text:p>109968</text:p>
              </table:table-cell>
              <table:table-cell office:value-type="float" office:value="6352">
                <text:p>63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2.B1:Sheet2.B361 Sheet2.F1:Sheet2.F361" chart:data-source-has-labels="row" svg:x="0.32cm" svg:y="0.18cm" svg:width="10.081cm" svg:height="8.64cm">
          <chartooo:coordinate-region svg:x="1.047cm" svg:y="0.301cm" svg:width="9.35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61" chart:label-cell-address="Sheet2.B1:Sheet2.B1" chart:class="chart:line">
            <chart:data-point chart:repeated="360"/>
          </chart:series>
          <chart:series chart:style-name="ch7" chart:values-cell-range-address="Sheet2.F2:Sheet2.F361" chart:label-cell-address="Sheet2.F1:Sheet2.F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2.B1:Sheet2.B1</svg:desc>
                </draw:g>
              </table:table-cell>
              <table:table-cell office:value-type="string">
                <text:p>Pyasukp Internal Time (seconds)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2778">
                <text:p>0.0462778</text:p>
                <draw:g>
                  <svg:desc>Sheet2.B2:Sheet2.B361</svg:desc>
                </draw:g>
              </table:table-cell>
              <table:table-cell office:value-type="float" office:value="0.85">
                <text:p>0.85</text:p>
                <draw:g>
                  <svg:desc>Sheet2.F2:Sheet2.F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80966">
                <text:p>0.03809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0713">
                <text:p>0.0320713</text:p>
              </table:table-cell>
              <table:table-cell office:value-type="float" office:value="0.73333">
                <text:p>0.7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48367">
                <text:p>0.0448367</text:p>
              </table:table-cell>
              <table:table-cell office:value-type="float" office:value="0.71667">
                <text:p>0.71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3773">
                <text:p>0.03937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3317">
                <text:p>0.03331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4287">
                <text:p>0.027428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0548">
                <text:p>0.0320548</text:p>
              </table:table-cell>
              <table:table-cell office:value-type="float" office:value="0.46333">
                <text:p>0.46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32812">
                <text:p>0.0232812</text:p>
              </table:table-cell>
              <table:table-cell office:value-type="float" office:value="0.41667">
                <text:p>0.41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5581">
                <text:p>0.0415581</text:p>
              </table:table-cell>
              <table:table-cell office:value-type="float" office:value="0.40667">
                <text:p>0.40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75433">
                <text:p>0.0275433</text:p>
              </table:table-cell>
              <table:table-cell office:value-type="float" office:value="0.38667">
                <text:p>0.38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63603">
                <text:p>0.0463603</text:p>
              </table:table-cell>
              <table:table-cell office:value-type="float" office:value="0.36333">
                <text:p>0.36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9385">
                <text:p>0.0239385</text:p>
              </table:table-cell>
              <table:table-cell office:value-type="float" office:value="0.35333">
                <text:p>0.35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18858">
                <text:p>0.0318858</text:p>
              </table:table-cell>
              <table:table-cell office:value-type="float" office:value="0.32333">
                <text:p>0.32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09987">
                <text:p>0.0509987</text:p>
              </table:table-cell>
              <table:table-cell office:value-type="float" office:value="0.23667">
                <text:p>0.23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473">
                <text:p>0.3674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7058">
                <text:p>0.327058</text:p>
              </table:table-cell>
              <table:table-cell office:value-type="float" office:value="0.10333">
                <text:p>0.10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793">
                <text:p>0.307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1636">
                <text:p>1.41636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4986">
                <text:p>1.349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9008">
                <text:p>1.390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032">
                <text:p>1.2503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9815">
                <text:p>0.289815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773">
                <text:p>1.407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58973">
                <text:p>0.08589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06074">
                <text:p>0.0806074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1758">
                <text:p>0.121758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40652">
                <text:p>0.0840652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22977">
                <text:p>0.082297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9416">
                <text:p>0.229416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0559">
                <text:p>0.230559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8723">
                <text:p>0.3487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3974">
                <text:p>0.1139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0476">
                <text:p>1.104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4538">
                <text:p>0.3345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8728">
                <text:p>0.0838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23023">
                <text:p>0.08230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36">
                <text:p>0.23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1993">
                <text:p>0.2319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2802">
                <text:p>0.2328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7257">
                <text:p>0.28725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3254">
                <text:p>0.10325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18327">
                <text:p>0.031832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7144">
                <text:p>0.0271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45953">
                <text:p>0.024595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26604">
                <text:p>0.022660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89892">
                <text:p>0.028989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90052">
                <text:p>0.029005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15272">
                <text:p>0.031527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862">
                <text:p>0.0278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3685">
                <text:p>0.029368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94517">
                <text:p>0.029451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69046">
                <text:p>0.026904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07307">
                <text:p>0.030730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91644">
                <text:p>0.02916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53129">
                <text:p>0.02531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44365">
                <text:p>0.024436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33681">
                <text:p>0.0233681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7483">
                <text:p>0.08748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0829">
                <text:p>0.2308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6262">
                <text:p>0.2362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6273">
                <text:p>0.2262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61673">
                <text:p>0.08616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66484">
                <text:p>0.026648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98389">
                <text:p>0.029838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21069">
                <text:p>0.022106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39336">
                <text:p>0.023933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33022">
                <text:p>0.023302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7368">
                <text:p>1.17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263">
                <text:p>0.33226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1367">
                <text:p>0.028136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44633">
                <text:p>0.024463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01199">
                <text:p>0.03011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28028">
                <text:p>0.032802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31018">
                <text:p>0.0331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7018">
                <text:p>0.027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41099">
                <text:p>0.02410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13908">
                <text:p>0.03139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42245">
                <text:p>0.024224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36655">
                <text:p>0.023665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30937">
                <text:p>0.023093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41294">
                <text:p>0.0241294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10165">
                <text:p>0.021016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5822">
                <text:p>0.02582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79492">
                <text:p>0.017949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682">
                <text:p>0.0868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9589">
                <text:p>0.08958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59361">
                <text:p>0.0859361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29688">
                <text:p>0.22968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1446">
                <text:p>0.23144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09808">
                <text:p>0.03098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86678">
                <text:p>0.028667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93368">
                <text:p>0.0293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38038">
                <text:p>0.023803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76109">
                <text:p>0.027610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5094">
                <text:p>0.32509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30284">
                <text:p>0.03302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32766">
                <text:p>0.033276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95372">
                <text:p>0.02953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55871">
                <text:p>0.0255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58871">
                <text:p>0.0158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0265">
                <text:p>0.02302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17392">
                <text:p>0.02173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12579">
                <text:p>0.031257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67639">
                <text:p>0.02676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38062">
                <text:p>0.02380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03657">
                <text:p>0.02036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68771">
                <text:p>0.02687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23716">
                <text:p>0.02237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66729">
                <text:p>0.02667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92838">
                <text:p>0.029283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6254">
                <text:p>0.032625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1047">
                <text:p>0.03104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43395">
                <text:p>0.024339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20127">
                <text:p>0.022012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1826">
                <text:p>0.1118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31052">
                <text:p>0.3310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86243">
                <text:p>0.08862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86124">
                <text:p>0.048612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0102">
                <text:p>0.11010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82394">
                <text:p>0.098239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31799">
                <text:p>0.331799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41391">
                <text:p>0.34139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35418">
                <text:p>0.33541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60517">
                <text:p>0.0460517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5532">
                <text:p>0.037553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23931">
                <text:p>0.042393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41226">
                <text:p>0.0341226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78358">
                <text:p>0.087835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63175">
                <text:p>0.056317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34289">
                <text:p>0.093428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88254">
                <text:p>0.078825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844858">
                <text:p>0.08448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33201">
                <text:p>0.023320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81029">
                <text:p>0.028102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19558">
                <text:p>0.02195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36739">
                <text:p>0.023673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26768">
                <text:p>0.02267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52574">
                <text:p>0.02525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35932">
                <text:p>0.023593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41684">
                <text:p>0.024168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82127">
                <text:p>0.018212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25944">
                <text:p>0.022594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97263">
                <text:p>0.029726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73602">
                <text:p>0.02736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99956">
                <text:p>0.029995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89007">
                <text:p>0.028900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45616">
                <text:p>0.024561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88787">
                <text:p>0.038878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36814">
                <text:p>0.043681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22082">
                <text:p>0.042208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61228">
                <text:p>0.036122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10968">
                <text:p>0.03109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846925">
                <text:p>0.08469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860049">
                <text:p>0.08600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4202">
                <text:p>0.0842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77291">
                <text:p>0.027729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78826">
                <text:p>0.027882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235">
                <text:p>0.0223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24524">
                <text:p>0.022452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96174">
                <text:p>0.02961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30913">
                <text:p>0.02309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7302">
                <text:p>0.0173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83249">
                <text:p>0.01832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89161">
                <text:p>0.018916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86125">
                <text:p>0.01861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32683">
                <text:p>0.023268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46507">
                <text:p>0.05465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507871">
                <text:p>0.05078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26934">
                <text:p>0.08269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0199">
                <text:p>0.0201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37111">
                <text:p>0.02371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29377">
                <text:p>0.022937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1381">
                <text:p>0.0213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55342">
                <text:p>0.025534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41163">
                <text:p>0.02411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44912">
                <text:p>0.02449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29053">
                <text:p>0.02290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4348">
                <text:p>0.02643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47143">
                <text:p>0.02471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99164">
                <text:p>0.02991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36202">
                <text:p>0.02362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39323">
                <text:p>0.02393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83654">
                <text:p>0.02836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4962">
                <text:p>0.0249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82604">
                <text:p>0.01826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51644">
                <text:p>0.02516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92716">
                <text:p>0.01927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76462">
                <text:p>0.01764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11343">
                <text:p>0.02113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04312">
                <text:p>0.02043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71611">
                <text:p>0.01716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66629">
                <text:p>0.01666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68727">
                <text:p>0.01687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23413">
                <text:p>0.03234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54374">
                <text:p>0.02543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17829">
                <text:p>0.03178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3869">
                <text:p>0.0338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2931">
                <text:p>0.0829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04929">
                <text:p>0.08049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84073">
                <text:p>0.01840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6621">
                <text:p>0.0266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5465">
                <text:p>0.02054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00744">
                <text:p>0.03007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13469">
                <text:p>0.02134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20488">
                <text:p>0.02204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26651">
                <text:p>0.02266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06885">
                <text:p>0.02068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94223">
                <text:p>0.03942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15487">
                <text:p>0.041548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62">
                <text:p>0.336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91844">
                <text:p>0.019184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83679">
                <text:p>0.028367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33723">
                <text:p>0.02337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16405">
                <text:p>0.031640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19309">
                <text:p>0.021930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3603">
                <text:p>0.02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79767">
                <text:p>0.027976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36421">
                <text:p>0.083642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17914">
                <text:p>0.021791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13603">
                <text:p>0.031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67665">
                <text:p>0.026766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31612">
                <text:p>0.04316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4269">
                <text:p>0.0242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46488">
                <text:p>0.02464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91359">
                <text:p>0.019135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65471">
                <text:p>0.026547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90546">
                <text:p>0.029054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0305">
                <text:p>0.0303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01925">
                <text:p>0.030192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01569">
                <text:p>0.03015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90424">
                <text:p>0.029042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81041">
                <text:p>0.028104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9847">
                <text:p>0.0398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420197">
                <text:p>0.04201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43313">
                <text:p>0.02433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15139">
                <text:p>0.02151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12362">
                <text:p>0.02123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07765">
                <text:p>0.02077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128">
                <text:p>0.02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12575">
                <text:p>0.02125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8198">
                <text:p>0.018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14191">
                <text:p>0.02141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18755">
                <text:p>0.02187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01909">
                <text:p>0.02019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29805">
                <text:p>0.02298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07754">
                <text:p>0.02077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40864">
                <text:p>0.02408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47565">
                <text:p>0.02475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77631">
                <text:p>0.01776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76687">
                <text:p>0.02766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62053">
                <text:p>0.02620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47614">
                <text:p>0.0247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30012">
                <text:p>0.03300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12317">
                <text:p>0.03123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65801">
                <text:p>0.03658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72143">
                <text:p>0.03721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47662">
                <text:p>0.02476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35918">
                <text:p>0.02359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58247">
                <text:p>0.02582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34359">
                <text:p>0.02343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6871">
                <text:p>0.0268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45696">
                <text:p>0.02456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99995">
                <text:p>0.01999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831">
                <text:p>0.018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87349">
                <text:p>0.01873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29109">
                <text:p>0.02291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26886">
                <text:p>0.02268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84026">
                <text:p>0.01840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790439">
                <text:p>0.079043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60405">
                <text:p>0.026040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91876">
                <text:p>0.01918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00416">
                <text:p>0.02004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37783">
                <text:p>0.02377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86074">
                <text:p>0.01860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90611">
                <text:p>0.029061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3146">
                <text:p>0.0231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20367">
                <text:p>0.022036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02863">
                <text:p>0.02028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91746">
                <text:p>0.01917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21968">
                <text:p>0.02219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84618">
                <text:p>0.01846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42333">
                <text:p>0.024233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22846">
                <text:p>0.02228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57277">
                <text:p>0.01572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60344">
                <text:p>0.01603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2034">
                <text:p>0.02203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98375">
                <text:p>0.019837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22028">
                <text:p>0.02220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74887">
                <text:p>0.017488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80828">
                <text:p>0.02808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32052">
                <text:p>0.033205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77202">
                <text:p>0.02772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72649">
                <text:p>0.027264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45665">
                <text:p>0.02456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55224">
                <text:p>0.02552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66761">
                <text:p>0.02667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32337">
                <text:p>0.023233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258">
                <text:p>0.0225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8922">
                <text:p>0.01892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65485">
                <text:p>0.016548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30868">
                <text:p>0.04308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16675">
                <text:p>0.04166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98801">
                <text:p>0.019880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90188">
                <text:p>0.019018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62522">
                <text:p>0.02625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9481">
                <text:p>0.0194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46233">
                <text:p>0.02462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73641">
                <text:p>0.027364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75352">
                <text:p>0.027535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23422">
                <text:p>0.02234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22537">
                <text:p>0.02225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78406">
                <text:p>0.01784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04005">
                <text:p>0.02040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42151">
                <text:p>0.024215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22279">
                <text:p>0.022227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23309">
                <text:p>0.022330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23889">
                <text:p>0.022388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57957">
                <text:p>0.0257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63876">
                <text:p>0.026387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69187">
                <text:p>0.026918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28674">
                <text:p>0.022867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43272">
                <text:p>0.024327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10403">
                <text:p>0.021040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09638">
                <text:p>0.020963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24957">
                <text:p>0.0224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57186">
                <text:p>0.02571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44006">
                <text:p>0.02440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72455">
                <text:p>0.027245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79415">
                <text:p>0.01794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81875">
                <text:p>0.01818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73305">
                <text:p>0.01733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18329">
                <text:p>0.02183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03214">
                <text:p>0.020321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25668">
                <text:p>0.02256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48632">
                <text:p>0.014863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15837">
                <text:p>0.02158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07744">
                <text:p>0.0207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77033">
                <text:p>0.01770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05065">
                <text:p>0.03050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08497">
                <text:p>0.020849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63381">
                <text:p>0.02633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76706">
                <text:p>0.01767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51766">
                <text:p>0.025176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59204">
                <text:p>0.02592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7998">
                <text:p>0.0179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48439">
                <text:p>0.01484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31306">
                <text:p>0.02313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78629">
                <text:p>0.01786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07915">
                <text:p>0.02079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77735">
                <text:p>0.017773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35894">
                <text:p>0.023589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34744">
                <text:p>0.0234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98139">
                <text:p>0.01981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67247">
                <text:p>0.016724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68719">
                <text:p>0.016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69921">
                <text:p>0.0269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70993">
                <text:p>0.01709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562cm" svg:y="3.753cm" style:legend-expansion="high" chart:style-name="ch2"/>
        <chart:plot-area chart:style-name="ch3" table:cell-range-address="Sheet2.C1:Sheet2.C361 Sheet2.G1:Sheet2.G361" chart:data-source-has-labels="row" svg:x="0.32cm" svg:y="0.18cm" svg:width="9.922cm" svg:height="8.64cm">
          <chartooo:coordinate-region svg:x="1.047cm" svg:y="0.301cm" svg:width="9.19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361" chart:label-cell-address="Sheet2.C1:Sheet2.C1" chart:class="chart:line">
            <chart:data-point chart:repeated="360"/>
          </chart:series>
          <chart:series chart:style-name="ch7" chart:values-cell-range-address="Sheet2.G2:Sheet2.G361" chart:label-cell-address="Sheet2.G1:Sheet2.G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External Time (seconds)</text:p>
                <draw:g>
                  <svg:desc>Sheet2.C1:Sheet2.C1</svg:desc>
                </draw:g>
              </table:table-cell>
              <table:table-cell office:value-type="string">
                <text:p>Pyasukp External Time (seconds)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2.C2:Sheet2.C361</svg:desc>
                </draw:g>
              </table:table-cell>
              <table:table-cell office:value-type="float" office:value="0.86">
                <text:p>0.86</text:p>
                <draw:g>
                  <svg:desc>Sheet2.G2:Sheet2.G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">
                <text:p>0.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">
                <text:p>0.5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">
                <text:p>0.5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3">
                <text:p>1.7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">
                <text:p>1.6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">
                <text:p>1.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5">
                <text:p>1.5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">
                <text:p>0.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2">
                <text:p>1.7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">
                <text:p>0.2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">
                <text:p>0.4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6">
                <text:p>0.6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">
                <text:p>1.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">
                <text:p>0.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">
                <text:p>0.5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">
                <text:p>0.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">
                <text:p>0.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">
                <text:p>0.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">
                <text:p>0.3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7">
                <text:p>0.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">
                <text:p>0.4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">
                <text:p>0.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3">
                <text:p>1.4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">
                <text:p>0.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">
                <text:p>0.3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">
                <text:p>0.3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">
                <text:p>0.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">
                <text:p>0.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1">
                <text:p>0.6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">
                <text:p>0.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8">
                <text:p>0.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9">
                <text:p>0.2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">
                <text:p>0.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">
                <text:p>0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1">
                <text:p>0.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2">
                <text:p>0.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">
                <text:p>0.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">
                <text:p>0.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">
                <text:p>0.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">
                <text:p>0.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3">
                <text:p>0.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">
                <text:p>0.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">
                <text:p>0.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7">
                <text:p>0.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3">
                <text:p>0.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74cm" svg:y="3.753cm" style:legend-expansion="high" chart:style-name="ch2"/>
        <chart:plot-area chart:style-name="ch3" table:cell-range-address="Sheet2.D1:Sheet2.D361 Sheet2.H1:Sheet2.H361" chart:data-source-has-labels="row" svg:x="0.32cm" svg:y="0.18cm" svg:width="10.134cm" svg:height="8.64cm">
          <chartooo:coordinate-region svg:x="1.682cm" svg:y="0.301cm" svg:width="8.77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361" chart:label-cell-address="Sheet2.D1:Sheet2.D1" chart:class="chart:line">
            <chart:data-point chart:repeated="360"/>
          </chart:series>
          <chart:series chart:style-name="ch7" chart:values-cell-range-address="Sheet2.H2:Sheet2.H361" chart:label-cell-address="Sheet2.H1:Sheet2.H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Sheet2.D1:Sheet2.D1</svg:desc>
                </draw:g>
              </table:table-cell>
              <table:table-cell office:value-type="string">
                <text:p>Pyasukp Max Memory Use (Kb)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0676">
                <text:p>170676</text:p>
                <draw:g>
                  <svg:desc>Sheet2.D2:Sheet2.D361</svg:desc>
                </draw:g>
              </table:table-cell>
              <table:table-cell office:value-type="float" office:value="17680">
                <text:p>17680</text:p>
                <draw:g>
                  <svg:desc>Sheet2.H2:Sheet2.H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228">
                <text:p>97228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844">
                <text:p>151844</text:p>
              </table:table-cell>
              <table:table-cell office:value-type="float" office:value="12372">
                <text:p>12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308">
                <text:p>153308</text:p>
              </table:table-cell>
              <table:table-cell office:value-type="float" office:value="17356">
                <text:p>17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008">
                <text:p>129008</text:p>
              </table:table-cell>
              <table:table-cell office:value-type="float" office:value="9196">
                <text:p>9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532">
                <text:p>163532</text:p>
              </table:table-cell>
              <table:table-cell office:value-type="float" office:value="11488">
                <text:p>11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852">
                <text:p>89852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780">
                <text:p>165780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332">
                <text:p>97332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208">
                <text:p>152208</text:p>
              </table:table-cell>
              <table:table-cell office:value-type="float" office:value="9284">
                <text:p>9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320">
                <text:p>132320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1020">
                <text:p>17102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356">
                <text:p>111356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556">
                <text:p>159556</text:p>
              </table:table-cell>
              <table:table-cell office:value-type="float" office:value="10688">
                <text:p>10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328">
                <text:p>144328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160">
                <text:p>141160</text:p>
              </table:table-cell>
              <table:table-cell office:value-type="float" office:value="21076">
                <text:p>21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612">
                <text:p>104612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016">
                <text:p>169016</text:p>
              </table:table-cell>
              <table:table-cell office:value-type="float" office:value="21212">
                <text:p>21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324">
                <text:p>112324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780">
                <text:p>104780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928">
                <text:p>959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348">
                <text:p>105348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900">
                <text:p>108900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868">
                <text:p>89868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564">
                <text:p>162564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348">
                <text:p>10234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072">
                <text:p>153072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4272">
                <text:p>124272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4984">
                <text:p>12498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272">
                <text:p>121272</text:p>
              </table:table-cell>
              <table:table-cell office:value-type="float" office:value="21692">
                <text:p>21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860">
                <text:p>90860</text:p>
              </table:table-cell>
              <table:table-cell office:value-type="float" office:value="20544">
                <text:p>205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868">
                <text:p>108868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7568">
                <text:p>137568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104">
                <text:p>116104</text:p>
              </table:table-cell>
              <table:table-cell office:value-type="float" office:value="21780">
                <text:p>217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16">
                <text:p>101316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116">
                <text:p>146116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556">
                <text:p>11355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016">
                <text:p>1400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6440">
                <text:p>126440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256">
                <text:p>148256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140">
                <text:p>111140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412">
                <text:p>120412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596">
                <text:p>15459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724">
                <text:p>1207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40">
                <text:p>100040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724">
                <text:p>118724</text:p>
              </table:table-cell>
              <table:table-cell office:value-type="float" office:value="12604">
                <text:p>126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180">
                <text:p>142180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7308">
                <text:p>12730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192">
                <text:p>153192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908">
                <text:p>119908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6324">
                <text:p>136324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4764">
                <text:p>13476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5580">
                <text:p>14558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712">
                <text:p>134712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244">
                <text:p>171244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516">
                <text:p>1555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272">
                <text:p>124272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6016">
                <text:p>12601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320">
                <text:p>140320</text:p>
              </table:table-cell>
              <table:table-cell office:value-type="float" office:value="20508">
                <text:p>20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676">
                <text:p>163676</text:p>
              </table:table-cell>
              <table:table-cell office:value-type="float" office:value="21880">
                <text:p>218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476">
                <text:p>133476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6932">
                <text:p>15693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228">
                <text:p>10822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564">
                <text:p>147564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712">
                <text:p>13071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6352">
                <text:p>136352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9448">
                <text:p>109448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484">
                <text:p>125484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1032">
                <text:p>12103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444">
                <text:p>139444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656">
                <text:p>94656</text:p>
              </table:table-cell>
              <table:table-cell office:value-type="float" office:value="12568">
                <text:p>125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7116">
                <text:p>1271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020">
                <text:p>136020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708">
                <text:p>101708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624">
                <text:p>147624</text:p>
              </table:table-cell>
              <table:table-cell office:value-type="float" office:value="20428">
                <text:p>204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968">
                <text:p>144968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4728">
                <text:p>1747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3136">
                <text:p>143136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224">
                <text:p>1102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668">
                <text:p>17566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588">
                <text:p>11458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1644">
                <text:p>13164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8104">
                <text:p>128104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3252">
                <text:p>14325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960">
                <text:p>117960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3040">
                <text:p>153040</text:p>
              </table:table-cell>
              <table:table-cell office:value-type="float" office:value="20560">
                <text:p>205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136">
                <text:p>92136</text:p>
              </table:table-cell>
              <table:table-cell office:value-type="float" office:value="20540">
                <text:p>205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5888">
                <text:p>14588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500">
                <text:p>162500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2456">
                <text:p>13245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352">
                <text:p>114352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832">
                <text:p>148832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8944">
                <text:p>15894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836">
                <text:p>14483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160">
                <text:p>1471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896">
                <text:p>108896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316">
                <text:p>149316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1936">
                <text:p>151936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1244">
                <text:p>17124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5600">
                <text:p>175600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0964">
                <text:p>13096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260">
                <text:p>992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7040">
                <text:p>97040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1688">
                <text:p>131688</text:p>
              </table:table-cell>
              <table:table-cell office:value-type="float" office:value="20432">
                <text:p>204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2936">
                <text:p>122936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0040">
                <text:p>160040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768">
                <text:p>12676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168">
                <text:p>108168</text:p>
              </table:table-cell>
              <table:table-cell office:value-type="float" office:value="21876">
                <text:p>218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260">
                <text:p>99260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288">
                <text:p>144288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524">
                <text:p>11052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5756">
                <text:p>145756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3348">
                <text:p>14334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556">
                <text:p>16955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512">
                <text:p>166512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8016">
                <text:p>1280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620">
                <text:p>10462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536">
                <text:p>17053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1420">
                <text:p>914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728">
                <text:p>157728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300">
                <text:p>111300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2248">
                <text:p>112248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168">
                <text:p>140168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8764">
                <text:p>148764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8904">
                <text:p>108904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9516">
                <text:p>119516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9296">
                <text:p>16929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672">
                <text:p>98672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648">
                <text:p>144648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1400">
                <text:p>141400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1260">
                <text:p>1612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3288">
                <text:p>163288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3748">
                <text:p>113748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036">
                <text:p>112036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1660">
                <text:p>161660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9092">
                <text:p>119092</text:p>
              </table:table-cell>
              <table:table-cell office:value-type="float" office:value="11984">
                <text:p>119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756">
                <text:p>157756</text:p>
              </table:table-cell>
              <table:table-cell office:value-type="float" office:value="12016">
                <text:p>120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9208">
                <text:p>109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8184">
                <text:p>118184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6520">
                <text:p>11652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352">
                <text:p>14135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060">
                <text:p>140060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8292">
                <text:p>128292</text:p>
              </table:table-cell>
              <table:table-cell office:value-type="float" office:value="11988">
                <text:p>11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216">
                <text:p>9721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3400">
                <text:p>1334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1588">
                <text:p>17158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3376">
                <text:p>153376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496">
                <text:p>174496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7048">
                <text:p>137048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552">
                <text:p>100552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212">
                <text:p>114212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436">
                <text:p>15243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6580">
                <text:p>126580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1560">
                <text:p>161560</text:p>
              </table:table-cell>
              <table:table-cell office:value-type="float" office:value="8556">
                <text:p>85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1556">
                <text:p>111556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9580">
                <text:p>13958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6452">
                <text:p>13645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9624">
                <text:p>13962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600">
                <text:p>1496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248">
                <text:p>15724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1008">
                <text:p>11100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9972">
                <text:p>10997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9260">
                <text:p>159260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7784">
                <text:p>1377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064">
                <text:p>9206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500">
                <text:p>102500</text:p>
              </table:table-cell>
              <table:table-cell office:value-type="float" office:value="11896">
                <text:p>118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9964">
                <text:p>119964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8488">
                <text:p>1184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6268">
                <text:p>15626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1556">
                <text:p>161556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0208">
                <text:p>150208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1536">
                <text:p>111536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7544">
                <text:p>107544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4132">
                <text:p>124132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7840">
                <text:p>117840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5208">
                <text:p>105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8760">
                <text:p>13876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2976">
                <text:p>142976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4184">
                <text:p>144184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4484">
                <text:p>134484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4172">
                <text:p>14417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0196">
                <text:p>13019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4844">
                <text:p>174844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016">
                <text:p>124016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9072">
                <text:p>129072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8840">
                <text:p>15884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0520">
                <text:p>1405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5072">
                <text:p>105072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1976">
                <text:p>161976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344">
                <text:p>1183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076">
                <text:p>99076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1432">
                <text:p>12143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2544">
                <text:p>1225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992">
                <text:p>10199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988">
                <text:p>919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04">
                <text:p>97504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8192">
                <text:p>168192</text:p>
              </table:table-cell>
              <table:table-cell office:value-type="float" office:value="7852">
                <text:p>78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492">
                <text:p>97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824">
                <text:p>121824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076">
                <text:p>147076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812">
                <text:p>14081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692">
                <text:p>98692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5544">
                <text:p>105544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5560">
                <text:p>1455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9928">
                <text:p>999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7096">
                <text:p>157096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2184">
                <text:p>1421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0140">
                <text:p>140140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6632">
                <text:p>15663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6228">
                <text:p>1362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6096">
                <text:p>106096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6344">
                <text:p>116344</text:p>
              </table:table-cell>
              <table:table-cell office:value-type="float" office:value="8472">
                <text:p>84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7332">
                <text:p>11733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864">
                <text:p>10686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3488">
                <text:p>163488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4940">
                <text:p>15494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3512">
                <text:p>163512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5636">
                <text:p>95636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6932">
                <text:p>116932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8652">
                <text:p>148652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6984">
                <text:p>136984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1624">
                <text:p>121624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5508">
                <text:p>175508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512">
                <text:p>14551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2756">
                <text:p>132756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5152">
                <text:p>145152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5696">
                <text:p>155696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2340">
                <text:p>12234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2700">
                <text:p>162700</text:p>
              </table:table-cell>
              <table:table-cell office:value-type="float" office:value="12068">
                <text:p>120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3220">
                <text:p>143220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668">
                <text:p>149668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5672">
                <text:p>155672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1532">
                <text:p>161532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2364">
                <text:p>152364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5492">
                <text:p>145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3948">
                <text:p>11394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0036">
                <text:p>130036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9796">
                <text:p>139796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4732">
                <text:p>114732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6484">
                <text:p>116484</text:p>
              </table:table-cell>
              <table:table-cell office:value-type="float" office:value="7940">
                <text:p>79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880">
                <text:p>11488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8292">
                <text:p>118292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2604">
                <text:p>122604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0816">
                <text:p>110816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5288">
                <text:p>135288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7732">
                <text:p>137732</text:p>
              </table:table-cell>
              <table:table-cell office:value-type="float" office:value="8932">
                <text:p>89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8524">
                <text:p>118524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8504">
                <text:p>148504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3396">
                <text:p>133396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204">
                <text:p>157204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3604">
                <text:p>163604</text:p>
              </table:table-cell>
              <table:table-cell office:value-type="float" office:value="9244">
                <text:p>92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4060">
                <text:p>104060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2428">
                <text:p>172428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3376">
                <text:p>163376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632">
                <text:p>99632</text:p>
              </table:table-cell>
              <table:table-cell office:value-type="float" office:value="9044">
                <text:p>90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7312">
                <text:p>1673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4112">
                <text:p>1541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1000">
                <text:p>161000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0396">
                <text:p>160396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6336">
                <text:p>156336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5620">
                <text:p>135620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4204">
                <text:p>144204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160">
                <text:p>131160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796">
                <text:p>143796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3268">
                <text:p>14326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4244">
                <text:p>124244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3192">
                <text:p>113192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4476">
                <text:p>114476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8504">
                <text:p>148504</text:p>
              </table:table-cell>
              <table:table-cell office:value-type="float" office:value="8824">
                <text:p>88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8548">
                <text:p>148548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1004">
                <text:p>111004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9476">
                <text:p>139476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704">
                <text:p>150704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3440">
                <text:p>103440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9856">
                <text:p>109856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1960">
                <text:p>151960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3376">
                <text:p>113376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3536">
                <text:p>173536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2780">
                <text:p>132780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4504">
                <text:p>124504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9208">
                <text:p>109208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3388">
                <text:p>103388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4544">
                <text:p>124544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460">
                <text:p>12346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3580">
                <text:p>163580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1600">
                <text:p>15160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6416">
                <text:p>96416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116">
                <text:p>101116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8368">
                <text:p>148368</text:p>
              </table:table-cell>
              <table:table-cell office:value-type="float" office:value="8456">
                <text:p>84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1272">
                <text:p>131272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0236">
                <text:p>150236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6300">
                <text:p>116300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4324">
                <text:p>94324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7212">
                <text:p>137212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5072">
                <text:p>175072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9044">
                <text:p>169044</text:p>
              </table:table-cell>
              <table:table-cell office:value-type="float" office:value="7944">
                <text:p>79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012">
                <text:p>146012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3584">
                <text:p>153584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5092">
                <text:p>145092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3468">
                <text:p>153468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3516">
                <text:p>143516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7504">
                <text:p>117504</text:p>
              </table:table-cell>
              <table:table-cell office:value-type="float" office:value="8988">
                <text:p>89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1532">
                <text:p>101532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1604">
                <text:p>171604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0156">
                <text:p>130156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4136">
                <text:p>114136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9396">
                <text:p>99396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6148">
                <text:p>166148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1656">
                <text:p>111656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9524">
                <text:p>149524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1480">
                <text:p>171480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3708">
                <text:p>173708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9028">
                <text:p>149028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5448">
                <text:p>145448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9488">
                <text:p>10948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3792">
                <text:p>133792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4600">
                <text:p>1646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7036">
                <text:p>147036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648">
                <text:p>146648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6736">
                <text:p>136736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7976">
                <text:p>167976</text:p>
              </table:table-cell>
              <table:table-cell office:value-type="float" office:value="8424">
                <text:p>84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2828">
                <text:p>14282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2188">
                <text:p>172188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8788">
                <text:p>138788</text:p>
              </table:table-cell>
              <table:table-cell office:value-type="float" office:value="8132">
                <text:p>81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4520">
                <text:p>154520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3124">
                <text:p>123124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9508">
                <text:p>119508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2912">
                <text:p>13291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0648">
                <text:p>160648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8140">
                <text:p>13814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648">
                <text:p>163648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1508">
                <text:p>121508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2112">
                <text:p>122112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996">
                <text:p>110996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5352">
                <text:p>145352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0084">
                <text:p>140084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0160">
                <text:p>16016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7132">
                <text:p>97132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2292">
                <text:p>152292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3164">
                <text:p>143164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0996">
                <text:p>110996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9712">
                <text:p>149712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3756">
                <text:p>123756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4740">
                <text:p>164740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212">
                <text:p>100212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9596">
                <text:p>159596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4324">
                <text:p>164324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9308">
                <text:p>99308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1992">
                <text:p>91992</text:p>
              </table:table-cell>
              <table:table-cell office:value-type="float" office:value="7736">
                <text:p>77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6788">
                <text:p>136788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5816">
                <text:p>105816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8372">
                <text:p>138372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3288">
                <text:p>11328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0524">
                <text:p>160524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8032">
                <text:p>158032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7988">
                <text:p>12798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4608">
                <text:p>104608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4280">
                <text:p>11428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9172">
                <text:p>169172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9968">
                <text:p>109968</text:p>
              </table:table-cell>
              <table:table-cell office:value-type="float" office:value="6352">
                <text:p>63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